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6043in"/>
    </style:style>
    <style:style style:name="co3" style:family="table-column">
      <style:table-column-properties fo:break-before="auto" style:column-width="0.5165in"/>
    </style:style>
    <style:style style:name="co4" style:family="table-column">
      <style:table-column-properties fo:break-before="auto" style:column-width="1.0626in"/>
    </style:style>
    <style:style style:name="co5" style:family="table-column">
      <style:table-column-properties fo:break-before="auto" style:column-width="1.218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 style:data-style-name="N99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2"/>
        <table:table-column table:style-name="co6" table:number-columns-repeated="3" table:default-cell-style-name="ce2"/>
        <table:table-column table:style-name="co6" table:default-cell-style-name="Default"/>
        <table:table-row table:style-name="ro1">
          <table:table-cell office:value-type="string" calcext:value-type="string">
            <text:p>Predicted</text:p>
          </table:table-cell>
          <table:table-cell office:value-type="string" calcext:value-type="string">
            <text:p>CLASS </text:p>
          </table:table-cell>
          <table:table-cell office:value-type="string" calcext:value-type="string">
            <text:p>Actual</text:p>
          </table:table-cell>
          <table:table-cell table:style-name="Default" office:value-type="string" calcext:value-type="string">
            <text:p>Detected FIRE</text:p>
          </table:table-cell>
          <table:table-cell table:style-name="Default" office:value-type="string" calcext:value-type="string">
            <text:p>Detected FIRE-R</text:p>
          </table:table-cell>
          <table:table-cell table:number-columns-repeated="2" table:style-name="Default" office:value-type="string" calcext:value-type="string">
            <text:p>Detected</text:p>
          </table:table-cell>
          <table:table-cell table:style-name="Default" office:value-type="string" calcext:value-type="string">
            <text:p>TP FIRE</text:p>
          </table:table-cell>
          <table:table-cell office:value-type="string" calcext:value-type="string">
            <text:p>TP FIRE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2]=1;&quot;FIRE&quot;)" office:value-type="string" office:string-value="FIRE" calcext:value-type="string">
            <text:p>FIRE</text:p>
          </table:table-cell>
          <table:table-cell table:formula="of:=IF([.C2]=0;&quot;FIRE-R&quot;)" office:value-type="boolean" office:boolean-value="false" calcext:value-type="boolean">
            <text:p>FALSE</text:p>
          </table:table-cell>
          <table:table-cell table:formula="of:=IF([.C2]=1;&quot;FIRE&quot;;&quot;FIRE-R&quot;)" office:value-type="string" office:string-value="FIRE" calcext:value-type="string">
            <text:p>FIRE</text:p>
          </table:table-cell>
          <table:table-cell table:formula="of:=IF([.C2]=1;&quot;4&quot;;&quot;5&quot;)" office:value-type="string" office:string-value="4" calcext:value-type="string">
            <text:p>4</text:p>
          </table:table-cell>
          <table:table-cell table:formula="of:=IF([.A2]=[.D2])" office:value-type="boolean" office:boolean-value="true" calcext:value-type="boolean">
            <text:p>TRUE</text:p>
          </table:table-cell>
          <table:table-cell table:formula="of:=N([.H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3]=1;&quot;FIRE&quot;)" office:value-type="string" office:string-value="FIRE" calcext:value-type="string">
            <text:p>FIRE</text:p>
          </table:table-cell>
          <table:table-cell table:formula="of:=IF([.C3]=0;&quot;FIRE-R&quot;)" office:value-type="boolean" office:boolean-value="false" calcext:value-type="boolean">
            <text:p>FALSE</text:p>
          </table:table-cell>
          <table:table-cell table:formula="of:=IF([.C3]=1;&quot;FIRE&quot;;&quot;FIRE-R&quot;)" office:value-type="string" office:string-value="FIRE" calcext:value-type="string">
            <text:p>FIRE</text:p>
          </table:table-cell>
          <table:table-cell table:formula="of:=IF([.C3]=1;&quot;4&quot;;&quot;5&quot;)" office:value-type="string" office:string-value="4" calcext:value-type="string">
            <text:p>4</text:p>
          </table:table-cell>
          <table:table-cell table:formula="of:=IF([.A3]=[.D3])" office:value-type="boolean" office:boolean-value="true" calcext:value-type="boolean">
            <text:p>TRUE</text:p>
          </table:table-cell>
          <table:table-cell table:formula="of:=N([.H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4]=1;&quot;FIRE&quot;)" office:value-type="string" office:string-value="FIRE" calcext:value-type="string">
            <text:p>FIRE</text:p>
          </table:table-cell>
          <table:table-cell table:formula="of:=IF([.C4]=0;&quot;FIRE-R&quot;)" office:value-type="boolean" office:boolean-value="false" calcext:value-type="boolean">
            <text:p>FALSE</text:p>
          </table:table-cell>
          <table:table-cell table:formula="of:=IF([.C4]=1;&quot;FIRE&quot;;&quot;FIRE-R&quot;)" office:value-type="string" office:string-value="FIRE" calcext:value-type="string">
            <text:p>FIRE</text:p>
          </table:table-cell>
          <table:table-cell table:formula="of:=IF([.C4]=1;&quot;4&quot;;&quot;5&quot;)" office:value-type="string" office:string-value="4" calcext:value-type="string">
            <text:p>4</text:p>
          </table:table-cell>
          <table:table-cell table:formula="of:=IF([.A4]=[.D4])" office:value-type="boolean" office:boolean-value="true" calcext:value-type="boolean">
            <text:p>TRUE</text:p>
          </table:table-cell>
          <table:table-cell table:formula="of:=N([.H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5]=1;&quot;FIRE&quot;)" office:value-type="string" office:string-value="FIRE" calcext:value-type="string">
            <text:p>FIRE</text:p>
          </table:table-cell>
          <table:table-cell table:formula="of:=IF([.C5]=0;&quot;FIRE-R&quot;)" office:value-type="boolean" office:boolean-value="false" calcext:value-type="boolean">
            <text:p>FALSE</text:p>
          </table:table-cell>
          <table:table-cell table:formula="of:=IF([.C5]=1;&quot;FIRE&quot;;&quot;FIRE-R&quot;)" office:value-type="string" office:string-value="FIRE" calcext:value-type="string">
            <text:p>FIRE</text:p>
          </table:table-cell>
          <table:table-cell table:formula="of:=IF([.C5]=1;&quot;4&quot;;&quot;5&quot;)" office:value-type="string" office:string-value="4" calcext:value-type="string">
            <text:p>4</text:p>
          </table:table-cell>
          <table:table-cell table:formula="of:=IF([.A5]=[.D5])" office:value-type="boolean" office:boolean-value="true" calcext:value-type="boolean">
            <text:p>TRUE</text:p>
          </table:table-cell>
          <table:table-cell table:formula="of:=N([.H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6]=1;&quot;FIRE&quot;)" office:value-type="string" office:string-value="FIRE" calcext:value-type="string">
            <text:p>FIRE</text:p>
          </table:table-cell>
          <table:table-cell table:formula="of:=IF([.C6]=0;&quot;FIRE-R&quot;)" office:value-type="boolean" office:boolean-value="false" calcext:value-type="boolean">
            <text:p>FALSE</text:p>
          </table:table-cell>
          <table:table-cell table:formula="of:=IF([.C6]=1;&quot;FIRE&quot;;&quot;FIRE-R&quot;)" office:value-type="string" office:string-value="FIRE" calcext:value-type="string">
            <text:p>FIRE</text:p>
          </table:table-cell>
          <table:table-cell table:formula="of:=IF([.C6]=1;&quot;4&quot;;&quot;5&quot;)" office:value-type="string" office:string-value="4" calcext:value-type="string">
            <text:p>4</text:p>
          </table:table-cell>
          <table:table-cell table:formula="of:=IF([.A6]=[.D6])" office:value-type="boolean" office:boolean-value="true" calcext:value-type="boolean">
            <text:p>TRUE</text:p>
          </table:table-cell>
          <table:table-cell table:formula="of:=N([.H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7]=1;&quot;FIRE&quot;)" office:value-type="string" office:string-value="FIRE" calcext:value-type="string">
            <text:p>FIRE</text:p>
          </table:table-cell>
          <table:table-cell table:formula="of:=IF([.C7]=0;&quot;FIRE-R&quot;)" office:value-type="boolean" office:boolean-value="false" calcext:value-type="boolean">
            <text:p>FALSE</text:p>
          </table:table-cell>
          <table:table-cell table:formula="of:=IF([.C7]=1;&quot;FIRE&quot;;&quot;FIRE-R&quot;)" office:value-type="string" office:string-value="FIRE" calcext:value-type="string">
            <text:p>FIRE</text:p>
          </table:table-cell>
          <table:table-cell table:formula="of:=IF([.C7]=1;&quot;4&quot;;&quot;5&quot;)" office:value-type="string" office:string-value="4" calcext:value-type="string">
            <text:p>4</text:p>
          </table:table-cell>
          <table:table-cell table:formula="of:=IF([.A7]=[.D7])" office:value-type="boolean" office:boolean-value="true" calcext:value-type="boolean">
            <text:p>TRUE</text:p>
          </table:table-cell>
          <table:table-cell table:formula="of:=N([.H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8]=1;&quot;FIRE&quot;)" office:value-type="string" office:string-value="FIRE" calcext:value-type="string">
            <text:p>FIRE</text:p>
          </table:table-cell>
          <table:table-cell table:formula="of:=IF([.C8]=0;&quot;FIRE-R&quot;)" office:value-type="boolean" office:boolean-value="false" calcext:value-type="boolean">
            <text:p>FALSE</text:p>
          </table:table-cell>
          <table:table-cell table:formula="of:=IF([.C8]=1;&quot;FIRE&quot;;&quot;FIRE-R&quot;)" office:value-type="string" office:string-value="FIRE" calcext:value-type="string">
            <text:p>FIRE</text:p>
          </table:table-cell>
          <table:table-cell table:formula="of:=IF([.C8]=1;&quot;4&quot;;&quot;5&quot;)" office:value-type="string" office:string-value="4" calcext:value-type="string">
            <text:p>4</text:p>
          </table:table-cell>
          <table:table-cell table:formula="of:=IF([.A8]=[.D8])" office:value-type="boolean" office:boolean-value="true" calcext:value-type="boolean">
            <text:p>TRUE</text:p>
          </table:table-cell>
          <table:table-cell table:formula="of:=N([.H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9]=1;&quot;FIRE&quot;)" office:value-type="string" office:string-value="FIRE" calcext:value-type="string">
            <text:p>FIRE</text:p>
          </table:table-cell>
          <table:table-cell table:formula="of:=IF([.C9]=0;&quot;FIRE-R&quot;)" office:value-type="boolean" office:boolean-value="false" calcext:value-type="boolean">
            <text:p>FALSE</text:p>
          </table:table-cell>
          <table:table-cell table:formula="of:=IF([.C9]=1;&quot;FIRE&quot;;&quot;FIRE-R&quot;)" office:value-type="string" office:string-value="FIRE" calcext:value-type="string">
            <text:p>FIRE</text:p>
          </table:table-cell>
          <table:table-cell table:formula="of:=IF([.C9]=1;&quot;4&quot;;&quot;5&quot;)" office:value-type="string" office:string-value="4" calcext:value-type="string">
            <text:p>4</text:p>
          </table:table-cell>
          <table:table-cell table:formula="of:=IF([.A9]=[.D9])" office:value-type="boolean" office:boolean-value="true" calcext:value-type="boolean">
            <text:p>TRUE</text:p>
          </table:table-cell>
          <table:table-cell table:formula="of:=N([.H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0]=1;&quot;FIRE&quot;)" office:value-type="string" office:string-value="FIRE" calcext:value-type="string">
            <text:p>FIRE</text:p>
          </table:table-cell>
          <table:table-cell table:formula="of:=IF([.C10]=0;&quot;FIRE-R&quot;)" office:value-type="boolean" office:boolean-value="false" calcext:value-type="boolean">
            <text:p>FALSE</text:p>
          </table:table-cell>
          <table:table-cell table:formula="of:=IF([.C10]=1;&quot;FIRE&quot;;&quot;FIRE-R&quot;)" office:value-type="string" office:string-value="FIRE" calcext:value-type="string">
            <text:p>FIRE</text:p>
          </table:table-cell>
          <table:table-cell table:formula="of:=IF([.C10]=1;&quot;4&quot;;&quot;5&quot;)" office:value-type="string" office:string-value="4" calcext:value-type="string">
            <text:p>4</text:p>
          </table:table-cell>
          <table:table-cell table:formula="of:=IF([.A10]=[.D10])" office:value-type="boolean" office:boolean-value="true" calcext:value-type="boolean">
            <text:p>TRUE</text:p>
          </table:table-cell>
          <table:table-cell table:formula="of:=N([.H1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1]=1;&quot;FIRE&quot;)" office:value-type="string" office:string-value="FIRE" calcext:value-type="string">
            <text:p>FIRE</text:p>
          </table:table-cell>
          <table:table-cell table:formula="of:=IF([.C11]=0;&quot;FIRE-R&quot;)" office:value-type="boolean" office:boolean-value="false" calcext:value-type="boolean">
            <text:p>FALSE</text:p>
          </table:table-cell>
          <table:table-cell table:formula="of:=IF([.C11]=1;&quot;FIRE&quot;;&quot;FIRE-R&quot;)" office:value-type="string" office:string-value="FIRE" calcext:value-type="string">
            <text:p>FIRE</text:p>
          </table:table-cell>
          <table:table-cell table:formula="of:=IF([.C11]=1;&quot;4&quot;;&quot;5&quot;)" office:value-type="string" office:string-value="4" calcext:value-type="string">
            <text:p>4</text:p>
          </table:table-cell>
          <table:table-cell table:formula="of:=IF([.A11]=[.D11])" office:value-type="boolean" office:boolean-value="true" calcext:value-type="boolean">
            <text:p>TRUE</text:p>
          </table:table-cell>
          <table:table-cell table:formula="of:=N([.H1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2]=1;&quot;FIRE&quot;)" office:value-type="string" office:string-value="FIRE" calcext:value-type="string">
            <text:p>FIRE</text:p>
          </table:table-cell>
          <table:table-cell table:formula="of:=IF([.C12]=0;&quot;FIRE-R&quot;)" office:value-type="boolean" office:boolean-value="false" calcext:value-type="boolean">
            <text:p>FALSE</text:p>
          </table:table-cell>
          <table:table-cell table:formula="of:=IF([.C12]=1;&quot;FIRE&quot;;&quot;FIRE-R&quot;)" office:value-type="string" office:string-value="FIRE" calcext:value-type="string">
            <text:p>FIRE</text:p>
          </table:table-cell>
          <table:table-cell table:formula="of:=IF([.C12]=1;&quot;4&quot;;&quot;5&quot;)" office:value-type="string" office:string-value="4" calcext:value-type="string">
            <text:p>4</text:p>
          </table:table-cell>
          <table:table-cell table:formula="of:=IF([.A12]=[.D12])" office:value-type="boolean" office:boolean-value="true" calcext:value-type="boolean">
            <text:p>TRUE</text:p>
          </table:table-cell>
          <table:table-cell table:formula="of:=N([.H1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3]=1;&quot;FIRE&quot;)" office:value-type="string" office:string-value="FIRE" calcext:value-type="string">
            <text:p>FIRE</text:p>
          </table:table-cell>
          <table:table-cell table:formula="of:=IF([.C13]=0;&quot;FIRE-R&quot;)" office:value-type="boolean" office:boolean-value="false" calcext:value-type="boolean">
            <text:p>FALSE</text:p>
          </table:table-cell>
          <table:table-cell table:formula="of:=IF([.C13]=1;&quot;FIRE&quot;;&quot;FIRE-R&quot;)" office:value-type="string" office:string-value="FIRE" calcext:value-type="string">
            <text:p>FIRE</text:p>
          </table:table-cell>
          <table:table-cell table:formula="of:=IF([.C13]=1;&quot;4&quot;;&quot;5&quot;)" office:value-type="string" office:string-value="4" calcext:value-type="string">
            <text:p>4</text:p>
          </table:table-cell>
          <table:table-cell table:formula="of:=IF([.A13]=[.D13])" office:value-type="boolean" office:boolean-value="true" calcext:value-type="boolean">
            <text:p>TRUE</text:p>
          </table:table-cell>
          <table:table-cell table:formula="of:=N([.H1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4]=1;&quot;FIRE&quot;)" office:value-type="string" office:string-value="FIRE" calcext:value-type="string">
            <text:p>FIRE</text:p>
          </table:table-cell>
          <table:table-cell table:formula="of:=IF([.C14]=0;&quot;FIRE-R&quot;)" office:value-type="boolean" office:boolean-value="false" calcext:value-type="boolean">
            <text:p>FALSE</text:p>
          </table:table-cell>
          <table:table-cell table:formula="of:=IF([.C14]=1;&quot;FIRE&quot;;&quot;FIRE-R&quot;)" office:value-type="string" office:string-value="FIRE" calcext:value-type="string">
            <text:p>FIRE</text:p>
          </table:table-cell>
          <table:table-cell table:formula="of:=IF([.C14]=1;&quot;4&quot;;&quot;5&quot;)" office:value-type="string" office:string-value="4" calcext:value-type="string">
            <text:p>4</text:p>
          </table:table-cell>
          <table:table-cell table:formula="of:=IF([.A14]=[.D14])" office:value-type="boolean" office:boolean-value="true" calcext:value-type="boolean">
            <text:p>TRUE</text:p>
          </table:table-cell>
          <table:table-cell table:formula="of:=N([.H1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5]=1;&quot;FIRE&quot;)" office:value-type="string" office:string-value="FIRE" calcext:value-type="string">
            <text:p>FIRE</text:p>
          </table:table-cell>
          <table:table-cell table:formula="of:=IF([.C15]=0;&quot;FIRE-R&quot;)" office:value-type="boolean" office:boolean-value="false" calcext:value-type="boolean">
            <text:p>FALSE</text:p>
          </table:table-cell>
          <table:table-cell table:formula="of:=IF([.C15]=1;&quot;FIRE&quot;;&quot;FIRE-R&quot;)" office:value-type="string" office:string-value="FIRE" calcext:value-type="string">
            <text:p>FIRE</text:p>
          </table:table-cell>
          <table:table-cell table:formula="of:=IF([.C15]=1;&quot;4&quot;;&quot;5&quot;)" office:value-type="string" office:string-value="4" calcext:value-type="string">
            <text:p>4</text:p>
          </table:table-cell>
          <table:table-cell table:formula="of:=IF([.A15]=[.D15])" office:value-type="boolean" office:boolean-value="true" calcext:value-type="boolean">
            <text:p>TRUE</text:p>
          </table:table-cell>
          <table:table-cell table:formula="of:=N([.H1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6]=1;&quot;FIRE&quot;)" office:value-type="string" office:string-value="FIRE" calcext:value-type="string">
            <text:p>FIRE</text:p>
          </table:table-cell>
          <table:table-cell table:formula="of:=IF([.C16]=0;&quot;FIRE-R&quot;)" office:value-type="boolean" office:boolean-value="false" calcext:value-type="boolean">
            <text:p>FALSE</text:p>
          </table:table-cell>
          <table:table-cell table:formula="of:=IF([.C16]=1;&quot;FIRE&quot;;&quot;FIRE-R&quot;)" office:value-type="string" office:string-value="FIRE" calcext:value-type="string">
            <text:p>FIRE</text:p>
          </table:table-cell>
          <table:table-cell table:formula="of:=IF([.C16]=1;&quot;4&quot;;&quot;5&quot;)" office:value-type="string" office:string-value="4" calcext:value-type="string">
            <text:p>4</text:p>
          </table:table-cell>
          <table:table-cell table:formula="of:=IF([.A16]=[.D16])" office:value-type="boolean" office:boolean-value="true" calcext:value-type="boolean">
            <text:p>TRUE</text:p>
          </table:table-cell>
          <table:table-cell table:formula="of:=N([.H1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7]=1;&quot;FIRE&quot;)" office:value-type="string" office:string-value="FIRE" calcext:value-type="string">
            <text:p>FIRE</text:p>
          </table:table-cell>
          <table:table-cell table:formula="of:=IF([.C17]=0;&quot;FIRE-R&quot;)" office:value-type="boolean" office:boolean-value="false" calcext:value-type="boolean">
            <text:p>FALSE</text:p>
          </table:table-cell>
          <table:table-cell table:formula="of:=IF([.C17]=1;&quot;FIRE&quot;;&quot;FIRE-R&quot;)" office:value-type="string" office:string-value="FIRE" calcext:value-type="string">
            <text:p>FIRE</text:p>
          </table:table-cell>
          <table:table-cell table:formula="of:=IF([.C17]=1;&quot;4&quot;;&quot;5&quot;)" office:value-type="string" office:string-value="4" calcext:value-type="string">
            <text:p>4</text:p>
          </table:table-cell>
          <table:table-cell table:formula="of:=IF([.A17]=[.D17])" office:value-type="boolean" office:boolean-value="true" calcext:value-type="boolean">
            <text:p>TRUE</text:p>
          </table:table-cell>
          <table:table-cell table:formula="of:=N([.H1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8]=1;&quot;FIRE&quot;)" office:value-type="string" office:string-value="FIRE" calcext:value-type="string">
            <text:p>FIRE</text:p>
          </table:table-cell>
          <table:table-cell table:formula="of:=IF([.C18]=0;&quot;FIRE-R&quot;)" office:value-type="boolean" office:boolean-value="false" calcext:value-type="boolean">
            <text:p>FALSE</text:p>
          </table:table-cell>
          <table:table-cell table:formula="of:=IF([.C18]=1;&quot;FIRE&quot;;&quot;FIRE-R&quot;)" office:value-type="string" office:string-value="FIRE" calcext:value-type="string">
            <text:p>FIRE</text:p>
          </table:table-cell>
          <table:table-cell table:formula="of:=IF([.C18]=1;&quot;4&quot;;&quot;5&quot;)" office:value-type="string" office:string-value="4" calcext:value-type="string">
            <text:p>4</text:p>
          </table:table-cell>
          <table:table-cell table:formula="of:=IF([.A18]=[.D18])" office:value-type="boolean" office:boolean-value="true" calcext:value-type="boolean">
            <text:p>TRUE</text:p>
          </table:table-cell>
          <table:table-cell table:formula="of:=N([.H1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9]=1;&quot;FIRE&quot;)" office:value-type="string" office:string-value="FIRE" calcext:value-type="string">
            <text:p>FIRE</text:p>
          </table:table-cell>
          <table:table-cell table:formula="of:=IF([.C19]=0;&quot;FIRE-R&quot;)" office:value-type="boolean" office:boolean-value="false" calcext:value-type="boolean">
            <text:p>FALSE</text:p>
          </table:table-cell>
          <table:table-cell table:formula="of:=IF([.C19]=1;&quot;FIRE&quot;;&quot;FIRE-R&quot;)" office:value-type="string" office:string-value="FIRE" calcext:value-type="string">
            <text:p>FIRE</text:p>
          </table:table-cell>
          <table:table-cell table:formula="of:=IF([.C19]=1;&quot;4&quot;;&quot;5&quot;)" office:value-type="string" office:string-value="4" calcext:value-type="string">
            <text:p>4</text:p>
          </table:table-cell>
          <table:table-cell table:formula="of:=IF([.A19]=[.D19])" office:value-type="boolean" office:boolean-value="true" calcext:value-type="boolean">
            <text:p>TRUE</text:p>
          </table:table-cell>
          <table:table-cell table:formula="of:=N([.H1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20]=1;&quot;FIRE&quot;)" office:value-type="string" office:string-value="FIRE" calcext:value-type="string">
            <text:p>FIRE</text:p>
          </table:table-cell>
          <table:table-cell table:formula="of:=IF([.C20]=0;&quot;FIRE-R&quot;)" office:value-type="boolean" office:boolean-value="false" calcext:value-type="boolean">
            <text:p>FALSE</text:p>
          </table:table-cell>
          <table:table-cell table:formula="of:=IF([.C20]=1;&quot;FIRE&quot;;&quot;FIRE-R&quot;)" office:value-type="string" office:string-value="FIRE" calcext:value-type="string">
            <text:p>FIRE</text:p>
          </table:table-cell>
          <table:table-cell table:formula="of:=IF([.C20]=1;&quot;4&quot;;&quot;5&quot;)" office:value-type="string" office:string-value="4" calcext:value-type="string">
            <text:p>4</text:p>
          </table:table-cell>
          <table:table-cell table:formula="of:=IF([.A20]=[.D20])" office:value-type="boolean" office:boolean-value="true" calcext:value-type="boolean">
            <text:p>TRUE</text:p>
          </table:table-cell>
          <table:table-cell table:formula="of:=N([.H2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21]=1;&quot;FIRE&quot;)" office:value-type="string" office:string-value="FIRE" calcext:value-type="string">
            <text:p>FIRE</text:p>
          </table:table-cell>
          <table:table-cell table:formula="of:=IF([.C21]=0;&quot;FIRE-R&quot;)" office:value-type="boolean" office:boolean-value="false" calcext:value-type="boolean">
            <text:p>FALSE</text:p>
          </table:table-cell>
          <table:table-cell table:formula="of:=IF([.C21]=1;&quot;FIRE&quot;;&quot;FIRE-R&quot;)" office:value-type="string" office:string-value="FIRE" calcext:value-type="string">
            <text:p>FIRE</text:p>
          </table:table-cell>
          <table:table-cell table:formula="of:=IF([.C21]=1;&quot;4&quot;;&quot;5&quot;)" office:value-type="string" office:string-value="4" calcext:value-type="string">
            <text:p>4</text:p>
          </table:table-cell>
          <table:table-cell table:formula="of:=IF([.A21]=[.D21])" office:value-type="boolean" office:boolean-value="true" calcext:value-type="boolean">
            <text:p>TRUE</text:p>
          </table:table-cell>
          <table:table-cell table:formula="of:=N([.H2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22]=1;&quot;FIRE&quot;)" office:value-type="string" office:string-value="FIRE" calcext:value-type="string">
            <text:p>FIRE</text:p>
          </table:table-cell>
          <table:table-cell table:formula="of:=IF([.C22]=0;&quot;FIRE-R&quot;)" office:value-type="boolean" office:boolean-value="false" calcext:value-type="boolean">
            <text:p>FALSE</text:p>
          </table:table-cell>
          <table:table-cell table:formula="of:=IF([.C22]=1;&quot;FIRE&quot;;&quot;FIRE-R&quot;)" office:value-type="string" office:string-value="FIRE" calcext:value-type="string">
            <text:p>FIRE</text:p>
          </table:table-cell>
          <table:table-cell table:formula="of:=IF([.C22]=1;&quot;4&quot;;&quot;5&quot;)" office:value-type="string" office:string-value="4" calcext:value-type="string">
            <text:p>4</text:p>
          </table:table-cell>
          <table:table-cell table:formula="of:=IF([.A22]=[.D22])" office:value-type="boolean" office:boolean-value="true" calcext:value-type="boolean">
            <text:p>TRUE</text:p>
          </table:table-cell>
          <table:table-cell table:formula="of:=N([.H2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23]=1;&quot;FIRE&quot;)" office:value-type="string" office:string-value="FIRE" calcext:value-type="string">
            <text:p>FIRE</text:p>
          </table:table-cell>
          <table:table-cell table:formula="of:=IF([.C23]=0;&quot;FIRE-R&quot;)" office:value-type="boolean" office:boolean-value="false" calcext:value-type="boolean">
            <text:p>FALSE</text:p>
          </table:table-cell>
          <table:table-cell table:formula="of:=IF([.C23]=1;&quot;FIRE&quot;;&quot;FIRE-R&quot;)" office:value-type="string" office:string-value="FIRE" calcext:value-type="string">
            <text:p>FIRE</text:p>
          </table:table-cell>
          <table:table-cell table:formula="of:=IF([.C23]=1;&quot;4&quot;;&quot;5&quot;)" office:value-type="string" office:string-value="4" calcext:value-type="string">
            <text:p>4</text:p>
          </table:table-cell>
          <table:table-cell table:formula="of:=IF([.A23]=[.D23])" office:value-type="boolean" office:boolean-value="true" calcext:value-type="boolean">
            <text:p>TRUE</text:p>
          </table:table-cell>
          <table:table-cell table:formula="of:=N([.H2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24]=1;&quot;FIRE&quot;)" office:value-type="string" office:string-value="FIRE" calcext:value-type="string">
            <text:p>FIRE</text:p>
          </table:table-cell>
          <table:table-cell table:formula="of:=IF([.C24]=0;&quot;FIRE-R&quot;)" office:value-type="boolean" office:boolean-value="false" calcext:value-type="boolean">
            <text:p>FALSE</text:p>
          </table:table-cell>
          <table:table-cell table:formula="of:=IF([.C24]=1;&quot;FIRE&quot;;&quot;FIRE-R&quot;)" office:value-type="string" office:string-value="FIRE" calcext:value-type="string">
            <text:p>FIRE</text:p>
          </table:table-cell>
          <table:table-cell table:formula="of:=IF([.C24]=1;&quot;4&quot;;&quot;5&quot;)" office:value-type="string" office:string-value="4" calcext:value-type="string">
            <text:p>4</text:p>
          </table:table-cell>
          <table:table-cell table:formula="of:=IF([.A24]=[.D24])" office:value-type="boolean" office:boolean-value="true" calcext:value-type="boolean">
            <text:p>TRUE</text:p>
          </table:table-cell>
          <table:table-cell table:formula="of:=N([.H2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25]=1;&quot;FIRE&quot;)" office:value-type="string" office:string-value="FIRE" calcext:value-type="string">
            <text:p>FIRE</text:p>
          </table:table-cell>
          <table:table-cell table:formula="of:=IF([.C25]=0;&quot;FIRE-R&quot;)" office:value-type="boolean" office:boolean-value="false" calcext:value-type="boolean">
            <text:p>FALSE</text:p>
          </table:table-cell>
          <table:table-cell table:formula="of:=IF([.C25]=1;&quot;FIRE&quot;;&quot;FIRE-R&quot;)" office:value-type="string" office:string-value="FIRE" calcext:value-type="string">
            <text:p>FIRE</text:p>
          </table:table-cell>
          <table:table-cell table:formula="of:=IF([.C25]=1;&quot;4&quot;;&quot;5&quot;)" office:value-type="string" office:string-value="4" calcext:value-type="string">
            <text:p>4</text:p>
          </table:table-cell>
          <table:table-cell table:formula="of:=IF([.A25]=[.D25])" office:value-type="boolean" office:boolean-value="true" calcext:value-type="boolean">
            <text:p>TRUE</text:p>
          </table:table-cell>
          <table:table-cell table:formula="of:=N([.H2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26]=1;&quot;FIRE&quot;)" office:value-type="string" office:string-value="FIRE" calcext:value-type="string">
            <text:p>FIRE</text:p>
          </table:table-cell>
          <table:table-cell table:formula="of:=IF([.C26]=0;&quot;FIRE-R&quot;)" office:value-type="boolean" office:boolean-value="false" calcext:value-type="boolean">
            <text:p>FALSE</text:p>
          </table:table-cell>
          <table:table-cell table:formula="of:=IF([.C26]=1;&quot;FIRE&quot;;&quot;FIRE-R&quot;)" office:value-type="string" office:string-value="FIRE" calcext:value-type="string">
            <text:p>FIRE</text:p>
          </table:table-cell>
          <table:table-cell table:formula="of:=IF([.C26]=1;&quot;4&quot;;&quot;5&quot;)" office:value-type="string" office:string-value="4" calcext:value-type="string">
            <text:p>4</text:p>
          </table:table-cell>
          <table:table-cell table:formula="of:=IF([.A26]=[.D26])" office:value-type="boolean" office:boolean-value="true" calcext:value-type="boolean">
            <text:p>TRUE</text:p>
          </table:table-cell>
          <table:table-cell table:formula="of:=N([.H2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27]=1;&quot;FIRE&quot;)" office:value-type="string" office:string-value="FIRE" calcext:value-type="string">
            <text:p>FIRE</text:p>
          </table:table-cell>
          <table:table-cell table:formula="of:=IF([.C27]=0;&quot;FIRE-R&quot;)" office:value-type="boolean" office:boolean-value="false" calcext:value-type="boolean">
            <text:p>FALSE</text:p>
          </table:table-cell>
          <table:table-cell table:formula="of:=IF([.C27]=1;&quot;FIRE&quot;;&quot;FIRE-R&quot;)" office:value-type="string" office:string-value="FIRE" calcext:value-type="string">
            <text:p>FIRE</text:p>
          </table:table-cell>
          <table:table-cell table:formula="of:=IF([.C27]=1;&quot;4&quot;;&quot;5&quot;)" office:value-type="string" office:string-value="4" calcext:value-type="string">
            <text:p>4</text:p>
          </table:table-cell>
          <table:table-cell table:formula="of:=IF([.A27]=[.D27])" office:value-type="boolean" office:boolean-value="true" calcext:value-type="boolean">
            <text:p>TRUE</text:p>
          </table:table-cell>
          <table:table-cell table:formula="of:=N([.H2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28]=1;&quot;FIRE&quot;)" office:value-type="string" office:string-value="FIRE" calcext:value-type="string">
            <text:p>FIRE</text:p>
          </table:table-cell>
          <table:table-cell table:formula="of:=IF([.C28]=0;&quot;FIRE-R&quot;)" office:value-type="boolean" office:boolean-value="false" calcext:value-type="boolean">
            <text:p>FALSE</text:p>
          </table:table-cell>
          <table:table-cell table:formula="of:=IF([.C28]=1;&quot;FIRE&quot;;&quot;FIRE-R&quot;)" office:value-type="string" office:string-value="FIRE" calcext:value-type="string">
            <text:p>FIRE</text:p>
          </table:table-cell>
          <table:table-cell table:formula="of:=IF([.C28]=1;&quot;4&quot;;&quot;5&quot;)" office:value-type="string" office:string-value="4" calcext:value-type="string">
            <text:p>4</text:p>
          </table:table-cell>
          <table:table-cell table:formula="of:=IF([.A28]=[.D28])" office:value-type="boolean" office:boolean-value="true" calcext:value-type="boolean">
            <text:p>TRUE</text:p>
          </table:table-cell>
          <table:table-cell table:formula="of:=N([.H2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29]=1;&quot;FIRE&quot;)" office:value-type="string" office:string-value="FIRE" calcext:value-type="string">
            <text:p>FIRE</text:p>
          </table:table-cell>
          <table:table-cell table:formula="of:=IF([.C29]=0;&quot;FIRE-R&quot;)" office:value-type="boolean" office:boolean-value="false" calcext:value-type="boolean">
            <text:p>FALSE</text:p>
          </table:table-cell>
          <table:table-cell table:formula="of:=IF([.C29]=1;&quot;FIRE&quot;;&quot;FIRE-R&quot;)" office:value-type="string" office:string-value="FIRE" calcext:value-type="string">
            <text:p>FIRE</text:p>
          </table:table-cell>
          <table:table-cell table:formula="of:=IF([.C29]=1;&quot;4&quot;;&quot;5&quot;)" office:value-type="string" office:string-value="4" calcext:value-type="string">
            <text:p>4</text:p>
          </table:table-cell>
          <table:table-cell table:formula="of:=IF([.A29]=[.D29])" office:value-type="boolean" office:boolean-value="true" calcext:value-type="boolean">
            <text:p>TRUE</text:p>
          </table:table-cell>
          <table:table-cell table:formula="of:=N([.H2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30]=1;&quot;FIRE&quot;)" office:value-type="string" office:string-value="FIRE" calcext:value-type="string">
            <text:p>FIRE</text:p>
          </table:table-cell>
          <table:table-cell table:formula="of:=IF([.C30]=0;&quot;FIRE-R&quot;)" office:value-type="boolean" office:boolean-value="false" calcext:value-type="boolean">
            <text:p>FALSE</text:p>
          </table:table-cell>
          <table:table-cell table:formula="of:=IF([.C30]=1;&quot;FIRE&quot;;&quot;FIRE-R&quot;)" office:value-type="string" office:string-value="FIRE" calcext:value-type="string">
            <text:p>FIRE</text:p>
          </table:table-cell>
          <table:table-cell table:formula="of:=IF([.C30]=1;&quot;4&quot;;&quot;5&quot;)" office:value-type="string" office:string-value="4" calcext:value-type="string">
            <text:p>4</text:p>
          </table:table-cell>
          <table:table-cell table:formula="of:=IF([.A30]=[.D30])" office:value-type="boolean" office:boolean-value="true" calcext:value-type="boolean">
            <text:p>TRUE</text:p>
          </table:table-cell>
          <table:table-cell table:formula="of:=N([.H3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31]=1;&quot;FIRE&quot;)" office:value-type="string" office:string-value="FIRE" calcext:value-type="string">
            <text:p>FIRE</text:p>
          </table:table-cell>
          <table:table-cell table:formula="of:=IF([.C31]=0;&quot;FIRE-R&quot;)" office:value-type="boolean" office:boolean-value="false" calcext:value-type="boolean">
            <text:p>FALSE</text:p>
          </table:table-cell>
          <table:table-cell table:formula="of:=IF([.C31]=1;&quot;FIRE&quot;;&quot;FIRE-R&quot;)" office:value-type="string" office:string-value="FIRE" calcext:value-type="string">
            <text:p>FIRE</text:p>
          </table:table-cell>
          <table:table-cell table:formula="of:=IF([.C31]=1;&quot;4&quot;;&quot;5&quot;)" office:value-type="string" office:string-value="4" calcext:value-type="string">
            <text:p>4</text:p>
          </table:table-cell>
          <table:table-cell table:formula="of:=IF([.A31]=[.D31])" office:value-type="boolean" office:boolean-value="true" calcext:value-type="boolean">
            <text:p>TRUE</text:p>
          </table:table-cell>
          <table:table-cell table:formula="of:=N([.H3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32]=1;&quot;FIRE&quot;)" office:value-type="string" office:string-value="FIRE" calcext:value-type="string">
            <text:p>FIRE</text:p>
          </table:table-cell>
          <table:table-cell table:formula="of:=IF([.C32]=0;&quot;FIRE-R&quot;)" office:value-type="boolean" office:boolean-value="false" calcext:value-type="boolean">
            <text:p>FALSE</text:p>
          </table:table-cell>
          <table:table-cell table:formula="of:=IF([.C32]=1;&quot;FIRE&quot;;&quot;FIRE-R&quot;)" office:value-type="string" office:string-value="FIRE" calcext:value-type="string">
            <text:p>FIRE</text:p>
          </table:table-cell>
          <table:table-cell table:formula="of:=IF([.C32]=1;&quot;4&quot;;&quot;5&quot;)" office:value-type="string" office:string-value="4" calcext:value-type="string">
            <text:p>4</text:p>
          </table:table-cell>
          <table:table-cell table:formula="of:=IF([.A32]=[.D32])" office:value-type="boolean" office:boolean-value="true" calcext:value-type="boolean">
            <text:p>TRUE</text:p>
          </table:table-cell>
          <table:table-cell table:formula="of:=N([.H3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33]=1;&quot;FIRE&quot;)" office:value-type="string" office:string-value="FIRE" calcext:value-type="string">
            <text:p>FIRE</text:p>
          </table:table-cell>
          <table:table-cell table:formula="of:=IF([.C33]=0;&quot;FIRE-R&quot;)" office:value-type="boolean" office:boolean-value="false" calcext:value-type="boolean">
            <text:p>FALSE</text:p>
          </table:table-cell>
          <table:table-cell table:formula="of:=IF([.C33]=1;&quot;FIRE&quot;;&quot;FIRE-R&quot;)" office:value-type="string" office:string-value="FIRE" calcext:value-type="string">
            <text:p>FIRE</text:p>
          </table:table-cell>
          <table:table-cell table:formula="of:=IF([.C33]=1;&quot;4&quot;;&quot;5&quot;)" office:value-type="string" office:string-value="4" calcext:value-type="string">
            <text:p>4</text:p>
          </table:table-cell>
          <table:table-cell table:formula="of:=IF([.A33]=[.D33])" office:value-type="boolean" office:boolean-value="true" calcext:value-type="boolean">
            <text:p>TRUE</text:p>
          </table:table-cell>
          <table:table-cell table:formula="of:=N([.H3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34]=1;&quot;FIRE&quot;)" office:value-type="string" office:string-value="FIRE" calcext:value-type="string">
            <text:p>FIRE</text:p>
          </table:table-cell>
          <table:table-cell table:formula="of:=IF([.C34]=0;&quot;FIRE-R&quot;)" office:value-type="boolean" office:boolean-value="false" calcext:value-type="boolean">
            <text:p>FALSE</text:p>
          </table:table-cell>
          <table:table-cell table:formula="of:=IF([.C34]=1;&quot;FIRE&quot;;&quot;FIRE-R&quot;)" office:value-type="string" office:string-value="FIRE" calcext:value-type="string">
            <text:p>FIRE</text:p>
          </table:table-cell>
          <table:table-cell table:formula="of:=IF([.C34]=1;&quot;4&quot;;&quot;5&quot;)" office:value-type="string" office:string-value="4" calcext:value-type="string">
            <text:p>4</text:p>
          </table:table-cell>
          <table:table-cell table:formula="of:=IF([.A34]=[.D34])" office:value-type="boolean" office:boolean-value="true" calcext:value-type="boolean">
            <text:p>TRUE</text:p>
          </table:table-cell>
          <table:table-cell table:formula="of:=N([.H3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35]=1;&quot;FIRE&quot;)" office:value-type="string" office:string-value="FIRE" calcext:value-type="string">
            <text:p>FIRE</text:p>
          </table:table-cell>
          <table:table-cell table:formula="of:=IF([.C35]=0;&quot;FIRE-R&quot;)" office:value-type="boolean" office:boolean-value="false" calcext:value-type="boolean">
            <text:p>FALSE</text:p>
          </table:table-cell>
          <table:table-cell table:formula="of:=IF([.C35]=1;&quot;FIRE&quot;;&quot;FIRE-R&quot;)" office:value-type="string" office:string-value="FIRE" calcext:value-type="string">
            <text:p>FIRE</text:p>
          </table:table-cell>
          <table:table-cell table:formula="of:=IF([.C35]=1;&quot;4&quot;;&quot;5&quot;)" office:value-type="string" office:string-value="4" calcext:value-type="string">
            <text:p>4</text:p>
          </table:table-cell>
          <table:table-cell table:formula="of:=IF([.A35]=[.D35])" office:value-type="boolean" office:boolean-value="true" calcext:value-type="boolean">
            <text:p>TRUE</text:p>
          </table:table-cell>
          <table:table-cell table:formula="of:=N([.H3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36]=1;&quot;FIRE&quot;)" office:value-type="string" office:string-value="FIRE" calcext:value-type="string">
            <text:p>FIRE</text:p>
          </table:table-cell>
          <table:table-cell table:formula="of:=IF([.C36]=0;&quot;FIRE-R&quot;)" office:value-type="boolean" office:boolean-value="false" calcext:value-type="boolean">
            <text:p>FALSE</text:p>
          </table:table-cell>
          <table:table-cell table:formula="of:=IF([.C36]=1;&quot;FIRE&quot;;&quot;FIRE-R&quot;)" office:value-type="string" office:string-value="FIRE" calcext:value-type="string">
            <text:p>FIRE</text:p>
          </table:table-cell>
          <table:table-cell table:formula="of:=IF([.C36]=1;&quot;4&quot;;&quot;5&quot;)" office:value-type="string" office:string-value="4" calcext:value-type="string">
            <text:p>4</text:p>
          </table:table-cell>
          <table:table-cell table:formula="of:=IF([.A36]=[.D36])" office:value-type="boolean" office:boolean-value="true" calcext:value-type="boolean">
            <text:p>TRUE</text:p>
          </table:table-cell>
          <table:table-cell table:formula="of:=N([.H3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37]=1;&quot;FIRE&quot;)" office:value-type="string" office:string-value="FIRE" calcext:value-type="string">
            <text:p>FIRE</text:p>
          </table:table-cell>
          <table:table-cell table:formula="of:=IF([.C37]=0;&quot;FIRE-R&quot;)" office:value-type="boolean" office:boolean-value="false" calcext:value-type="boolean">
            <text:p>FALSE</text:p>
          </table:table-cell>
          <table:table-cell table:formula="of:=IF([.C37]=1;&quot;FIRE&quot;;&quot;FIRE-R&quot;)" office:value-type="string" office:string-value="FIRE" calcext:value-type="string">
            <text:p>FIRE</text:p>
          </table:table-cell>
          <table:table-cell table:formula="of:=IF([.C37]=1;&quot;4&quot;;&quot;5&quot;)" office:value-type="string" office:string-value="4" calcext:value-type="string">
            <text:p>4</text:p>
          </table:table-cell>
          <table:table-cell table:formula="of:=IF([.A37]=[.D37])" office:value-type="boolean" office:boolean-value="true" calcext:value-type="boolean">
            <text:p>TRUE</text:p>
          </table:table-cell>
          <table:table-cell table:formula="of:=N([.H3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38]=1;&quot;FIRE&quot;)" office:value-type="string" office:string-value="FIRE" calcext:value-type="string">
            <text:p>FIRE</text:p>
          </table:table-cell>
          <table:table-cell table:formula="of:=IF([.C38]=0;&quot;FIRE-R&quot;)" office:value-type="boolean" office:boolean-value="false" calcext:value-type="boolean">
            <text:p>FALSE</text:p>
          </table:table-cell>
          <table:table-cell table:formula="of:=IF([.C38]=1;&quot;FIRE&quot;;&quot;FIRE-R&quot;)" office:value-type="string" office:string-value="FIRE" calcext:value-type="string">
            <text:p>FIRE</text:p>
          </table:table-cell>
          <table:table-cell table:formula="of:=IF([.C38]=1;&quot;4&quot;;&quot;5&quot;)" office:value-type="string" office:string-value="4" calcext:value-type="string">
            <text:p>4</text:p>
          </table:table-cell>
          <table:table-cell table:formula="of:=IF([.A38]=[.D38])" office:value-type="boolean" office:boolean-value="true" calcext:value-type="boolean">
            <text:p>TRUE</text:p>
          </table:table-cell>
          <table:table-cell table:formula="of:=N([.H3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39]=1;&quot;FIRE&quot;)" office:value-type="string" office:string-value="FIRE" calcext:value-type="string">
            <text:p>FIRE</text:p>
          </table:table-cell>
          <table:table-cell table:formula="of:=IF([.C39]=0;&quot;FIRE-R&quot;)" office:value-type="boolean" office:boolean-value="false" calcext:value-type="boolean">
            <text:p>FALSE</text:p>
          </table:table-cell>
          <table:table-cell table:formula="of:=IF([.C39]=1;&quot;FIRE&quot;;&quot;FIRE-R&quot;)" office:value-type="string" office:string-value="FIRE" calcext:value-type="string">
            <text:p>FIRE</text:p>
          </table:table-cell>
          <table:table-cell table:formula="of:=IF([.C39]=1;&quot;4&quot;;&quot;5&quot;)" office:value-type="string" office:string-value="4" calcext:value-type="string">
            <text:p>4</text:p>
          </table:table-cell>
          <table:table-cell table:formula="of:=IF([.A39]=[.D39])" office:value-type="boolean" office:boolean-value="true" calcext:value-type="boolean">
            <text:p>TRUE</text:p>
          </table:table-cell>
          <table:table-cell table:formula="of:=N([.H3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40]=1;&quot;FIRE&quot;)" office:value-type="string" office:string-value="FIRE" calcext:value-type="string">
            <text:p>FIRE</text:p>
          </table:table-cell>
          <table:table-cell table:formula="of:=IF([.C40]=0;&quot;FIRE-R&quot;)" office:value-type="boolean" office:boolean-value="false" calcext:value-type="boolean">
            <text:p>FALSE</text:p>
          </table:table-cell>
          <table:table-cell table:formula="of:=IF([.C40]=1;&quot;FIRE&quot;;&quot;FIRE-R&quot;)" office:value-type="string" office:string-value="FIRE" calcext:value-type="string">
            <text:p>FIRE</text:p>
          </table:table-cell>
          <table:table-cell table:formula="of:=IF([.C40]=1;&quot;4&quot;;&quot;5&quot;)" office:value-type="string" office:string-value="4" calcext:value-type="string">
            <text:p>4</text:p>
          </table:table-cell>
          <table:table-cell table:formula="of:=IF([.A40]=[.D40])" office:value-type="boolean" office:boolean-value="true" calcext:value-type="boolean">
            <text:p>TRUE</text:p>
          </table:table-cell>
          <table:table-cell table:formula="of:=N([.H4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41]=1;&quot;FIRE&quot;)" office:value-type="string" office:string-value="FIRE" calcext:value-type="string">
            <text:p>FIRE</text:p>
          </table:table-cell>
          <table:table-cell table:formula="of:=IF([.C41]=0;&quot;FIRE-R&quot;)" office:value-type="boolean" office:boolean-value="false" calcext:value-type="boolean">
            <text:p>FALSE</text:p>
          </table:table-cell>
          <table:table-cell table:formula="of:=IF([.C41]=1;&quot;FIRE&quot;;&quot;FIRE-R&quot;)" office:value-type="string" office:string-value="FIRE" calcext:value-type="string">
            <text:p>FIRE</text:p>
          </table:table-cell>
          <table:table-cell table:formula="of:=IF([.C41]=1;&quot;4&quot;;&quot;5&quot;)" office:value-type="string" office:string-value="4" calcext:value-type="string">
            <text:p>4</text:p>
          </table:table-cell>
          <table:table-cell table:formula="of:=IF([.A41]=[.D41])" office:value-type="boolean" office:boolean-value="true" calcext:value-type="boolean">
            <text:p>TRUE</text:p>
          </table:table-cell>
          <table:table-cell table:formula="of:=N([.H4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42]=1;&quot;FIRE&quot;)" office:value-type="string" office:string-value="FIRE" calcext:value-type="string">
            <text:p>FIRE</text:p>
          </table:table-cell>
          <table:table-cell table:formula="of:=IF([.C42]=0;&quot;FIRE-R&quot;)" office:value-type="boolean" office:boolean-value="false" calcext:value-type="boolean">
            <text:p>FALSE</text:p>
          </table:table-cell>
          <table:table-cell table:formula="of:=IF([.C42]=1;&quot;FIRE&quot;;&quot;FIRE-R&quot;)" office:value-type="string" office:string-value="FIRE" calcext:value-type="string">
            <text:p>FIRE</text:p>
          </table:table-cell>
          <table:table-cell table:formula="of:=IF([.C42]=1;&quot;4&quot;;&quot;5&quot;)" office:value-type="string" office:string-value="4" calcext:value-type="string">
            <text:p>4</text:p>
          </table:table-cell>
          <table:table-cell table:formula="of:=IF([.A42]=[.D42])" office:value-type="boolean" office:boolean-value="true" calcext:value-type="boolean">
            <text:p>TRUE</text:p>
          </table:table-cell>
          <table:table-cell table:formula="of:=N([.H4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43]=1;&quot;FIRE&quot;)" office:value-type="string" office:string-value="FIRE" calcext:value-type="string">
            <text:p>FIRE</text:p>
          </table:table-cell>
          <table:table-cell table:formula="of:=IF([.C43]=0;&quot;FIRE-R&quot;)" office:value-type="boolean" office:boolean-value="false" calcext:value-type="boolean">
            <text:p>FALSE</text:p>
          </table:table-cell>
          <table:table-cell table:formula="of:=IF([.C43]=1;&quot;FIRE&quot;;&quot;FIRE-R&quot;)" office:value-type="string" office:string-value="FIRE" calcext:value-type="string">
            <text:p>FIRE</text:p>
          </table:table-cell>
          <table:table-cell table:formula="of:=IF([.C43]=1;&quot;4&quot;;&quot;5&quot;)" office:value-type="string" office:string-value="4" calcext:value-type="string">
            <text:p>4</text:p>
          </table:table-cell>
          <table:table-cell table:formula="of:=IF([.A43]=[.D43])" office:value-type="boolean" office:boolean-value="true" calcext:value-type="boolean">
            <text:p>TRUE</text:p>
          </table:table-cell>
          <table:table-cell table:formula="of:=N([.H4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44]=1;&quot;FIRE&quot;)" office:value-type="string" office:string-value="FIRE" calcext:value-type="string">
            <text:p>FIRE</text:p>
          </table:table-cell>
          <table:table-cell table:formula="of:=IF([.C44]=0;&quot;FIRE-R&quot;)" office:value-type="boolean" office:boolean-value="false" calcext:value-type="boolean">
            <text:p>FALSE</text:p>
          </table:table-cell>
          <table:table-cell table:formula="of:=IF([.C44]=1;&quot;FIRE&quot;;&quot;FIRE-R&quot;)" office:value-type="string" office:string-value="FIRE" calcext:value-type="string">
            <text:p>FIRE</text:p>
          </table:table-cell>
          <table:table-cell table:formula="of:=IF([.C44]=1;&quot;4&quot;;&quot;5&quot;)" office:value-type="string" office:string-value="4" calcext:value-type="string">
            <text:p>4</text:p>
          </table:table-cell>
          <table:table-cell table:formula="of:=IF([.A44]=[.D44])" office:value-type="boolean" office:boolean-value="true" calcext:value-type="boolean">
            <text:p>TRUE</text:p>
          </table:table-cell>
          <table:table-cell table:formula="of:=N([.H4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45]=1;&quot;FIRE&quot;)" office:value-type="string" office:string-value="FIRE" calcext:value-type="string">
            <text:p>FIRE</text:p>
          </table:table-cell>
          <table:table-cell table:formula="of:=IF([.C45]=0;&quot;FIRE-R&quot;)" office:value-type="boolean" office:boolean-value="false" calcext:value-type="boolean">
            <text:p>FALSE</text:p>
          </table:table-cell>
          <table:table-cell table:formula="of:=IF([.C45]=1;&quot;FIRE&quot;;&quot;FIRE-R&quot;)" office:value-type="string" office:string-value="FIRE" calcext:value-type="string">
            <text:p>FIRE</text:p>
          </table:table-cell>
          <table:table-cell table:formula="of:=IF([.C45]=1;&quot;4&quot;;&quot;5&quot;)" office:value-type="string" office:string-value="4" calcext:value-type="string">
            <text:p>4</text:p>
          </table:table-cell>
          <table:table-cell table:formula="of:=IF([.A45]=[.D45])" office:value-type="boolean" office:boolean-value="true" calcext:value-type="boolean">
            <text:p>TRUE</text:p>
          </table:table-cell>
          <table:table-cell table:formula="of:=N([.H4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46]=1;&quot;FIRE&quot;)" office:value-type="string" office:string-value="FIRE" calcext:value-type="string">
            <text:p>FIRE</text:p>
          </table:table-cell>
          <table:table-cell table:formula="of:=IF([.C46]=0;&quot;FIRE-R&quot;)" office:value-type="boolean" office:boolean-value="false" calcext:value-type="boolean">
            <text:p>FALSE</text:p>
          </table:table-cell>
          <table:table-cell table:formula="of:=IF([.C46]=1;&quot;FIRE&quot;;&quot;FIRE-R&quot;)" office:value-type="string" office:string-value="FIRE" calcext:value-type="string">
            <text:p>FIRE</text:p>
          </table:table-cell>
          <table:table-cell table:formula="of:=IF([.C46]=1;&quot;4&quot;;&quot;5&quot;)" office:value-type="string" office:string-value="4" calcext:value-type="string">
            <text:p>4</text:p>
          </table:table-cell>
          <table:table-cell table:formula="of:=IF([.A46]=[.D46])" office:value-type="boolean" office:boolean-value="true" calcext:value-type="boolean">
            <text:p>TRUE</text:p>
          </table:table-cell>
          <table:table-cell table:formula="of:=N([.H4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47]=1;&quot;FIRE&quot;)" office:value-type="string" office:string-value="FIRE" calcext:value-type="string">
            <text:p>FIRE</text:p>
          </table:table-cell>
          <table:table-cell table:formula="of:=IF([.C47]=0;&quot;FIRE-R&quot;)" office:value-type="boolean" office:boolean-value="false" calcext:value-type="boolean">
            <text:p>FALSE</text:p>
          </table:table-cell>
          <table:table-cell table:formula="of:=IF([.C47]=1;&quot;FIRE&quot;;&quot;FIRE-R&quot;)" office:value-type="string" office:string-value="FIRE" calcext:value-type="string">
            <text:p>FIRE</text:p>
          </table:table-cell>
          <table:table-cell table:formula="of:=IF([.C47]=1;&quot;4&quot;;&quot;5&quot;)" office:value-type="string" office:string-value="4" calcext:value-type="string">
            <text:p>4</text:p>
          </table:table-cell>
          <table:table-cell table:formula="of:=IF([.A47]=[.D47])" office:value-type="boolean" office:boolean-value="true" calcext:value-type="boolean">
            <text:p>TRUE</text:p>
          </table:table-cell>
          <table:table-cell table:formula="of:=N([.H4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48]=1;&quot;FIRE&quot;)" office:value-type="string" office:string-value="FIRE" calcext:value-type="string">
            <text:p>FIRE</text:p>
          </table:table-cell>
          <table:table-cell table:formula="of:=IF([.C48]=0;&quot;FIRE-R&quot;)" office:value-type="boolean" office:boolean-value="false" calcext:value-type="boolean">
            <text:p>FALSE</text:p>
          </table:table-cell>
          <table:table-cell table:formula="of:=IF([.C48]=1;&quot;FIRE&quot;;&quot;FIRE-R&quot;)" office:value-type="string" office:string-value="FIRE" calcext:value-type="string">
            <text:p>FIRE</text:p>
          </table:table-cell>
          <table:table-cell table:formula="of:=IF([.C48]=1;&quot;4&quot;;&quot;5&quot;)" office:value-type="string" office:string-value="4" calcext:value-type="string">
            <text:p>4</text:p>
          </table:table-cell>
          <table:table-cell table:formula="of:=IF([.A48]=[.D48])" office:value-type="boolean" office:boolean-value="true" calcext:value-type="boolean">
            <text:p>TRUE</text:p>
          </table:table-cell>
          <table:table-cell table:formula="of:=N([.H4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49]=1;&quot;FIRE&quot;)" office:value-type="string" office:string-value="FIRE" calcext:value-type="string">
            <text:p>FIRE</text:p>
          </table:table-cell>
          <table:table-cell table:formula="of:=IF([.C49]=0;&quot;FIRE-R&quot;)" office:value-type="boolean" office:boolean-value="false" calcext:value-type="boolean">
            <text:p>FALSE</text:p>
          </table:table-cell>
          <table:table-cell table:formula="of:=IF([.C49]=1;&quot;FIRE&quot;;&quot;FIRE-R&quot;)" office:value-type="string" office:string-value="FIRE" calcext:value-type="string">
            <text:p>FIRE</text:p>
          </table:table-cell>
          <table:table-cell table:formula="of:=IF([.C49]=1;&quot;4&quot;;&quot;5&quot;)" office:value-type="string" office:string-value="4" calcext:value-type="string">
            <text:p>4</text:p>
          </table:table-cell>
          <table:table-cell table:formula="of:=IF([.A49]=[.D49])" office:value-type="boolean" office:boolean-value="true" calcext:value-type="boolean">
            <text:p>TRUE</text:p>
          </table:table-cell>
          <table:table-cell table:formula="of:=N([.H4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50]=1;&quot;FIRE&quot;)" office:value-type="string" office:string-value="FIRE" calcext:value-type="string">
            <text:p>FIRE</text:p>
          </table:table-cell>
          <table:table-cell table:formula="of:=IF([.C50]=0;&quot;FIRE-R&quot;)" office:value-type="boolean" office:boolean-value="false" calcext:value-type="boolean">
            <text:p>FALSE</text:p>
          </table:table-cell>
          <table:table-cell table:formula="of:=IF([.C50]=1;&quot;FIRE&quot;;&quot;FIRE-R&quot;)" office:value-type="string" office:string-value="FIRE" calcext:value-type="string">
            <text:p>FIRE</text:p>
          </table:table-cell>
          <table:table-cell table:formula="of:=IF([.C50]=1;&quot;4&quot;;&quot;5&quot;)" office:value-type="string" office:string-value="4" calcext:value-type="string">
            <text:p>4</text:p>
          </table:table-cell>
          <table:table-cell table:formula="of:=IF([.A50]=[.D50])" office:value-type="boolean" office:boolean-value="true" calcext:value-type="boolean">
            <text:p>TRUE</text:p>
          </table:table-cell>
          <table:table-cell table:formula="of:=N([.H5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51]=1;&quot;FIRE&quot;)" office:value-type="string" office:string-value="FIRE" calcext:value-type="string">
            <text:p>FIRE</text:p>
          </table:table-cell>
          <table:table-cell table:formula="of:=IF([.C51]=0;&quot;FIRE-R&quot;)" office:value-type="boolean" office:boolean-value="false" calcext:value-type="boolean">
            <text:p>FALSE</text:p>
          </table:table-cell>
          <table:table-cell table:formula="of:=IF([.C51]=1;&quot;FIRE&quot;;&quot;FIRE-R&quot;)" office:value-type="string" office:string-value="FIRE" calcext:value-type="string">
            <text:p>FIRE</text:p>
          </table:table-cell>
          <table:table-cell table:formula="of:=IF([.C51]=1;&quot;4&quot;;&quot;5&quot;)" office:value-type="string" office:string-value="4" calcext:value-type="string">
            <text:p>4</text:p>
          </table:table-cell>
          <table:table-cell table:formula="of:=IF([.A51]=[.D51])" office:value-type="boolean" office:boolean-value="true" calcext:value-type="boolean">
            <text:p>TRUE</text:p>
          </table:table-cell>
          <table:table-cell table:formula="of:=N([.H5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52]=1;&quot;FIRE&quot;)" office:value-type="string" office:string-value="FIRE" calcext:value-type="string">
            <text:p>FIRE</text:p>
          </table:table-cell>
          <table:table-cell table:formula="of:=IF([.C52]=0;&quot;FIRE-R&quot;)" office:value-type="boolean" office:boolean-value="false" calcext:value-type="boolean">
            <text:p>FALSE</text:p>
          </table:table-cell>
          <table:table-cell table:formula="of:=IF([.C52]=1;&quot;FIRE&quot;;&quot;FIRE-R&quot;)" office:value-type="string" office:string-value="FIRE" calcext:value-type="string">
            <text:p>FIRE</text:p>
          </table:table-cell>
          <table:table-cell table:formula="of:=IF([.C52]=1;&quot;4&quot;;&quot;5&quot;)" office:value-type="string" office:string-value="4" calcext:value-type="string">
            <text:p>4</text:p>
          </table:table-cell>
          <table:table-cell table:formula="of:=IF([.A52]=[.D52])" office:value-type="boolean" office:boolean-value="true" calcext:value-type="boolean">
            <text:p>TRUE</text:p>
          </table:table-cell>
          <table:table-cell table:formula="of:=N([.H5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53]=1;&quot;FIRE&quot;)" office:value-type="string" office:string-value="FIRE" calcext:value-type="string">
            <text:p>FIRE</text:p>
          </table:table-cell>
          <table:table-cell table:formula="of:=IF([.C53]=0;&quot;FIRE-R&quot;)" office:value-type="boolean" office:boolean-value="false" calcext:value-type="boolean">
            <text:p>FALSE</text:p>
          </table:table-cell>
          <table:table-cell table:formula="of:=IF([.C53]=1;&quot;FIRE&quot;;&quot;FIRE-R&quot;)" office:value-type="string" office:string-value="FIRE" calcext:value-type="string">
            <text:p>FIRE</text:p>
          </table:table-cell>
          <table:table-cell table:formula="of:=IF([.C53]=1;&quot;4&quot;;&quot;5&quot;)" office:value-type="string" office:string-value="4" calcext:value-type="string">
            <text:p>4</text:p>
          </table:table-cell>
          <table:table-cell table:formula="of:=IF([.A53]=[.D53])" office:value-type="boolean" office:boolean-value="true" calcext:value-type="boolean">
            <text:p>TRUE</text:p>
          </table:table-cell>
          <table:table-cell table:formula="of:=N([.H5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54]=1;&quot;FIRE&quot;)" office:value-type="string" office:string-value="FIRE" calcext:value-type="string">
            <text:p>FIRE</text:p>
          </table:table-cell>
          <table:table-cell table:formula="of:=IF([.C54]=0;&quot;FIRE-R&quot;)" office:value-type="boolean" office:boolean-value="false" calcext:value-type="boolean">
            <text:p>FALSE</text:p>
          </table:table-cell>
          <table:table-cell table:formula="of:=IF([.C54]=1;&quot;FIRE&quot;;&quot;FIRE-R&quot;)" office:value-type="string" office:string-value="FIRE" calcext:value-type="string">
            <text:p>FIRE</text:p>
          </table:table-cell>
          <table:table-cell table:formula="of:=IF([.C54]=1;&quot;4&quot;;&quot;5&quot;)" office:value-type="string" office:string-value="4" calcext:value-type="string">
            <text:p>4</text:p>
          </table:table-cell>
          <table:table-cell table:formula="of:=IF([.A54]=[.D54])" office:value-type="boolean" office:boolean-value="true" calcext:value-type="boolean">
            <text:p>TRUE</text:p>
          </table:table-cell>
          <table:table-cell table:formula="of:=N([.H5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55]=1;&quot;FIRE&quot;)" office:value-type="string" office:string-value="FIRE" calcext:value-type="string">
            <text:p>FIRE</text:p>
          </table:table-cell>
          <table:table-cell table:formula="of:=IF([.C55]=0;&quot;FIRE-R&quot;)" office:value-type="boolean" office:boolean-value="false" calcext:value-type="boolean">
            <text:p>FALSE</text:p>
          </table:table-cell>
          <table:table-cell table:formula="of:=IF([.C55]=1;&quot;FIRE&quot;;&quot;FIRE-R&quot;)" office:value-type="string" office:string-value="FIRE" calcext:value-type="string">
            <text:p>FIRE</text:p>
          </table:table-cell>
          <table:table-cell table:formula="of:=IF([.C55]=1;&quot;4&quot;;&quot;5&quot;)" office:value-type="string" office:string-value="4" calcext:value-type="string">
            <text:p>4</text:p>
          </table:table-cell>
          <table:table-cell table:formula="of:=IF([.A55]=[.D55])" office:value-type="boolean" office:boolean-value="true" calcext:value-type="boolean">
            <text:p>TRUE</text:p>
          </table:table-cell>
          <table:table-cell table:formula="of:=N([.H5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56]=1;&quot;FIRE&quot;)" office:value-type="string" office:string-value="FIRE" calcext:value-type="string">
            <text:p>FIRE</text:p>
          </table:table-cell>
          <table:table-cell table:formula="of:=IF([.C56]=0;&quot;FIRE-R&quot;)" office:value-type="boolean" office:boolean-value="false" calcext:value-type="boolean">
            <text:p>FALSE</text:p>
          </table:table-cell>
          <table:table-cell table:formula="of:=IF([.C56]=1;&quot;FIRE&quot;;&quot;FIRE-R&quot;)" office:value-type="string" office:string-value="FIRE" calcext:value-type="string">
            <text:p>FIRE</text:p>
          </table:table-cell>
          <table:table-cell table:formula="of:=IF([.C56]=1;&quot;4&quot;;&quot;5&quot;)" office:value-type="string" office:string-value="4" calcext:value-type="string">
            <text:p>4</text:p>
          </table:table-cell>
          <table:table-cell table:formula="of:=IF([.A56]=[.D56])" office:value-type="boolean" office:boolean-value="true" calcext:value-type="boolean">
            <text:p>TRUE</text:p>
          </table:table-cell>
          <table:table-cell table:formula="of:=N([.H5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57]=1;&quot;FIRE&quot;)" office:value-type="string" office:string-value="FIRE" calcext:value-type="string">
            <text:p>FIRE</text:p>
          </table:table-cell>
          <table:table-cell table:formula="of:=IF([.C57]=0;&quot;FIRE-R&quot;)" office:value-type="boolean" office:boolean-value="false" calcext:value-type="boolean">
            <text:p>FALSE</text:p>
          </table:table-cell>
          <table:table-cell table:formula="of:=IF([.C57]=1;&quot;FIRE&quot;;&quot;FIRE-R&quot;)" office:value-type="string" office:string-value="FIRE" calcext:value-type="string">
            <text:p>FIRE</text:p>
          </table:table-cell>
          <table:table-cell table:formula="of:=IF([.C57]=1;&quot;4&quot;;&quot;5&quot;)" office:value-type="string" office:string-value="4" calcext:value-type="string">
            <text:p>4</text:p>
          </table:table-cell>
          <table:table-cell table:formula="of:=IF([.A57]=[.D57])" office:value-type="boolean" office:boolean-value="true" calcext:value-type="boolean">
            <text:p>TRUE</text:p>
          </table:table-cell>
          <table:table-cell table:formula="of:=N([.H5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58]=1;&quot;FIRE&quot;)" office:value-type="string" office:string-value="FIRE" calcext:value-type="string">
            <text:p>FIRE</text:p>
          </table:table-cell>
          <table:table-cell table:formula="of:=IF([.C58]=0;&quot;FIRE-R&quot;)" office:value-type="boolean" office:boolean-value="false" calcext:value-type="boolean">
            <text:p>FALSE</text:p>
          </table:table-cell>
          <table:table-cell table:formula="of:=IF([.C58]=1;&quot;FIRE&quot;;&quot;FIRE-R&quot;)" office:value-type="string" office:string-value="FIRE" calcext:value-type="string">
            <text:p>FIRE</text:p>
          </table:table-cell>
          <table:table-cell table:formula="of:=IF([.C58]=1;&quot;4&quot;;&quot;5&quot;)" office:value-type="string" office:string-value="4" calcext:value-type="string">
            <text:p>4</text:p>
          </table:table-cell>
          <table:table-cell table:formula="of:=IF([.A58]=[.D58])" office:value-type="boolean" office:boolean-value="true" calcext:value-type="boolean">
            <text:p>TRUE</text:p>
          </table:table-cell>
          <table:table-cell table:formula="of:=N([.H5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59]=1;&quot;FIRE&quot;)" office:value-type="string" office:string-value="FIRE" calcext:value-type="string">
            <text:p>FIRE</text:p>
          </table:table-cell>
          <table:table-cell table:formula="of:=IF([.C59]=0;&quot;FIRE-R&quot;)" office:value-type="boolean" office:boolean-value="false" calcext:value-type="boolean">
            <text:p>FALSE</text:p>
          </table:table-cell>
          <table:table-cell table:formula="of:=IF([.C59]=1;&quot;FIRE&quot;;&quot;FIRE-R&quot;)" office:value-type="string" office:string-value="FIRE" calcext:value-type="string">
            <text:p>FIRE</text:p>
          </table:table-cell>
          <table:table-cell table:formula="of:=IF([.C59]=1;&quot;4&quot;;&quot;5&quot;)" office:value-type="string" office:string-value="4" calcext:value-type="string">
            <text:p>4</text:p>
          </table:table-cell>
          <table:table-cell table:formula="of:=IF([.A59]=[.D59])" office:value-type="boolean" office:boolean-value="true" calcext:value-type="boolean">
            <text:p>TRUE</text:p>
          </table:table-cell>
          <table:table-cell table:formula="of:=N([.H5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60]=1;&quot;FIRE&quot;)" office:value-type="string" office:string-value="FIRE" calcext:value-type="string">
            <text:p>FIRE</text:p>
          </table:table-cell>
          <table:table-cell table:formula="of:=IF([.C60]=0;&quot;FIRE-R&quot;)" office:value-type="boolean" office:boolean-value="false" calcext:value-type="boolean">
            <text:p>FALSE</text:p>
          </table:table-cell>
          <table:table-cell table:formula="of:=IF([.C60]=1;&quot;FIRE&quot;;&quot;FIRE-R&quot;)" office:value-type="string" office:string-value="FIRE" calcext:value-type="string">
            <text:p>FIRE</text:p>
          </table:table-cell>
          <table:table-cell table:formula="of:=IF([.C60]=1;&quot;4&quot;;&quot;5&quot;)" office:value-type="string" office:string-value="4" calcext:value-type="string">
            <text:p>4</text:p>
          </table:table-cell>
          <table:table-cell table:formula="of:=IF([.A60]=[.D60])" office:value-type="boolean" office:boolean-value="true" calcext:value-type="boolean">
            <text:p>TRUE</text:p>
          </table:table-cell>
          <table:table-cell table:formula="of:=N([.H6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61]=1;&quot;FIRE&quot;)" office:value-type="string" office:string-value="FIRE" calcext:value-type="string">
            <text:p>FIRE</text:p>
          </table:table-cell>
          <table:table-cell table:formula="of:=IF([.C61]=0;&quot;FIRE-R&quot;)" office:value-type="boolean" office:boolean-value="false" calcext:value-type="boolean">
            <text:p>FALSE</text:p>
          </table:table-cell>
          <table:table-cell table:formula="of:=IF([.C61]=1;&quot;FIRE&quot;;&quot;FIRE-R&quot;)" office:value-type="string" office:string-value="FIRE" calcext:value-type="string">
            <text:p>FIRE</text:p>
          </table:table-cell>
          <table:table-cell table:formula="of:=IF([.C61]=1;&quot;4&quot;;&quot;5&quot;)" office:value-type="string" office:string-value="4" calcext:value-type="string">
            <text:p>4</text:p>
          </table:table-cell>
          <table:table-cell table:formula="of:=IF([.A61]=[.D61])" office:value-type="boolean" office:boolean-value="true" calcext:value-type="boolean">
            <text:p>TRUE</text:p>
          </table:table-cell>
          <table:table-cell table:formula="of:=N([.H6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62]=1;&quot;FIRE&quot;)" office:value-type="string" office:string-value="FIRE" calcext:value-type="string">
            <text:p>FIRE</text:p>
          </table:table-cell>
          <table:table-cell table:formula="of:=IF([.C62]=0;&quot;FIRE-R&quot;)" office:value-type="boolean" office:boolean-value="false" calcext:value-type="boolean">
            <text:p>FALSE</text:p>
          </table:table-cell>
          <table:table-cell table:formula="of:=IF([.C62]=1;&quot;FIRE&quot;;&quot;FIRE-R&quot;)" office:value-type="string" office:string-value="FIRE" calcext:value-type="string">
            <text:p>FIRE</text:p>
          </table:table-cell>
          <table:table-cell table:formula="of:=IF([.C62]=1;&quot;4&quot;;&quot;5&quot;)" office:value-type="string" office:string-value="4" calcext:value-type="string">
            <text:p>4</text:p>
          </table:table-cell>
          <table:table-cell table:formula="of:=IF([.A62]=[.D62])" office:value-type="boolean" office:boolean-value="true" calcext:value-type="boolean">
            <text:p>TRUE</text:p>
          </table:table-cell>
          <table:table-cell table:formula="of:=N([.H6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63]=1;&quot;FIRE&quot;)" office:value-type="string" office:string-value="FIRE" calcext:value-type="string">
            <text:p>FIRE</text:p>
          </table:table-cell>
          <table:table-cell table:formula="of:=IF([.C63]=0;&quot;FIRE-R&quot;)" office:value-type="boolean" office:boolean-value="false" calcext:value-type="boolean">
            <text:p>FALSE</text:p>
          </table:table-cell>
          <table:table-cell table:formula="of:=IF([.C63]=1;&quot;FIRE&quot;;&quot;FIRE-R&quot;)" office:value-type="string" office:string-value="FIRE" calcext:value-type="string">
            <text:p>FIRE</text:p>
          </table:table-cell>
          <table:table-cell table:formula="of:=IF([.C63]=1;&quot;4&quot;;&quot;5&quot;)" office:value-type="string" office:string-value="4" calcext:value-type="string">
            <text:p>4</text:p>
          </table:table-cell>
          <table:table-cell table:formula="of:=IF([.A63]=[.D63])" office:value-type="boolean" office:boolean-value="true" calcext:value-type="boolean">
            <text:p>TRUE</text:p>
          </table:table-cell>
          <table:table-cell table:formula="of:=N([.H6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64]=1;&quot;FIRE&quot;)" office:value-type="string" office:string-value="FIRE" calcext:value-type="string">
            <text:p>FIRE</text:p>
          </table:table-cell>
          <table:table-cell table:formula="of:=IF([.C64]=0;&quot;FIRE-R&quot;)" office:value-type="boolean" office:boolean-value="false" calcext:value-type="boolean">
            <text:p>FALSE</text:p>
          </table:table-cell>
          <table:table-cell table:formula="of:=IF([.C64]=1;&quot;FIRE&quot;;&quot;FIRE-R&quot;)" office:value-type="string" office:string-value="FIRE" calcext:value-type="string">
            <text:p>FIRE</text:p>
          </table:table-cell>
          <table:table-cell table:formula="of:=IF([.C64]=1;&quot;4&quot;;&quot;5&quot;)" office:value-type="string" office:string-value="4" calcext:value-type="string">
            <text:p>4</text:p>
          </table:table-cell>
          <table:table-cell table:formula="of:=IF([.A64]=[.D64])" office:value-type="boolean" office:boolean-value="true" calcext:value-type="boolean">
            <text:p>TRUE</text:p>
          </table:table-cell>
          <table:table-cell table:formula="of:=N([.H6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65]=1;&quot;FIRE&quot;)" office:value-type="string" office:string-value="FIRE" calcext:value-type="string">
            <text:p>FIRE</text:p>
          </table:table-cell>
          <table:table-cell table:formula="of:=IF([.C65]=0;&quot;FIRE-R&quot;)" office:value-type="boolean" office:boolean-value="false" calcext:value-type="boolean">
            <text:p>FALSE</text:p>
          </table:table-cell>
          <table:table-cell table:formula="of:=IF([.C65]=1;&quot;FIRE&quot;;&quot;FIRE-R&quot;)" office:value-type="string" office:string-value="FIRE" calcext:value-type="string">
            <text:p>FIRE</text:p>
          </table:table-cell>
          <table:table-cell table:formula="of:=IF([.C65]=1;&quot;4&quot;;&quot;5&quot;)" office:value-type="string" office:string-value="4" calcext:value-type="string">
            <text:p>4</text:p>
          </table:table-cell>
          <table:table-cell table:formula="of:=IF([.A65]=[.D65])" office:value-type="boolean" office:boolean-value="true" calcext:value-type="boolean">
            <text:p>TRUE</text:p>
          </table:table-cell>
          <table:table-cell table:formula="of:=N([.H6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66]=1;&quot;FIRE&quot;)" office:value-type="string" office:string-value="FIRE" calcext:value-type="string">
            <text:p>FIRE</text:p>
          </table:table-cell>
          <table:table-cell table:formula="of:=IF([.C66]=0;&quot;FIRE-R&quot;)" office:value-type="boolean" office:boolean-value="false" calcext:value-type="boolean">
            <text:p>FALSE</text:p>
          </table:table-cell>
          <table:table-cell table:formula="of:=IF([.C66]=1;&quot;FIRE&quot;;&quot;FIRE-R&quot;)" office:value-type="string" office:string-value="FIRE" calcext:value-type="string">
            <text:p>FIRE</text:p>
          </table:table-cell>
          <table:table-cell table:formula="of:=IF([.C66]=1;&quot;4&quot;;&quot;5&quot;)" office:value-type="string" office:string-value="4" calcext:value-type="string">
            <text:p>4</text:p>
          </table:table-cell>
          <table:table-cell table:formula="of:=IF([.A66]=[.D66])" office:value-type="boolean" office:boolean-value="true" calcext:value-type="boolean">
            <text:p>TRUE</text:p>
          </table:table-cell>
          <table:table-cell table:formula="of:=N([.H6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67]=1;&quot;FIRE&quot;)" office:value-type="string" office:string-value="FIRE" calcext:value-type="string">
            <text:p>FIRE</text:p>
          </table:table-cell>
          <table:table-cell table:formula="of:=IF([.C67]=0;&quot;FIRE-R&quot;)" office:value-type="boolean" office:boolean-value="false" calcext:value-type="boolean">
            <text:p>FALSE</text:p>
          </table:table-cell>
          <table:table-cell table:formula="of:=IF([.C67]=1;&quot;FIRE&quot;;&quot;FIRE-R&quot;)" office:value-type="string" office:string-value="FIRE" calcext:value-type="string">
            <text:p>FIRE</text:p>
          </table:table-cell>
          <table:table-cell table:formula="of:=IF([.C67]=1;&quot;4&quot;;&quot;5&quot;)" office:value-type="string" office:string-value="4" calcext:value-type="string">
            <text:p>4</text:p>
          </table:table-cell>
          <table:table-cell table:formula="of:=IF([.A67]=[.D67])" office:value-type="boolean" office:boolean-value="true" calcext:value-type="boolean">
            <text:p>TRUE</text:p>
          </table:table-cell>
          <table:table-cell table:formula="of:=N([.H6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68]=1;&quot;FIRE&quot;)" office:value-type="string" office:string-value="FIRE" calcext:value-type="string">
            <text:p>FIRE</text:p>
          </table:table-cell>
          <table:table-cell table:formula="of:=IF([.C68]=0;&quot;FIRE-R&quot;)" office:value-type="boolean" office:boolean-value="false" calcext:value-type="boolean">
            <text:p>FALSE</text:p>
          </table:table-cell>
          <table:table-cell table:formula="of:=IF([.C68]=1;&quot;FIRE&quot;;&quot;FIRE-R&quot;)" office:value-type="string" office:string-value="FIRE" calcext:value-type="string">
            <text:p>FIRE</text:p>
          </table:table-cell>
          <table:table-cell table:formula="of:=IF([.C68]=1;&quot;4&quot;;&quot;5&quot;)" office:value-type="string" office:string-value="4" calcext:value-type="string">
            <text:p>4</text:p>
          </table:table-cell>
          <table:table-cell table:formula="of:=IF([.A68]=[.D68])" office:value-type="boolean" office:boolean-value="true" calcext:value-type="boolean">
            <text:p>TRUE</text:p>
          </table:table-cell>
          <table:table-cell table:formula="of:=N([.H6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69]=1;&quot;FIRE&quot;)" office:value-type="string" office:string-value="FIRE" calcext:value-type="string">
            <text:p>FIRE</text:p>
          </table:table-cell>
          <table:table-cell table:formula="of:=IF([.C69]=0;&quot;FIRE-R&quot;)" office:value-type="boolean" office:boolean-value="false" calcext:value-type="boolean">
            <text:p>FALSE</text:p>
          </table:table-cell>
          <table:table-cell table:formula="of:=IF([.C69]=1;&quot;FIRE&quot;;&quot;FIRE-R&quot;)" office:value-type="string" office:string-value="FIRE" calcext:value-type="string">
            <text:p>FIRE</text:p>
          </table:table-cell>
          <table:table-cell table:formula="of:=IF([.C69]=1;&quot;4&quot;;&quot;5&quot;)" office:value-type="string" office:string-value="4" calcext:value-type="string">
            <text:p>4</text:p>
          </table:table-cell>
          <table:table-cell table:formula="of:=IF([.A69]=[.D69])" office:value-type="boolean" office:boolean-value="true" calcext:value-type="boolean">
            <text:p>TRUE</text:p>
          </table:table-cell>
          <table:table-cell table:formula="of:=N([.H6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70]=1;&quot;FIRE&quot;)" office:value-type="string" office:string-value="FIRE" calcext:value-type="string">
            <text:p>FIRE</text:p>
          </table:table-cell>
          <table:table-cell table:formula="of:=IF([.C70]=0;&quot;FIRE-R&quot;)" office:value-type="boolean" office:boolean-value="false" calcext:value-type="boolean">
            <text:p>FALSE</text:p>
          </table:table-cell>
          <table:table-cell table:formula="of:=IF([.C70]=1;&quot;FIRE&quot;;&quot;FIRE-R&quot;)" office:value-type="string" office:string-value="FIRE" calcext:value-type="string">
            <text:p>FIRE</text:p>
          </table:table-cell>
          <table:table-cell table:formula="of:=IF([.C70]=1;&quot;4&quot;;&quot;5&quot;)" office:value-type="string" office:string-value="4" calcext:value-type="string">
            <text:p>4</text:p>
          </table:table-cell>
          <table:table-cell table:formula="of:=IF([.A70]=[.D70])" office:value-type="boolean" office:boolean-value="true" calcext:value-type="boolean">
            <text:p>TRUE</text:p>
          </table:table-cell>
          <table:table-cell table:formula="of:=N([.H7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71]=1;&quot;FIRE&quot;)" office:value-type="string" office:string-value="FIRE" calcext:value-type="string">
            <text:p>FIRE</text:p>
          </table:table-cell>
          <table:table-cell table:formula="of:=IF([.C71]=0;&quot;FIRE-R&quot;)" office:value-type="boolean" office:boolean-value="false" calcext:value-type="boolean">
            <text:p>FALSE</text:p>
          </table:table-cell>
          <table:table-cell table:formula="of:=IF([.C71]=1;&quot;FIRE&quot;;&quot;FIRE-R&quot;)" office:value-type="string" office:string-value="FIRE" calcext:value-type="string">
            <text:p>FIRE</text:p>
          </table:table-cell>
          <table:table-cell table:formula="of:=IF([.C71]=1;&quot;4&quot;;&quot;5&quot;)" office:value-type="string" office:string-value="4" calcext:value-type="string">
            <text:p>4</text:p>
          </table:table-cell>
          <table:table-cell table:formula="of:=IF([.A71]=[.D71])" office:value-type="boolean" office:boolean-value="true" calcext:value-type="boolean">
            <text:p>TRUE</text:p>
          </table:table-cell>
          <table:table-cell table:formula="of:=N([.H7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72]=1;&quot;FIRE&quot;)" office:value-type="string" office:string-value="FIRE" calcext:value-type="string">
            <text:p>FIRE</text:p>
          </table:table-cell>
          <table:table-cell table:formula="of:=IF([.C72]=0;&quot;FIRE-R&quot;)" office:value-type="boolean" office:boolean-value="false" calcext:value-type="boolean">
            <text:p>FALSE</text:p>
          </table:table-cell>
          <table:table-cell table:formula="of:=IF([.C72]=1;&quot;FIRE&quot;;&quot;FIRE-R&quot;)" office:value-type="string" office:string-value="FIRE" calcext:value-type="string">
            <text:p>FIRE</text:p>
          </table:table-cell>
          <table:table-cell table:formula="of:=IF([.C72]=1;&quot;4&quot;;&quot;5&quot;)" office:value-type="string" office:string-value="4" calcext:value-type="string">
            <text:p>4</text:p>
          </table:table-cell>
          <table:table-cell table:formula="of:=IF([.A72]=[.D72])" office:value-type="boolean" office:boolean-value="true" calcext:value-type="boolean">
            <text:p>TRUE</text:p>
          </table:table-cell>
          <table:table-cell table:formula="of:=N([.H7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73]=1;&quot;FIRE&quot;)" office:value-type="string" office:string-value="FIRE" calcext:value-type="string">
            <text:p>FIRE</text:p>
          </table:table-cell>
          <table:table-cell table:formula="of:=IF([.C73]=0;&quot;FIRE-R&quot;)" office:value-type="boolean" office:boolean-value="false" calcext:value-type="boolean">
            <text:p>FALSE</text:p>
          </table:table-cell>
          <table:table-cell table:formula="of:=IF([.C73]=1;&quot;FIRE&quot;;&quot;FIRE-R&quot;)" office:value-type="string" office:string-value="FIRE" calcext:value-type="string">
            <text:p>FIRE</text:p>
          </table:table-cell>
          <table:table-cell table:formula="of:=IF([.C73]=1;&quot;4&quot;;&quot;5&quot;)" office:value-type="string" office:string-value="4" calcext:value-type="string">
            <text:p>4</text:p>
          </table:table-cell>
          <table:table-cell table:formula="of:=IF([.A73]=[.D73])" office:value-type="boolean" office:boolean-value="true" calcext:value-type="boolean">
            <text:p>TRUE</text:p>
          </table:table-cell>
          <table:table-cell table:formula="of:=N([.H7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74]=1;&quot;FIRE&quot;)" office:value-type="string" office:string-value="FIRE" calcext:value-type="string">
            <text:p>FIRE</text:p>
          </table:table-cell>
          <table:table-cell table:formula="of:=IF([.C74]=0;&quot;FIRE-R&quot;)" office:value-type="boolean" office:boolean-value="false" calcext:value-type="boolean">
            <text:p>FALSE</text:p>
          </table:table-cell>
          <table:table-cell table:formula="of:=IF([.C74]=1;&quot;FIRE&quot;;&quot;FIRE-R&quot;)" office:value-type="string" office:string-value="FIRE" calcext:value-type="string">
            <text:p>FIRE</text:p>
          </table:table-cell>
          <table:table-cell table:formula="of:=IF([.C74]=1;&quot;4&quot;;&quot;5&quot;)" office:value-type="string" office:string-value="4" calcext:value-type="string">
            <text:p>4</text:p>
          </table:table-cell>
          <table:table-cell table:formula="of:=IF([.A74]=[.D74])" office:value-type="boolean" office:boolean-value="true" calcext:value-type="boolean">
            <text:p>TRUE</text:p>
          </table:table-cell>
          <table:table-cell table:formula="of:=N([.H7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75]=1;&quot;FIRE&quot;)" office:value-type="string" office:string-value="FIRE" calcext:value-type="string">
            <text:p>FIRE</text:p>
          </table:table-cell>
          <table:table-cell table:formula="of:=IF([.C75]=0;&quot;FIRE-R&quot;)" office:value-type="boolean" office:boolean-value="false" calcext:value-type="boolean">
            <text:p>FALSE</text:p>
          </table:table-cell>
          <table:table-cell table:formula="of:=IF([.C75]=1;&quot;FIRE&quot;;&quot;FIRE-R&quot;)" office:value-type="string" office:string-value="FIRE" calcext:value-type="string">
            <text:p>FIRE</text:p>
          </table:table-cell>
          <table:table-cell table:formula="of:=IF([.C75]=1;&quot;4&quot;;&quot;5&quot;)" office:value-type="string" office:string-value="4" calcext:value-type="string">
            <text:p>4</text:p>
          </table:table-cell>
          <table:table-cell table:formula="of:=IF([.A75]=[.D75])" office:value-type="boolean" office:boolean-value="true" calcext:value-type="boolean">
            <text:p>TRUE</text:p>
          </table:table-cell>
          <table:table-cell table:formula="of:=N([.H7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76]=1;&quot;FIRE&quot;)" office:value-type="string" office:string-value="FIRE" calcext:value-type="string">
            <text:p>FIRE</text:p>
          </table:table-cell>
          <table:table-cell table:formula="of:=IF([.C76]=0;&quot;FIRE-R&quot;)" office:value-type="boolean" office:boolean-value="false" calcext:value-type="boolean">
            <text:p>FALSE</text:p>
          </table:table-cell>
          <table:table-cell table:formula="of:=IF([.C76]=1;&quot;FIRE&quot;;&quot;FIRE-R&quot;)" office:value-type="string" office:string-value="FIRE" calcext:value-type="string">
            <text:p>FIRE</text:p>
          </table:table-cell>
          <table:table-cell table:formula="of:=IF([.C76]=1;&quot;4&quot;;&quot;5&quot;)" office:value-type="string" office:string-value="4" calcext:value-type="string">
            <text:p>4</text:p>
          </table:table-cell>
          <table:table-cell table:formula="of:=IF([.A76]=[.D76])" office:value-type="boolean" office:boolean-value="true" calcext:value-type="boolean">
            <text:p>TRUE</text:p>
          </table:table-cell>
          <table:table-cell table:formula="of:=N([.H7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77]=1;&quot;FIRE&quot;)" office:value-type="string" office:string-value="FIRE" calcext:value-type="string">
            <text:p>FIRE</text:p>
          </table:table-cell>
          <table:table-cell table:formula="of:=IF([.C77]=0;&quot;FIRE-R&quot;)" office:value-type="boolean" office:boolean-value="false" calcext:value-type="boolean">
            <text:p>FALSE</text:p>
          </table:table-cell>
          <table:table-cell table:formula="of:=IF([.C77]=1;&quot;FIRE&quot;;&quot;FIRE-R&quot;)" office:value-type="string" office:string-value="FIRE" calcext:value-type="string">
            <text:p>FIRE</text:p>
          </table:table-cell>
          <table:table-cell table:formula="of:=IF([.C77]=1;&quot;4&quot;;&quot;5&quot;)" office:value-type="string" office:string-value="4" calcext:value-type="string">
            <text:p>4</text:p>
          </table:table-cell>
          <table:table-cell table:formula="of:=IF([.A77]=[.D77])" office:value-type="boolean" office:boolean-value="true" calcext:value-type="boolean">
            <text:p>TRUE</text:p>
          </table:table-cell>
          <table:table-cell table:formula="of:=N([.H7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78]=1;&quot;FIRE&quot;)" office:value-type="string" office:string-value="FIRE" calcext:value-type="string">
            <text:p>FIRE</text:p>
          </table:table-cell>
          <table:table-cell table:formula="of:=IF([.C78]=0;&quot;FIRE-R&quot;)" office:value-type="boolean" office:boolean-value="false" calcext:value-type="boolean">
            <text:p>FALSE</text:p>
          </table:table-cell>
          <table:table-cell table:formula="of:=IF([.C78]=1;&quot;FIRE&quot;;&quot;FIRE-R&quot;)" office:value-type="string" office:string-value="FIRE" calcext:value-type="string">
            <text:p>FIRE</text:p>
          </table:table-cell>
          <table:table-cell table:formula="of:=IF([.C78]=1;&quot;4&quot;;&quot;5&quot;)" office:value-type="string" office:string-value="4" calcext:value-type="string">
            <text:p>4</text:p>
          </table:table-cell>
          <table:table-cell table:formula="of:=IF([.A78]=[.D78])" office:value-type="boolean" office:boolean-value="true" calcext:value-type="boolean">
            <text:p>TRUE</text:p>
          </table:table-cell>
          <table:table-cell table:formula="of:=N([.H7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79]=1;&quot;FIRE&quot;)" office:value-type="string" office:string-value="FIRE" calcext:value-type="string">
            <text:p>FIRE</text:p>
          </table:table-cell>
          <table:table-cell table:formula="of:=IF([.C79]=0;&quot;FIRE-R&quot;)" office:value-type="boolean" office:boolean-value="false" calcext:value-type="boolean">
            <text:p>FALSE</text:p>
          </table:table-cell>
          <table:table-cell table:formula="of:=IF([.C79]=1;&quot;FIRE&quot;;&quot;FIRE-R&quot;)" office:value-type="string" office:string-value="FIRE" calcext:value-type="string">
            <text:p>FIRE</text:p>
          </table:table-cell>
          <table:table-cell table:formula="of:=IF([.C79]=1;&quot;4&quot;;&quot;5&quot;)" office:value-type="string" office:string-value="4" calcext:value-type="string">
            <text:p>4</text:p>
          </table:table-cell>
          <table:table-cell table:formula="of:=IF([.A79]=[.D79])" office:value-type="boolean" office:boolean-value="true" calcext:value-type="boolean">
            <text:p>TRUE</text:p>
          </table:table-cell>
          <table:table-cell table:formula="of:=N([.H7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80]=1;&quot;FIRE&quot;)" office:value-type="string" office:string-value="FIRE" calcext:value-type="string">
            <text:p>FIRE</text:p>
          </table:table-cell>
          <table:table-cell table:formula="of:=IF([.C80]=0;&quot;FIRE-R&quot;)" office:value-type="boolean" office:boolean-value="false" calcext:value-type="boolean">
            <text:p>FALSE</text:p>
          </table:table-cell>
          <table:table-cell table:formula="of:=IF([.C80]=1;&quot;FIRE&quot;;&quot;FIRE-R&quot;)" office:value-type="string" office:string-value="FIRE" calcext:value-type="string">
            <text:p>FIRE</text:p>
          </table:table-cell>
          <table:table-cell table:formula="of:=IF([.C80]=1;&quot;4&quot;;&quot;5&quot;)" office:value-type="string" office:string-value="4" calcext:value-type="string">
            <text:p>4</text:p>
          </table:table-cell>
          <table:table-cell table:formula="of:=IF([.A80]=[.D80])" office:value-type="boolean" office:boolean-value="true" calcext:value-type="boolean">
            <text:p>TRUE</text:p>
          </table:table-cell>
          <table:table-cell table:formula="of:=N([.H8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81]=1;&quot;FIRE&quot;)" office:value-type="string" office:string-value="FIRE" calcext:value-type="string">
            <text:p>FIRE</text:p>
          </table:table-cell>
          <table:table-cell table:formula="of:=IF([.C81]=0;&quot;FIRE-R&quot;)" office:value-type="boolean" office:boolean-value="false" calcext:value-type="boolean">
            <text:p>FALSE</text:p>
          </table:table-cell>
          <table:table-cell table:formula="of:=IF([.C81]=1;&quot;FIRE&quot;;&quot;FIRE-R&quot;)" office:value-type="string" office:string-value="FIRE" calcext:value-type="string">
            <text:p>FIRE</text:p>
          </table:table-cell>
          <table:table-cell table:formula="of:=IF([.C81]=1;&quot;4&quot;;&quot;5&quot;)" office:value-type="string" office:string-value="4" calcext:value-type="string">
            <text:p>4</text:p>
          </table:table-cell>
          <table:table-cell table:formula="of:=IF([.A81]=[.D81])" office:value-type="boolean" office:boolean-value="true" calcext:value-type="boolean">
            <text:p>TRUE</text:p>
          </table:table-cell>
          <table:table-cell table:formula="of:=N([.H8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82]=1;&quot;FIRE&quot;)" office:value-type="string" office:string-value="FIRE" calcext:value-type="string">
            <text:p>FIRE</text:p>
          </table:table-cell>
          <table:table-cell table:formula="of:=IF([.C82]=0;&quot;FIRE-R&quot;)" office:value-type="boolean" office:boolean-value="false" calcext:value-type="boolean">
            <text:p>FALSE</text:p>
          </table:table-cell>
          <table:table-cell table:formula="of:=IF([.C82]=1;&quot;FIRE&quot;;&quot;FIRE-R&quot;)" office:value-type="string" office:string-value="FIRE" calcext:value-type="string">
            <text:p>FIRE</text:p>
          </table:table-cell>
          <table:table-cell table:formula="of:=IF([.C82]=1;&quot;4&quot;;&quot;5&quot;)" office:value-type="string" office:string-value="4" calcext:value-type="string">
            <text:p>4</text:p>
          </table:table-cell>
          <table:table-cell table:formula="of:=IF([.A82]=[.D82])" office:value-type="boolean" office:boolean-value="true" calcext:value-type="boolean">
            <text:p>TRUE</text:p>
          </table:table-cell>
          <table:table-cell table:formula="of:=N([.H8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83]=1;&quot;FIRE&quot;)" office:value-type="string" office:string-value="FIRE" calcext:value-type="string">
            <text:p>FIRE</text:p>
          </table:table-cell>
          <table:table-cell table:formula="of:=IF([.C83]=0;&quot;FIRE-R&quot;)" office:value-type="boolean" office:boolean-value="false" calcext:value-type="boolean">
            <text:p>FALSE</text:p>
          </table:table-cell>
          <table:table-cell table:formula="of:=IF([.C83]=1;&quot;FIRE&quot;;&quot;FIRE-R&quot;)" office:value-type="string" office:string-value="FIRE" calcext:value-type="string">
            <text:p>FIRE</text:p>
          </table:table-cell>
          <table:table-cell table:formula="of:=IF([.C83]=1;&quot;4&quot;;&quot;5&quot;)" office:value-type="string" office:string-value="4" calcext:value-type="string">
            <text:p>4</text:p>
          </table:table-cell>
          <table:table-cell table:formula="of:=IF([.A83]=[.D83])" office:value-type="boolean" office:boolean-value="true" calcext:value-type="boolean">
            <text:p>TRUE</text:p>
          </table:table-cell>
          <table:table-cell table:formula="of:=N([.H8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84]=1;&quot;FIRE&quot;)" office:value-type="string" office:string-value="FIRE" calcext:value-type="string">
            <text:p>FIRE</text:p>
          </table:table-cell>
          <table:table-cell table:formula="of:=IF([.C84]=0;&quot;FIRE-R&quot;)" office:value-type="boolean" office:boolean-value="false" calcext:value-type="boolean">
            <text:p>FALSE</text:p>
          </table:table-cell>
          <table:table-cell table:formula="of:=IF([.C84]=1;&quot;FIRE&quot;;&quot;FIRE-R&quot;)" office:value-type="string" office:string-value="FIRE" calcext:value-type="string">
            <text:p>FIRE</text:p>
          </table:table-cell>
          <table:table-cell table:formula="of:=IF([.C84]=1;&quot;4&quot;;&quot;5&quot;)" office:value-type="string" office:string-value="4" calcext:value-type="string">
            <text:p>4</text:p>
          </table:table-cell>
          <table:table-cell table:formula="of:=IF([.A84]=[.D84])" office:value-type="boolean" office:boolean-value="true" calcext:value-type="boolean">
            <text:p>TRUE</text:p>
          </table:table-cell>
          <table:table-cell table:formula="of:=N([.H8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85]=1;&quot;FIRE&quot;)" office:value-type="string" office:string-value="FIRE" calcext:value-type="string">
            <text:p>FIRE</text:p>
          </table:table-cell>
          <table:table-cell table:formula="of:=IF([.C85]=0;&quot;FIRE-R&quot;)" office:value-type="boolean" office:boolean-value="false" calcext:value-type="boolean">
            <text:p>FALSE</text:p>
          </table:table-cell>
          <table:table-cell table:formula="of:=IF([.C85]=1;&quot;FIRE&quot;;&quot;FIRE-R&quot;)" office:value-type="string" office:string-value="FIRE" calcext:value-type="string">
            <text:p>FIRE</text:p>
          </table:table-cell>
          <table:table-cell table:formula="of:=IF([.C85]=1;&quot;4&quot;;&quot;5&quot;)" office:value-type="string" office:string-value="4" calcext:value-type="string">
            <text:p>4</text:p>
          </table:table-cell>
          <table:table-cell table:formula="of:=IF([.A85]=[.D85])" office:value-type="boolean" office:boolean-value="true" calcext:value-type="boolean">
            <text:p>TRUE</text:p>
          </table:table-cell>
          <table:table-cell table:formula="of:=N([.H8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86]=1;&quot;FIRE&quot;)" office:value-type="string" office:string-value="FIRE" calcext:value-type="string">
            <text:p>FIRE</text:p>
          </table:table-cell>
          <table:table-cell table:formula="of:=IF([.C86]=0;&quot;FIRE-R&quot;)" office:value-type="boolean" office:boolean-value="false" calcext:value-type="boolean">
            <text:p>FALSE</text:p>
          </table:table-cell>
          <table:table-cell table:formula="of:=IF([.C86]=1;&quot;FIRE&quot;;&quot;FIRE-R&quot;)" office:value-type="string" office:string-value="FIRE" calcext:value-type="string">
            <text:p>FIRE</text:p>
          </table:table-cell>
          <table:table-cell table:formula="of:=IF([.C86]=1;&quot;4&quot;;&quot;5&quot;)" office:value-type="string" office:string-value="4" calcext:value-type="string">
            <text:p>4</text:p>
          </table:table-cell>
          <table:table-cell table:formula="of:=IF([.A86]=[.D86])" office:value-type="boolean" office:boolean-value="true" calcext:value-type="boolean">
            <text:p>TRUE</text:p>
          </table:table-cell>
          <table:table-cell table:formula="of:=N([.H8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87]=1;&quot;FIRE&quot;)" office:value-type="string" office:string-value="FIRE" calcext:value-type="string">
            <text:p>FIRE</text:p>
          </table:table-cell>
          <table:table-cell table:formula="of:=IF([.C87]=0;&quot;FIRE-R&quot;)" office:value-type="boolean" office:boolean-value="false" calcext:value-type="boolean">
            <text:p>FALSE</text:p>
          </table:table-cell>
          <table:table-cell table:formula="of:=IF([.C87]=1;&quot;FIRE&quot;;&quot;FIRE-R&quot;)" office:value-type="string" office:string-value="FIRE" calcext:value-type="string">
            <text:p>FIRE</text:p>
          </table:table-cell>
          <table:table-cell table:formula="of:=IF([.C87]=1;&quot;4&quot;;&quot;5&quot;)" office:value-type="string" office:string-value="4" calcext:value-type="string">
            <text:p>4</text:p>
          </table:table-cell>
          <table:table-cell table:formula="of:=IF([.A87]=[.D87])" office:value-type="boolean" office:boolean-value="true" calcext:value-type="boolean">
            <text:p>TRUE</text:p>
          </table:table-cell>
          <table:table-cell table:formula="of:=N([.H8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88]=1;&quot;FIRE&quot;)" office:value-type="string" office:string-value="FIRE" calcext:value-type="string">
            <text:p>FIRE</text:p>
          </table:table-cell>
          <table:table-cell table:formula="of:=IF([.C88]=0;&quot;FIRE-R&quot;)" office:value-type="boolean" office:boolean-value="false" calcext:value-type="boolean">
            <text:p>FALSE</text:p>
          </table:table-cell>
          <table:table-cell table:formula="of:=IF([.C88]=1;&quot;FIRE&quot;;&quot;FIRE-R&quot;)" office:value-type="string" office:string-value="FIRE" calcext:value-type="string">
            <text:p>FIRE</text:p>
          </table:table-cell>
          <table:table-cell table:formula="of:=IF([.C88]=1;&quot;4&quot;;&quot;5&quot;)" office:value-type="string" office:string-value="4" calcext:value-type="string">
            <text:p>4</text:p>
          </table:table-cell>
          <table:table-cell table:formula="of:=IF([.A88]=[.D88])" office:value-type="boolean" office:boolean-value="true" calcext:value-type="boolean">
            <text:p>TRUE</text:p>
          </table:table-cell>
          <table:table-cell table:formula="of:=N([.H8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89]=1;&quot;FIRE&quot;)" office:value-type="string" office:string-value="FIRE" calcext:value-type="string">
            <text:p>FIRE</text:p>
          </table:table-cell>
          <table:table-cell table:formula="of:=IF([.C89]=0;&quot;FIRE-R&quot;)" office:value-type="boolean" office:boolean-value="false" calcext:value-type="boolean">
            <text:p>FALSE</text:p>
          </table:table-cell>
          <table:table-cell table:formula="of:=IF([.C89]=1;&quot;FIRE&quot;;&quot;FIRE-R&quot;)" office:value-type="string" office:string-value="FIRE" calcext:value-type="string">
            <text:p>FIRE</text:p>
          </table:table-cell>
          <table:table-cell table:formula="of:=IF([.C89]=1;&quot;4&quot;;&quot;5&quot;)" office:value-type="string" office:string-value="4" calcext:value-type="string">
            <text:p>4</text:p>
          </table:table-cell>
          <table:table-cell table:formula="of:=IF([.A89]=[.D89])" office:value-type="boolean" office:boolean-value="true" calcext:value-type="boolean">
            <text:p>TRUE</text:p>
          </table:table-cell>
          <table:table-cell table:formula="of:=N([.H8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90]=1;&quot;FIRE&quot;)" office:value-type="string" office:string-value="FIRE" calcext:value-type="string">
            <text:p>FIRE</text:p>
          </table:table-cell>
          <table:table-cell table:formula="of:=IF([.C90]=0;&quot;FIRE-R&quot;)" office:value-type="boolean" office:boolean-value="false" calcext:value-type="boolean">
            <text:p>FALSE</text:p>
          </table:table-cell>
          <table:table-cell table:formula="of:=IF([.C90]=1;&quot;FIRE&quot;;&quot;FIRE-R&quot;)" office:value-type="string" office:string-value="FIRE" calcext:value-type="string">
            <text:p>FIRE</text:p>
          </table:table-cell>
          <table:table-cell table:formula="of:=IF([.C90]=1;&quot;4&quot;;&quot;5&quot;)" office:value-type="string" office:string-value="4" calcext:value-type="string">
            <text:p>4</text:p>
          </table:table-cell>
          <table:table-cell table:formula="of:=IF([.A90]=[.D90])" office:value-type="boolean" office:boolean-value="true" calcext:value-type="boolean">
            <text:p>TRUE</text:p>
          </table:table-cell>
          <table:table-cell table:formula="of:=N([.H9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91]=1;&quot;FIRE&quot;)" office:value-type="string" office:string-value="FIRE" calcext:value-type="string">
            <text:p>FIRE</text:p>
          </table:table-cell>
          <table:table-cell table:formula="of:=IF([.C91]=0;&quot;FIRE-R&quot;)" office:value-type="boolean" office:boolean-value="false" calcext:value-type="boolean">
            <text:p>FALSE</text:p>
          </table:table-cell>
          <table:table-cell table:formula="of:=IF([.C91]=1;&quot;FIRE&quot;;&quot;FIRE-R&quot;)" office:value-type="string" office:string-value="FIRE" calcext:value-type="string">
            <text:p>FIRE</text:p>
          </table:table-cell>
          <table:table-cell table:formula="of:=IF([.C91]=1;&quot;4&quot;;&quot;5&quot;)" office:value-type="string" office:string-value="4" calcext:value-type="string">
            <text:p>4</text:p>
          </table:table-cell>
          <table:table-cell table:formula="of:=IF([.A91]=[.D91])" office:value-type="boolean" office:boolean-value="true" calcext:value-type="boolean">
            <text:p>TRUE</text:p>
          </table:table-cell>
          <table:table-cell table:formula="of:=N([.H9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92]=1;&quot;FIRE&quot;)" office:value-type="string" office:string-value="FIRE" calcext:value-type="string">
            <text:p>FIRE</text:p>
          </table:table-cell>
          <table:table-cell table:formula="of:=IF([.C92]=0;&quot;FIRE-R&quot;)" office:value-type="boolean" office:boolean-value="false" calcext:value-type="boolean">
            <text:p>FALSE</text:p>
          </table:table-cell>
          <table:table-cell table:formula="of:=IF([.C92]=1;&quot;FIRE&quot;;&quot;FIRE-R&quot;)" office:value-type="string" office:string-value="FIRE" calcext:value-type="string">
            <text:p>FIRE</text:p>
          </table:table-cell>
          <table:table-cell table:formula="of:=IF([.C92]=1;&quot;4&quot;;&quot;5&quot;)" office:value-type="string" office:string-value="4" calcext:value-type="string">
            <text:p>4</text:p>
          </table:table-cell>
          <table:table-cell table:formula="of:=IF([.A92]=[.D92])" office:value-type="boolean" office:boolean-value="true" calcext:value-type="boolean">
            <text:p>TRUE</text:p>
          </table:table-cell>
          <table:table-cell table:formula="of:=N([.H9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93]=1;&quot;FIRE&quot;)" office:value-type="string" office:string-value="FIRE" calcext:value-type="string">
            <text:p>FIRE</text:p>
          </table:table-cell>
          <table:table-cell table:formula="of:=IF([.C93]=0;&quot;FIRE-R&quot;)" office:value-type="boolean" office:boolean-value="false" calcext:value-type="boolean">
            <text:p>FALSE</text:p>
          </table:table-cell>
          <table:table-cell table:formula="of:=IF([.C93]=1;&quot;FIRE&quot;;&quot;FIRE-R&quot;)" office:value-type="string" office:string-value="FIRE" calcext:value-type="string">
            <text:p>FIRE</text:p>
          </table:table-cell>
          <table:table-cell table:formula="of:=IF([.C93]=1;&quot;4&quot;;&quot;5&quot;)" office:value-type="string" office:string-value="4" calcext:value-type="string">
            <text:p>4</text:p>
          </table:table-cell>
          <table:table-cell table:formula="of:=IF([.A93]=[.D93])" office:value-type="boolean" office:boolean-value="true" calcext:value-type="boolean">
            <text:p>TRUE</text:p>
          </table:table-cell>
          <table:table-cell table:formula="of:=N([.H9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94]=1;&quot;FIRE&quot;)" office:value-type="string" office:string-value="FIRE" calcext:value-type="string">
            <text:p>FIRE</text:p>
          </table:table-cell>
          <table:table-cell table:formula="of:=IF([.C94]=0;&quot;FIRE-R&quot;)" office:value-type="boolean" office:boolean-value="false" calcext:value-type="boolean">
            <text:p>FALSE</text:p>
          </table:table-cell>
          <table:table-cell table:formula="of:=IF([.C94]=1;&quot;FIRE&quot;;&quot;FIRE-R&quot;)" office:value-type="string" office:string-value="FIRE" calcext:value-type="string">
            <text:p>FIRE</text:p>
          </table:table-cell>
          <table:table-cell table:formula="of:=IF([.C94]=1;&quot;4&quot;;&quot;5&quot;)" office:value-type="string" office:string-value="4" calcext:value-type="string">
            <text:p>4</text:p>
          </table:table-cell>
          <table:table-cell table:formula="of:=IF([.A94]=[.D94])" office:value-type="boolean" office:boolean-value="true" calcext:value-type="boolean">
            <text:p>TRUE</text:p>
          </table:table-cell>
          <table:table-cell table:formula="of:=N([.H9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95]=1;&quot;FIRE&quot;)" office:value-type="string" office:string-value="FIRE" calcext:value-type="string">
            <text:p>FIRE</text:p>
          </table:table-cell>
          <table:table-cell table:formula="of:=IF([.C95]=0;&quot;FIRE-R&quot;)" office:value-type="boolean" office:boolean-value="false" calcext:value-type="boolean">
            <text:p>FALSE</text:p>
          </table:table-cell>
          <table:table-cell table:formula="of:=IF([.C95]=1;&quot;FIRE&quot;;&quot;FIRE-R&quot;)" office:value-type="string" office:string-value="FIRE" calcext:value-type="string">
            <text:p>FIRE</text:p>
          </table:table-cell>
          <table:table-cell table:formula="of:=IF([.C95]=1;&quot;4&quot;;&quot;5&quot;)" office:value-type="string" office:string-value="4" calcext:value-type="string">
            <text:p>4</text:p>
          </table:table-cell>
          <table:table-cell table:formula="of:=IF([.A95]=[.D95])" office:value-type="boolean" office:boolean-value="true" calcext:value-type="boolean">
            <text:p>TRUE</text:p>
          </table:table-cell>
          <table:table-cell table:formula="of:=N([.H9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96]=1;&quot;FIRE&quot;)" office:value-type="string" office:string-value="FIRE" calcext:value-type="string">
            <text:p>FIRE</text:p>
          </table:table-cell>
          <table:table-cell table:formula="of:=IF([.C96]=0;&quot;FIRE-R&quot;)" office:value-type="boolean" office:boolean-value="false" calcext:value-type="boolean">
            <text:p>FALSE</text:p>
          </table:table-cell>
          <table:table-cell table:formula="of:=IF([.C96]=1;&quot;FIRE&quot;;&quot;FIRE-R&quot;)" office:value-type="string" office:string-value="FIRE" calcext:value-type="string">
            <text:p>FIRE</text:p>
          </table:table-cell>
          <table:table-cell table:formula="of:=IF([.C96]=1;&quot;4&quot;;&quot;5&quot;)" office:value-type="string" office:string-value="4" calcext:value-type="string">
            <text:p>4</text:p>
          </table:table-cell>
          <table:table-cell table:formula="of:=IF([.A96]=[.D96])" office:value-type="boolean" office:boolean-value="true" calcext:value-type="boolean">
            <text:p>TRUE</text:p>
          </table:table-cell>
          <table:table-cell table:formula="of:=N([.H9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97]=1;&quot;FIRE&quot;)" office:value-type="string" office:string-value="FIRE" calcext:value-type="string">
            <text:p>FIRE</text:p>
          </table:table-cell>
          <table:table-cell table:formula="of:=IF([.C97]=0;&quot;FIRE-R&quot;)" office:value-type="boolean" office:boolean-value="false" calcext:value-type="boolean">
            <text:p>FALSE</text:p>
          </table:table-cell>
          <table:table-cell table:formula="of:=IF([.C97]=1;&quot;FIRE&quot;;&quot;FIRE-R&quot;)" office:value-type="string" office:string-value="FIRE" calcext:value-type="string">
            <text:p>FIRE</text:p>
          </table:table-cell>
          <table:table-cell table:formula="of:=IF([.C97]=1;&quot;4&quot;;&quot;5&quot;)" office:value-type="string" office:string-value="4" calcext:value-type="string">
            <text:p>4</text:p>
          </table:table-cell>
          <table:table-cell table:formula="of:=IF([.A97]=[.D97])" office:value-type="boolean" office:boolean-value="true" calcext:value-type="boolean">
            <text:p>TRUE</text:p>
          </table:table-cell>
          <table:table-cell table:formula="of:=N([.H9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98]=1;&quot;FIRE&quot;)" office:value-type="string" office:string-value="FIRE" calcext:value-type="string">
            <text:p>FIRE</text:p>
          </table:table-cell>
          <table:table-cell table:formula="of:=IF([.C98]=0;&quot;FIRE-R&quot;)" office:value-type="boolean" office:boolean-value="false" calcext:value-type="boolean">
            <text:p>FALSE</text:p>
          </table:table-cell>
          <table:table-cell table:formula="of:=IF([.C98]=1;&quot;FIRE&quot;;&quot;FIRE-R&quot;)" office:value-type="string" office:string-value="FIRE" calcext:value-type="string">
            <text:p>FIRE</text:p>
          </table:table-cell>
          <table:table-cell table:formula="of:=IF([.C98]=1;&quot;4&quot;;&quot;5&quot;)" office:value-type="string" office:string-value="4" calcext:value-type="string">
            <text:p>4</text:p>
          </table:table-cell>
          <table:table-cell table:formula="of:=IF([.A98]=[.D98])" office:value-type="boolean" office:boolean-value="true" calcext:value-type="boolean">
            <text:p>TRUE</text:p>
          </table:table-cell>
          <table:table-cell table:formula="of:=N([.H9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99]=1;&quot;FIRE&quot;)" office:value-type="string" office:string-value="FIRE" calcext:value-type="string">
            <text:p>FIRE</text:p>
          </table:table-cell>
          <table:table-cell table:formula="of:=IF([.C99]=0;&quot;FIRE-R&quot;)" office:value-type="boolean" office:boolean-value="false" calcext:value-type="boolean">
            <text:p>FALSE</text:p>
          </table:table-cell>
          <table:table-cell table:formula="of:=IF([.C99]=1;&quot;FIRE&quot;;&quot;FIRE-R&quot;)" office:value-type="string" office:string-value="FIRE" calcext:value-type="string">
            <text:p>FIRE</text:p>
          </table:table-cell>
          <table:table-cell table:formula="of:=IF([.C99]=1;&quot;4&quot;;&quot;5&quot;)" office:value-type="string" office:string-value="4" calcext:value-type="string">
            <text:p>4</text:p>
          </table:table-cell>
          <table:table-cell table:formula="of:=IF([.A99]=[.D99])" office:value-type="boolean" office:boolean-value="true" calcext:value-type="boolean">
            <text:p>TRUE</text:p>
          </table:table-cell>
          <table:table-cell table:formula="of:=N([.H9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00]=1;&quot;FIRE&quot;)" office:value-type="string" office:string-value="FIRE" calcext:value-type="string">
            <text:p>FIRE</text:p>
          </table:table-cell>
          <table:table-cell table:formula="of:=IF([.C100]=0;&quot;FIRE-R&quot;)" office:value-type="boolean" office:boolean-value="false" calcext:value-type="boolean">
            <text:p>FALSE</text:p>
          </table:table-cell>
          <table:table-cell table:formula="of:=IF([.C100]=1;&quot;FIRE&quot;;&quot;FIRE-R&quot;)" office:value-type="string" office:string-value="FIRE" calcext:value-type="string">
            <text:p>FIRE</text:p>
          </table:table-cell>
          <table:table-cell table:formula="of:=IF([.C100]=1;&quot;4&quot;;&quot;5&quot;)" office:value-type="string" office:string-value="4" calcext:value-type="string">
            <text:p>4</text:p>
          </table:table-cell>
          <table:table-cell table:formula="of:=IF([.A100]=[.D100])" office:value-type="boolean" office:boolean-value="true" calcext:value-type="boolean">
            <text:p>TRUE</text:p>
          </table:table-cell>
          <table:table-cell table:formula="of:=N([.H10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01]=1;&quot;FIRE&quot;)" office:value-type="string" office:string-value="FIRE" calcext:value-type="string">
            <text:p>FIRE</text:p>
          </table:table-cell>
          <table:table-cell table:formula="of:=IF([.C101]=0;&quot;FIRE-R&quot;)" office:value-type="boolean" office:boolean-value="false" calcext:value-type="boolean">
            <text:p>FALSE</text:p>
          </table:table-cell>
          <table:table-cell table:formula="of:=IF([.C101]=1;&quot;FIRE&quot;;&quot;FIRE-R&quot;)" office:value-type="string" office:string-value="FIRE" calcext:value-type="string">
            <text:p>FIRE</text:p>
          </table:table-cell>
          <table:table-cell table:formula="of:=IF([.C101]=1;&quot;4&quot;;&quot;5&quot;)" office:value-type="string" office:string-value="4" calcext:value-type="string">
            <text:p>4</text:p>
          </table:table-cell>
          <table:table-cell table:formula="of:=IF([.A101]=[.D101])" office:value-type="boolean" office:boolean-value="true" calcext:value-type="boolean">
            <text:p>TRUE</text:p>
          </table:table-cell>
          <table:table-cell table:formula="of:=N([.H10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02]=1;&quot;FIRE&quot;)" office:value-type="string" office:string-value="FIRE" calcext:value-type="string">
            <text:p>FIRE</text:p>
          </table:table-cell>
          <table:table-cell table:formula="of:=IF([.C102]=0;&quot;FIRE-R&quot;)" office:value-type="boolean" office:boolean-value="false" calcext:value-type="boolean">
            <text:p>FALSE</text:p>
          </table:table-cell>
          <table:table-cell table:formula="of:=IF([.C102]=1;&quot;FIRE&quot;;&quot;FIRE-R&quot;)" office:value-type="string" office:string-value="FIRE" calcext:value-type="string">
            <text:p>FIRE</text:p>
          </table:table-cell>
          <table:table-cell table:formula="of:=IF([.C102]=1;&quot;4&quot;;&quot;5&quot;)" office:value-type="string" office:string-value="4" calcext:value-type="string">
            <text:p>4</text:p>
          </table:table-cell>
          <table:table-cell table:formula="of:=IF([.A102]=[.D102])" office:value-type="boolean" office:boolean-value="true" calcext:value-type="boolean">
            <text:p>TRUE</text:p>
          </table:table-cell>
          <table:table-cell table:formula="of:=N([.H10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03]=1;&quot;FIRE&quot;)" office:value-type="string" office:string-value="FIRE" calcext:value-type="string">
            <text:p>FIRE</text:p>
          </table:table-cell>
          <table:table-cell table:formula="of:=IF([.C103]=0;&quot;FIRE-R&quot;)" office:value-type="boolean" office:boolean-value="false" calcext:value-type="boolean">
            <text:p>FALSE</text:p>
          </table:table-cell>
          <table:table-cell table:formula="of:=IF([.C103]=1;&quot;FIRE&quot;;&quot;FIRE-R&quot;)" office:value-type="string" office:string-value="FIRE" calcext:value-type="string">
            <text:p>FIRE</text:p>
          </table:table-cell>
          <table:table-cell table:formula="of:=IF([.C103]=1;&quot;4&quot;;&quot;5&quot;)" office:value-type="string" office:string-value="4" calcext:value-type="string">
            <text:p>4</text:p>
          </table:table-cell>
          <table:table-cell table:formula="of:=IF([.A103]=[.D103])" office:value-type="boolean" office:boolean-value="true" calcext:value-type="boolean">
            <text:p>TRUE</text:p>
          </table:table-cell>
          <table:table-cell table:formula="of:=N([.H10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04]=1;&quot;FIRE&quot;)" office:value-type="string" office:string-value="FIRE" calcext:value-type="string">
            <text:p>FIRE</text:p>
          </table:table-cell>
          <table:table-cell table:formula="of:=IF([.C104]=0;&quot;FIRE-R&quot;)" office:value-type="boolean" office:boolean-value="false" calcext:value-type="boolean">
            <text:p>FALSE</text:p>
          </table:table-cell>
          <table:table-cell table:formula="of:=IF([.C104]=1;&quot;FIRE&quot;;&quot;FIRE-R&quot;)" office:value-type="string" office:string-value="FIRE" calcext:value-type="string">
            <text:p>FIRE</text:p>
          </table:table-cell>
          <table:table-cell table:formula="of:=IF([.C104]=1;&quot;4&quot;;&quot;5&quot;)" office:value-type="string" office:string-value="4" calcext:value-type="string">
            <text:p>4</text:p>
          </table:table-cell>
          <table:table-cell table:formula="of:=IF([.A104]=[.D104])" office:value-type="boolean" office:boolean-value="true" calcext:value-type="boolean">
            <text:p>TRUE</text:p>
          </table:table-cell>
          <table:table-cell table:formula="of:=N([.H10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05]=1;&quot;FIRE&quot;)" office:value-type="string" office:string-value="FIRE" calcext:value-type="string">
            <text:p>FIRE</text:p>
          </table:table-cell>
          <table:table-cell table:formula="of:=IF([.C105]=0;&quot;FIRE-R&quot;)" office:value-type="boolean" office:boolean-value="false" calcext:value-type="boolean">
            <text:p>FALSE</text:p>
          </table:table-cell>
          <table:table-cell table:formula="of:=IF([.C105]=1;&quot;FIRE&quot;;&quot;FIRE-R&quot;)" office:value-type="string" office:string-value="FIRE" calcext:value-type="string">
            <text:p>FIRE</text:p>
          </table:table-cell>
          <table:table-cell table:formula="of:=IF([.C105]=1;&quot;4&quot;;&quot;5&quot;)" office:value-type="string" office:string-value="4" calcext:value-type="string">
            <text:p>4</text:p>
          </table:table-cell>
          <table:table-cell table:formula="of:=IF([.A105]=[.D105])" office:value-type="boolean" office:boolean-value="true" calcext:value-type="boolean">
            <text:p>TRUE</text:p>
          </table:table-cell>
          <table:table-cell table:formula="of:=N([.H10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06]=1;&quot;FIRE&quot;)" office:value-type="string" office:string-value="FIRE" calcext:value-type="string">
            <text:p>FIRE</text:p>
          </table:table-cell>
          <table:table-cell table:formula="of:=IF([.C106]=0;&quot;FIRE-R&quot;)" office:value-type="boolean" office:boolean-value="false" calcext:value-type="boolean">
            <text:p>FALSE</text:p>
          </table:table-cell>
          <table:table-cell table:formula="of:=IF([.C106]=1;&quot;FIRE&quot;;&quot;FIRE-R&quot;)" office:value-type="string" office:string-value="FIRE" calcext:value-type="string">
            <text:p>FIRE</text:p>
          </table:table-cell>
          <table:table-cell table:formula="of:=IF([.C106]=1;&quot;4&quot;;&quot;5&quot;)" office:value-type="string" office:string-value="4" calcext:value-type="string">
            <text:p>4</text:p>
          </table:table-cell>
          <table:table-cell table:formula="of:=IF([.A106]=[.D106])" office:value-type="boolean" office:boolean-value="true" calcext:value-type="boolean">
            <text:p>TRUE</text:p>
          </table:table-cell>
          <table:table-cell table:formula="of:=N([.H10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07]=1;&quot;FIRE&quot;)" office:value-type="string" office:string-value="FIRE" calcext:value-type="string">
            <text:p>FIRE</text:p>
          </table:table-cell>
          <table:table-cell table:formula="of:=IF([.C107]=0;&quot;FIRE-R&quot;)" office:value-type="boolean" office:boolean-value="false" calcext:value-type="boolean">
            <text:p>FALSE</text:p>
          </table:table-cell>
          <table:table-cell table:formula="of:=IF([.C107]=1;&quot;FIRE&quot;;&quot;FIRE-R&quot;)" office:value-type="string" office:string-value="FIRE" calcext:value-type="string">
            <text:p>FIRE</text:p>
          </table:table-cell>
          <table:table-cell table:formula="of:=IF([.C107]=1;&quot;4&quot;;&quot;5&quot;)" office:value-type="string" office:string-value="4" calcext:value-type="string">
            <text:p>4</text:p>
          </table:table-cell>
          <table:table-cell table:formula="of:=IF([.A107]=[.D107])" office:value-type="boolean" office:boolean-value="true" calcext:value-type="boolean">
            <text:p>TRUE</text:p>
          </table:table-cell>
          <table:table-cell table:formula="of:=N([.H10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08]=1;&quot;FIRE&quot;)" office:value-type="string" office:string-value="FIRE" calcext:value-type="string">
            <text:p>FIRE</text:p>
          </table:table-cell>
          <table:table-cell table:formula="of:=IF([.C108]=0;&quot;FIRE-R&quot;)" office:value-type="boolean" office:boolean-value="false" calcext:value-type="boolean">
            <text:p>FALSE</text:p>
          </table:table-cell>
          <table:table-cell table:formula="of:=IF([.C108]=1;&quot;FIRE&quot;;&quot;FIRE-R&quot;)" office:value-type="string" office:string-value="FIRE" calcext:value-type="string">
            <text:p>FIRE</text:p>
          </table:table-cell>
          <table:table-cell table:formula="of:=IF([.C108]=1;&quot;4&quot;;&quot;5&quot;)" office:value-type="string" office:string-value="4" calcext:value-type="string">
            <text:p>4</text:p>
          </table:table-cell>
          <table:table-cell table:formula="of:=IF([.A108]=[.D108])" office:value-type="boolean" office:boolean-value="true" calcext:value-type="boolean">
            <text:p>TRUE</text:p>
          </table:table-cell>
          <table:table-cell table:formula="of:=N([.H10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09]=1;&quot;FIRE&quot;)" office:value-type="string" office:string-value="FIRE" calcext:value-type="string">
            <text:p>FIRE</text:p>
          </table:table-cell>
          <table:table-cell table:formula="of:=IF([.C109]=0;&quot;FIRE-R&quot;)" office:value-type="boolean" office:boolean-value="false" calcext:value-type="boolean">
            <text:p>FALSE</text:p>
          </table:table-cell>
          <table:table-cell table:formula="of:=IF([.C109]=1;&quot;FIRE&quot;;&quot;FIRE-R&quot;)" office:value-type="string" office:string-value="FIRE" calcext:value-type="string">
            <text:p>FIRE</text:p>
          </table:table-cell>
          <table:table-cell table:formula="of:=IF([.C109]=1;&quot;4&quot;;&quot;5&quot;)" office:value-type="string" office:string-value="4" calcext:value-type="string">
            <text:p>4</text:p>
          </table:table-cell>
          <table:table-cell table:formula="of:=IF([.A109]=[.D109])" office:value-type="boolean" office:boolean-value="true" calcext:value-type="boolean">
            <text:p>TRUE</text:p>
          </table:table-cell>
          <table:table-cell table:formula="of:=N([.H10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10]=1;&quot;FIRE&quot;)" office:value-type="string" office:string-value="FIRE" calcext:value-type="string">
            <text:p>FIRE</text:p>
          </table:table-cell>
          <table:table-cell table:formula="of:=IF([.C110]=0;&quot;FIRE-R&quot;)" office:value-type="boolean" office:boolean-value="false" calcext:value-type="boolean">
            <text:p>FALSE</text:p>
          </table:table-cell>
          <table:table-cell table:formula="of:=IF([.C110]=1;&quot;FIRE&quot;;&quot;FIRE-R&quot;)" office:value-type="string" office:string-value="FIRE" calcext:value-type="string">
            <text:p>FIRE</text:p>
          </table:table-cell>
          <table:table-cell table:formula="of:=IF([.C110]=1;&quot;4&quot;;&quot;5&quot;)" office:value-type="string" office:string-value="4" calcext:value-type="string">
            <text:p>4</text:p>
          </table:table-cell>
          <table:table-cell table:formula="of:=IF([.A110]=[.D110])" office:value-type="boolean" office:boolean-value="true" calcext:value-type="boolean">
            <text:p>TRUE</text:p>
          </table:table-cell>
          <table:table-cell table:formula="of:=N([.H11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11]=1;&quot;FIRE&quot;)" office:value-type="string" office:string-value="FIRE" calcext:value-type="string">
            <text:p>FIRE</text:p>
          </table:table-cell>
          <table:table-cell table:formula="of:=IF([.C111]=0;&quot;FIRE-R&quot;)" office:value-type="boolean" office:boolean-value="false" calcext:value-type="boolean">
            <text:p>FALSE</text:p>
          </table:table-cell>
          <table:table-cell table:formula="of:=IF([.C111]=1;&quot;FIRE&quot;;&quot;FIRE-R&quot;)" office:value-type="string" office:string-value="FIRE" calcext:value-type="string">
            <text:p>FIRE</text:p>
          </table:table-cell>
          <table:table-cell table:formula="of:=IF([.C111]=1;&quot;4&quot;;&quot;5&quot;)" office:value-type="string" office:string-value="4" calcext:value-type="string">
            <text:p>4</text:p>
          </table:table-cell>
          <table:table-cell table:formula="of:=IF([.A111]=[.D111])" office:value-type="boolean" office:boolean-value="true" calcext:value-type="boolean">
            <text:p>TRUE</text:p>
          </table:table-cell>
          <table:table-cell table:formula="of:=N([.H11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12]=1;&quot;FIRE&quot;)" office:value-type="string" office:string-value="FIRE" calcext:value-type="string">
            <text:p>FIRE</text:p>
          </table:table-cell>
          <table:table-cell table:formula="of:=IF([.C112]=0;&quot;FIRE-R&quot;)" office:value-type="boolean" office:boolean-value="false" calcext:value-type="boolean">
            <text:p>FALSE</text:p>
          </table:table-cell>
          <table:table-cell table:formula="of:=IF([.C112]=1;&quot;FIRE&quot;;&quot;FIRE-R&quot;)" office:value-type="string" office:string-value="FIRE" calcext:value-type="string">
            <text:p>FIRE</text:p>
          </table:table-cell>
          <table:table-cell table:formula="of:=IF([.C112]=1;&quot;4&quot;;&quot;5&quot;)" office:value-type="string" office:string-value="4" calcext:value-type="string">
            <text:p>4</text:p>
          </table:table-cell>
          <table:table-cell table:formula="of:=IF([.A112]=[.D112])" office:value-type="boolean" office:boolean-value="true" calcext:value-type="boolean">
            <text:p>TRUE</text:p>
          </table:table-cell>
          <table:table-cell table:formula="of:=N([.H11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13]=1;&quot;FIRE&quot;)" office:value-type="string" office:string-value="FIRE" calcext:value-type="string">
            <text:p>FIRE</text:p>
          </table:table-cell>
          <table:table-cell table:formula="of:=IF([.C113]=0;&quot;FIRE-R&quot;)" office:value-type="boolean" office:boolean-value="false" calcext:value-type="boolean">
            <text:p>FALSE</text:p>
          </table:table-cell>
          <table:table-cell table:formula="of:=IF([.C113]=1;&quot;FIRE&quot;;&quot;FIRE-R&quot;)" office:value-type="string" office:string-value="FIRE" calcext:value-type="string">
            <text:p>FIRE</text:p>
          </table:table-cell>
          <table:table-cell table:formula="of:=IF([.C113]=1;&quot;4&quot;;&quot;5&quot;)" office:value-type="string" office:string-value="4" calcext:value-type="string">
            <text:p>4</text:p>
          </table:table-cell>
          <table:table-cell table:formula="of:=IF([.A113]=[.D113])" office:value-type="boolean" office:boolean-value="true" calcext:value-type="boolean">
            <text:p>TRUE</text:p>
          </table:table-cell>
          <table:table-cell table:formula="of:=N([.H11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14]=1;&quot;FIRE&quot;)" office:value-type="string" office:string-value="FIRE" calcext:value-type="string">
            <text:p>FIRE</text:p>
          </table:table-cell>
          <table:table-cell table:formula="of:=IF([.C114]=0;&quot;FIRE-R&quot;)" office:value-type="boolean" office:boolean-value="false" calcext:value-type="boolean">
            <text:p>FALSE</text:p>
          </table:table-cell>
          <table:table-cell table:formula="of:=IF([.C114]=1;&quot;FIRE&quot;;&quot;FIRE-R&quot;)" office:value-type="string" office:string-value="FIRE" calcext:value-type="string">
            <text:p>FIRE</text:p>
          </table:table-cell>
          <table:table-cell table:formula="of:=IF([.C114]=1;&quot;4&quot;;&quot;5&quot;)" office:value-type="string" office:string-value="4" calcext:value-type="string">
            <text:p>4</text:p>
          </table:table-cell>
          <table:table-cell table:formula="of:=IF([.A114]=[.D114])" office:value-type="boolean" office:boolean-value="true" calcext:value-type="boolean">
            <text:p>TRUE</text:p>
          </table:table-cell>
          <table:table-cell table:formula="of:=N([.H11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15]=1;&quot;FIRE&quot;)" office:value-type="string" office:string-value="FIRE" calcext:value-type="string">
            <text:p>FIRE</text:p>
          </table:table-cell>
          <table:table-cell table:formula="of:=IF([.C115]=0;&quot;FIRE-R&quot;)" office:value-type="boolean" office:boolean-value="false" calcext:value-type="boolean">
            <text:p>FALSE</text:p>
          </table:table-cell>
          <table:table-cell table:formula="of:=IF([.C115]=1;&quot;FIRE&quot;;&quot;FIRE-R&quot;)" office:value-type="string" office:string-value="FIRE" calcext:value-type="string">
            <text:p>FIRE</text:p>
          </table:table-cell>
          <table:table-cell table:formula="of:=IF([.C115]=1;&quot;4&quot;;&quot;5&quot;)" office:value-type="string" office:string-value="4" calcext:value-type="string">
            <text:p>4</text:p>
          </table:table-cell>
          <table:table-cell table:formula="of:=IF([.A115]=[.D115])" office:value-type="boolean" office:boolean-value="true" calcext:value-type="boolean">
            <text:p>TRUE</text:p>
          </table:table-cell>
          <table:table-cell table:formula="of:=N([.H11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16]=1;&quot;FIRE&quot;)" office:value-type="string" office:string-value="FIRE" calcext:value-type="string">
            <text:p>FIRE</text:p>
          </table:table-cell>
          <table:table-cell table:formula="of:=IF([.C116]=0;&quot;FIRE-R&quot;)" office:value-type="boolean" office:boolean-value="false" calcext:value-type="boolean">
            <text:p>FALSE</text:p>
          </table:table-cell>
          <table:table-cell table:formula="of:=IF([.C116]=1;&quot;FIRE&quot;;&quot;FIRE-R&quot;)" office:value-type="string" office:string-value="FIRE" calcext:value-type="string">
            <text:p>FIRE</text:p>
          </table:table-cell>
          <table:table-cell table:formula="of:=IF([.C116]=1;&quot;4&quot;;&quot;5&quot;)" office:value-type="string" office:string-value="4" calcext:value-type="string">
            <text:p>4</text:p>
          </table:table-cell>
          <table:table-cell table:formula="of:=IF([.A116]=[.D116])" office:value-type="boolean" office:boolean-value="true" calcext:value-type="boolean">
            <text:p>TRUE</text:p>
          </table:table-cell>
          <table:table-cell table:formula="of:=N([.H11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17]=1;&quot;FIRE&quot;)" office:value-type="string" office:string-value="FIRE" calcext:value-type="string">
            <text:p>FIRE</text:p>
          </table:table-cell>
          <table:table-cell table:formula="of:=IF([.C117]=0;&quot;FIRE-R&quot;)" office:value-type="boolean" office:boolean-value="false" calcext:value-type="boolean">
            <text:p>FALSE</text:p>
          </table:table-cell>
          <table:table-cell table:formula="of:=IF([.C117]=1;&quot;FIRE&quot;;&quot;FIRE-R&quot;)" office:value-type="string" office:string-value="FIRE" calcext:value-type="string">
            <text:p>FIRE</text:p>
          </table:table-cell>
          <table:table-cell table:formula="of:=IF([.C117]=1;&quot;4&quot;;&quot;5&quot;)" office:value-type="string" office:string-value="4" calcext:value-type="string">
            <text:p>4</text:p>
          </table:table-cell>
          <table:table-cell table:formula="of:=IF([.A117]=[.D117])" office:value-type="boolean" office:boolean-value="true" calcext:value-type="boolean">
            <text:p>TRUE</text:p>
          </table:table-cell>
          <table:table-cell table:formula="of:=N([.H11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18]=1;&quot;FIRE&quot;)" office:value-type="string" office:string-value="FIRE" calcext:value-type="string">
            <text:p>FIRE</text:p>
          </table:table-cell>
          <table:table-cell table:formula="of:=IF([.C118]=0;&quot;FIRE-R&quot;)" office:value-type="boolean" office:boolean-value="false" calcext:value-type="boolean">
            <text:p>FALSE</text:p>
          </table:table-cell>
          <table:table-cell table:formula="of:=IF([.C118]=1;&quot;FIRE&quot;;&quot;FIRE-R&quot;)" office:value-type="string" office:string-value="FIRE" calcext:value-type="string">
            <text:p>FIRE</text:p>
          </table:table-cell>
          <table:table-cell table:formula="of:=IF([.C118]=1;&quot;4&quot;;&quot;5&quot;)" office:value-type="string" office:string-value="4" calcext:value-type="string">
            <text:p>4</text:p>
          </table:table-cell>
          <table:table-cell table:formula="of:=IF([.A118]=[.D118])" office:value-type="boolean" office:boolean-value="true" calcext:value-type="boolean">
            <text:p>TRUE</text:p>
          </table:table-cell>
          <table:table-cell table:formula="of:=N([.H11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19]=1;&quot;FIRE&quot;)" office:value-type="string" office:string-value="FIRE" calcext:value-type="string">
            <text:p>FIRE</text:p>
          </table:table-cell>
          <table:table-cell table:formula="of:=IF([.C119]=0;&quot;FIRE-R&quot;)" office:value-type="boolean" office:boolean-value="false" calcext:value-type="boolean">
            <text:p>FALSE</text:p>
          </table:table-cell>
          <table:table-cell table:formula="of:=IF([.C119]=1;&quot;FIRE&quot;;&quot;FIRE-R&quot;)" office:value-type="string" office:string-value="FIRE" calcext:value-type="string">
            <text:p>FIRE</text:p>
          </table:table-cell>
          <table:table-cell table:formula="of:=IF([.C119]=1;&quot;4&quot;;&quot;5&quot;)" office:value-type="string" office:string-value="4" calcext:value-type="string">
            <text:p>4</text:p>
          </table:table-cell>
          <table:table-cell table:formula="of:=IF([.A119]=[.D119])" office:value-type="boolean" office:boolean-value="true" calcext:value-type="boolean">
            <text:p>TRUE</text:p>
          </table:table-cell>
          <table:table-cell table:formula="of:=N([.H11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20]=1;&quot;FIRE&quot;)" office:value-type="string" office:string-value="FIRE" calcext:value-type="string">
            <text:p>FIRE</text:p>
          </table:table-cell>
          <table:table-cell table:formula="of:=IF([.C120]=0;&quot;FIRE-R&quot;)" office:value-type="boolean" office:boolean-value="false" calcext:value-type="boolean">
            <text:p>FALSE</text:p>
          </table:table-cell>
          <table:table-cell table:formula="of:=IF([.C120]=1;&quot;FIRE&quot;;&quot;FIRE-R&quot;)" office:value-type="string" office:string-value="FIRE" calcext:value-type="string">
            <text:p>FIRE</text:p>
          </table:table-cell>
          <table:table-cell table:formula="of:=IF([.C120]=1;&quot;4&quot;;&quot;5&quot;)" office:value-type="string" office:string-value="4" calcext:value-type="string">
            <text:p>4</text:p>
          </table:table-cell>
          <table:table-cell table:formula="of:=IF([.A120]=[.D120])" office:value-type="boolean" office:boolean-value="true" calcext:value-type="boolean">
            <text:p>TRUE</text:p>
          </table:table-cell>
          <table:table-cell table:formula="of:=N([.H12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21]=1;&quot;FIRE&quot;)" office:value-type="string" office:string-value="FIRE" calcext:value-type="string">
            <text:p>FIRE</text:p>
          </table:table-cell>
          <table:table-cell table:formula="of:=IF([.C121]=0;&quot;FIRE-R&quot;)" office:value-type="boolean" office:boolean-value="false" calcext:value-type="boolean">
            <text:p>FALSE</text:p>
          </table:table-cell>
          <table:table-cell table:formula="of:=IF([.C121]=1;&quot;FIRE&quot;;&quot;FIRE-R&quot;)" office:value-type="string" office:string-value="FIRE" calcext:value-type="string">
            <text:p>FIRE</text:p>
          </table:table-cell>
          <table:table-cell table:formula="of:=IF([.C121]=1;&quot;4&quot;;&quot;5&quot;)" office:value-type="string" office:string-value="4" calcext:value-type="string">
            <text:p>4</text:p>
          </table:table-cell>
          <table:table-cell table:formula="of:=IF([.A121]=[.D121])" office:value-type="boolean" office:boolean-value="true" calcext:value-type="boolean">
            <text:p>TRUE</text:p>
          </table:table-cell>
          <table:table-cell table:formula="of:=N([.H12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22]=1;&quot;FIRE&quot;)" office:value-type="string" office:string-value="FIRE" calcext:value-type="string">
            <text:p>FIRE</text:p>
          </table:table-cell>
          <table:table-cell table:formula="of:=IF([.C122]=0;&quot;FIRE-R&quot;)" office:value-type="boolean" office:boolean-value="false" calcext:value-type="boolean">
            <text:p>FALSE</text:p>
          </table:table-cell>
          <table:table-cell table:formula="of:=IF([.C122]=1;&quot;FIRE&quot;;&quot;FIRE-R&quot;)" office:value-type="string" office:string-value="FIRE" calcext:value-type="string">
            <text:p>FIRE</text:p>
          </table:table-cell>
          <table:table-cell table:formula="of:=IF([.C122]=1;&quot;4&quot;;&quot;5&quot;)" office:value-type="string" office:string-value="4" calcext:value-type="string">
            <text:p>4</text:p>
          </table:table-cell>
          <table:table-cell table:formula="of:=IF([.A122]=[.D122])" office:value-type="boolean" office:boolean-value="true" calcext:value-type="boolean">
            <text:p>TRUE</text:p>
          </table:table-cell>
          <table:table-cell table:formula="of:=N([.H12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23]=1;&quot;FIRE&quot;)" office:value-type="string" office:string-value="FIRE" calcext:value-type="string">
            <text:p>FIRE</text:p>
          </table:table-cell>
          <table:table-cell table:formula="of:=IF([.C123]=0;&quot;FIRE-R&quot;)" office:value-type="boolean" office:boolean-value="false" calcext:value-type="boolean">
            <text:p>FALSE</text:p>
          </table:table-cell>
          <table:table-cell table:formula="of:=IF([.C123]=1;&quot;FIRE&quot;;&quot;FIRE-R&quot;)" office:value-type="string" office:string-value="FIRE" calcext:value-type="string">
            <text:p>FIRE</text:p>
          </table:table-cell>
          <table:table-cell table:formula="of:=IF([.C123]=1;&quot;4&quot;;&quot;5&quot;)" office:value-type="string" office:string-value="4" calcext:value-type="string">
            <text:p>4</text:p>
          </table:table-cell>
          <table:table-cell table:formula="of:=IF([.A123]=[.D123])" office:value-type="boolean" office:boolean-value="true" calcext:value-type="boolean">
            <text:p>TRUE</text:p>
          </table:table-cell>
          <table:table-cell table:formula="of:=N([.H12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24]=1;&quot;FIRE&quot;)" office:value-type="string" office:string-value="FIRE" calcext:value-type="string">
            <text:p>FIRE</text:p>
          </table:table-cell>
          <table:table-cell table:formula="of:=IF([.C124]=0;&quot;FIRE-R&quot;)" office:value-type="boolean" office:boolean-value="false" calcext:value-type="boolean">
            <text:p>FALSE</text:p>
          </table:table-cell>
          <table:table-cell table:formula="of:=IF([.C124]=1;&quot;FIRE&quot;;&quot;FIRE-R&quot;)" office:value-type="string" office:string-value="FIRE" calcext:value-type="string">
            <text:p>FIRE</text:p>
          </table:table-cell>
          <table:table-cell table:formula="of:=IF([.C124]=1;&quot;4&quot;;&quot;5&quot;)" office:value-type="string" office:string-value="4" calcext:value-type="string">
            <text:p>4</text:p>
          </table:table-cell>
          <table:table-cell table:formula="of:=IF([.A124]=[.D124])" office:value-type="boolean" office:boolean-value="true" calcext:value-type="boolean">
            <text:p>TRUE</text:p>
          </table:table-cell>
          <table:table-cell table:formula="of:=N([.H12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25]=1;&quot;FIRE&quot;)" office:value-type="string" office:string-value="FIRE" calcext:value-type="string">
            <text:p>FIRE</text:p>
          </table:table-cell>
          <table:table-cell table:formula="of:=IF([.C125]=0;&quot;FIRE-R&quot;)" office:value-type="boolean" office:boolean-value="false" calcext:value-type="boolean">
            <text:p>FALSE</text:p>
          </table:table-cell>
          <table:table-cell table:formula="of:=IF([.C125]=1;&quot;FIRE&quot;;&quot;FIRE-R&quot;)" office:value-type="string" office:string-value="FIRE" calcext:value-type="string">
            <text:p>FIRE</text:p>
          </table:table-cell>
          <table:table-cell table:formula="of:=IF([.C125]=1;&quot;4&quot;;&quot;5&quot;)" office:value-type="string" office:string-value="4" calcext:value-type="string">
            <text:p>4</text:p>
          </table:table-cell>
          <table:table-cell table:formula="of:=IF([.A125]=[.D125])" office:value-type="boolean" office:boolean-value="true" calcext:value-type="boolean">
            <text:p>TRUE</text:p>
          </table:table-cell>
          <table:table-cell table:formula="of:=N([.H12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26]=1;&quot;FIRE&quot;)" office:value-type="string" office:string-value="FIRE" calcext:value-type="string">
            <text:p>FIRE</text:p>
          </table:table-cell>
          <table:table-cell table:formula="of:=IF([.C126]=0;&quot;FIRE-R&quot;)" office:value-type="boolean" office:boolean-value="false" calcext:value-type="boolean">
            <text:p>FALSE</text:p>
          </table:table-cell>
          <table:table-cell table:formula="of:=IF([.C126]=1;&quot;FIRE&quot;;&quot;FIRE-R&quot;)" office:value-type="string" office:string-value="FIRE" calcext:value-type="string">
            <text:p>FIRE</text:p>
          </table:table-cell>
          <table:table-cell table:formula="of:=IF([.C126]=1;&quot;4&quot;;&quot;5&quot;)" office:value-type="string" office:string-value="4" calcext:value-type="string">
            <text:p>4</text:p>
          </table:table-cell>
          <table:table-cell table:formula="of:=IF([.A126]=[.D126])" office:value-type="boolean" office:boolean-value="true" calcext:value-type="boolean">
            <text:p>TRUE</text:p>
          </table:table-cell>
          <table:table-cell table:formula="of:=N([.H12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27]=1;&quot;FIRE&quot;)" office:value-type="string" office:string-value="FIRE" calcext:value-type="string">
            <text:p>FIRE</text:p>
          </table:table-cell>
          <table:table-cell table:formula="of:=IF([.C127]=0;&quot;FIRE-R&quot;)" office:value-type="boolean" office:boolean-value="false" calcext:value-type="boolean">
            <text:p>FALSE</text:p>
          </table:table-cell>
          <table:table-cell table:formula="of:=IF([.C127]=1;&quot;FIRE&quot;;&quot;FIRE-R&quot;)" office:value-type="string" office:string-value="FIRE" calcext:value-type="string">
            <text:p>FIRE</text:p>
          </table:table-cell>
          <table:table-cell table:formula="of:=IF([.C127]=1;&quot;4&quot;;&quot;5&quot;)" office:value-type="string" office:string-value="4" calcext:value-type="string">
            <text:p>4</text:p>
          </table:table-cell>
          <table:table-cell table:formula="of:=IF([.A127]=[.D127])" office:value-type="boolean" office:boolean-value="true" calcext:value-type="boolean">
            <text:p>TRUE</text:p>
          </table:table-cell>
          <table:table-cell table:formula="of:=N([.H12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28]=1;&quot;FIRE&quot;)" office:value-type="string" office:string-value="FIRE" calcext:value-type="string">
            <text:p>FIRE</text:p>
          </table:table-cell>
          <table:table-cell table:formula="of:=IF([.C128]=0;&quot;FIRE-R&quot;)" office:value-type="boolean" office:boolean-value="false" calcext:value-type="boolean">
            <text:p>FALSE</text:p>
          </table:table-cell>
          <table:table-cell table:formula="of:=IF([.C128]=1;&quot;FIRE&quot;;&quot;FIRE-R&quot;)" office:value-type="string" office:string-value="FIRE" calcext:value-type="string">
            <text:p>FIRE</text:p>
          </table:table-cell>
          <table:table-cell table:formula="of:=IF([.C128]=1;&quot;4&quot;;&quot;5&quot;)" office:value-type="string" office:string-value="4" calcext:value-type="string">
            <text:p>4</text:p>
          </table:table-cell>
          <table:table-cell table:formula="of:=IF([.A128]=[.D128])" office:value-type="boolean" office:boolean-value="true" calcext:value-type="boolean">
            <text:p>TRUE</text:p>
          </table:table-cell>
          <table:table-cell table:formula="of:=N([.H12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29]=1;&quot;FIRE&quot;)" office:value-type="string" office:string-value="FIRE" calcext:value-type="string">
            <text:p>FIRE</text:p>
          </table:table-cell>
          <table:table-cell table:formula="of:=IF([.C129]=0;&quot;FIRE-R&quot;)" office:value-type="boolean" office:boolean-value="false" calcext:value-type="boolean">
            <text:p>FALSE</text:p>
          </table:table-cell>
          <table:table-cell table:formula="of:=IF([.C129]=1;&quot;FIRE&quot;;&quot;FIRE-R&quot;)" office:value-type="string" office:string-value="FIRE" calcext:value-type="string">
            <text:p>FIRE</text:p>
          </table:table-cell>
          <table:table-cell table:formula="of:=IF([.C129]=1;&quot;4&quot;;&quot;5&quot;)" office:value-type="string" office:string-value="4" calcext:value-type="string">
            <text:p>4</text:p>
          </table:table-cell>
          <table:table-cell table:formula="of:=IF([.A129]=[.D129])" office:value-type="boolean" office:boolean-value="true" calcext:value-type="boolean">
            <text:p>TRUE</text:p>
          </table:table-cell>
          <table:table-cell table:formula="of:=N([.H12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30]=1;&quot;FIRE&quot;)" office:value-type="string" office:string-value="FIRE" calcext:value-type="string">
            <text:p>FIRE</text:p>
          </table:table-cell>
          <table:table-cell table:formula="of:=IF([.C130]=0;&quot;FIRE-R&quot;)" office:value-type="boolean" office:boolean-value="false" calcext:value-type="boolean">
            <text:p>FALSE</text:p>
          </table:table-cell>
          <table:table-cell table:formula="of:=IF([.C130]=1;&quot;FIRE&quot;;&quot;FIRE-R&quot;)" office:value-type="string" office:string-value="FIRE" calcext:value-type="string">
            <text:p>FIRE</text:p>
          </table:table-cell>
          <table:table-cell table:formula="of:=IF([.C130]=1;&quot;4&quot;;&quot;5&quot;)" office:value-type="string" office:string-value="4" calcext:value-type="string">
            <text:p>4</text:p>
          </table:table-cell>
          <table:table-cell table:formula="of:=IF([.A130]=[.D130])" office:value-type="boolean" office:boolean-value="true" calcext:value-type="boolean">
            <text:p>TRUE</text:p>
          </table:table-cell>
          <table:table-cell table:formula="of:=N([.H13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31]=1;&quot;FIRE&quot;)" office:value-type="string" office:string-value="FIRE" calcext:value-type="string">
            <text:p>FIRE</text:p>
          </table:table-cell>
          <table:table-cell table:formula="of:=IF([.C131]=0;&quot;FIRE-R&quot;)" office:value-type="boolean" office:boolean-value="false" calcext:value-type="boolean">
            <text:p>FALSE</text:p>
          </table:table-cell>
          <table:table-cell table:formula="of:=IF([.C131]=1;&quot;FIRE&quot;;&quot;FIRE-R&quot;)" office:value-type="string" office:string-value="FIRE" calcext:value-type="string">
            <text:p>FIRE</text:p>
          </table:table-cell>
          <table:table-cell table:formula="of:=IF([.C131]=1;&quot;4&quot;;&quot;5&quot;)" office:value-type="string" office:string-value="4" calcext:value-type="string">
            <text:p>4</text:p>
          </table:table-cell>
          <table:table-cell table:formula="of:=IF([.A131]=[.D131])" office:value-type="boolean" office:boolean-value="true" calcext:value-type="boolean">
            <text:p>TRUE</text:p>
          </table:table-cell>
          <table:table-cell table:formula="of:=N([.H13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32]=1;&quot;FIRE&quot;)" office:value-type="string" office:string-value="FIRE" calcext:value-type="string">
            <text:p>FIRE</text:p>
          </table:table-cell>
          <table:table-cell table:formula="of:=IF([.C132]=0;&quot;FIRE-R&quot;)" office:value-type="boolean" office:boolean-value="false" calcext:value-type="boolean">
            <text:p>FALSE</text:p>
          </table:table-cell>
          <table:table-cell table:formula="of:=IF([.C132]=1;&quot;FIRE&quot;;&quot;FIRE-R&quot;)" office:value-type="string" office:string-value="FIRE" calcext:value-type="string">
            <text:p>FIRE</text:p>
          </table:table-cell>
          <table:table-cell table:formula="of:=IF([.C132]=1;&quot;4&quot;;&quot;5&quot;)" office:value-type="string" office:string-value="4" calcext:value-type="string">
            <text:p>4</text:p>
          </table:table-cell>
          <table:table-cell table:formula="of:=IF([.A132]=[.D132])" office:value-type="boolean" office:boolean-value="true" calcext:value-type="boolean">
            <text:p>TRUE</text:p>
          </table:table-cell>
          <table:table-cell table:formula="of:=N([.H13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33]=1;&quot;FIRE&quot;)" office:value-type="string" office:string-value="FIRE" calcext:value-type="string">
            <text:p>FIRE</text:p>
          </table:table-cell>
          <table:table-cell table:formula="of:=IF([.C133]=0;&quot;FIRE-R&quot;)" office:value-type="boolean" office:boolean-value="false" calcext:value-type="boolean">
            <text:p>FALSE</text:p>
          </table:table-cell>
          <table:table-cell table:formula="of:=IF([.C133]=1;&quot;FIRE&quot;;&quot;FIRE-R&quot;)" office:value-type="string" office:string-value="FIRE" calcext:value-type="string">
            <text:p>FIRE</text:p>
          </table:table-cell>
          <table:table-cell table:formula="of:=IF([.C133]=1;&quot;4&quot;;&quot;5&quot;)" office:value-type="string" office:string-value="4" calcext:value-type="string">
            <text:p>4</text:p>
          </table:table-cell>
          <table:table-cell table:formula="of:=IF([.A133]=[.D133])" office:value-type="boolean" office:boolean-value="true" calcext:value-type="boolean">
            <text:p>TRUE</text:p>
          </table:table-cell>
          <table:table-cell table:formula="of:=N([.H13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34]=1;&quot;FIRE&quot;)" office:value-type="string" office:string-value="FIRE" calcext:value-type="string">
            <text:p>FIRE</text:p>
          </table:table-cell>
          <table:table-cell table:formula="of:=IF([.C134]=0;&quot;FIRE-R&quot;)" office:value-type="boolean" office:boolean-value="false" calcext:value-type="boolean">
            <text:p>FALSE</text:p>
          </table:table-cell>
          <table:table-cell table:formula="of:=IF([.C134]=1;&quot;FIRE&quot;;&quot;FIRE-R&quot;)" office:value-type="string" office:string-value="FIRE" calcext:value-type="string">
            <text:p>FIRE</text:p>
          </table:table-cell>
          <table:table-cell table:formula="of:=IF([.C134]=1;&quot;4&quot;;&quot;5&quot;)" office:value-type="string" office:string-value="4" calcext:value-type="string">
            <text:p>4</text:p>
          </table:table-cell>
          <table:table-cell table:formula="of:=IF([.A134]=[.D134])" office:value-type="boolean" office:boolean-value="true" calcext:value-type="boolean">
            <text:p>TRUE</text:p>
          </table:table-cell>
          <table:table-cell table:formula="of:=N([.H13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35]=1;&quot;FIRE&quot;)" office:value-type="string" office:string-value="FIRE" calcext:value-type="string">
            <text:p>FIRE</text:p>
          </table:table-cell>
          <table:table-cell table:formula="of:=IF([.C135]=0;&quot;FIRE-R&quot;)" office:value-type="boolean" office:boolean-value="false" calcext:value-type="boolean">
            <text:p>FALSE</text:p>
          </table:table-cell>
          <table:table-cell table:formula="of:=IF([.C135]=1;&quot;FIRE&quot;;&quot;FIRE-R&quot;)" office:value-type="string" office:string-value="FIRE" calcext:value-type="string">
            <text:p>FIRE</text:p>
          </table:table-cell>
          <table:table-cell table:formula="of:=IF([.C135]=1;&quot;4&quot;;&quot;5&quot;)" office:value-type="string" office:string-value="4" calcext:value-type="string">
            <text:p>4</text:p>
          </table:table-cell>
          <table:table-cell table:formula="of:=IF([.A135]=[.D135])" office:value-type="boolean" office:boolean-value="true" calcext:value-type="boolean">
            <text:p>TRUE</text:p>
          </table:table-cell>
          <table:table-cell table:formula="of:=N([.H13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36]=1;&quot;FIRE&quot;)" office:value-type="string" office:string-value="FIRE" calcext:value-type="string">
            <text:p>FIRE</text:p>
          </table:table-cell>
          <table:table-cell table:formula="of:=IF([.C136]=0;&quot;FIRE-R&quot;)" office:value-type="boolean" office:boolean-value="false" calcext:value-type="boolean">
            <text:p>FALSE</text:p>
          </table:table-cell>
          <table:table-cell table:formula="of:=IF([.C136]=1;&quot;FIRE&quot;;&quot;FIRE-R&quot;)" office:value-type="string" office:string-value="FIRE" calcext:value-type="string">
            <text:p>FIRE</text:p>
          </table:table-cell>
          <table:table-cell table:formula="of:=IF([.C136]=1;&quot;4&quot;;&quot;5&quot;)" office:value-type="string" office:string-value="4" calcext:value-type="string">
            <text:p>4</text:p>
          </table:table-cell>
          <table:table-cell table:formula="of:=IF([.A136]=[.D136])" office:value-type="boolean" office:boolean-value="true" calcext:value-type="boolean">
            <text:p>TRUE</text:p>
          </table:table-cell>
          <table:table-cell table:formula="of:=N([.H13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37]=1;&quot;FIRE&quot;)" office:value-type="string" office:string-value="FIRE" calcext:value-type="string">
            <text:p>FIRE</text:p>
          </table:table-cell>
          <table:table-cell table:formula="of:=IF([.C137]=0;&quot;FIRE-R&quot;)" office:value-type="boolean" office:boolean-value="false" calcext:value-type="boolean">
            <text:p>FALSE</text:p>
          </table:table-cell>
          <table:table-cell table:formula="of:=IF([.C137]=1;&quot;FIRE&quot;;&quot;FIRE-R&quot;)" office:value-type="string" office:string-value="FIRE" calcext:value-type="string">
            <text:p>FIRE</text:p>
          </table:table-cell>
          <table:table-cell table:formula="of:=IF([.C137]=1;&quot;4&quot;;&quot;5&quot;)" office:value-type="string" office:string-value="4" calcext:value-type="string">
            <text:p>4</text:p>
          </table:table-cell>
          <table:table-cell table:formula="of:=IF([.A137]=[.D137])" office:value-type="boolean" office:boolean-value="true" calcext:value-type="boolean">
            <text:p>TRUE</text:p>
          </table:table-cell>
          <table:table-cell table:formula="of:=N([.H13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38]=1;&quot;FIRE&quot;)" office:value-type="string" office:string-value="FIRE" calcext:value-type="string">
            <text:p>FIRE</text:p>
          </table:table-cell>
          <table:table-cell table:formula="of:=IF([.C138]=0;&quot;FIRE-R&quot;)" office:value-type="boolean" office:boolean-value="false" calcext:value-type="boolean">
            <text:p>FALSE</text:p>
          </table:table-cell>
          <table:table-cell table:formula="of:=IF([.C138]=1;&quot;FIRE&quot;;&quot;FIRE-R&quot;)" office:value-type="string" office:string-value="FIRE" calcext:value-type="string">
            <text:p>FIRE</text:p>
          </table:table-cell>
          <table:table-cell table:formula="of:=IF([.C138]=1;&quot;4&quot;;&quot;5&quot;)" office:value-type="string" office:string-value="4" calcext:value-type="string">
            <text:p>4</text:p>
          </table:table-cell>
          <table:table-cell table:formula="of:=IF([.A138]=[.D138])" office:value-type="boolean" office:boolean-value="true" calcext:value-type="boolean">
            <text:p>TRUE</text:p>
          </table:table-cell>
          <table:table-cell table:formula="of:=N([.H13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39]=1;&quot;FIRE&quot;)" office:value-type="string" office:string-value="FIRE" calcext:value-type="string">
            <text:p>FIRE</text:p>
          </table:table-cell>
          <table:table-cell table:formula="of:=IF([.C139]=0;&quot;FIRE-R&quot;)" office:value-type="boolean" office:boolean-value="false" calcext:value-type="boolean">
            <text:p>FALSE</text:p>
          </table:table-cell>
          <table:table-cell table:formula="of:=IF([.C139]=1;&quot;FIRE&quot;;&quot;FIRE-R&quot;)" office:value-type="string" office:string-value="FIRE" calcext:value-type="string">
            <text:p>FIRE</text:p>
          </table:table-cell>
          <table:table-cell table:formula="of:=IF([.C139]=1;&quot;4&quot;;&quot;5&quot;)" office:value-type="string" office:string-value="4" calcext:value-type="string">
            <text:p>4</text:p>
          </table:table-cell>
          <table:table-cell table:formula="of:=IF([.A139]=[.D139])" office:value-type="boolean" office:boolean-value="true" calcext:value-type="boolean">
            <text:p>TRUE</text:p>
          </table:table-cell>
          <table:table-cell table:formula="of:=N([.H13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40]=1;&quot;FIRE&quot;)" office:value-type="string" office:string-value="FIRE" calcext:value-type="string">
            <text:p>FIRE</text:p>
          </table:table-cell>
          <table:table-cell table:formula="of:=IF([.C140]=0;&quot;FIRE-R&quot;)" office:value-type="boolean" office:boolean-value="false" calcext:value-type="boolean">
            <text:p>FALSE</text:p>
          </table:table-cell>
          <table:table-cell table:formula="of:=IF([.C140]=1;&quot;FIRE&quot;;&quot;FIRE-R&quot;)" office:value-type="string" office:string-value="FIRE" calcext:value-type="string">
            <text:p>FIRE</text:p>
          </table:table-cell>
          <table:table-cell table:formula="of:=IF([.C140]=1;&quot;4&quot;;&quot;5&quot;)" office:value-type="string" office:string-value="4" calcext:value-type="string">
            <text:p>4</text:p>
          </table:table-cell>
          <table:table-cell table:formula="of:=IF([.A140]=[.D140])" office:value-type="boolean" office:boolean-value="true" calcext:value-type="boolean">
            <text:p>TRUE</text:p>
          </table:table-cell>
          <table:table-cell table:formula="of:=N([.H14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41]=1;&quot;FIRE&quot;)" office:value-type="string" office:string-value="FIRE" calcext:value-type="string">
            <text:p>FIRE</text:p>
          </table:table-cell>
          <table:table-cell table:formula="of:=IF([.C141]=0;&quot;FIRE-R&quot;)" office:value-type="boolean" office:boolean-value="false" calcext:value-type="boolean">
            <text:p>FALSE</text:p>
          </table:table-cell>
          <table:table-cell table:formula="of:=IF([.C141]=1;&quot;FIRE&quot;;&quot;FIRE-R&quot;)" office:value-type="string" office:string-value="FIRE" calcext:value-type="string">
            <text:p>FIRE</text:p>
          </table:table-cell>
          <table:table-cell table:formula="of:=IF([.C141]=1;&quot;4&quot;;&quot;5&quot;)" office:value-type="string" office:string-value="4" calcext:value-type="string">
            <text:p>4</text:p>
          </table:table-cell>
          <table:table-cell table:formula="of:=IF([.A141]=[.D141])" office:value-type="boolean" office:boolean-value="true" calcext:value-type="boolean">
            <text:p>TRUE</text:p>
          </table:table-cell>
          <table:table-cell table:formula="of:=N([.H14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42]=1;&quot;FIRE&quot;)" office:value-type="string" office:string-value="FIRE" calcext:value-type="string">
            <text:p>FIRE</text:p>
          </table:table-cell>
          <table:table-cell table:formula="of:=IF([.C142]=0;&quot;FIRE-R&quot;)" office:value-type="boolean" office:boolean-value="false" calcext:value-type="boolean">
            <text:p>FALSE</text:p>
          </table:table-cell>
          <table:table-cell table:formula="of:=IF([.C142]=1;&quot;FIRE&quot;;&quot;FIRE-R&quot;)" office:value-type="string" office:string-value="FIRE" calcext:value-type="string">
            <text:p>FIRE</text:p>
          </table:table-cell>
          <table:table-cell table:formula="of:=IF([.C142]=1;&quot;4&quot;;&quot;5&quot;)" office:value-type="string" office:string-value="4" calcext:value-type="string">
            <text:p>4</text:p>
          </table:table-cell>
          <table:table-cell table:formula="of:=IF([.A142]=[.D142])" office:value-type="boolean" office:boolean-value="true" calcext:value-type="boolean">
            <text:p>TRUE</text:p>
          </table:table-cell>
          <table:table-cell table:formula="of:=N([.H14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43]=1;&quot;FIRE&quot;)" office:value-type="string" office:string-value="FIRE" calcext:value-type="string">
            <text:p>FIRE</text:p>
          </table:table-cell>
          <table:table-cell table:formula="of:=IF([.C143]=0;&quot;FIRE-R&quot;)" office:value-type="boolean" office:boolean-value="false" calcext:value-type="boolean">
            <text:p>FALSE</text:p>
          </table:table-cell>
          <table:table-cell table:formula="of:=IF([.C143]=1;&quot;FIRE&quot;;&quot;FIRE-R&quot;)" office:value-type="string" office:string-value="FIRE" calcext:value-type="string">
            <text:p>FIRE</text:p>
          </table:table-cell>
          <table:table-cell table:formula="of:=IF([.C143]=1;&quot;4&quot;;&quot;5&quot;)" office:value-type="string" office:string-value="4" calcext:value-type="string">
            <text:p>4</text:p>
          </table:table-cell>
          <table:table-cell table:formula="of:=IF([.A143]=[.D143])" office:value-type="boolean" office:boolean-value="true" calcext:value-type="boolean">
            <text:p>TRUE</text:p>
          </table:table-cell>
          <table:table-cell table:formula="of:=N([.H14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44]=1;&quot;FIRE&quot;)" office:value-type="string" office:string-value="FIRE" calcext:value-type="string">
            <text:p>FIRE</text:p>
          </table:table-cell>
          <table:table-cell table:formula="of:=IF([.C144]=0;&quot;FIRE-R&quot;)" office:value-type="boolean" office:boolean-value="false" calcext:value-type="boolean">
            <text:p>FALSE</text:p>
          </table:table-cell>
          <table:table-cell table:formula="of:=IF([.C144]=1;&quot;FIRE&quot;;&quot;FIRE-R&quot;)" office:value-type="string" office:string-value="FIRE" calcext:value-type="string">
            <text:p>FIRE</text:p>
          </table:table-cell>
          <table:table-cell table:formula="of:=IF([.C144]=1;&quot;4&quot;;&quot;5&quot;)" office:value-type="string" office:string-value="4" calcext:value-type="string">
            <text:p>4</text:p>
          </table:table-cell>
          <table:table-cell table:formula="of:=IF([.A144]=[.D144])" office:value-type="boolean" office:boolean-value="true" calcext:value-type="boolean">
            <text:p>TRUE</text:p>
          </table:table-cell>
          <table:table-cell table:formula="of:=N([.H14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45]=1;&quot;FIRE&quot;)" office:value-type="string" office:string-value="FIRE" calcext:value-type="string">
            <text:p>FIRE</text:p>
          </table:table-cell>
          <table:table-cell table:formula="of:=IF([.C145]=0;&quot;FIRE-R&quot;)" office:value-type="boolean" office:boolean-value="false" calcext:value-type="boolean">
            <text:p>FALSE</text:p>
          </table:table-cell>
          <table:table-cell table:formula="of:=IF([.C145]=1;&quot;FIRE&quot;;&quot;FIRE-R&quot;)" office:value-type="string" office:string-value="FIRE" calcext:value-type="string">
            <text:p>FIRE</text:p>
          </table:table-cell>
          <table:table-cell table:formula="of:=IF([.C145]=1;&quot;4&quot;;&quot;5&quot;)" office:value-type="string" office:string-value="4" calcext:value-type="string">
            <text:p>4</text:p>
          </table:table-cell>
          <table:table-cell table:formula="of:=IF([.A145]=[.D145])" office:value-type="boolean" office:boolean-value="true" calcext:value-type="boolean">
            <text:p>TRUE</text:p>
          </table:table-cell>
          <table:table-cell table:formula="of:=N([.H14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46]=1;&quot;FIRE&quot;)" office:value-type="string" office:string-value="FIRE" calcext:value-type="string">
            <text:p>FIRE</text:p>
          </table:table-cell>
          <table:table-cell table:formula="of:=IF([.C146]=0;&quot;FIRE-R&quot;)" office:value-type="boolean" office:boolean-value="false" calcext:value-type="boolean">
            <text:p>FALSE</text:p>
          </table:table-cell>
          <table:table-cell table:formula="of:=IF([.C146]=1;&quot;FIRE&quot;;&quot;FIRE-R&quot;)" office:value-type="string" office:string-value="FIRE" calcext:value-type="string">
            <text:p>FIRE</text:p>
          </table:table-cell>
          <table:table-cell table:formula="of:=IF([.C146]=1;&quot;4&quot;;&quot;5&quot;)" office:value-type="string" office:string-value="4" calcext:value-type="string">
            <text:p>4</text:p>
          </table:table-cell>
          <table:table-cell table:formula="of:=IF([.A146]=[.D146])" office:value-type="boolean" office:boolean-value="true" calcext:value-type="boolean">
            <text:p>TRUE</text:p>
          </table:table-cell>
          <table:table-cell table:formula="of:=N([.H14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47]=1;&quot;FIRE&quot;)" office:value-type="string" office:string-value="FIRE" calcext:value-type="string">
            <text:p>FIRE</text:p>
          </table:table-cell>
          <table:table-cell table:formula="of:=IF([.C147]=0;&quot;FIRE-R&quot;)" office:value-type="boolean" office:boolean-value="false" calcext:value-type="boolean">
            <text:p>FALSE</text:p>
          </table:table-cell>
          <table:table-cell table:formula="of:=IF([.C147]=1;&quot;FIRE&quot;;&quot;FIRE-R&quot;)" office:value-type="string" office:string-value="FIRE" calcext:value-type="string">
            <text:p>FIRE</text:p>
          </table:table-cell>
          <table:table-cell table:formula="of:=IF([.C147]=1;&quot;4&quot;;&quot;5&quot;)" office:value-type="string" office:string-value="4" calcext:value-type="string">
            <text:p>4</text:p>
          </table:table-cell>
          <table:table-cell table:formula="of:=IF([.A147]=[.D147])" office:value-type="boolean" office:boolean-value="true" calcext:value-type="boolean">
            <text:p>TRUE</text:p>
          </table:table-cell>
          <table:table-cell table:formula="of:=N([.H14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48]=1;&quot;FIRE&quot;)" office:value-type="string" office:string-value="FIRE" calcext:value-type="string">
            <text:p>FIRE</text:p>
          </table:table-cell>
          <table:table-cell table:formula="of:=IF([.C148]=0;&quot;FIRE-R&quot;)" office:value-type="boolean" office:boolean-value="false" calcext:value-type="boolean">
            <text:p>FALSE</text:p>
          </table:table-cell>
          <table:table-cell table:formula="of:=IF([.C148]=1;&quot;FIRE&quot;;&quot;FIRE-R&quot;)" office:value-type="string" office:string-value="FIRE" calcext:value-type="string">
            <text:p>FIRE</text:p>
          </table:table-cell>
          <table:table-cell table:formula="of:=IF([.C148]=1;&quot;4&quot;;&quot;5&quot;)" office:value-type="string" office:string-value="4" calcext:value-type="string">
            <text:p>4</text:p>
          </table:table-cell>
          <table:table-cell table:formula="of:=IF([.A148]=[.D148])" office:value-type="boolean" office:boolean-value="true" calcext:value-type="boolean">
            <text:p>TRUE</text:p>
          </table:table-cell>
          <table:table-cell table:formula="of:=N([.H14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49]=1;&quot;FIRE&quot;)" office:value-type="string" office:string-value="FIRE" calcext:value-type="string">
            <text:p>FIRE</text:p>
          </table:table-cell>
          <table:table-cell table:formula="of:=IF([.C149]=0;&quot;FIRE-R&quot;)" office:value-type="boolean" office:boolean-value="false" calcext:value-type="boolean">
            <text:p>FALSE</text:p>
          </table:table-cell>
          <table:table-cell table:formula="of:=IF([.C149]=1;&quot;FIRE&quot;;&quot;FIRE-R&quot;)" office:value-type="string" office:string-value="FIRE" calcext:value-type="string">
            <text:p>FIRE</text:p>
          </table:table-cell>
          <table:table-cell table:formula="of:=IF([.C149]=1;&quot;4&quot;;&quot;5&quot;)" office:value-type="string" office:string-value="4" calcext:value-type="string">
            <text:p>4</text:p>
          </table:table-cell>
          <table:table-cell table:formula="of:=IF([.A149]=[.D149])" office:value-type="boolean" office:boolean-value="true" calcext:value-type="boolean">
            <text:p>TRUE</text:p>
          </table:table-cell>
          <table:table-cell table:formula="of:=N([.H14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50]=1;&quot;FIRE&quot;)" office:value-type="string" office:string-value="FIRE" calcext:value-type="string">
            <text:p>FIRE</text:p>
          </table:table-cell>
          <table:table-cell table:formula="of:=IF([.C150]=0;&quot;FIRE-R&quot;)" office:value-type="boolean" office:boolean-value="false" calcext:value-type="boolean">
            <text:p>FALSE</text:p>
          </table:table-cell>
          <table:table-cell table:formula="of:=IF([.C150]=1;&quot;FIRE&quot;;&quot;FIRE-R&quot;)" office:value-type="string" office:string-value="FIRE" calcext:value-type="string">
            <text:p>FIRE</text:p>
          </table:table-cell>
          <table:table-cell table:formula="of:=IF([.C150]=1;&quot;4&quot;;&quot;5&quot;)" office:value-type="string" office:string-value="4" calcext:value-type="string">
            <text:p>4</text:p>
          </table:table-cell>
          <table:table-cell table:formula="of:=IF([.A150]=[.D150])" office:value-type="boolean" office:boolean-value="true" calcext:value-type="boolean">
            <text:p>TRUE</text:p>
          </table:table-cell>
          <table:table-cell table:formula="of:=N([.H15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51]=1;&quot;FIRE&quot;)" office:value-type="string" office:string-value="FIRE" calcext:value-type="string">
            <text:p>FIRE</text:p>
          </table:table-cell>
          <table:table-cell table:formula="of:=IF([.C151]=0;&quot;FIRE-R&quot;)" office:value-type="boolean" office:boolean-value="false" calcext:value-type="boolean">
            <text:p>FALSE</text:p>
          </table:table-cell>
          <table:table-cell table:formula="of:=IF([.C151]=1;&quot;FIRE&quot;;&quot;FIRE-R&quot;)" office:value-type="string" office:string-value="FIRE" calcext:value-type="string">
            <text:p>FIRE</text:p>
          </table:table-cell>
          <table:table-cell table:formula="of:=IF([.C151]=1;&quot;4&quot;;&quot;5&quot;)" office:value-type="string" office:string-value="4" calcext:value-type="string">
            <text:p>4</text:p>
          </table:table-cell>
          <table:table-cell table:formula="of:=IF([.A151]=[.D151])" office:value-type="boolean" office:boolean-value="true" calcext:value-type="boolean">
            <text:p>TRUE</text:p>
          </table:table-cell>
          <table:table-cell table:formula="of:=N([.H15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52]=1;&quot;FIRE&quot;)" office:value-type="string" office:string-value="FIRE" calcext:value-type="string">
            <text:p>FIRE</text:p>
          </table:table-cell>
          <table:table-cell table:formula="of:=IF([.C152]=0;&quot;FIRE-R&quot;)" office:value-type="boolean" office:boolean-value="false" calcext:value-type="boolean">
            <text:p>FALSE</text:p>
          </table:table-cell>
          <table:table-cell table:formula="of:=IF([.C152]=1;&quot;FIRE&quot;;&quot;FIRE-R&quot;)" office:value-type="string" office:string-value="FIRE" calcext:value-type="string">
            <text:p>FIRE</text:p>
          </table:table-cell>
          <table:table-cell table:formula="of:=IF([.C152]=1;&quot;4&quot;;&quot;5&quot;)" office:value-type="string" office:string-value="4" calcext:value-type="string">
            <text:p>4</text:p>
          </table:table-cell>
          <table:table-cell table:formula="of:=IF([.A152]=[.D152])" office:value-type="boolean" office:boolean-value="true" calcext:value-type="boolean">
            <text:p>TRUE</text:p>
          </table:table-cell>
          <table:table-cell table:formula="of:=N([.H15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53]=1;&quot;FIRE&quot;)" office:value-type="string" office:string-value="FIRE" calcext:value-type="string">
            <text:p>FIRE</text:p>
          </table:table-cell>
          <table:table-cell table:formula="of:=IF([.C153]=0;&quot;FIRE-R&quot;)" office:value-type="boolean" office:boolean-value="false" calcext:value-type="boolean">
            <text:p>FALSE</text:p>
          </table:table-cell>
          <table:table-cell table:formula="of:=IF([.C153]=1;&quot;FIRE&quot;;&quot;FIRE-R&quot;)" office:value-type="string" office:string-value="FIRE" calcext:value-type="string">
            <text:p>FIRE</text:p>
          </table:table-cell>
          <table:table-cell table:formula="of:=IF([.C153]=1;&quot;4&quot;;&quot;5&quot;)" office:value-type="string" office:string-value="4" calcext:value-type="string">
            <text:p>4</text:p>
          </table:table-cell>
          <table:table-cell table:formula="of:=IF([.A153]=[.D153])" office:value-type="boolean" office:boolean-value="true" calcext:value-type="boolean">
            <text:p>TRUE</text:p>
          </table:table-cell>
          <table:table-cell table:formula="of:=N([.H15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54]=1;&quot;FIRE&quot;)" office:value-type="string" office:string-value="FIRE" calcext:value-type="string">
            <text:p>FIRE</text:p>
          </table:table-cell>
          <table:table-cell table:formula="of:=IF([.C154]=0;&quot;FIRE-R&quot;)" office:value-type="boolean" office:boolean-value="false" calcext:value-type="boolean">
            <text:p>FALSE</text:p>
          </table:table-cell>
          <table:table-cell table:formula="of:=IF([.C154]=1;&quot;FIRE&quot;;&quot;FIRE-R&quot;)" office:value-type="string" office:string-value="FIRE" calcext:value-type="string">
            <text:p>FIRE</text:p>
          </table:table-cell>
          <table:table-cell table:formula="of:=IF([.C154]=1;&quot;4&quot;;&quot;5&quot;)" office:value-type="string" office:string-value="4" calcext:value-type="string">
            <text:p>4</text:p>
          </table:table-cell>
          <table:table-cell table:formula="of:=IF([.A154]=[.D154])" office:value-type="boolean" office:boolean-value="true" calcext:value-type="boolean">
            <text:p>TRUE</text:p>
          </table:table-cell>
          <table:table-cell table:formula="of:=N([.H15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55]=1;&quot;FIRE&quot;)" office:value-type="string" office:string-value="FIRE" calcext:value-type="string">
            <text:p>FIRE</text:p>
          </table:table-cell>
          <table:table-cell table:formula="of:=IF([.C155]=0;&quot;FIRE-R&quot;)" office:value-type="boolean" office:boolean-value="false" calcext:value-type="boolean">
            <text:p>FALSE</text:p>
          </table:table-cell>
          <table:table-cell table:formula="of:=IF([.C155]=1;&quot;FIRE&quot;;&quot;FIRE-R&quot;)" office:value-type="string" office:string-value="FIRE" calcext:value-type="string">
            <text:p>FIRE</text:p>
          </table:table-cell>
          <table:table-cell table:formula="of:=IF([.C155]=1;&quot;4&quot;;&quot;5&quot;)" office:value-type="string" office:string-value="4" calcext:value-type="string">
            <text:p>4</text:p>
          </table:table-cell>
          <table:table-cell table:formula="of:=IF([.A155]=[.D155])" office:value-type="boolean" office:boolean-value="true" calcext:value-type="boolean">
            <text:p>TRUE</text:p>
          </table:table-cell>
          <table:table-cell table:formula="of:=N([.H15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56]=1;&quot;FIRE&quot;)" office:value-type="string" office:string-value="FIRE" calcext:value-type="string">
            <text:p>FIRE</text:p>
          </table:table-cell>
          <table:table-cell table:formula="of:=IF([.C156]=0;&quot;FIRE-R&quot;)" office:value-type="boolean" office:boolean-value="false" calcext:value-type="boolean">
            <text:p>FALSE</text:p>
          </table:table-cell>
          <table:table-cell table:formula="of:=IF([.C156]=1;&quot;FIRE&quot;;&quot;FIRE-R&quot;)" office:value-type="string" office:string-value="FIRE" calcext:value-type="string">
            <text:p>FIRE</text:p>
          </table:table-cell>
          <table:table-cell table:formula="of:=IF([.C156]=1;&quot;4&quot;;&quot;5&quot;)" office:value-type="string" office:string-value="4" calcext:value-type="string">
            <text:p>4</text:p>
          </table:table-cell>
          <table:table-cell table:formula="of:=IF([.A156]=[.D156])" office:value-type="boolean" office:boolean-value="true" calcext:value-type="boolean">
            <text:p>TRUE</text:p>
          </table:table-cell>
          <table:table-cell table:formula="of:=N([.H15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57]=1;&quot;FIRE&quot;)" office:value-type="string" office:string-value="FIRE" calcext:value-type="string">
            <text:p>FIRE</text:p>
          </table:table-cell>
          <table:table-cell table:formula="of:=IF([.C157]=0;&quot;FIRE-R&quot;)" office:value-type="boolean" office:boolean-value="false" calcext:value-type="boolean">
            <text:p>FALSE</text:p>
          </table:table-cell>
          <table:table-cell table:formula="of:=IF([.C157]=1;&quot;FIRE&quot;;&quot;FIRE-R&quot;)" office:value-type="string" office:string-value="FIRE" calcext:value-type="string">
            <text:p>FIRE</text:p>
          </table:table-cell>
          <table:table-cell table:formula="of:=IF([.C157]=1;&quot;4&quot;;&quot;5&quot;)" office:value-type="string" office:string-value="4" calcext:value-type="string">
            <text:p>4</text:p>
          </table:table-cell>
          <table:table-cell table:formula="of:=IF([.A157]=[.D157])" office:value-type="boolean" office:boolean-value="true" calcext:value-type="boolean">
            <text:p>TRUE</text:p>
          </table:table-cell>
          <table:table-cell table:formula="of:=N([.H15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58]=1;&quot;FIRE&quot;)" office:value-type="string" office:string-value="FIRE" calcext:value-type="string">
            <text:p>FIRE</text:p>
          </table:table-cell>
          <table:table-cell table:formula="of:=IF([.C158]=0;&quot;FIRE-R&quot;)" office:value-type="boolean" office:boolean-value="false" calcext:value-type="boolean">
            <text:p>FALSE</text:p>
          </table:table-cell>
          <table:table-cell table:formula="of:=IF([.C158]=1;&quot;FIRE&quot;;&quot;FIRE-R&quot;)" office:value-type="string" office:string-value="FIRE" calcext:value-type="string">
            <text:p>FIRE</text:p>
          </table:table-cell>
          <table:table-cell table:formula="of:=IF([.C158]=1;&quot;4&quot;;&quot;5&quot;)" office:value-type="string" office:string-value="4" calcext:value-type="string">
            <text:p>4</text:p>
          </table:table-cell>
          <table:table-cell table:formula="of:=IF([.A158]=[.D158])" office:value-type="boolean" office:boolean-value="true" calcext:value-type="boolean">
            <text:p>TRUE</text:p>
          </table:table-cell>
          <table:table-cell table:formula="of:=N([.H15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59]=1;&quot;FIRE&quot;)" office:value-type="string" office:string-value="FIRE" calcext:value-type="string">
            <text:p>FIRE</text:p>
          </table:table-cell>
          <table:table-cell table:formula="of:=IF([.C159]=0;&quot;FIRE-R&quot;)" office:value-type="boolean" office:boolean-value="false" calcext:value-type="boolean">
            <text:p>FALSE</text:p>
          </table:table-cell>
          <table:table-cell table:formula="of:=IF([.C159]=1;&quot;FIRE&quot;;&quot;FIRE-R&quot;)" office:value-type="string" office:string-value="FIRE" calcext:value-type="string">
            <text:p>FIRE</text:p>
          </table:table-cell>
          <table:table-cell table:formula="of:=IF([.C159]=1;&quot;4&quot;;&quot;5&quot;)" office:value-type="string" office:string-value="4" calcext:value-type="string">
            <text:p>4</text:p>
          </table:table-cell>
          <table:table-cell table:formula="of:=IF([.A159]=[.D159])" office:value-type="boolean" office:boolean-value="true" calcext:value-type="boolean">
            <text:p>TRUE</text:p>
          </table:table-cell>
          <table:table-cell table:formula="of:=N([.H15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60]=1;&quot;FIRE&quot;)" office:value-type="string" office:string-value="FIRE" calcext:value-type="string">
            <text:p>FIRE</text:p>
          </table:table-cell>
          <table:table-cell table:formula="of:=IF([.C160]=0;&quot;FIRE-R&quot;)" office:value-type="boolean" office:boolean-value="false" calcext:value-type="boolean">
            <text:p>FALSE</text:p>
          </table:table-cell>
          <table:table-cell table:formula="of:=IF([.C160]=1;&quot;FIRE&quot;;&quot;FIRE-R&quot;)" office:value-type="string" office:string-value="FIRE" calcext:value-type="string">
            <text:p>FIRE</text:p>
          </table:table-cell>
          <table:table-cell table:formula="of:=IF([.C160]=1;&quot;4&quot;;&quot;5&quot;)" office:value-type="string" office:string-value="4" calcext:value-type="string">
            <text:p>4</text:p>
          </table:table-cell>
          <table:table-cell table:formula="of:=IF([.A160]=[.D160])" office:value-type="boolean" office:boolean-value="true" calcext:value-type="boolean">
            <text:p>TRUE</text:p>
          </table:table-cell>
          <table:table-cell table:formula="of:=N([.H16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61]=1;&quot;FIRE&quot;)" office:value-type="string" office:string-value="FIRE" calcext:value-type="string">
            <text:p>FIRE</text:p>
          </table:table-cell>
          <table:table-cell table:formula="of:=IF([.C161]=0;&quot;FIRE-R&quot;)" office:value-type="boolean" office:boolean-value="false" calcext:value-type="boolean">
            <text:p>FALSE</text:p>
          </table:table-cell>
          <table:table-cell table:formula="of:=IF([.C161]=1;&quot;FIRE&quot;;&quot;FIRE-R&quot;)" office:value-type="string" office:string-value="FIRE" calcext:value-type="string">
            <text:p>FIRE</text:p>
          </table:table-cell>
          <table:table-cell table:formula="of:=IF([.C161]=1;&quot;4&quot;;&quot;5&quot;)" office:value-type="string" office:string-value="4" calcext:value-type="string">
            <text:p>4</text:p>
          </table:table-cell>
          <table:table-cell table:formula="of:=IF([.A161]=[.D161])" office:value-type="boolean" office:boolean-value="true" calcext:value-type="boolean">
            <text:p>TRUE</text:p>
          </table:table-cell>
          <table:table-cell table:formula="of:=N([.H16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62]=1;&quot;FIRE&quot;)" office:value-type="string" office:string-value="FIRE" calcext:value-type="string">
            <text:p>FIRE</text:p>
          </table:table-cell>
          <table:table-cell table:formula="of:=IF([.C162]=0;&quot;FIRE-R&quot;)" office:value-type="boolean" office:boolean-value="false" calcext:value-type="boolean">
            <text:p>FALSE</text:p>
          </table:table-cell>
          <table:table-cell table:formula="of:=IF([.C162]=1;&quot;FIRE&quot;;&quot;FIRE-R&quot;)" office:value-type="string" office:string-value="FIRE" calcext:value-type="string">
            <text:p>FIRE</text:p>
          </table:table-cell>
          <table:table-cell table:formula="of:=IF([.C162]=1;&quot;4&quot;;&quot;5&quot;)" office:value-type="string" office:string-value="4" calcext:value-type="string">
            <text:p>4</text:p>
          </table:table-cell>
          <table:table-cell table:formula="of:=IF([.A162]=[.D162])" office:value-type="boolean" office:boolean-value="true" calcext:value-type="boolean">
            <text:p>TRUE</text:p>
          </table:table-cell>
          <table:table-cell table:formula="of:=N([.H16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63]=1;&quot;FIRE&quot;)" office:value-type="string" office:string-value="FIRE" calcext:value-type="string">
            <text:p>FIRE</text:p>
          </table:table-cell>
          <table:table-cell table:formula="of:=IF([.C163]=0;&quot;FIRE-R&quot;)" office:value-type="boolean" office:boolean-value="false" calcext:value-type="boolean">
            <text:p>FALSE</text:p>
          </table:table-cell>
          <table:table-cell table:formula="of:=IF([.C163]=1;&quot;FIRE&quot;;&quot;FIRE-R&quot;)" office:value-type="string" office:string-value="FIRE" calcext:value-type="string">
            <text:p>FIRE</text:p>
          </table:table-cell>
          <table:table-cell table:formula="of:=IF([.C163]=1;&quot;4&quot;;&quot;5&quot;)" office:value-type="string" office:string-value="4" calcext:value-type="string">
            <text:p>4</text:p>
          </table:table-cell>
          <table:table-cell table:formula="of:=IF([.A163]=[.D163])" office:value-type="boolean" office:boolean-value="true" calcext:value-type="boolean">
            <text:p>TRUE</text:p>
          </table:table-cell>
          <table:table-cell table:formula="of:=N([.H16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64]=1;&quot;FIRE&quot;)" office:value-type="string" office:string-value="FIRE" calcext:value-type="string">
            <text:p>FIRE</text:p>
          </table:table-cell>
          <table:table-cell table:formula="of:=IF([.C164]=0;&quot;FIRE-R&quot;)" office:value-type="boolean" office:boolean-value="false" calcext:value-type="boolean">
            <text:p>FALSE</text:p>
          </table:table-cell>
          <table:table-cell table:formula="of:=IF([.C164]=1;&quot;FIRE&quot;;&quot;FIRE-R&quot;)" office:value-type="string" office:string-value="FIRE" calcext:value-type="string">
            <text:p>FIRE</text:p>
          </table:table-cell>
          <table:table-cell table:formula="of:=IF([.C164]=1;&quot;4&quot;;&quot;5&quot;)" office:value-type="string" office:string-value="4" calcext:value-type="string">
            <text:p>4</text:p>
          </table:table-cell>
          <table:table-cell table:formula="of:=IF([.A164]=[.D164])" office:value-type="boolean" office:boolean-value="true" calcext:value-type="boolean">
            <text:p>TRUE</text:p>
          </table:table-cell>
          <table:table-cell table:formula="of:=N([.H16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65]=1;&quot;FIRE&quot;)" office:value-type="string" office:string-value="FIRE" calcext:value-type="string">
            <text:p>FIRE</text:p>
          </table:table-cell>
          <table:table-cell table:formula="of:=IF([.C165]=0;&quot;FIRE-R&quot;)" office:value-type="boolean" office:boolean-value="false" calcext:value-type="boolean">
            <text:p>FALSE</text:p>
          </table:table-cell>
          <table:table-cell table:formula="of:=IF([.C165]=1;&quot;FIRE&quot;;&quot;FIRE-R&quot;)" office:value-type="string" office:string-value="FIRE" calcext:value-type="string">
            <text:p>FIRE</text:p>
          </table:table-cell>
          <table:table-cell table:formula="of:=IF([.C165]=1;&quot;4&quot;;&quot;5&quot;)" office:value-type="string" office:string-value="4" calcext:value-type="string">
            <text:p>4</text:p>
          </table:table-cell>
          <table:table-cell table:formula="of:=IF([.A165]=[.D165])" office:value-type="boolean" office:boolean-value="true" calcext:value-type="boolean">
            <text:p>TRUE</text:p>
          </table:table-cell>
          <table:table-cell table:formula="of:=N([.H16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66]=1;&quot;FIRE&quot;)" office:value-type="string" office:string-value="FIRE" calcext:value-type="string">
            <text:p>FIRE</text:p>
          </table:table-cell>
          <table:table-cell table:formula="of:=IF([.C166]=0;&quot;FIRE-R&quot;)" office:value-type="boolean" office:boolean-value="false" calcext:value-type="boolean">
            <text:p>FALSE</text:p>
          </table:table-cell>
          <table:table-cell table:formula="of:=IF([.C166]=1;&quot;FIRE&quot;;&quot;FIRE-R&quot;)" office:value-type="string" office:string-value="FIRE" calcext:value-type="string">
            <text:p>FIRE</text:p>
          </table:table-cell>
          <table:table-cell table:formula="of:=IF([.C166]=1;&quot;4&quot;;&quot;5&quot;)" office:value-type="string" office:string-value="4" calcext:value-type="string">
            <text:p>4</text:p>
          </table:table-cell>
          <table:table-cell table:formula="of:=IF([.A166]=[.D166])" office:value-type="boolean" office:boolean-value="true" calcext:value-type="boolean">
            <text:p>TRUE</text:p>
          </table:table-cell>
          <table:table-cell table:formula="of:=N([.H16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67]=1;&quot;FIRE&quot;)" office:value-type="string" office:string-value="FIRE" calcext:value-type="string">
            <text:p>FIRE</text:p>
          </table:table-cell>
          <table:table-cell table:formula="of:=IF([.C167]=0;&quot;FIRE-R&quot;)" office:value-type="boolean" office:boolean-value="false" calcext:value-type="boolean">
            <text:p>FALSE</text:p>
          </table:table-cell>
          <table:table-cell table:formula="of:=IF([.C167]=1;&quot;FIRE&quot;;&quot;FIRE-R&quot;)" office:value-type="string" office:string-value="FIRE" calcext:value-type="string">
            <text:p>FIRE</text:p>
          </table:table-cell>
          <table:table-cell table:formula="of:=IF([.C167]=1;&quot;4&quot;;&quot;5&quot;)" office:value-type="string" office:string-value="4" calcext:value-type="string">
            <text:p>4</text:p>
          </table:table-cell>
          <table:table-cell table:formula="of:=IF([.A167]=[.D167])" office:value-type="boolean" office:boolean-value="true" calcext:value-type="boolean">
            <text:p>TRUE</text:p>
          </table:table-cell>
          <table:table-cell table:formula="of:=N([.H16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68]=1;&quot;FIRE&quot;)" office:value-type="string" office:string-value="FIRE" calcext:value-type="string">
            <text:p>FIRE</text:p>
          </table:table-cell>
          <table:table-cell table:formula="of:=IF([.C168]=0;&quot;FIRE-R&quot;)" office:value-type="boolean" office:boolean-value="false" calcext:value-type="boolean">
            <text:p>FALSE</text:p>
          </table:table-cell>
          <table:table-cell table:formula="of:=IF([.C168]=1;&quot;FIRE&quot;;&quot;FIRE-R&quot;)" office:value-type="string" office:string-value="FIRE" calcext:value-type="string">
            <text:p>FIRE</text:p>
          </table:table-cell>
          <table:table-cell table:formula="of:=IF([.C168]=1;&quot;4&quot;;&quot;5&quot;)" office:value-type="string" office:string-value="4" calcext:value-type="string">
            <text:p>4</text:p>
          </table:table-cell>
          <table:table-cell table:formula="of:=IF([.A168]=[.D168])" office:value-type="boolean" office:boolean-value="true" calcext:value-type="boolean">
            <text:p>TRUE</text:p>
          </table:table-cell>
          <table:table-cell table:formula="of:=N([.H16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69]=1;&quot;FIRE&quot;)" office:value-type="string" office:string-value="FIRE" calcext:value-type="string">
            <text:p>FIRE</text:p>
          </table:table-cell>
          <table:table-cell table:formula="of:=IF([.C169]=0;&quot;FIRE-R&quot;)" office:value-type="boolean" office:boolean-value="false" calcext:value-type="boolean">
            <text:p>FALSE</text:p>
          </table:table-cell>
          <table:table-cell table:formula="of:=IF([.C169]=1;&quot;FIRE&quot;;&quot;FIRE-R&quot;)" office:value-type="string" office:string-value="FIRE" calcext:value-type="string">
            <text:p>FIRE</text:p>
          </table:table-cell>
          <table:table-cell table:formula="of:=IF([.C169]=1;&quot;4&quot;;&quot;5&quot;)" office:value-type="string" office:string-value="4" calcext:value-type="string">
            <text:p>4</text:p>
          </table:table-cell>
          <table:table-cell table:formula="of:=IF([.A169]=[.D169])" office:value-type="boolean" office:boolean-value="true" calcext:value-type="boolean">
            <text:p>TRUE</text:p>
          </table:table-cell>
          <table:table-cell table:formula="of:=N([.H16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70]=1;&quot;FIRE&quot;)" office:value-type="string" office:string-value="FIRE" calcext:value-type="string">
            <text:p>FIRE</text:p>
          </table:table-cell>
          <table:table-cell table:formula="of:=IF([.C170]=0;&quot;FIRE-R&quot;)" office:value-type="boolean" office:boolean-value="false" calcext:value-type="boolean">
            <text:p>FALSE</text:p>
          </table:table-cell>
          <table:table-cell table:formula="of:=IF([.C170]=1;&quot;FIRE&quot;;&quot;FIRE-R&quot;)" office:value-type="string" office:string-value="FIRE" calcext:value-type="string">
            <text:p>FIRE</text:p>
          </table:table-cell>
          <table:table-cell table:formula="of:=IF([.C170]=1;&quot;4&quot;;&quot;5&quot;)" office:value-type="string" office:string-value="4" calcext:value-type="string">
            <text:p>4</text:p>
          </table:table-cell>
          <table:table-cell table:formula="of:=IF([.A170]=[.D170])" office:value-type="boolean" office:boolean-value="true" calcext:value-type="boolean">
            <text:p>TRUE</text:p>
          </table:table-cell>
          <table:table-cell table:formula="of:=N([.H17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71]=1;&quot;FIRE&quot;)" office:value-type="string" office:string-value="FIRE" calcext:value-type="string">
            <text:p>FIRE</text:p>
          </table:table-cell>
          <table:table-cell table:formula="of:=IF([.C171]=0;&quot;FIRE-R&quot;)" office:value-type="boolean" office:boolean-value="false" calcext:value-type="boolean">
            <text:p>FALSE</text:p>
          </table:table-cell>
          <table:table-cell table:formula="of:=IF([.C171]=1;&quot;FIRE&quot;;&quot;FIRE-R&quot;)" office:value-type="string" office:string-value="FIRE" calcext:value-type="string">
            <text:p>FIRE</text:p>
          </table:table-cell>
          <table:table-cell table:formula="of:=IF([.C171]=1;&quot;4&quot;;&quot;5&quot;)" office:value-type="string" office:string-value="4" calcext:value-type="string">
            <text:p>4</text:p>
          </table:table-cell>
          <table:table-cell table:formula="of:=IF([.A171]=[.D171])" office:value-type="boolean" office:boolean-value="true" calcext:value-type="boolean">
            <text:p>TRUE</text:p>
          </table:table-cell>
          <table:table-cell table:formula="of:=N([.H17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72]=1;&quot;FIRE&quot;)" office:value-type="string" office:string-value="FIRE" calcext:value-type="string">
            <text:p>FIRE</text:p>
          </table:table-cell>
          <table:table-cell table:formula="of:=IF([.C172]=0;&quot;FIRE-R&quot;)" office:value-type="boolean" office:boolean-value="false" calcext:value-type="boolean">
            <text:p>FALSE</text:p>
          </table:table-cell>
          <table:table-cell table:formula="of:=IF([.C172]=1;&quot;FIRE&quot;;&quot;FIRE-R&quot;)" office:value-type="string" office:string-value="FIRE" calcext:value-type="string">
            <text:p>FIRE</text:p>
          </table:table-cell>
          <table:table-cell table:formula="of:=IF([.C172]=1;&quot;4&quot;;&quot;5&quot;)" office:value-type="string" office:string-value="4" calcext:value-type="string">
            <text:p>4</text:p>
          </table:table-cell>
          <table:table-cell table:formula="of:=IF([.A172]=[.D172])" office:value-type="boolean" office:boolean-value="true" calcext:value-type="boolean">
            <text:p>TRUE</text:p>
          </table:table-cell>
          <table:table-cell table:formula="of:=N([.H17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73]=1;&quot;FIRE&quot;)" office:value-type="string" office:string-value="FIRE" calcext:value-type="string">
            <text:p>FIRE</text:p>
          </table:table-cell>
          <table:table-cell table:formula="of:=IF([.C173]=0;&quot;FIRE-R&quot;)" office:value-type="boolean" office:boolean-value="false" calcext:value-type="boolean">
            <text:p>FALSE</text:p>
          </table:table-cell>
          <table:table-cell table:formula="of:=IF([.C173]=1;&quot;FIRE&quot;;&quot;FIRE-R&quot;)" office:value-type="string" office:string-value="FIRE" calcext:value-type="string">
            <text:p>FIRE</text:p>
          </table:table-cell>
          <table:table-cell table:formula="of:=IF([.C173]=1;&quot;4&quot;;&quot;5&quot;)" office:value-type="string" office:string-value="4" calcext:value-type="string">
            <text:p>4</text:p>
          </table:table-cell>
          <table:table-cell table:formula="of:=IF([.A173]=[.D173])" office:value-type="boolean" office:boolean-value="true" calcext:value-type="boolean">
            <text:p>TRUE</text:p>
          </table:table-cell>
          <table:table-cell table:formula="of:=N([.H17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74]=1;&quot;FIRE&quot;)" office:value-type="string" office:string-value="FIRE" calcext:value-type="string">
            <text:p>FIRE</text:p>
          </table:table-cell>
          <table:table-cell table:formula="of:=IF([.C174]=0;&quot;FIRE-R&quot;)" office:value-type="boolean" office:boolean-value="false" calcext:value-type="boolean">
            <text:p>FALSE</text:p>
          </table:table-cell>
          <table:table-cell table:formula="of:=IF([.C174]=1;&quot;FIRE&quot;;&quot;FIRE-R&quot;)" office:value-type="string" office:string-value="FIRE" calcext:value-type="string">
            <text:p>FIRE</text:p>
          </table:table-cell>
          <table:table-cell table:formula="of:=IF([.C174]=1;&quot;4&quot;;&quot;5&quot;)" office:value-type="string" office:string-value="4" calcext:value-type="string">
            <text:p>4</text:p>
          </table:table-cell>
          <table:table-cell table:formula="of:=IF([.A174]=[.D174])" office:value-type="boolean" office:boolean-value="true" calcext:value-type="boolean">
            <text:p>TRUE</text:p>
          </table:table-cell>
          <table:table-cell table:formula="of:=N([.H17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75]=1;&quot;FIRE&quot;)" office:value-type="string" office:string-value="FIRE" calcext:value-type="string">
            <text:p>FIRE</text:p>
          </table:table-cell>
          <table:table-cell table:formula="of:=IF([.C175]=0;&quot;FIRE-R&quot;)" office:value-type="boolean" office:boolean-value="false" calcext:value-type="boolean">
            <text:p>FALSE</text:p>
          </table:table-cell>
          <table:table-cell table:formula="of:=IF([.C175]=1;&quot;FIRE&quot;;&quot;FIRE-R&quot;)" office:value-type="string" office:string-value="FIRE" calcext:value-type="string">
            <text:p>FIRE</text:p>
          </table:table-cell>
          <table:table-cell table:formula="of:=IF([.C175]=1;&quot;4&quot;;&quot;5&quot;)" office:value-type="string" office:string-value="4" calcext:value-type="string">
            <text:p>4</text:p>
          </table:table-cell>
          <table:table-cell table:formula="of:=IF([.A175]=[.D175])" office:value-type="boolean" office:boolean-value="true" calcext:value-type="boolean">
            <text:p>TRUE</text:p>
          </table:table-cell>
          <table:table-cell table:formula="of:=N([.H17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76]=1;&quot;FIRE&quot;)" office:value-type="string" office:string-value="FIRE" calcext:value-type="string">
            <text:p>FIRE</text:p>
          </table:table-cell>
          <table:table-cell table:formula="of:=IF([.C176]=0;&quot;FIRE-R&quot;)" office:value-type="boolean" office:boolean-value="false" calcext:value-type="boolean">
            <text:p>FALSE</text:p>
          </table:table-cell>
          <table:table-cell table:formula="of:=IF([.C176]=1;&quot;FIRE&quot;;&quot;FIRE-R&quot;)" office:value-type="string" office:string-value="FIRE" calcext:value-type="string">
            <text:p>FIRE</text:p>
          </table:table-cell>
          <table:table-cell table:formula="of:=IF([.C176]=1;&quot;4&quot;;&quot;5&quot;)" office:value-type="string" office:string-value="4" calcext:value-type="string">
            <text:p>4</text:p>
          </table:table-cell>
          <table:table-cell table:formula="of:=IF([.A176]=[.D176])" office:value-type="boolean" office:boolean-value="true" calcext:value-type="boolean">
            <text:p>TRUE</text:p>
          </table:table-cell>
          <table:table-cell table:formula="of:=N([.H17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77]=1;&quot;FIRE&quot;)" office:value-type="string" office:string-value="FIRE" calcext:value-type="string">
            <text:p>FIRE</text:p>
          </table:table-cell>
          <table:table-cell table:formula="of:=IF([.C177]=0;&quot;FIRE-R&quot;)" office:value-type="boolean" office:boolean-value="false" calcext:value-type="boolean">
            <text:p>FALSE</text:p>
          </table:table-cell>
          <table:table-cell table:formula="of:=IF([.C177]=1;&quot;FIRE&quot;;&quot;FIRE-R&quot;)" office:value-type="string" office:string-value="FIRE" calcext:value-type="string">
            <text:p>FIRE</text:p>
          </table:table-cell>
          <table:table-cell table:formula="of:=IF([.C177]=1;&quot;4&quot;;&quot;5&quot;)" office:value-type="string" office:string-value="4" calcext:value-type="string">
            <text:p>4</text:p>
          </table:table-cell>
          <table:table-cell table:formula="of:=IF([.A177]=[.D177])" office:value-type="boolean" office:boolean-value="true" calcext:value-type="boolean">
            <text:p>TRUE</text:p>
          </table:table-cell>
          <table:table-cell table:formula="of:=N([.H17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78]=1;&quot;FIRE&quot;)" office:value-type="string" office:string-value="FIRE" calcext:value-type="string">
            <text:p>FIRE</text:p>
          </table:table-cell>
          <table:table-cell table:formula="of:=IF([.C178]=0;&quot;FIRE-R&quot;)" office:value-type="boolean" office:boolean-value="false" calcext:value-type="boolean">
            <text:p>FALSE</text:p>
          </table:table-cell>
          <table:table-cell table:formula="of:=IF([.C178]=1;&quot;FIRE&quot;;&quot;FIRE-R&quot;)" office:value-type="string" office:string-value="FIRE" calcext:value-type="string">
            <text:p>FIRE</text:p>
          </table:table-cell>
          <table:table-cell table:formula="of:=IF([.C178]=1;&quot;4&quot;;&quot;5&quot;)" office:value-type="string" office:string-value="4" calcext:value-type="string">
            <text:p>4</text:p>
          </table:table-cell>
          <table:table-cell table:formula="of:=IF([.A178]=[.D178])" office:value-type="boolean" office:boolean-value="true" calcext:value-type="boolean">
            <text:p>TRUE</text:p>
          </table:table-cell>
          <table:table-cell table:formula="of:=N([.H17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79]=1;&quot;FIRE&quot;)" office:value-type="string" office:string-value="FIRE" calcext:value-type="string">
            <text:p>FIRE</text:p>
          </table:table-cell>
          <table:table-cell table:formula="of:=IF([.C179]=0;&quot;FIRE-R&quot;)" office:value-type="boolean" office:boolean-value="false" calcext:value-type="boolean">
            <text:p>FALSE</text:p>
          </table:table-cell>
          <table:table-cell table:formula="of:=IF([.C179]=1;&quot;FIRE&quot;;&quot;FIRE-R&quot;)" office:value-type="string" office:string-value="FIRE" calcext:value-type="string">
            <text:p>FIRE</text:p>
          </table:table-cell>
          <table:table-cell table:formula="of:=IF([.C179]=1;&quot;4&quot;;&quot;5&quot;)" office:value-type="string" office:string-value="4" calcext:value-type="string">
            <text:p>4</text:p>
          </table:table-cell>
          <table:table-cell table:formula="of:=IF([.A179]=[.D179])" office:value-type="boolean" office:boolean-value="true" calcext:value-type="boolean">
            <text:p>TRUE</text:p>
          </table:table-cell>
          <table:table-cell table:formula="of:=N([.H17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80]=1;&quot;FIRE&quot;)" office:value-type="string" office:string-value="FIRE" calcext:value-type="string">
            <text:p>FIRE</text:p>
          </table:table-cell>
          <table:table-cell table:formula="of:=IF([.C180]=0;&quot;FIRE-R&quot;)" office:value-type="boolean" office:boolean-value="false" calcext:value-type="boolean">
            <text:p>FALSE</text:p>
          </table:table-cell>
          <table:table-cell table:formula="of:=IF([.C180]=1;&quot;FIRE&quot;;&quot;FIRE-R&quot;)" office:value-type="string" office:string-value="FIRE" calcext:value-type="string">
            <text:p>FIRE</text:p>
          </table:table-cell>
          <table:table-cell table:formula="of:=IF([.C180]=1;&quot;4&quot;;&quot;5&quot;)" office:value-type="string" office:string-value="4" calcext:value-type="string">
            <text:p>4</text:p>
          </table:table-cell>
          <table:table-cell table:formula="of:=IF([.A180]=[.D180])" office:value-type="boolean" office:boolean-value="true" calcext:value-type="boolean">
            <text:p>TRUE</text:p>
          </table:table-cell>
          <table:table-cell table:formula="of:=N([.H18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81]=1;&quot;FIRE&quot;)" office:value-type="string" office:string-value="FIRE" calcext:value-type="string">
            <text:p>FIRE</text:p>
          </table:table-cell>
          <table:table-cell table:formula="of:=IF([.C181]=0;&quot;FIRE-R&quot;)" office:value-type="boolean" office:boolean-value="false" calcext:value-type="boolean">
            <text:p>FALSE</text:p>
          </table:table-cell>
          <table:table-cell table:formula="of:=IF([.C181]=1;&quot;FIRE&quot;;&quot;FIRE-R&quot;)" office:value-type="string" office:string-value="FIRE" calcext:value-type="string">
            <text:p>FIRE</text:p>
          </table:table-cell>
          <table:table-cell table:formula="of:=IF([.C181]=1;&quot;4&quot;;&quot;5&quot;)" office:value-type="string" office:string-value="4" calcext:value-type="string">
            <text:p>4</text:p>
          </table:table-cell>
          <table:table-cell table:formula="of:=IF([.A181]=[.D181])" office:value-type="boolean" office:boolean-value="true" calcext:value-type="boolean">
            <text:p>TRUE</text:p>
          </table:table-cell>
          <table:table-cell table:formula="of:=N([.H18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82]=1;&quot;FIRE&quot;)" office:value-type="string" office:string-value="FIRE" calcext:value-type="string">
            <text:p>FIRE</text:p>
          </table:table-cell>
          <table:table-cell table:formula="of:=IF([.C182]=0;&quot;FIRE-R&quot;)" office:value-type="boolean" office:boolean-value="false" calcext:value-type="boolean">
            <text:p>FALSE</text:p>
          </table:table-cell>
          <table:table-cell table:formula="of:=IF([.C182]=1;&quot;FIRE&quot;;&quot;FIRE-R&quot;)" office:value-type="string" office:string-value="FIRE" calcext:value-type="string">
            <text:p>FIRE</text:p>
          </table:table-cell>
          <table:table-cell table:formula="of:=IF([.C182]=1;&quot;4&quot;;&quot;5&quot;)" office:value-type="string" office:string-value="4" calcext:value-type="string">
            <text:p>4</text:p>
          </table:table-cell>
          <table:table-cell table:formula="of:=IF([.A182]=[.D182])" office:value-type="boolean" office:boolean-value="true" calcext:value-type="boolean">
            <text:p>TRUE</text:p>
          </table:table-cell>
          <table:table-cell table:formula="of:=N([.H18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83]=1;&quot;FIRE&quot;)" office:value-type="string" office:string-value="FIRE" calcext:value-type="string">
            <text:p>FIRE</text:p>
          </table:table-cell>
          <table:table-cell table:formula="of:=IF([.C183]=0;&quot;FIRE-R&quot;)" office:value-type="boolean" office:boolean-value="false" calcext:value-type="boolean">
            <text:p>FALSE</text:p>
          </table:table-cell>
          <table:table-cell table:formula="of:=IF([.C183]=1;&quot;FIRE&quot;;&quot;FIRE-R&quot;)" office:value-type="string" office:string-value="FIRE" calcext:value-type="string">
            <text:p>FIRE</text:p>
          </table:table-cell>
          <table:table-cell table:formula="of:=IF([.C183]=1;&quot;4&quot;;&quot;5&quot;)" office:value-type="string" office:string-value="4" calcext:value-type="string">
            <text:p>4</text:p>
          </table:table-cell>
          <table:table-cell table:formula="of:=IF([.A183]=[.D183])" office:value-type="boolean" office:boolean-value="true" calcext:value-type="boolean">
            <text:p>TRUE</text:p>
          </table:table-cell>
          <table:table-cell table:formula="of:=N([.H18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84]=1;&quot;FIRE&quot;)" office:value-type="string" office:string-value="FIRE" calcext:value-type="string">
            <text:p>FIRE</text:p>
          </table:table-cell>
          <table:table-cell table:formula="of:=IF([.C184]=0;&quot;FIRE-R&quot;)" office:value-type="boolean" office:boolean-value="false" calcext:value-type="boolean">
            <text:p>FALSE</text:p>
          </table:table-cell>
          <table:table-cell table:formula="of:=IF([.C184]=1;&quot;FIRE&quot;;&quot;FIRE-R&quot;)" office:value-type="string" office:string-value="FIRE" calcext:value-type="string">
            <text:p>FIRE</text:p>
          </table:table-cell>
          <table:table-cell table:formula="of:=IF([.C184]=1;&quot;4&quot;;&quot;5&quot;)" office:value-type="string" office:string-value="4" calcext:value-type="string">
            <text:p>4</text:p>
          </table:table-cell>
          <table:table-cell table:formula="of:=IF([.A184]=[.D184])" office:value-type="boolean" office:boolean-value="true" calcext:value-type="boolean">
            <text:p>TRUE</text:p>
          </table:table-cell>
          <table:table-cell table:formula="of:=N([.H18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85]=1;&quot;FIRE&quot;)" office:value-type="string" office:string-value="FIRE" calcext:value-type="string">
            <text:p>FIRE</text:p>
          </table:table-cell>
          <table:table-cell table:formula="of:=IF([.C185]=0;&quot;FIRE-R&quot;)" office:value-type="boolean" office:boolean-value="false" calcext:value-type="boolean">
            <text:p>FALSE</text:p>
          </table:table-cell>
          <table:table-cell table:formula="of:=IF([.C185]=1;&quot;FIRE&quot;;&quot;FIRE-R&quot;)" office:value-type="string" office:string-value="FIRE" calcext:value-type="string">
            <text:p>FIRE</text:p>
          </table:table-cell>
          <table:table-cell table:formula="of:=IF([.C185]=1;&quot;4&quot;;&quot;5&quot;)" office:value-type="string" office:string-value="4" calcext:value-type="string">
            <text:p>4</text:p>
          </table:table-cell>
          <table:table-cell table:formula="of:=IF([.A185]=[.D185])" office:value-type="boolean" office:boolean-value="true" calcext:value-type="boolean">
            <text:p>TRUE</text:p>
          </table:table-cell>
          <table:table-cell table:formula="of:=N([.H18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86]=1;&quot;FIRE&quot;)" office:value-type="string" office:string-value="FIRE" calcext:value-type="string">
            <text:p>FIRE</text:p>
          </table:table-cell>
          <table:table-cell table:formula="of:=IF([.C186]=0;&quot;FIRE-R&quot;)" office:value-type="boolean" office:boolean-value="false" calcext:value-type="boolean">
            <text:p>FALSE</text:p>
          </table:table-cell>
          <table:table-cell table:formula="of:=IF([.C186]=1;&quot;FIRE&quot;;&quot;FIRE-R&quot;)" office:value-type="string" office:string-value="FIRE" calcext:value-type="string">
            <text:p>FIRE</text:p>
          </table:table-cell>
          <table:table-cell table:formula="of:=IF([.C186]=1;&quot;4&quot;;&quot;5&quot;)" office:value-type="string" office:string-value="4" calcext:value-type="string">
            <text:p>4</text:p>
          </table:table-cell>
          <table:table-cell table:formula="of:=IF([.A186]=[.D186])" office:value-type="boolean" office:boolean-value="true" calcext:value-type="boolean">
            <text:p>TRUE</text:p>
          </table:table-cell>
          <table:table-cell table:formula="of:=N([.H18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87]=1;&quot;FIRE&quot;)" office:value-type="string" office:string-value="FIRE" calcext:value-type="string">
            <text:p>FIRE</text:p>
          </table:table-cell>
          <table:table-cell table:formula="of:=IF([.C187]=0;&quot;FIRE-R&quot;)" office:value-type="boolean" office:boolean-value="false" calcext:value-type="boolean">
            <text:p>FALSE</text:p>
          </table:table-cell>
          <table:table-cell table:formula="of:=IF([.C187]=1;&quot;FIRE&quot;;&quot;FIRE-R&quot;)" office:value-type="string" office:string-value="FIRE" calcext:value-type="string">
            <text:p>FIRE</text:p>
          </table:table-cell>
          <table:table-cell table:formula="of:=IF([.C187]=1;&quot;4&quot;;&quot;5&quot;)" office:value-type="string" office:string-value="4" calcext:value-type="string">
            <text:p>4</text:p>
          </table:table-cell>
          <table:table-cell table:formula="of:=IF([.A187]=[.D187])" office:value-type="boolean" office:boolean-value="true" calcext:value-type="boolean">
            <text:p>TRUE</text:p>
          </table:table-cell>
          <table:table-cell table:formula="of:=N([.H18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88]=1;&quot;FIRE&quot;)" office:value-type="string" office:string-value="FIRE" calcext:value-type="string">
            <text:p>FIRE</text:p>
          </table:table-cell>
          <table:table-cell table:formula="of:=IF([.C188]=0;&quot;FIRE-R&quot;)" office:value-type="boolean" office:boolean-value="false" calcext:value-type="boolean">
            <text:p>FALSE</text:p>
          </table:table-cell>
          <table:table-cell table:formula="of:=IF([.C188]=1;&quot;FIRE&quot;;&quot;FIRE-R&quot;)" office:value-type="string" office:string-value="FIRE" calcext:value-type="string">
            <text:p>FIRE</text:p>
          </table:table-cell>
          <table:table-cell table:formula="of:=IF([.C188]=1;&quot;4&quot;;&quot;5&quot;)" office:value-type="string" office:string-value="4" calcext:value-type="string">
            <text:p>4</text:p>
          </table:table-cell>
          <table:table-cell table:formula="of:=IF([.A188]=[.D188])" office:value-type="boolean" office:boolean-value="true" calcext:value-type="boolean">
            <text:p>TRUE</text:p>
          </table:table-cell>
          <table:table-cell table:formula="of:=N([.H18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89]=1;&quot;FIRE&quot;)" office:value-type="string" office:string-value="FIRE" calcext:value-type="string">
            <text:p>FIRE</text:p>
          </table:table-cell>
          <table:table-cell table:formula="of:=IF([.C189]=0;&quot;FIRE-R&quot;)" office:value-type="boolean" office:boolean-value="false" calcext:value-type="boolean">
            <text:p>FALSE</text:p>
          </table:table-cell>
          <table:table-cell table:formula="of:=IF([.C189]=1;&quot;FIRE&quot;;&quot;FIRE-R&quot;)" office:value-type="string" office:string-value="FIRE" calcext:value-type="string">
            <text:p>FIRE</text:p>
          </table:table-cell>
          <table:table-cell table:formula="of:=IF([.C189]=1;&quot;4&quot;;&quot;5&quot;)" office:value-type="string" office:string-value="4" calcext:value-type="string">
            <text:p>4</text:p>
          </table:table-cell>
          <table:table-cell table:formula="of:=IF([.A189]=[.D189])" office:value-type="boolean" office:boolean-value="true" calcext:value-type="boolean">
            <text:p>TRUE</text:p>
          </table:table-cell>
          <table:table-cell table:formula="of:=N([.H18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90]=1;&quot;FIRE&quot;)" office:value-type="string" office:string-value="FIRE" calcext:value-type="string">
            <text:p>FIRE</text:p>
          </table:table-cell>
          <table:table-cell table:formula="of:=IF([.C190]=0;&quot;FIRE-R&quot;)" office:value-type="boolean" office:boolean-value="false" calcext:value-type="boolean">
            <text:p>FALSE</text:p>
          </table:table-cell>
          <table:table-cell table:formula="of:=IF([.C190]=1;&quot;FIRE&quot;;&quot;FIRE-R&quot;)" office:value-type="string" office:string-value="FIRE" calcext:value-type="string">
            <text:p>FIRE</text:p>
          </table:table-cell>
          <table:table-cell table:formula="of:=IF([.C190]=1;&quot;4&quot;;&quot;5&quot;)" office:value-type="string" office:string-value="4" calcext:value-type="string">
            <text:p>4</text:p>
          </table:table-cell>
          <table:table-cell table:formula="of:=IF([.A190]=[.D190])" office:value-type="boolean" office:boolean-value="true" calcext:value-type="boolean">
            <text:p>TRUE</text:p>
          </table:table-cell>
          <table:table-cell table:formula="of:=N([.H19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91]=1;&quot;FIRE&quot;)" office:value-type="string" office:string-value="FIRE" calcext:value-type="string">
            <text:p>FIRE</text:p>
          </table:table-cell>
          <table:table-cell table:formula="of:=IF([.C191]=0;&quot;FIRE-R&quot;)" office:value-type="boolean" office:boolean-value="false" calcext:value-type="boolean">
            <text:p>FALSE</text:p>
          </table:table-cell>
          <table:table-cell table:formula="of:=IF([.C191]=1;&quot;FIRE&quot;;&quot;FIRE-R&quot;)" office:value-type="string" office:string-value="FIRE" calcext:value-type="string">
            <text:p>FIRE</text:p>
          </table:table-cell>
          <table:table-cell table:formula="of:=IF([.C191]=1;&quot;4&quot;;&quot;5&quot;)" office:value-type="string" office:string-value="4" calcext:value-type="string">
            <text:p>4</text:p>
          </table:table-cell>
          <table:table-cell table:formula="of:=IF([.A191]=[.D191])" office:value-type="boolean" office:boolean-value="true" calcext:value-type="boolean">
            <text:p>TRUE</text:p>
          </table:table-cell>
          <table:table-cell table:formula="of:=N([.H19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92]=1;&quot;FIRE&quot;)" office:value-type="string" office:string-value="FIRE" calcext:value-type="string">
            <text:p>FIRE</text:p>
          </table:table-cell>
          <table:table-cell table:formula="of:=IF([.C192]=0;&quot;FIRE-R&quot;)" office:value-type="boolean" office:boolean-value="false" calcext:value-type="boolean">
            <text:p>FALSE</text:p>
          </table:table-cell>
          <table:table-cell table:formula="of:=IF([.C192]=1;&quot;FIRE&quot;;&quot;FIRE-R&quot;)" office:value-type="string" office:string-value="FIRE" calcext:value-type="string">
            <text:p>FIRE</text:p>
          </table:table-cell>
          <table:table-cell table:formula="of:=IF([.C192]=1;&quot;4&quot;;&quot;5&quot;)" office:value-type="string" office:string-value="4" calcext:value-type="string">
            <text:p>4</text:p>
          </table:table-cell>
          <table:table-cell table:formula="of:=IF([.A192]=[.D192])" office:value-type="boolean" office:boolean-value="true" calcext:value-type="boolean">
            <text:p>TRUE</text:p>
          </table:table-cell>
          <table:table-cell table:formula="of:=N([.H19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93]=1;&quot;FIRE&quot;)" office:value-type="string" office:string-value="FIRE" calcext:value-type="string">
            <text:p>FIRE</text:p>
          </table:table-cell>
          <table:table-cell table:formula="of:=IF([.C193]=0;&quot;FIRE-R&quot;)" office:value-type="boolean" office:boolean-value="false" calcext:value-type="boolean">
            <text:p>FALSE</text:p>
          </table:table-cell>
          <table:table-cell table:formula="of:=IF([.C193]=1;&quot;FIRE&quot;;&quot;FIRE-R&quot;)" office:value-type="string" office:string-value="FIRE" calcext:value-type="string">
            <text:p>FIRE</text:p>
          </table:table-cell>
          <table:table-cell table:formula="of:=IF([.C193]=1;&quot;4&quot;;&quot;5&quot;)" office:value-type="string" office:string-value="4" calcext:value-type="string">
            <text:p>4</text:p>
          </table:table-cell>
          <table:table-cell table:formula="of:=IF([.A193]=[.D193])" office:value-type="boolean" office:boolean-value="true" calcext:value-type="boolean">
            <text:p>TRUE</text:p>
          </table:table-cell>
          <table:table-cell table:formula="of:=N([.H19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94]=1;&quot;FIRE&quot;)" office:value-type="string" office:string-value="FIRE" calcext:value-type="string">
            <text:p>FIRE</text:p>
          </table:table-cell>
          <table:table-cell table:formula="of:=IF([.C194]=0;&quot;FIRE-R&quot;)" office:value-type="boolean" office:boolean-value="false" calcext:value-type="boolean">
            <text:p>FALSE</text:p>
          </table:table-cell>
          <table:table-cell table:formula="of:=IF([.C194]=1;&quot;FIRE&quot;;&quot;FIRE-R&quot;)" office:value-type="string" office:string-value="FIRE" calcext:value-type="string">
            <text:p>FIRE</text:p>
          </table:table-cell>
          <table:table-cell table:formula="of:=IF([.C194]=1;&quot;4&quot;;&quot;5&quot;)" office:value-type="string" office:string-value="4" calcext:value-type="string">
            <text:p>4</text:p>
          </table:table-cell>
          <table:table-cell table:formula="of:=IF([.A194]=[.D194])" office:value-type="boolean" office:boolean-value="true" calcext:value-type="boolean">
            <text:p>TRUE</text:p>
          </table:table-cell>
          <table:table-cell table:formula="of:=N([.H19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95]=1;&quot;FIRE&quot;)" office:value-type="string" office:string-value="FIRE" calcext:value-type="string">
            <text:p>FIRE</text:p>
          </table:table-cell>
          <table:table-cell table:formula="of:=IF([.C195]=0;&quot;FIRE-R&quot;)" office:value-type="boolean" office:boolean-value="false" calcext:value-type="boolean">
            <text:p>FALSE</text:p>
          </table:table-cell>
          <table:table-cell table:formula="of:=IF([.C195]=1;&quot;FIRE&quot;;&quot;FIRE-R&quot;)" office:value-type="string" office:string-value="FIRE" calcext:value-type="string">
            <text:p>FIRE</text:p>
          </table:table-cell>
          <table:table-cell table:formula="of:=IF([.C195]=1;&quot;4&quot;;&quot;5&quot;)" office:value-type="string" office:string-value="4" calcext:value-type="string">
            <text:p>4</text:p>
          </table:table-cell>
          <table:table-cell table:formula="of:=IF([.A195]=[.D195])" office:value-type="boolean" office:boolean-value="true" calcext:value-type="boolean">
            <text:p>TRUE</text:p>
          </table:table-cell>
          <table:table-cell table:formula="of:=N([.H19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96]=1;&quot;FIRE&quot;)" office:value-type="string" office:string-value="FIRE" calcext:value-type="string">
            <text:p>FIRE</text:p>
          </table:table-cell>
          <table:table-cell table:formula="of:=IF([.C196]=0;&quot;FIRE-R&quot;)" office:value-type="boolean" office:boolean-value="false" calcext:value-type="boolean">
            <text:p>FALSE</text:p>
          </table:table-cell>
          <table:table-cell table:formula="of:=IF([.C196]=1;&quot;FIRE&quot;;&quot;FIRE-R&quot;)" office:value-type="string" office:string-value="FIRE" calcext:value-type="string">
            <text:p>FIRE</text:p>
          </table:table-cell>
          <table:table-cell table:formula="of:=IF([.C196]=1;&quot;4&quot;;&quot;5&quot;)" office:value-type="string" office:string-value="4" calcext:value-type="string">
            <text:p>4</text:p>
          </table:table-cell>
          <table:table-cell table:formula="of:=IF([.A196]=[.D196])" office:value-type="boolean" office:boolean-value="true" calcext:value-type="boolean">
            <text:p>TRUE</text:p>
          </table:table-cell>
          <table:table-cell table:formula="of:=N([.H19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97]=1;&quot;FIRE&quot;)" office:value-type="string" office:string-value="FIRE" calcext:value-type="string">
            <text:p>FIRE</text:p>
          </table:table-cell>
          <table:table-cell table:formula="of:=IF([.C197]=0;&quot;FIRE-R&quot;)" office:value-type="boolean" office:boolean-value="false" calcext:value-type="boolean">
            <text:p>FALSE</text:p>
          </table:table-cell>
          <table:table-cell table:formula="of:=IF([.C197]=1;&quot;FIRE&quot;;&quot;FIRE-R&quot;)" office:value-type="string" office:string-value="FIRE" calcext:value-type="string">
            <text:p>FIRE</text:p>
          </table:table-cell>
          <table:table-cell table:formula="of:=IF([.C197]=1;&quot;4&quot;;&quot;5&quot;)" office:value-type="string" office:string-value="4" calcext:value-type="string">
            <text:p>4</text:p>
          </table:table-cell>
          <table:table-cell table:formula="of:=IF([.A197]=[.D197])" office:value-type="boolean" office:boolean-value="true" calcext:value-type="boolean">
            <text:p>TRUE</text:p>
          </table:table-cell>
          <table:table-cell table:formula="of:=N([.H19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98]=1;&quot;FIRE&quot;)" office:value-type="string" office:string-value="FIRE" calcext:value-type="string">
            <text:p>FIRE</text:p>
          </table:table-cell>
          <table:table-cell table:formula="of:=IF([.C198]=0;&quot;FIRE-R&quot;)" office:value-type="boolean" office:boolean-value="false" calcext:value-type="boolean">
            <text:p>FALSE</text:p>
          </table:table-cell>
          <table:table-cell table:formula="of:=IF([.C198]=1;&quot;FIRE&quot;;&quot;FIRE-R&quot;)" office:value-type="string" office:string-value="FIRE" calcext:value-type="string">
            <text:p>FIRE</text:p>
          </table:table-cell>
          <table:table-cell table:formula="of:=IF([.C198]=1;&quot;4&quot;;&quot;5&quot;)" office:value-type="string" office:string-value="4" calcext:value-type="string">
            <text:p>4</text:p>
          </table:table-cell>
          <table:table-cell table:formula="of:=IF([.A198]=[.D198])" office:value-type="boolean" office:boolean-value="true" calcext:value-type="boolean">
            <text:p>TRUE</text:p>
          </table:table-cell>
          <table:table-cell table:formula="of:=N([.H19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99]=1;&quot;FIRE&quot;)" office:value-type="string" office:string-value="FIRE" calcext:value-type="string">
            <text:p>FIRE</text:p>
          </table:table-cell>
          <table:table-cell table:formula="of:=IF([.C199]=0;&quot;FIRE-R&quot;)" office:value-type="boolean" office:boolean-value="false" calcext:value-type="boolean">
            <text:p>FALSE</text:p>
          </table:table-cell>
          <table:table-cell table:formula="of:=IF([.C199]=1;&quot;FIRE&quot;;&quot;FIRE-R&quot;)" office:value-type="string" office:string-value="FIRE" calcext:value-type="string">
            <text:p>FIRE</text:p>
          </table:table-cell>
          <table:table-cell table:formula="of:=IF([.C199]=1;&quot;4&quot;;&quot;5&quot;)" office:value-type="string" office:string-value="4" calcext:value-type="string">
            <text:p>4</text:p>
          </table:table-cell>
          <table:table-cell table:formula="of:=IF([.A199]=[.D199])" office:value-type="boolean" office:boolean-value="true" calcext:value-type="boolean">
            <text:p>TRUE</text:p>
          </table:table-cell>
          <table:table-cell table:formula="of:=N([.H19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200]=1;&quot;FIRE&quot;)" office:value-type="string" office:string-value="FIRE" calcext:value-type="string">
            <text:p>FIRE</text:p>
          </table:table-cell>
          <table:table-cell table:formula="of:=IF([.C200]=0;&quot;FIRE-R&quot;)" office:value-type="boolean" office:boolean-value="false" calcext:value-type="boolean">
            <text:p>FALSE</text:p>
          </table:table-cell>
          <table:table-cell table:formula="of:=IF([.C200]=1;&quot;FIRE&quot;;&quot;FIRE-R&quot;)" office:value-type="string" office:string-value="FIRE" calcext:value-type="string">
            <text:p>FIRE</text:p>
          </table:table-cell>
          <table:table-cell table:formula="of:=IF([.C200]=1;&quot;4&quot;;&quot;5&quot;)" office:value-type="string" office:string-value="4" calcext:value-type="string">
            <text:p>4</text:p>
          </table:table-cell>
          <table:table-cell table:formula="of:=IF([.A200]=[.D200])" office:value-type="boolean" office:boolean-value="true" calcext:value-type="boolean">
            <text:p>TRUE</text:p>
          </table:table-cell>
          <table:table-cell table:formula="of:=N([.H20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201]=1;&quot;FIRE&quot;)" office:value-type="string" office:string-value="FIRE" calcext:value-type="string">
            <text:p>FIRE</text:p>
          </table:table-cell>
          <table:table-cell table:formula="of:=IF([.C201]=0;&quot;FIRE-R&quot;)" office:value-type="boolean" office:boolean-value="false" calcext:value-type="boolean">
            <text:p>FALSE</text:p>
          </table:table-cell>
          <table:table-cell table:formula="of:=IF([.C201]=1;&quot;FIRE&quot;;&quot;FIRE-R&quot;)" office:value-type="string" office:string-value="FIRE" calcext:value-type="string">
            <text:p>FIRE</text:p>
          </table:table-cell>
          <table:table-cell table:formula="of:=IF([.C201]=1;&quot;4&quot;;&quot;5&quot;)" office:value-type="string" office:string-value="4" calcext:value-type="string">
            <text:p>4</text:p>
          </table:table-cell>
          <table:table-cell table:formula="of:=IF([.A201]=[.D201])" office:value-type="boolean" office:boolean-value="true" calcext:value-type="boolean">
            <text:p>TRUE</text:p>
          </table:table-cell>
          <table:table-cell table:formula="of:=N([.H20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202]=1;&quot;FIRE&quot;)" office:value-type="string" office:string-value="FIRE" calcext:value-type="string">
            <text:p>FIRE</text:p>
          </table:table-cell>
          <table:table-cell table:formula="of:=IF([.C202]=0;&quot;FIRE-R&quot;)" office:value-type="boolean" office:boolean-value="false" calcext:value-type="boolean">
            <text:p>FALSE</text:p>
          </table:table-cell>
          <table:table-cell table:formula="of:=IF([.C202]=1;&quot;FIRE&quot;;&quot;FIRE-R&quot;)" office:value-type="string" office:string-value="FIRE" calcext:value-type="string">
            <text:p>FIRE</text:p>
          </table:table-cell>
          <table:table-cell table:formula="of:=IF([.C202]=1;&quot;4&quot;;&quot;5&quot;)" office:value-type="string" office:string-value="4" calcext:value-type="string">
            <text:p>4</text:p>
          </table:table-cell>
          <table:table-cell table:formula="of:=IF([.A202]=[.D202])" office:value-type="boolean" office:boolean-value="true" calcext:value-type="boolean">
            <text:p>TRUE</text:p>
          </table:table-cell>
          <table:table-cell table:formula="of:=N([.H20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203]=1;&quot;FIRE&quot;)" office:value-type="string" office:string-value="FIRE" calcext:value-type="string">
            <text:p>FIRE</text:p>
          </table:table-cell>
          <table:table-cell table:formula="of:=IF([.C203]=0;&quot;FIRE-R&quot;)" office:value-type="boolean" office:boolean-value="false" calcext:value-type="boolean">
            <text:p>FALSE</text:p>
          </table:table-cell>
          <table:table-cell table:formula="of:=IF([.C203]=1;&quot;FIRE&quot;;&quot;FIRE-R&quot;)" office:value-type="string" office:string-value="FIRE" calcext:value-type="string">
            <text:p>FIRE</text:p>
          </table:table-cell>
          <table:table-cell table:formula="of:=IF([.C203]=1;&quot;4&quot;;&quot;5&quot;)" office:value-type="string" office:string-value="4" calcext:value-type="string">
            <text:p>4</text:p>
          </table:table-cell>
          <table:table-cell table:formula="of:=IF([.A203]=[.D203])" office:value-type="boolean" office:boolean-value="true" calcext:value-type="boolean">
            <text:p>TRUE</text:p>
          </table:table-cell>
          <table:table-cell table:formula="of:=N([.H20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204]=1;&quot;FIRE&quot;)" office:value-type="string" office:string-value="FIRE" calcext:value-type="string">
            <text:p>FIRE</text:p>
          </table:table-cell>
          <table:table-cell table:formula="of:=IF([.C204]=0;&quot;FIRE-R&quot;)" office:value-type="boolean" office:boolean-value="false" calcext:value-type="boolean">
            <text:p>FALSE</text:p>
          </table:table-cell>
          <table:table-cell table:formula="of:=IF([.C204]=1;&quot;FIRE&quot;;&quot;FIRE-R&quot;)" office:value-type="string" office:string-value="FIRE" calcext:value-type="string">
            <text:p>FIRE</text:p>
          </table:table-cell>
          <table:table-cell table:formula="of:=IF([.C204]=1;&quot;4&quot;;&quot;5&quot;)" office:value-type="string" office:string-value="4" calcext:value-type="string">
            <text:p>4</text:p>
          </table:table-cell>
          <table:table-cell table:formula="of:=IF([.A204]=[.D204])" office:value-type="boolean" office:boolean-value="true" calcext:value-type="boolean">
            <text:p>TRUE</text:p>
          </table:table-cell>
          <table:table-cell table:formula="of:=N([.H20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205]=1;&quot;FIRE&quot;)" office:value-type="string" office:string-value="FIRE" calcext:value-type="string">
            <text:p>FIRE</text:p>
          </table:table-cell>
          <table:table-cell table:formula="of:=IF([.C205]=0;&quot;FIRE-R&quot;)" office:value-type="boolean" office:boolean-value="false" calcext:value-type="boolean">
            <text:p>FALSE</text:p>
          </table:table-cell>
          <table:table-cell table:formula="of:=IF([.C205]=1;&quot;FIRE&quot;;&quot;FIRE-R&quot;)" office:value-type="string" office:string-value="FIRE" calcext:value-type="string">
            <text:p>FIRE</text:p>
          </table:table-cell>
          <table:table-cell table:formula="of:=IF([.C205]=1;&quot;4&quot;;&quot;5&quot;)" office:value-type="string" office:string-value="4" calcext:value-type="string">
            <text:p>4</text:p>
          </table:table-cell>
          <table:table-cell table:formula="of:=IF([.A205]=[.D205])" office:value-type="boolean" office:boolean-value="true" calcext:value-type="boolean">
            <text:p>TRUE</text:p>
          </table:table-cell>
          <table:table-cell table:formula="of:=N([.H20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206]=1;&quot;FIRE&quot;)" office:value-type="string" office:string-value="FIRE" calcext:value-type="string">
            <text:p>FIRE</text:p>
          </table:table-cell>
          <table:table-cell table:formula="of:=IF([.C206]=0;&quot;FIRE-R&quot;)" office:value-type="boolean" office:boolean-value="false" calcext:value-type="boolean">
            <text:p>FALSE</text:p>
          </table:table-cell>
          <table:table-cell table:formula="of:=IF([.C206]=1;&quot;FIRE&quot;;&quot;FIRE-R&quot;)" office:value-type="string" office:string-value="FIRE" calcext:value-type="string">
            <text:p>FIRE</text:p>
          </table:table-cell>
          <table:table-cell table:formula="of:=IF([.C206]=1;&quot;4&quot;;&quot;5&quot;)" office:value-type="string" office:string-value="4" calcext:value-type="string">
            <text:p>4</text:p>
          </table:table-cell>
          <table:table-cell table:formula="of:=IF([.A206]=[.D206])" office:value-type="boolean" office:boolean-value="true" calcext:value-type="boolean">
            <text:p>TRUE</text:p>
          </table:table-cell>
          <table:table-cell table:formula="of:=N([.H20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207]=1;&quot;FIRE&quot;)" office:value-type="string" office:string-value="FIRE" calcext:value-type="string">
            <text:p>FIRE</text:p>
          </table:table-cell>
          <table:table-cell table:formula="of:=IF([.C207]=0;&quot;FIRE-R&quot;)" office:value-type="boolean" office:boolean-value="false" calcext:value-type="boolean">
            <text:p>FALSE</text:p>
          </table:table-cell>
          <table:table-cell table:formula="of:=IF([.C207]=1;&quot;FIRE&quot;;&quot;FIRE-R&quot;)" office:value-type="string" office:string-value="FIRE" calcext:value-type="string">
            <text:p>FIRE</text:p>
          </table:table-cell>
          <table:table-cell table:formula="of:=IF([.C207]=1;&quot;4&quot;;&quot;5&quot;)" office:value-type="string" office:string-value="4" calcext:value-type="string">
            <text:p>4</text:p>
          </table:table-cell>
          <table:table-cell table:formula="of:=IF([.A207]=[.D207])" office:value-type="boolean" office:boolean-value="true" calcext:value-type="boolean">
            <text:p>TRUE</text:p>
          </table:table-cell>
          <table:table-cell table:formula="of:=N([.H20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208]=1;&quot;FIRE&quot;)" office:value-type="string" office:string-value="FIRE" calcext:value-type="string">
            <text:p>FIRE</text:p>
          </table:table-cell>
          <table:table-cell table:formula="of:=IF([.C208]=0;&quot;FIRE-R&quot;)" office:value-type="boolean" office:boolean-value="false" calcext:value-type="boolean">
            <text:p>FALSE</text:p>
          </table:table-cell>
          <table:table-cell table:formula="of:=IF([.C208]=1;&quot;FIRE&quot;;&quot;FIRE-R&quot;)" office:value-type="string" office:string-value="FIRE" calcext:value-type="string">
            <text:p>FIRE</text:p>
          </table:table-cell>
          <table:table-cell table:formula="of:=IF([.C208]=1;&quot;4&quot;;&quot;5&quot;)" office:value-type="string" office:string-value="4" calcext:value-type="string">
            <text:p>4</text:p>
          </table:table-cell>
          <table:table-cell table:formula="of:=IF([.A208]=[.D208])" office:value-type="boolean" office:boolean-value="true" calcext:value-type="boolean">
            <text:p>TRUE</text:p>
          </table:table-cell>
          <table:table-cell table:formula="of:=N([.H20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209]=1;&quot;FIRE&quot;)" office:value-type="string" office:string-value="FIRE" calcext:value-type="string">
            <text:p>FIRE</text:p>
          </table:table-cell>
          <table:table-cell table:formula="of:=IF([.C209]=0;&quot;FIRE-R&quot;)" office:value-type="boolean" office:boolean-value="false" calcext:value-type="boolean">
            <text:p>FALSE</text:p>
          </table:table-cell>
          <table:table-cell table:formula="of:=IF([.C209]=1;&quot;FIRE&quot;;&quot;FIRE-R&quot;)" office:value-type="string" office:string-value="FIRE" calcext:value-type="string">
            <text:p>FIRE</text:p>
          </table:table-cell>
          <table:table-cell table:formula="of:=IF([.C209]=1;&quot;4&quot;;&quot;5&quot;)" office:value-type="string" office:string-value="4" calcext:value-type="string">
            <text:p>4</text:p>
          </table:table-cell>
          <table:table-cell table:formula="of:=IF([.A209]=[.D209])" office:value-type="boolean" office:boolean-value="true" calcext:value-type="boolean">
            <text:p>TRUE</text:p>
          </table:table-cell>
          <table:table-cell table:formula="of:=N([.H20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210]=1;&quot;FIRE&quot;)" office:value-type="string" office:string-value="FIRE" calcext:value-type="string">
            <text:p>FIRE</text:p>
          </table:table-cell>
          <table:table-cell table:formula="of:=IF([.C210]=0;&quot;FIRE-R&quot;)" office:value-type="boolean" office:boolean-value="false" calcext:value-type="boolean">
            <text:p>FALSE</text:p>
          </table:table-cell>
          <table:table-cell table:formula="of:=IF([.C210]=1;&quot;FIRE&quot;;&quot;FIRE-R&quot;)" office:value-type="string" office:string-value="FIRE" calcext:value-type="string">
            <text:p>FIRE</text:p>
          </table:table-cell>
          <table:table-cell table:formula="of:=IF([.C210]=1;&quot;4&quot;;&quot;5&quot;)" office:value-type="string" office:string-value="4" calcext:value-type="string">
            <text:p>4</text:p>
          </table:table-cell>
          <table:table-cell table:formula="of:=IF([.A210]=[.D210])" office:value-type="boolean" office:boolean-value="true" calcext:value-type="boolean">
            <text:p>TRUE</text:p>
          </table:table-cell>
          <table:table-cell table:formula="of:=N([.H21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211]=1;&quot;FIRE&quot;)" office:value-type="string" office:string-value="FIRE" calcext:value-type="string">
            <text:p>FIRE</text:p>
          </table:table-cell>
          <table:table-cell table:formula="of:=IF([.C211]=0;&quot;FIRE-R&quot;)" office:value-type="boolean" office:boolean-value="false" calcext:value-type="boolean">
            <text:p>FALSE</text:p>
          </table:table-cell>
          <table:table-cell table:formula="of:=IF([.C211]=1;&quot;FIRE&quot;;&quot;FIRE-R&quot;)" office:value-type="string" office:string-value="FIRE" calcext:value-type="string">
            <text:p>FIRE</text:p>
          </table:table-cell>
          <table:table-cell table:formula="of:=IF([.C211]=1;&quot;4&quot;;&quot;5&quot;)" office:value-type="string" office:string-value="4" calcext:value-type="string">
            <text:p>4</text:p>
          </table:table-cell>
          <table:table-cell table:formula="of:=IF([.A211]=[.D211])" office:value-type="boolean" office:boolean-value="true" calcext:value-type="boolean">
            <text:p>TRUE</text:p>
          </table:table-cell>
          <table:table-cell table:formula="of:=N([.H21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212]=1;&quot;FIRE&quot;)" office:value-type="string" office:string-value="FIRE" calcext:value-type="string">
            <text:p>FIRE</text:p>
          </table:table-cell>
          <table:table-cell table:formula="of:=IF([.C212]=0;&quot;FIRE-R&quot;)" office:value-type="boolean" office:boolean-value="false" calcext:value-type="boolean">
            <text:p>FALSE</text:p>
          </table:table-cell>
          <table:table-cell table:formula="of:=IF([.C212]=1;&quot;FIRE&quot;;&quot;FIRE-R&quot;)" office:value-type="string" office:string-value="FIRE" calcext:value-type="string">
            <text:p>FIRE</text:p>
          </table:table-cell>
          <table:table-cell table:formula="of:=IF([.C212]=1;&quot;4&quot;;&quot;5&quot;)" office:value-type="string" office:string-value="4" calcext:value-type="string">
            <text:p>4</text:p>
          </table:table-cell>
          <table:table-cell table:formula="of:=IF([.A212]=[.D212])" office:value-type="boolean" office:boolean-value="true" calcext:value-type="boolean">
            <text:p>TRUE</text:p>
          </table:table-cell>
          <table:table-cell table:formula="of:=N([.H21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213]=1;&quot;FIRE&quot;)" office:value-type="string" office:string-value="FIRE" calcext:value-type="string">
            <text:p>FIRE</text:p>
          </table:table-cell>
          <table:table-cell table:formula="of:=IF([.C213]=0;&quot;FIRE-R&quot;)" office:value-type="boolean" office:boolean-value="false" calcext:value-type="boolean">
            <text:p>FALSE</text:p>
          </table:table-cell>
          <table:table-cell table:formula="of:=IF([.C213]=1;&quot;FIRE&quot;;&quot;FIRE-R&quot;)" office:value-type="string" office:string-value="FIRE" calcext:value-type="string">
            <text:p>FIRE</text:p>
          </table:table-cell>
          <table:table-cell table:formula="of:=IF([.C213]=1;&quot;4&quot;;&quot;5&quot;)" office:value-type="string" office:string-value="4" calcext:value-type="string">
            <text:p>4</text:p>
          </table:table-cell>
          <table:table-cell table:formula="of:=IF([.A213]=[.D213])" office:value-type="boolean" office:boolean-value="true" calcext:value-type="boolean">
            <text:p>TRUE</text:p>
          </table:table-cell>
          <table:table-cell table:formula="of:=N([.H21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214]=1;&quot;FIRE&quot;)" office:value-type="string" office:string-value="FIRE" calcext:value-type="string">
            <text:p>FIRE</text:p>
          </table:table-cell>
          <table:table-cell table:formula="of:=IF([.C214]=0;&quot;FIRE-R&quot;)" office:value-type="boolean" office:boolean-value="false" calcext:value-type="boolean">
            <text:p>FALSE</text:p>
          </table:table-cell>
          <table:table-cell table:formula="of:=IF([.C214]=1;&quot;FIRE&quot;;&quot;FIRE-R&quot;)" office:value-type="string" office:string-value="FIRE" calcext:value-type="string">
            <text:p>FIRE</text:p>
          </table:table-cell>
          <table:table-cell table:formula="of:=IF([.C214]=1;&quot;4&quot;;&quot;5&quot;)" office:value-type="string" office:string-value="4" calcext:value-type="string">
            <text:p>4</text:p>
          </table:table-cell>
          <table:table-cell table:formula="of:=IF([.A214]=[.D214])" office:value-type="boolean" office:boolean-value="true" calcext:value-type="boolean">
            <text:p>TRUE</text:p>
          </table:table-cell>
          <table:table-cell table:formula="of:=N([.H21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215]=1;&quot;FIRE&quot;)" office:value-type="string" office:string-value="FIRE" calcext:value-type="string">
            <text:p>FIRE</text:p>
          </table:table-cell>
          <table:table-cell table:formula="of:=IF([.C215]=0;&quot;FIRE-R&quot;)" office:value-type="boolean" office:boolean-value="false" calcext:value-type="boolean">
            <text:p>FALSE</text:p>
          </table:table-cell>
          <table:table-cell table:formula="of:=IF([.C215]=1;&quot;FIRE&quot;;&quot;FIRE-R&quot;)" office:value-type="string" office:string-value="FIRE" calcext:value-type="string">
            <text:p>FIRE</text:p>
          </table:table-cell>
          <table:table-cell table:formula="of:=IF([.C215]=1;&quot;4&quot;;&quot;5&quot;)" office:value-type="string" office:string-value="4" calcext:value-type="string">
            <text:p>4</text:p>
          </table:table-cell>
          <table:table-cell table:formula="of:=IF([.A215]=[.D215])" office:value-type="boolean" office:boolean-value="true" calcext:value-type="boolean">
            <text:p>TRUE</text:p>
          </table:table-cell>
          <table:table-cell table:formula="of:=N([.H21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216]=1;&quot;FIRE&quot;)" office:value-type="string" office:string-value="FIRE" calcext:value-type="string">
            <text:p>FIRE</text:p>
          </table:table-cell>
          <table:table-cell table:formula="of:=IF([.C216]=0;&quot;FIRE-R&quot;)" office:value-type="boolean" office:boolean-value="false" calcext:value-type="boolean">
            <text:p>FALSE</text:p>
          </table:table-cell>
          <table:table-cell table:formula="of:=IF([.C216]=1;&quot;FIRE&quot;;&quot;FIRE-R&quot;)" office:value-type="string" office:string-value="FIRE" calcext:value-type="string">
            <text:p>FIRE</text:p>
          </table:table-cell>
          <table:table-cell table:formula="of:=IF([.C216]=1;&quot;4&quot;;&quot;5&quot;)" office:value-type="string" office:string-value="4" calcext:value-type="string">
            <text:p>4</text:p>
          </table:table-cell>
          <table:table-cell table:formula="of:=IF([.A216]=[.D216])" office:value-type="boolean" office:boolean-value="true" calcext:value-type="boolean">
            <text:p>TRUE</text:p>
          </table:table-cell>
          <table:table-cell table:formula="of:=N([.H21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217]=1;&quot;FIRE&quot;)" office:value-type="string" office:string-value="FIRE" calcext:value-type="string">
            <text:p>FIRE</text:p>
          </table:table-cell>
          <table:table-cell table:formula="of:=IF([.C217]=0;&quot;FIRE-R&quot;)" office:value-type="boolean" office:boolean-value="false" calcext:value-type="boolean">
            <text:p>FALSE</text:p>
          </table:table-cell>
          <table:table-cell table:formula="of:=IF([.C217]=1;&quot;FIRE&quot;;&quot;FIRE-R&quot;)" office:value-type="string" office:string-value="FIRE" calcext:value-type="string">
            <text:p>FIRE</text:p>
          </table:table-cell>
          <table:table-cell table:formula="of:=IF([.C217]=1;&quot;4&quot;;&quot;5&quot;)" office:value-type="string" office:string-value="4" calcext:value-type="string">
            <text:p>4</text:p>
          </table:table-cell>
          <table:table-cell table:formula="of:=IF([.A217]=[.D217])" office:value-type="boolean" office:boolean-value="true" calcext:value-type="boolean">
            <text:p>TRUE</text:p>
          </table:table-cell>
          <table:table-cell table:formula="of:=N([.H21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218]=1;&quot;FIRE&quot;)" office:value-type="string" office:string-value="FIRE" calcext:value-type="string">
            <text:p>FIRE</text:p>
          </table:table-cell>
          <table:table-cell table:formula="of:=IF([.C218]=0;&quot;FIRE-R&quot;)" office:value-type="boolean" office:boolean-value="false" calcext:value-type="boolean">
            <text:p>FALSE</text:p>
          </table:table-cell>
          <table:table-cell table:formula="of:=IF([.C218]=1;&quot;FIRE&quot;;&quot;FIRE-R&quot;)" office:value-type="string" office:string-value="FIRE" calcext:value-type="string">
            <text:p>FIRE</text:p>
          </table:table-cell>
          <table:table-cell table:formula="of:=IF([.C218]=1;&quot;4&quot;;&quot;5&quot;)" office:value-type="string" office:string-value="4" calcext:value-type="string">
            <text:p>4</text:p>
          </table:table-cell>
          <table:table-cell table:formula="of:=IF([.A218]=[.D218])" office:value-type="boolean" office:boolean-value="true" calcext:value-type="boolean">
            <text:p>TRUE</text:p>
          </table:table-cell>
          <table:table-cell table:formula="of:=N([.H21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219]=1;&quot;FIRE&quot;)" office:value-type="string" office:string-value="FIRE" calcext:value-type="string">
            <text:p>FIRE</text:p>
          </table:table-cell>
          <table:table-cell table:formula="of:=IF([.C219]=0;&quot;FIRE-R&quot;)" office:value-type="boolean" office:boolean-value="false" calcext:value-type="boolean">
            <text:p>FALSE</text:p>
          </table:table-cell>
          <table:table-cell table:formula="of:=IF([.C219]=1;&quot;FIRE&quot;;&quot;FIRE-R&quot;)" office:value-type="string" office:string-value="FIRE" calcext:value-type="string">
            <text:p>FIRE</text:p>
          </table:table-cell>
          <table:table-cell table:formula="of:=IF([.C219]=1;&quot;4&quot;;&quot;5&quot;)" office:value-type="string" office:string-value="4" calcext:value-type="string">
            <text:p>4</text:p>
          </table:table-cell>
          <table:table-cell table:formula="of:=IF([.A219]=[.D219])" office:value-type="boolean" office:boolean-value="true" calcext:value-type="boolean">
            <text:p>TRUE</text:p>
          </table:table-cell>
          <table:table-cell table:formula="of:=N([.H21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220]=1;&quot;FIRE&quot;)" office:value-type="string" office:string-value="FIRE" calcext:value-type="string">
            <text:p>FIRE</text:p>
          </table:table-cell>
          <table:table-cell table:formula="of:=IF([.C220]=0;&quot;FIRE-R&quot;)" office:value-type="boolean" office:boolean-value="false" calcext:value-type="boolean">
            <text:p>FALSE</text:p>
          </table:table-cell>
          <table:table-cell table:formula="of:=IF([.C220]=1;&quot;FIRE&quot;;&quot;FIRE-R&quot;)" office:value-type="string" office:string-value="FIRE" calcext:value-type="string">
            <text:p>FIRE</text:p>
          </table:table-cell>
          <table:table-cell table:formula="of:=IF([.C220]=1;&quot;4&quot;;&quot;5&quot;)" office:value-type="string" office:string-value="4" calcext:value-type="string">
            <text:p>4</text:p>
          </table:table-cell>
          <table:table-cell table:formula="of:=IF([.A220]=[.D220])" office:value-type="boolean" office:boolean-value="true" calcext:value-type="boolean">
            <text:p>TRUE</text:p>
          </table:table-cell>
          <table:table-cell table:formula="of:=N([.H22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221]=1;&quot;FIRE&quot;)" office:value-type="string" office:string-value="FIRE" calcext:value-type="string">
            <text:p>FIRE</text:p>
          </table:table-cell>
          <table:table-cell table:formula="of:=IF([.C221]=0;&quot;FIRE-R&quot;)" office:value-type="boolean" office:boolean-value="false" calcext:value-type="boolean">
            <text:p>FALSE</text:p>
          </table:table-cell>
          <table:table-cell table:formula="of:=IF([.C221]=1;&quot;FIRE&quot;;&quot;FIRE-R&quot;)" office:value-type="string" office:string-value="FIRE" calcext:value-type="string">
            <text:p>FIRE</text:p>
          </table:table-cell>
          <table:table-cell table:formula="of:=IF([.C221]=1;&quot;4&quot;;&quot;5&quot;)" office:value-type="string" office:string-value="4" calcext:value-type="string">
            <text:p>4</text:p>
          </table:table-cell>
          <table:table-cell table:formula="of:=IF([.A221]=[.D221])" office:value-type="boolean" office:boolean-value="true" calcext:value-type="boolean">
            <text:p>TRUE</text:p>
          </table:table-cell>
          <table:table-cell table:formula="of:=N([.H22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222]=1;&quot;FIRE&quot;)" office:value-type="string" office:string-value="FIRE" calcext:value-type="string">
            <text:p>FIRE</text:p>
          </table:table-cell>
          <table:table-cell table:formula="of:=IF([.C222]=0;&quot;FIRE-R&quot;)" office:value-type="boolean" office:boolean-value="false" calcext:value-type="boolean">
            <text:p>FALSE</text:p>
          </table:table-cell>
          <table:table-cell table:formula="of:=IF([.C222]=1;&quot;FIRE&quot;;&quot;FIRE-R&quot;)" office:value-type="string" office:string-value="FIRE" calcext:value-type="string">
            <text:p>FIRE</text:p>
          </table:table-cell>
          <table:table-cell table:formula="of:=IF([.C222]=1;&quot;4&quot;;&quot;5&quot;)" office:value-type="string" office:string-value="4" calcext:value-type="string">
            <text:p>4</text:p>
          </table:table-cell>
          <table:table-cell table:formula="of:=IF([.A222]=[.D222])" office:value-type="boolean" office:boolean-value="true" calcext:value-type="boolean">
            <text:p>TRUE</text:p>
          </table:table-cell>
          <table:table-cell table:formula="of:=N([.H22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223]=1;&quot;FIRE&quot;)" office:value-type="string" office:string-value="FIRE" calcext:value-type="string">
            <text:p>FIRE</text:p>
          </table:table-cell>
          <table:table-cell table:formula="of:=IF([.C223]=0;&quot;FIRE-R&quot;)" office:value-type="boolean" office:boolean-value="false" calcext:value-type="boolean">
            <text:p>FALSE</text:p>
          </table:table-cell>
          <table:table-cell table:formula="of:=IF([.C223]=1;&quot;FIRE&quot;;&quot;FIRE-R&quot;)" office:value-type="string" office:string-value="FIRE" calcext:value-type="string">
            <text:p>FIRE</text:p>
          </table:table-cell>
          <table:table-cell table:formula="of:=IF([.C223]=1;&quot;4&quot;;&quot;5&quot;)" office:value-type="string" office:string-value="4" calcext:value-type="string">
            <text:p>4</text:p>
          </table:table-cell>
          <table:table-cell table:formula="of:=IF([.A223]=[.D223])" office:value-type="boolean" office:boolean-value="true" calcext:value-type="boolean">
            <text:p>TRUE</text:p>
          </table:table-cell>
          <table:table-cell table:formula="of:=N([.H22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224]=1;&quot;FIRE&quot;)" office:value-type="string" office:string-value="FIRE" calcext:value-type="string">
            <text:p>FIRE</text:p>
          </table:table-cell>
          <table:table-cell table:formula="of:=IF([.C224]=0;&quot;FIRE-R&quot;)" office:value-type="boolean" office:boolean-value="false" calcext:value-type="boolean">
            <text:p>FALSE</text:p>
          </table:table-cell>
          <table:table-cell table:formula="of:=IF([.C224]=1;&quot;FIRE&quot;;&quot;FIRE-R&quot;)" office:value-type="string" office:string-value="FIRE" calcext:value-type="string">
            <text:p>FIRE</text:p>
          </table:table-cell>
          <table:table-cell table:formula="of:=IF([.C224]=1;&quot;4&quot;;&quot;5&quot;)" office:value-type="string" office:string-value="4" calcext:value-type="string">
            <text:p>4</text:p>
          </table:table-cell>
          <table:table-cell table:formula="of:=IF([.A224]=[.D224])" office:value-type="boolean" office:boolean-value="true" calcext:value-type="boolean">
            <text:p>TRUE</text:p>
          </table:table-cell>
          <table:table-cell table:formula="of:=N([.H22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225]=1;&quot;FIRE&quot;)" office:value-type="string" office:string-value="FIRE" calcext:value-type="string">
            <text:p>FIRE</text:p>
          </table:table-cell>
          <table:table-cell table:formula="of:=IF([.C225]=0;&quot;FIRE-R&quot;)" office:value-type="boolean" office:boolean-value="false" calcext:value-type="boolean">
            <text:p>FALSE</text:p>
          </table:table-cell>
          <table:table-cell table:formula="of:=IF([.C225]=1;&quot;FIRE&quot;;&quot;FIRE-R&quot;)" office:value-type="string" office:string-value="FIRE" calcext:value-type="string">
            <text:p>FIRE</text:p>
          </table:table-cell>
          <table:table-cell table:formula="of:=IF([.C225]=1;&quot;4&quot;;&quot;5&quot;)" office:value-type="string" office:string-value="4" calcext:value-type="string">
            <text:p>4</text:p>
          </table:table-cell>
          <table:table-cell table:formula="of:=IF([.A225]=[.D225])" office:value-type="boolean" office:boolean-value="true" calcext:value-type="boolean">
            <text:p>TRUE</text:p>
          </table:table-cell>
          <table:table-cell table:formula="of:=N([.H22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226]=1;&quot;FIRE&quot;)" office:value-type="string" office:string-value="FIRE" calcext:value-type="string">
            <text:p>FIRE</text:p>
          </table:table-cell>
          <table:table-cell table:formula="of:=IF([.C226]=0;&quot;FIRE-R&quot;)" office:value-type="boolean" office:boolean-value="false" calcext:value-type="boolean">
            <text:p>FALSE</text:p>
          </table:table-cell>
          <table:table-cell table:formula="of:=IF([.C226]=1;&quot;FIRE&quot;;&quot;FIRE-R&quot;)" office:value-type="string" office:string-value="FIRE" calcext:value-type="string">
            <text:p>FIRE</text:p>
          </table:table-cell>
          <table:table-cell table:formula="of:=IF([.C226]=1;&quot;4&quot;;&quot;5&quot;)" office:value-type="string" office:string-value="4" calcext:value-type="string">
            <text:p>4</text:p>
          </table:table-cell>
          <table:table-cell table:formula="of:=IF([.A226]=[.D226])" office:value-type="boolean" office:boolean-value="true" calcext:value-type="boolean">
            <text:p>TRUE</text:p>
          </table:table-cell>
          <table:table-cell table:formula="of:=N([.H22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227]=1;&quot;FIRE&quot;)" office:value-type="string" office:string-value="FIRE" calcext:value-type="string">
            <text:p>FIRE</text:p>
          </table:table-cell>
          <table:table-cell table:formula="of:=IF([.C227]=0;&quot;FIRE-R&quot;)" office:value-type="boolean" office:boolean-value="false" calcext:value-type="boolean">
            <text:p>FALSE</text:p>
          </table:table-cell>
          <table:table-cell table:formula="of:=IF([.C227]=1;&quot;FIRE&quot;;&quot;FIRE-R&quot;)" office:value-type="string" office:string-value="FIRE" calcext:value-type="string">
            <text:p>FIRE</text:p>
          </table:table-cell>
          <table:table-cell table:formula="of:=IF([.C227]=1;&quot;4&quot;;&quot;5&quot;)" office:value-type="string" office:string-value="4" calcext:value-type="string">
            <text:p>4</text:p>
          </table:table-cell>
          <table:table-cell table:formula="of:=IF([.A227]=[.D227])" office:value-type="boolean" office:boolean-value="true" calcext:value-type="boolean">
            <text:p>TRUE</text:p>
          </table:table-cell>
          <table:table-cell table:formula="of:=N([.H22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228]=1;&quot;FIRE&quot;)" office:value-type="string" office:string-value="FIRE" calcext:value-type="string">
            <text:p>FIRE</text:p>
          </table:table-cell>
          <table:table-cell table:formula="of:=IF([.C228]=0;&quot;FIRE-R&quot;)" office:value-type="boolean" office:boolean-value="false" calcext:value-type="boolean">
            <text:p>FALSE</text:p>
          </table:table-cell>
          <table:table-cell table:formula="of:=IF([.C228]=1;&quot;FIRE&quot;;&quot;FIRE-R&quot;)" office:value-type="string" office:string-value="FIRE" calcext:value-type="string">
            <text:p>FIRE</text:p>
          </table:table-cell>
          <table:table-cell table:formula="of:=IF([.C228]=1;&quot;4&quot;;&quot;5&quot;)" office:value-type="string" office:string-value="4" calcext:value-type="string">
            <text:p>4</text:p>
          </table:table-cell>
          <table:table-cell table:formula="of:=IF([.A228]=[.D228])" office:value-type="boolean" office:boolean-value="true" calcext:value-type="boolean">
            <text:p>TRUE</text:p>
          </table:table-cell>
          <table:table-cell table:formula="of:=N([.H22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229]=1;&quot;FIRE&quot;)" office:value-type="string" office:string-value="FIRE" calcext:value-type="string">
            <text:p>FIRE</text:p>
          </table:table-cell>
          <table:table-cell table:formula="of:=IF([.C229]=0;&quot;FIRE-R&quot;)" office:value-type="boolean" office:boolean-value="false" calcext:value-type="boolean">
            <text:p>FALSE</text:p>
          </table:table-cell>
          <table:table-cell table:formula="of:=IF([.C229]=1;&quot;FIRE&quot;;&quot;FIRE-R&quot;)" office:value-type="string" office:string-value="FIRE" calcext:value-type="string">
            <text:p>FIRE</text:p>
          </table:table-cell>
          <table:table-cell table:formula="of:=IF([.C229]=1;&quot;4&quot;;&quot;5&quot;)" office:value-type="string" office:string-value="4" calcext:value-type="string">
            <text:p>4</text:p>
          </table:table-cell>
          <table:table-cell table:formula="of:=IF([.A229]=[.D229])" office:value-type="boolean" office:boolean-value="true" calcext:value-type="boolean">
            <text:p>TRUE</text:p>
          </table:table-cell>
          <table:table-cell table:formula="of:=N([.H22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230]=1;&quot;FIRE&quot;)" office:value-type="string" office:string-value="FIRE" calcext:value-type="string">
            <text:p>FIRE</text:p>
          </table:table-cell>
          <table:table-cell table:formula="of:=IF([.C230]=0;&quot;FIRE-R&quot;)" office:value-type="boolean" office:boolean-value="false" calcext:value-type="boolean">
            <text:p>FALSE</text:p>
          </table:table-cell>
          <table:table-cell table:formula="of:=IF([.C230]=1;&quot;FIRE&quot;;&quot;FIRE-R&quot;)" office:value-type="string" office:string-value="FIRE" calcext:value-type="string">
            <text:p>FIRE</text:p>
          </table:table-cell>
          <table:table-cell table:formula="of:=IF([.C230]=1;&quot;4&quot;;&quot;5&quot;)" office:value-type="string" office:string-value="4" calcext:value-type="string">
            <text:p>4</text:p>
          </table:table-cell>
          <table:table-cell table:formula="of:=IF([.A230]=[.D230])" office:value-type="boolean" office:boolean-value="true" calcext:value-type="boolean">
            <text:p>TRUE</text:p>
          </table:table-cell>
          <table:table-cell table:formula="of:=N([.H23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231]=1;&quot;FIRE&quot;)" office:value-type="string" office:string-value="FIRE" calcext:value-type="string">
            <text:p>FIRE</text:p>
          </table:table-cell>
          <table:table-cell table:formula="of:=IF([.C231]=0;&quot;FIRE-R&quot;)" office:value-type="boolean" office:boolean-value="false" calcext:value-type="boolean">
            <text:p>FALSE</text:p>
          </table:table-cell>
          <table:table-cell table:formula="of:=IF([.C231]=1;&quot;FIRE&quot;;&quot;FIRE-R&quot;)" office:value-type="string" office:string-value="FIRE" calcext:value-type="string">
            <text:p>FIRE</text:p>
          </table:table-cell>
          <table:table-cell table:formula="of:=IF([.C231]=1;&quot;4&quot;;&quot;5&quot;)" office:value-type="string" office:string-value="4" calcext:value-type="string">
            <text:p>4</text:p>
          </table:table-cell>
          <table:table-cell table:formula="of:=IF([.A231]=[.D231])" office:value-type="boolean" office:boolean-value="true" calcext:value-type="boolean">
            <text:p>TRUE</text:p>
          </table:table-cell>
          <table:table-cell table:formula="of:=N([.H23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232]=1;&quot;FIRE&quot;)" office:value-type="string" office:string-value="FIRE" calcext:value-type="string">
            <text:p>FIRE</text:p>
          </table:table-cell>
          <table:table-cell table:formula="of:=IF([.C232]=0;&quot;FIRE-R&quot;)" office:value-type="boolean" office:boolean-value="false" calcext:value-type="boolean">
            <text:p>FALSE</text:p>
          </table:table-cell>
          <table:table-cell table:formula="of:=IF([.C232]=1;&quot;FIRE&quot;;&quot;FIRE-R&quot;)" office:value-type="string" office:string-value="FIRE" calcext:value-type="string">
            <text:p>FIRE</text:p>
          </table:table-cell>
          <table:table-cell table:formula="of:=IF([.C232]=1;&quot;4&quot;;&quot;5&quot;)" office:value-type="string" office:string-value="4" calcext:value-type="string">
            <text:p>4</text:p>
          </table:table-cell>
          <table:table-cell table:formula="of:=IF([.A232]=[.D232])" office:value-type="boolean" office:boolean-value="true" calcext:value-type="boolean">
            <text:p>TRUE</text:p>
          </table:table-cell>
          <table:table-cell table:formula="of:=N([.H23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233]=1;&quot;FIRE&quot;)" office:value-type="string" office:string-value="FIRE" calcext:value-type="string">
            <text:p>FIRE</text:p>
          </table:table-cell>
          <table:table-cell table:formula="of:=IF([.C233]=0;&quot;FIRE-R&quot;)" office:value-type="boolean" office:boolean-value="false" calcext:value-type="boolean">
            <text:p>FALSE</text:p>
          </table:table-cell>
          <table:table-cell table:formula="of:=IF([.C233]=1;&quot;FIRE&quot;;&quot;FIRE-R&quot;)" office:value-type="string" office:string-value="FIRE" calcext:value-type="string">
            <text:p>FIRE</text:p>
          </table:table-cell>
          <table:table-cell table:formula="of:=IF([.C233]=1;&quot;4&quot;;&quot;5&quot;)" office:value-type="string" office:string-value="4" calcext:value-type="string">
            <text:p>4</text:p>
          </table:table-cell>
          <table:table-cell table:formula="of:=IF([.A233]=[.D233])" office:value-type="boolean" office:boolean-value="true" calcext:value-type="boolean">
            <text:p>TRUE</text:p>
          </table:table-cell>
          <table:table-cell table:formula="of:=N([.H23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234]=1;&quot;FIRE&quot;)" office:value-type="string" office:string-value="FIRE" calcext:value-type="string">
            <text:p>FIRE</text:p>
          </table:table-cell>
          <table:table-cell table:formula="of:=IF([.C234]=0;&quot;FIRE-R&quot;)" office:value-type="boolean" office:boolean-value="false" calcext:value-type="boolean">
            <text:p>FALSE</text:p>
          </table:table-cell>
          <table:table-cell table:formula="of:=IF([.C234]=1;&quot;FIRE&quot;;&quot;FIRE-R&quot;)" office:value-type="string" office:string-value="FIRE" calcext:value-type="string">
            <text:p>FIRE</text:p>
          </table:table-cell>
          <table:table-cell table:formula="of:=IF([.C234]=1;&quot;4&quot;;&quot;5&quot;)" office:value-type="string" office:string-value="4" calcext:value-type="string">
            <text:p>4</text:p>
          </table:table-cell>
          <table:table-cell table:formula="of:=IF([.A234]=[.D234])" office:value-type="boolean" office:boolean-value="true" calcext:value-type="boolean">
            <text:p>TRUE</text:p>
          </table:table-cell>
          <table:table-cell table:formula="of:=N([.H23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235]=1;&quot;FIRE&quot;)" office:value-type="string" office:string-value="FIRE" calcext:value-type="string">
            <text:p>FIRE</text:p>
          </table:table-cell>
          <table:table-cell table:formula="of:=IF([.C235]=0;&quot;FIRE-R&quot;)" office:value-type="boolean" office:boolean-value="false" calcext:value-type="boolean">
            <text:p>FALSE</text:p>
          </table:table-cell>
          <table:table-cell table:formula="of:=IF([.C235]=1;&quot;FIRE&quot;;&quot;FIRE-R&quot;)" office:value-type="string" office:string-value="FIRE" calcext:value-type="string">
            <text:p>FIRE</text:p>
          </table:table-cell>
          <table:table-cell table:formula="of:=IF([.C235]=1;&quot;4&quot;;&quot;5&quot;)" office:value-type="string" office:string-value="4" calcext:value-type="string">
            <text:p>4</text:p>
          </table:table-cell>
          <table:table-cell table:formula="of:=IF([.A235]=[.D235])" office:value-type="boolean" office:boolean-value="true" calcext:value-type="boolean">
            <text:p>TRUE</text:p>
          </table:table-cell>
          <table:table-cell table:formula="of:=N([.H23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236]=1;&quot;FIRE&quot;)" office:value-type="string" office:string-value="FIRE" calcext:value-type="string">
            <text:p>FIRE</text:p>
          </table:table-cell>
          <table:table-cell table:formula="of:=IF([.C236]=0;&quot;FIRE-R&quot;)" office:value-type="boolean" office:boolean-value="false" calcext:value-type="boolean">
            <text:p>FALSE</text:p>
          </table:table-cell>
          <table:table-cell table:formula="of:=IF([.C236]=1;&quot;FIRE&quot;;&quot;FIRE-R&quot;)" office:value-type="string" office:string-value="FIRE" calcext:value-type="string">
            <text:p>FIRE</text:p>
          </table:table-cell>
          <table:table-cell table:formula="of:=IF([.C236]=1;&quot;4&quot;;&quot;5&quot;)" office:value-type="string" office:string-value="4" calcext:value-type="string">
            <text:p>4</text:p>
          </table:table-cell>
          <table:table-cell table:formula="of:=IF([.A236]=[.D236])" office:value-type="boolean" office:boolean-value="true" calcext:value-type="boolean">
            <text:p>TRUE</text:p>
          </table:table-cell>
          <table:table-cell table:formula="of:=N([.H23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237]=1;&quot;FIRE&quot;)" office:value-type="string" office:string-value="FIRE" calcext:value-type="string">
            <text:p>FIRE</text:p>
          </table:table-cell>
          <table:table-cell table:formula="of:=IF([.C237]=0;&quot;FIRE-R&quot;)" office:value-type="boolean" office:boolean-value="false" calcext:value-type="boolean">
            <text:p>FALSE</text:p>
          </table:table-cell>
          <table:table-cell table:formula="of:=IF([.C237]=1;&quot;FIRE&quot;;&quot;FIRE-R&quot;)" office:value-type="string" office:string-value="FIRE" calcext:value-type="string">
            <text:p>FIRE</text:p>
          </table:table-cell>
          <table:table-cell table:formula="of:=IF([.C237]=1;&quot;4&quot;;&quot;5&quot;)" office:value-type="string" office:string-value="4" calcext:value-type="string">
            <text:p>4</text:p>
          </table:table-cell>
          <table:table-cell table:formula="of:=IF([.A237]=[.D237])" office:value-type="boolean" office:boolean-value="true" calcext:value-type="boolean">
            <text:p>TRUE</text:p>
          </table:table-cell>
          <table:table-cell table:formula="of:=N([.H23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238]=1;&quot;FIRE&quot;)" office:value-type="string" office:string-value="FIRE" calcext:value-type="string">
            <text:p>FIRE</text:p>
          </table:table-cell>
          <table:table-cell table:formula="of:=IF([.C238]=0;&quot;FIRE-R&quot;)" office:value-type="boolean" office:boolean-value="false" calcext:value-type="boolean">
            <text:p>FALSE</text:p>
          </table:table-cell>
          <table:table-cell table:formula="of:=IF([.C238]=1;&quot;FIRE&quot;;&quot;FIRE-R&quot;)" office:value-type="string" office:string-value="FIRE" calcext:value-type="string">
            <text:p>FIRE</text:p>
          </table:table-cell>
          <table:table-cell table:formula="of:=IF([.C238]=1;&quot;4&quot;;&quot;5&quot;)" office:value-type="string" office:string-value="4" calcext:value-type="string">
            <text:p>4</text:p>
          </table:table-cell>
          <table:table-cell table:formula="of:=IF([.A238]=[.D238])" office:value-type="boolean" office:boolean-value="true" calcext:value-type="boolean">
            <text:p>TRUE</text:p>
          </table:table-cell>
          <table:table-cell table:formula="of:=N([.H23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239]=1;&quot;FIRE&quot;)" office:value-type="string" office:string-value="FIRE" calcext:value-type="string">
            <text:p>FIRE</text:p>
          </table:table-cell>
          <table:table-cell table:formula="of:=IF([.C239]=0;&quot;FIRE-R&quot;)" office:value-type="boolean" office:boolean-value="false" calcext:value-type="boolean">
            <text:p>FALSE</text:p>
          </table:table-cell>
          <table:table-cell table:formula="of:=IF([.C239]=1;&quot;FIRE&quot;;&quot;FIRE-R&quot;)" office:value-type="string" office:string-value="FIRE" calcext:value-type="string">
            <text:p>FIRE</text:p>
          </table:table-cell>
          <table:table-cell table:formula="of:=IF([.C239]=1;&quot;4&quot;;&quot;5&quot;)" office:value-type="string" office:string-value="4" calcext:value-type="string">
            <text:p>4</text:p>
          </table:table-cell>
          <table:table-cell table:formula="of:=IF([.A239]=[.D239])" office:value-type="boolean" office:boolean-value="true" calcext:value-type="boolean">
            <text:p>TRUE</text:p>
          </table:table-cell>
          <table:table-cell table:formula="of:=N([.H23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240]=1;&quot;FIRE&quot;)" office:value-type="string" office:string-value="FIRE" calcext:value-type="string">
            <text:p>FIRE</text:p>
          </table:table-cell>
          <table:table-cell table:formula="of:=IF([.C240]=0;&quot;FIRE-R&quot;)" office:value-type="boolean" office:boolean-value="false" calcext:value-type="boolean">
            <text:p>FALSE</text:p>
          </table:table-cell>
          <table:table-cell table:formula="of:=IF([.C240]=1;&quot;FIRE&quot;;&quot;FIRE-R&quot;)" office:value-type="string" office:string-value="FIRE" calcext:value-type="string">
            <text:p>FIRE</text:p>
          </table:table-cell>
          <table:table-cell table:formula="of:=IF([.C240]=1;&quot;4&quot;;&quot;5&quot;)" office:value-type="string" office:string-value="4" calcext:value-type="string">
            <text:p>4</text:p>
          </table:table-cell>
          <table:table-cell table:formula="of:=IF([.A240]=[.D240])" office:value-type="boolean" office:boolean-value="false" calcext:value-type="boolean">
            <text:p>FALSE</text:p>
          </table:table-cell>
          <table:table-cell table:formula="of:=N([.H24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241]=1;&quot;FIRE&quot;)" office:value-type="string" office:string-value="FIRE" calcext:value-type="string">
            <text:p>FIRE</text:p>
          </table:table-cell>
          <table:table-cell table:formula="of:=IF([.C241]=0;&quot;FIRE-R&quot;)" office:value-type="boolean" office:boolean-value="false" calcext:value-type="boolean">
            <text:p>FALSE</text:p>
          </table:table-cell>
          <table:table-cell table:formula="of:=IF([.C241]=1;&quot;FIRE&quot;;&quot;FIRE-R&quot;)" office:value-type="string" office:string-value="FIRE" calcext:value-type="string">
            <text:p>FIRE</text:p>
          </table:table-cell>
          <table:table-cell table:formula="of:=IF([.C241]=1;&quot;4&quot;;&quot;5&quot;)" office:value-type="string" office:string-value="4" calcext:value-type="string">
            <text:p>4</text:p>
          </table:table-cell>
          <table:table-cell table:formula="of:=IF([.A241]=[.D241])" office:value-type="boolean" office:boolean-value="true" calcext:value-type="boolean">
            <text:p>TRUE</text:p>
          </table:table-cell>
          <table:table-cell table:formula="of:=N([.H24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242]=1;&quot;FIRE&quot;)" office:value-type="string" office:string-value="FIRE" calcext:value-type="string">
            <text:p>FIRE</text:p>
          </table:table-cell>
          <table:table-cell table:formula="of:=IF([.C242]=0;&quot;FIRE-R&quot;)" office:value-type="boolean" office:boolean-value="false" calcext:value-type="boolean">
            <text:p>FALSE</text:p>
          </table:table-cell>
          <table:table-cell table:formula="of:=IF([.C242]=1;&quot;FIRE&quot;;&quot;FIRE-R&quot;)" office:value-type="string" office:string-value="FIRE" calcext:value-type="string">
            <text:p>FIRE</text:p>
          </table:table-cell>
          <table:table-cell table:formula="of:=IF([.C242]=1;&quot;4&quot;;&quot;5&quot;)" office:value-type="string" office:string-value="4" calcext:value-type="string">
            <text:p>4</text:p>
          </table:table-cell>
          <table:table-cell table:formula="of:=IF([.A242]=[.D242])" office:value-type="boolean" office:boolean-value="true" calcext:value-type="boolean">
            <text:p>TRUE</text:p>
          </table:table-cell>
          <table:table-cell table:formula="of:=N([.H24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243]=1;&quot;FIRE&quot;)" office:value-type="string" office:string-value="FIRE" calcext:value-type="string">
            <text:p>FIRE</text:p>
          </table:table-cell>
          <table:table-cell table:formula="of:=IF([.C243]=0;&quot;FIRE-R&quot;)" office:value-type="boolean" office:boolean-value="false" calcext:value-type="boolean">
            <text:p>FALSE</text:p>
          </table:table-cell>
          <table:table-cell table:formula="of:=IF([.C243]=1;&quot;FIRE&quot;;&quot;FIRE-R&quot;)" office:value-type="string" office:string-value="FIRE" calcext:value-type="string">
            <text:p>FIRE</text:p>
          </table:table-cell>
          <table:table-cell table:formula="of:=IF([.C243]=1;&quot;4&quot;;&quot;5&quot;)" office:value-type="string" office:string-value="4" calcext:value-type="string">
            <text:p>4</text:p>
          </table:table-cell>
          <table:table-cell table:formula="of:=IF([.A243]=[.D243])" office:value-type="boolean" office:boolean-value="true" calcext:value-type="boolean">
            <text:p>TRUE</text:p>
          </table:table-cell>
          <table:table-cell table:formula="of:=N([.H24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244]=1;&quot;FIRE&quot;)" office:value-type="string" office:string-value="FIRE" calcext:value-type="string">
            <text:p>FIRE</text:p>
          </table:table-cell>
          <table:table-cell table:formula="of:=IF([.C244]=0;&quot;FIRE-R&quot;)" office:value-type="boolean" office:boolean-value="false" calcext:value-type="boolean">
            <text:p>FALSE</text:p>
          </table:table-cell>
          <table:table-cell table:formula="of:=IF([.C244]=1;&quot;FIRE&quot;;&quot;FIRE-R&quot;)" office:value-type="string" office:string-value="FIRE" calcext:value-type="string">
            <text:p>FIRE</text:p>
          </table:table-cell>
          <table:table-cell table:formula="of:=IF([.C244]=1;&quot;4&quot;;&quot;5&quot;)" office:value-type="string" office:string-value="4" calcext:value-type="string">
            <text:p>4</text:p>
          </table:table-cell>
          <table:table-cell table:formula="of:=IF([.A244]=[.D244])" office:value-type="boolean" office:boolean-value="true" calcext:value-type="boolean">
            <text:p>TRUE</text:p>
          </table:table-cell>
          <table:table-cell table:formula="of:=N([.H24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245]=1;&quot;FIRE&quot;)" office:value-type="string" office:string-value="FIRE" calcext:value-type="string">
            <text:p>FIRE</text:p>
          </table:table-cell>
          <table:table-cell table:formula="of:=IF([.C245]=0;&quot;FIRE-R&quot;)" office:value-type="boolean" office:boolean-value="false" calcext:value-type="boolean">
            <text:p>FALSE</text:p>
          </table:table-cell>
          <table:table-cell table:formula="of:=IF([.C245]=1;&quot;FIRE&quot;;&quot;FIRE-R&quot;)" office:value-type="string" office:string-value="FIRE" calcext:value-type="string">
            <text:p>FIRE</text:p>
          </table:table-cell>
          <table:table-cell table:formula="of:=IF([.C245]=1;&quot;4&quot;;&quot;5&quot;)" office:value-type="string" office:string-value="4" calcext:value-type="string">
            <text:p>4</text:p>
          </table:table-cell>
          <table:table-cell table:formula="of:=IF([.A245]=[.D245])" office:value-type="boolean" office:boolean-value="true" calcext:value-type="boolean">
            <text:p>TRUE</text:p>
          </table:table-cell>
          <table:table-cell table:formula="of:=N([.H24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246]=1;&quot;FIRE&quot;)" office:value-type="string" office:string-value="FIRE" calcext:value-type="string">
            <text:p>FIRE</text:p>
          </table:table-cell>
          <table:table-cell table:formula="of:=IF([.C246]=0;&quot;FIRE-R&quot;)" office:value-type="boolean" office:boolean-value="false" calcext:value-type="boolean">
            <text:p>FALSE</text:p>
          </table:table-cell>
          <table:table-cell table:formula="of:=IF([.C246]=1;&quot;FIRE&quot;;&quot;FIRE-R&quot;)" office:value-type="string" office:string-value="FIRE" calcext:value-type="string">
            <text:p>FIRE</text:p>
          </table:table-cell>
          <table:table-cell table:formula="of:=IF([.C246]=1;&quot;4&quot;;&quot;5&quot;)" office:value-type="string" office:string-value="4" calcext:value-type="string">
            <text:p>4</text:p>
          </table:table-cell>
          <table:table-cell table:formula="of:=IF([.A246]=[.D246])" office:value-type="boolean" office:boolean-value="true" calcext:value-type="boolean">
            <text:p>TRUE</text:p>
          </table:table-cell>
          <table:table-cell table:formula="of:=N([.H24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247]=1;&quot;FIRE&quot;)" office:value-type="string" office:string-value="FIRE" calcext:value-type="string">
            <text:p>FIRE</text:p>
          </table:table-cell>
          <table:table-cell table:formula="of:=IF([.C247]=0;&quot;FIRE-R&quot;)" office:value-type="boolean" office:boolean-value="false" calcext:value-type="boolean">
            <text:p>FALSE</text:p>
          </table:table-cell>
          <table:table-cell table:formula="of:=IF([.C247]=1;&quot;FIRE&quot;;&quot;FIRE-R&quot;)" office:value-type="string" office:string-value="FIRE" calcext:value-type="string">
            <text:p>FIRE</text:p>
          </table:table-cell>
          <table:table-cell table:formula="of:=IF([.C247]=1;&quot;4&quot;;&quot;5&quot;)" office:value-type="string" office:string-value="4" calcext:value-type="string">
            <text:p>4</text:p>
          </table:table-cell>
          <table:table-cell table:formula="of:=IF([.A247]=[.D247])" office:value-type="boolean" office:boolean-value="true" calcext:value-type="boolean">
            <text:p>TRUE</text:p>
          </table:table-cell>
          <table:table-cell table:formula="of:=N([.H24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248]=1;&quot;FIRE&quot;)" office:value-type="string" office:string-value="FIRE" calcext:value-type="string">
            <text:p>FIRE</text:p>
          </table:table-cell>
          <table:table-cell table:formula="of:=IF([.C248]=0;&quot;FIRE-R&quot;)" office:value-type="boolean" office:boolean-value="false" calcext:value-type="boolean">
            <text:p>FALSE</text:p>
          </table:table-cell>
          <table:table-cell table:formula="of:=IF([.C248]=1;&quot;FIRE&quot;;&quot;FIRE-R&quot;)" office:value-type="string" office:string-value="FIRE" calcext:value-type="string">
            <text:p>FIRE</text:p>
          </table:table-cell>
          <table:table-cell table:formula="of:=IF([.C248]=1;&quot;4&quot;;&quot;5&quot;)" office:value-type="string" office:string-value="4" calcext:value-type="string">
            <text:p>4</text:p>
          </table:table-cell>
          <table:table-cell table:formula="of:=IF([.A248]=[.D248])" office:value-type="boolean" office:boolean-value="true" calcext:value-type="boolean">
            <text:p>TRUE</text:p>
          </table:table-cell>
          <table:table-cell table:formula="of:=N([.H24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249]=1;&quot;FIRE&quot;)" office:value-type="string" office:string-value="FIRE" calcext:value-type="string">
            <text:p>FIRE</text:p>
          </table:table-cell>
          <table:table-cell table:formula="of:=IF([.C249]=0;&quot;FIRE-R&quot;)" office:value-type="boolean" office:boolean-value="false" calcext:value-type="boolean">
            <text:p>FALSE</text:p>
          </table:table-cell>
          <table:table-cell table:formula="of:=IF([.C249]=1;&quot;FIRE&quot;;&quot;FIRE-R&quot;)" office:value-type="string" office:string-value="FIRE" calcext:value-type="string">
            <text:p>FIRE</text:p>
          </table:table-cell>
          <table:table-cell table:formula="of:=IF([.C249]=1;&quot;4&quot;;&quot;5&quot;)" office:value-type="string" office:string-value="4" calcext:value-type="string">
            <text:p>4</text:p>
          </table:table-cell>
          <table:table-cell table:formula="of:=IF([.A249]=[.D249])" office:value-type="boolean" office:boolean-value="true" calcext:value-type="boolean">
            <text:p>TRUE</text:p>
          </table:table-cell>
          <table:table-cell table:formula="of:=N([.H24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250]=1;&quot;FIRE&quot;)" office:value-type="string" office:string-value="FIRE" calcext:value-type="string">
            <text:p>FIRE</text:p>
          </table:table-cell>
          <table:table-cell table:formula="of:=IF([.C250]=0;&quot;FIRE-R&quot;)" office:value-type="boolean" office:boolean-value="false" calcext:value-type="boolean">
            <text:p>FALSE</text:p>
          </table:table-cell>
          <table:table-cell table:formula="of:=IF([.C250]=1;&quot;FIRE&quot;;&quot;FIRE-R&quot;)" office:value-type="string" office:string-value="FIRE" calcext:value-type="string">
            <text:p>FIRE</text:p>
          </table:table-cell>
          <table:table-cell table:formula="of:=IF([.C250]=1;&quot;4&quot;;&quot;5&quot;)" office:value-type="string" office:string-value="4" calcext:value-type="string">
            <text:p>4</text:p>
          </table:table-cell>
          <table:table-cell table:formula="of:=IF([.A250]=[.D250])" office:value-type="boolean" office:boolean-value="true" calcext:value-type="boolean">
            <text:p>TRUE</text:p>
          </table:table-cell>
          <table:table-cell table:formula="of:=N([.H25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251]=1;&quot;FIRE&quot;)" office:value-type="string" office:string-value="FIRE" calcext:value-type="string">
            <text:p>FIRE</text:p>
          </table:table-cell>
          <table:table-cell table:formula="of:=IF([.C251]=0;&quot;FIRE-R&quot;)" office:value-type="boolean" office:boolean-value="false" calcext:value-type="boolean">
            <text:p>FALSE</text:p>
          </table:table-cell>
          <table:table-cell table:formula="of:=IF([.C251]=1;&quot;FIRE&quot;;&quot;FIRE-R&quot;)" office:value-type="string" office:string-value="FIRE" calcext:value-type="string">
            <text:p>FIRE</text:p>
          </table:table-cell>
          <table:table-cell table:formula="of:=IF([.C251]=1;&quot;4&quot;;&quot;5&quot;)" office:value-type="string" office:string-value="4" calcext:value-type="string">
            <text:p>4</text:p>
          </table:table-cell>
          <table:table-cell table:formula="of:=IF([.A251]=[.D251])" office:value-type="boolean" office:boolean-value="true" calcext:value-type="boolean">
            <text:p>TRUE</text:p>
          </table:table-cell>
          <table:table-cell table:formula="of:=N([.H25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252]=1;&quot;FIRE&quot;)" office:value-type="string" office:string-value="FIRE" calcext:value-type="string">
            <text:p>FIRE</text:p>
          </table:table-cell>
          <table:table-cell table:formula="of:=IF([.C252]=0;&quot;FIRE-R&quot;)" office:value-type="boolean" office:boolean-value="false" calcext:value-type="boolean">
            <text:p>FALSE</text:p>
          </table:table-cell>
          <table:table-cell table:formula="of:=IF([.C252]=1;&quot;FIRE&quot;;&quot;FIRE-R&quot;)" office:value-type="string" office:string-value="FIRE" calcext:value-type="string">
            <text:p>FIRE</text:p>
          </table:table-cell>
          <table:table-cell table:formula="of:=IF([.C252]=1;&quot;4&quot;;&quot;5&quot;)" office:value-type="string" office:string-value="4" calcext:value-type="string">
            <text:p>4</text:p>
          </table:table-cell>
          <table:table-cell table:formula="of:=IF([.A252]=[.D252])" office:value-type="boolean" office:boolean-value="true" calcext:value-type="boolean">
            <text:p>TRUE</text:p>
          </table:table-cell>
          <table:table-cell table:formula="of:=N([.H25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253]=1;&quot;FIRE&quot;)" office:value-type="string" office:string-value="FIRE" calcext:value-type="string">
            <text:p>FIRE</text:p>
          </table:table-cell>
          <table:table-cell table:formula="of:=IF([.C253]=0;&quot;FIRE-R&quot;)" office:value-type="boolean" office:boolean-value="false" calcext:value-type="boolean">
            <text:p>FALSE</text:p>
          </table:table-cell>
          <table:table-cell table:formula="of:=IF([.C253]=1;&quot;FIRE&quot;;&quot;FIRE-R&quot;)" office:value-type="string" office:string-value="FIRE" calcext:value-type="string">
            <text:p>FIRE</text:p>
          </table:table-cell>
          <table:table-cell table:formula="of:=IF([.C253]=1;&quot;4&quot;;&quot;5&quot;)" office:value-type="string" office:string-value="4" calcext:value-type="string">
            <text:p>4</text:p>
          </table:table-cell>
          <table:table-cell table:formula="of:=IF([.A253]=[.D253])" office:value-type="boolean" office:boolean-value="true" calcext:value-type="boolean">
            <text:p>TRUE</text:p>
          </table:table-cell>
          <table:table-cell table:formula="of:=N([.H25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254]=1;&quot;FIRE&quot;)" office:value-type="string" office:string-value="FIRE" calcext:value-type="string">
            <text:p>FIRE</text:p>
          </table:table-cell>
          <table:table-cell table:formula="of:=IF([.C254]=0;&quot;FIRE-R&quot;)" office:value-type="boolean" office:boolean-value="false" calcext:value-type="boolean">
            <text:p>FALSE</text:p>
          </table:table-cell>
          <table:table-cell table:formula="of:=IF([.C254]=1;&quot;FIRE&quot;;&quot;FIRE-R&quot;)" office:value-type="string" office:string-value="FIRE" calcext:value-type="string">
            <text:p>FIRE</text:p>
          </table:table-cell>
          <table:table-cell table:formula="of:=IF([.C254]=1;&quot;4&quot;;&quot;5&quot;)" office:value-type="string" office:string-value="4" calcext:value-type="string">
            <text:p>4</text:p>
          </table:table-cell>
          <table:table-cell table:formula="of:=IF([.A254]=[.D254])" office:value-type="boolean" office:boolean-value="false" calcext:value-type="boolean">
            <text:p>FALSE</text:p>
          </table:table-cell>
          <table:table-cell table:formula="of:=N([.H2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255]=1;&quot;FIRE&quot;)" office:value-type="string" office:string-value="FIRE" calcext:value-type="string">
            <text:p>FIRE</text:p>
          </table:table-cell>
          <table:table-cell table:formula="of:=IF([.C255]=0;&quot;FIRE-R&quot;)" office:value-type="boolean" office:boolean-value="false" calcext:value-type="boolean">
            <text:p>FALSE</text:p>
          </table:table-cell>
          <table:table-cell table:formula="of:=IF([.C255]=1;&quot;FIRE&quot;;&quot;FIRE-R&quot;)" office:value-type="string" office:string-value="FIRE" calcext:value-type="string">
            <text:p>FIRE</text:p>
          </table:table-cell>
          <table:table-cell table:formula="of:=IF([.C255]=1;&quot;4&quot;;&quot;5&quot;)" office:value-type="string" office:string-value="4" calcext:value-type="string">
            <text:p>4</text:p>
          </table:table-cell>
          <table:table-cell table:formula="of:=IF([.A255]=[.D255])" office:value-type="boolean" office:boolean-value="false" calcext:value-type="boolean">
            <text:p>FALSE</text:p>
          </table:table-cell>
          <table:table-cell table:formula="of:=N([.H25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256]=1;&quot;FIRE&quot;)" office:value-type="string" office:string-value="FIRE" calcext:value-type="string">
            <text:p>FIRE</text:p>
          </table:table-cell>
          <table:table-cell table:formula="of:=IF([.C256]=0;&quot;FIRE-R&quot;)" office:value-type="boolean" office:boolean-value="false" calcext:value-type="boolean">
            <text:p>FALSE</text:p>
          </table:table-cell>
          <table:table-cell table:formula="of:=IF([.C256]=1;&quot;FIRE&quot;;&quot;FIRE-R&quot;)" office:value-type="string" office:string-value="FIRE" calcext:value-type="string">
            <text:p>FIRE</text:p>
          </table:table-cell>
          <table:table-cell table:formula="of:=IF([.C256]=1;&quot;4&quot;;&quot;5&quot;)" office:value-type="string" office:string-value="4" calcext:value-type="string">
            <text:p>4</text:p>
          </table:table-cell>
          <table:table-cell table:formula="of:=IF([.A256]=[.D256])" office:value-type="boolean" office:boolean-value="true" calcext:value-type="boolean">
            <text:p>TRUE</text:p>
          </table:table-cell>
          <table:table-cell table:formula="of:=N([.H25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257]=1;&quot;FIRE&quot;)" office:value-type="string" office:string-value="FIRE" calcext:value-type="string">
            <text:p>FIRE</text:p>
          </table:table-cell>
          <table:table-cell table:formula="of:=IF([.C257]=0;&quot;FIRE-R&quot;)" office:value-type="boolean" office:boolean-value="false" calcext:value-type="boolean">
            <text:p>FALSE</text:p>
          </table:table-cell>
          <table:table-cell table:formula="of:=IF([.C257]=1;&quot;FIRE&quot;;&quot;FIRE-R&quot;)" office:value-type="string" office:string-value="FIRE" calcext:value-type="string">
            <text:p>FIRE</text:p>
          </table:table-cell>
          <table:table-cell table:formula="of:=IF([.C257]=1;&quot;4&quot;;&quot;5&quot;)" office:value-type="string" office:string-value="4" calcext:value-type="string">
            <text:p>4</text:p>
          </table:table-cell>
          <table:table-cell table:formula="of:=IF([.A257]=[.D257])" office:value-type="boolean" office:boolean-value="true" calcext:value-type="boolean">
            <text:p>TRUE</text:p>
          </table:table-cell>
          <table:table-cell table:formula="of:=N([.H25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258]=1;&quot;FIRE&quot;)" office:value-type="string" office:string-value="FIRE" calcext:value-type="string">
            <text:p>FIRE</text:p>
          </table:table-cell>
          <table:table-cell table:formula="of:=IF([.C258]=0;&quot;FIRE-R&quot;)" office:value-type="boolean" office:boolean-value="false" calcext:value-type="boolean">
            <text:p>FALSE</text:p>
          </table:table-cell>
          <table:table-cell table:formula="of:=IF([.C258]=1;&quot;FIRE&quot;;&quot;FIRE-R&quot;)" office:value-type="string" office:string-value="FIRE" calcext:value-type="string">
            <text:p>FIRE</text:p>
          </table:table-cell>
          <table:table-cell table:formula="of:=IF([.C258]=1;&quot;4&quot;;&quot;5&quot;)" office:value-type="string" office:string-value="4" calcext:value-type="string">
            <text:p>4</text:p>
          </table:table-cell>
          <table:table-cell table:formula="of:=IF([.A258]=[.D258])" office:value-type="boolean" office:boolean-value="false" calcext:value-type="boolean">
            <text:p>FALSE</text:p>
          </table:table-cell>
          <table:table-cell table:formula="of:=N([.H25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259]=1;&quot;FIRE&quot;)" office:value-type="string" office:string-value="FIRE" calcext:value-type="string">
            <text:p>FIRE</text:p>
          </table:table-cell>
          <table:table-cell table:formula="of:=IF([.C259]=0;&quot;FIRE-R&quot;)" office:value-type="boolean" office:boolean-value="false" calcext:value-type="boolean">
            <text:p>FALSE</text:p>
          </table:table-cell>
          <table:table-cell table:formula="of:=IF([.C259]=1;&quot;FIRE&quot;;&quot;FIRE-R&quot;)" office:value-type="string" office:string-value="FIRE" calcext:value-type="string">
            <text:p>FIRE</text:p>
          </table:table-cell>
          <table:table-cell table:formula="of:=IF([.C259]=1;&quot;4&quot;;&quot;5&quot;)" office:value-type="string" office:string-value="4" calcext:value-type="string">
            <text:p>4</text:p>
          </table:table-cell>
          <table:table-cell table:formula="of:=IF([.A259]=[.D259])" office:value-type="boolean" office:boolean-value="false" calcext:value-type="boolean">
            <text:p>FALSE</text:p>
          </table:table-cell>
          <table:table-cell table:formula="of:=N([.H25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260]=1;&quot;FIRE&quot;)" office:value-type="string" office:string-value="FIRE" calcext:value-type="string">
            <text:p>FIRE</text:p>
          </table:table-cell>
          <table:table-cell table:formula="of:=IF([.C260]=0;&quot;FIRE-R&quot;)" office:value-type="boolean" office:boolean-value="false" calcext:value-type="boolean">
            <text:p>FALSE</text:p>
          </table:table-cell>
          <table:table-cell table:formula="of:=IF([.C260]=1;&quot;FIRE&quot;;&quot;FIRE-R&quot;)" office:value-type="string" office:string-value="FIRE" calcext:value-type="string">
            <text:p>FIRE</text:p>
          </table:table-cell>
          <table:table-cell table:formula="of:=IF([.C260]=1;&quot;4&quot;;&quot;5&quot;)" office:value-type="string" office:string-value="4" calcext:value-type="string">
            <text:p>4</text:p>
          </table:table-cell>
          <table:table-cell table:formula="of:=IF([.A260]=[.D260])" office:value-type="boolean" office:boolean-value="false" calcext:value-type="boolean">
            <text:p>FALSE</text:p>
          </table:table-cell>
          <table:table-cell table:formula="of:=N([.H26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261]=1;&quot;FIRE&quot;)" office:value-type="string" office:string-value="FIRE" calcext:value-type="string">
            <text:p>FIRE</text:p>
          </table:table-cell>
          <table:table-cell table:formula="of:=IF([.C261]=0;&quot;FIRE-R&quot;)" office:value-type="boolean" office:boolean-value="false" calcext:value-type="boolean">
            <text:p>FALSE</text:p>
          </table:table-cell>
          <table:table-cell table:formula="of:=IF([.C261]=1;&quot;FIRE&quot;;&quot;FIRE-R&quot;)" office:value-type="string" office:string-value="FIRE" calcext:value-type="string">
            <text:p>FIRE</text:p>
          </table:table-cell>
          <table:table-cell table:formula="of:=IF([.C261]=1;&quot;4&quot;;&quot;5&quot;)" office:value-type="string" office:string-value="4" calcext:value-type="string">
            <text:p>4</text:p>
          </table:table-cell>
          <table:table-cell table:formula="of:=IF([.A261]=[.D261])" office:value-type="boolean" office:boolean-value="false" calcext:value-type="boolean">
            <text:p>FALSE</text:p>
          </table:table-cell>
          <table:table-cell table:formula="of:=N([.H26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262]=1;&quot;FIRE&quot;)" office:value-type="string" office:string-value="FIRE" calcext:value-type="string">
            <text:p>FIRE</text:p>
          </table:table-cell>
          <table:table-cell table:formula="of:=IF([.C262]=0;&quot;FIRE-R&quot;)" office:value-type="boolean" office:boolean-value="false" calcext:value-type="boolean">
            <text:p>FALSE</text:p>
          </table:table-cell>
          <table:table-cell table:formula="of:=IF([.C262]=1;&quot;FIRE&quot;;&quot;FIRE-R&quot;)" office:value-type="string" office:string-value="FIRE" calcext:value-type="string">
            <text:p>FIRE</text:p>
          </table:table-cell>
          <table:table-cell table:formula="of:=IF([.C262]=1;&quot;4&quot;;&quot;5&quot;)" office:value-type="string" office:string-value="4" calcext:value-type="string">
            <text:p>4</text:p>
          </table:table-cell>
          <table:table-cell table:formula="of:=IF([.A262]=[.D262])" office:value-type="boolean" office:boolean-value="false" calcext:value-type="boolean">
            <text:p>FALSE</text:p>
          </table:table-cell>
          <table:table-cell table:formula="of:=N([.H26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263]=1;&quot;FIRE&quot;)" office:value-type="string" office:string-value="FIRE" calcext:value-type="string">
            <text:p>FIRE</text:p>
          </table:table-cell>
          <table:table-cell table:formula="of:=IF([.C263]=0;&quot;FIRE-R&quot;)" office:value-type="boolean" office:boolean-value="false" calcext:value-type="boolean">
            <text:p>FALSE</text:p>
          </table:table-cell>
          <table:table-cell table:formula="of:=IF([.C263]=1;&quot;FIRE&quot;;&quot;FIRE-R&quot;)" office:value-type="string" office:string-value="FIRE" calcext:value-type="string">
            <text:p>FIRE</text:p>
          </table:table-cell>
          <table:table-cell table:formula="of:=IF([.C263]=1;&quot;4&quot;;&quot;5&quot;)" office:value-type="string" office:string-value="4" calcext:value-type="string">
            <text:p>4</text:p>
          </table:table-cell>
          <table:table-cell table:formula="of:=IF([.A263]=[.D263])" office:value-type="boolean" office:boolean-value="false" calcext:value-type="boolean">
            <text:p>FALSE</text:p>
          </table:table-cell>
          <table:table-cell table:formula="of:=N([.H26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264]=1;&quot;FIRE&quot;)" office:value-type="string" office:string-value="FIRE" calcext:value-type="string">
            <text:p>FIRE</text:p>
          </table:table-cell>
          <table:table-cell table:formula="of:=IF([.C264]=0;&quot;FIRE-R&quot;)" office:value-type="boolean" office:boolean-value="false" calcext:value-type="boolean">
            <text:p>FALSE</text:p>
          </table:table-cell>
          <table:table-cell table:formula="of:=IF([.C264]=1;&quot;FIRE&quot;;&quot;FIRE-R&quot;)" office:value-type="string" office:string-value="FIRE" calcext:value-type="string">
            <text:p>FIRE</text:p>
          </table:table-cell>
          <table:table-cell table:formula="of:=IF([.C264]=1;&quot;4&quot;;&quot;5&quot;)" office:value-type="string" office:string-value="4" calcext:value-type="string">
            <text:p>4</text:p>
          </table:table-cell>
          <table:table-cell table:formula="of:=IF([.A264]=[.D264])" office:value-type="boolean" office:boolean-value="false" calcext:value-type="boolean">
            <text:p>FALSE</text:p>
          </table:table-cell>
          <table:table-cell table:formula="of:=N([.H26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265]=1;&quot;FIRE&quot;)" office:value-type="string" office:string-value="FIRE" calcext:value-type="string">
            <text:p>FIRE</text:p>
          </table:table-cell>
          <table:table-cell table:formula="of:=IF([.C265]=0;&quot;FIRE-R&quot;)" office:value-type="boolean" office:boolean-value="false" calcext:value-type="boolean">
            <text:p>FALSE</text:p>
          </table:table-cell>
          <table:table-cell table:formula="of:=IF([.C265]=1;&quot;FIRE&quot;;&quot;FIRE-R&quot;)" office:value-type="string" office:string-value="FIRE" calcext:value-type="string">
            <text:p>FIRE</text:p>
          </table:table-cell>
          <table:table-cell table:formula="of:=IF([.C265]=1;&quot;4&quot;;&quot;5&quot;)" office:value-type="string" office:string-value="4" calcext:value-type="string">
            <text:p>4</text:p>
          </table:table-cell>
          <table:table-cell table:formula="of:=IF([.A265]=[.D265])" office:value-type="boolean" office:boolean-value="false" calcext:value-type="boolean">
            <text:p>FALSE</text:p>
          </table:table-cell>
          <table:table-cell table:formula="of:=N([.H26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266]=1;&quot;FIRE&quot;)" office:value-type="string" office:string-value="FIRE" calcext:value-type="string">
            <text:p>FIRE</text:p>
          </table:table-cell>
          <table:table-cell table:formula="of:=IF([.C266]=0;&quot;FIRE-R&quot;)" office:value-type="boolean" office:boolean-value="false" calcext:value-type="boolean">
            <text:p>FALSE</text:p>
          </table:table-cell>
          <table:table-cell table:formula="of:=IF([.C266]=1;&quot;FIRE&quot;;&quot;FIRE-R&quot;)" office:value-type="string" office:string-value="FIRE" calcext:value-type="string">
            <text:p>FIRE</text:p>
          </table:table-cell>
          <table:table-cell table:formula="of:=IF([.C266]=1;&quot;4&quot;;&quot;5&quot;)" office:value-type="string" office:string-value="4" calcext:value-type="string">
            <text:p>4</text:p>
          </table:table-cell>
          <table:table-cell table:formula="of:=IF([.A266]=[.D266])" office:value-type="boolean" office:boolean-value="false" calcext:value-type="boolean">
            <text:p>FALSE</text:p>
          </table:table-cell>
          <table:table-cell table:formula="of:=N([.H26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267]=1;&quot;FIRE&quot;)" office:value-type="string" office:string-value="FIRE" calcext:value-type="string">
            <text:p>FIRE</text:p>
          </table:table-cell>
          <table:table-cell table:formula="of:=IF([.C267]=0;&quot;FIRE-R&quot;)" office:value-type="boolean" office:boolean-value="false" calcext:value-type="boolean">
            <text:p>FALSE</text:p>
          </table:table-cell>
          <table:table-cell table:formula="of:=IF([.C267]=1;&quot;FIRE&quot;;&quot;FIRE-R&quot;)" office:value-type="string" office:string-value="FIRE" calcext:value-type="string">
            <text:p>FIRE</text:p>
          </table:table-cell>
          <table:table-cell table:formula="of:=IF([.C267]=1;&quot;4&quot;;&quot;5&quot;)" office:value-type="string" office:string-value="4" calcext:value-type="string">
            <text:p>4</text:p>
          </table:table-cell>
          <table:table-cell table:formula="of:=IF([.A267]=[.D267])" office:value-type="boolean" office:boolean-value="false" calcext:value-type="boolean">
            <text:p>FALSE</text:p>
          </table:table-cell>
          <table:table-cell table:formula="of:=N([.H26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268]=1;&quot;FIRE&quot;)" office:value-type="string" office:string-value="FIRE" calcext:value-type="string">
            <text:p>FIRE</text:p>
          </table:table-cell>
          <table:table-cell table:formula="of:=IF([.C268]=0;&quot;FIRE-R&quot;)" office:value-type="boolean" office:boolean-value="false" calcext:value-type="boolean">
            <text:p>FALSE</text:p>
          </table:table-cell>
          <table:table-cell table:formula="of:=IF([.C268]=1;&quot;FIRE&quot;;&quot;FIRE-R&quot;)" office:value-type="string" office:string-value="FIRE" calcext:value-type="string">
            <text:p>FIRE</text:p>
          </table:table-cell>
          <table:table-cell table:formula="of:=IF([.C268]=1;&quot;4&quot;;&quot;5&quot;)" office:value-type="string" office:string-value="4" calcext:value-type="string">
            <text:p>4</text:p>
          </table:table-cell>
          <table:table-cell table:formula="of:=IF([.A268]=[.D268])" office:value-type="boolean" office:boolean-value="false" calcext:value-type="boolean">
            <text:p>FALSE</text:p>
          </table:table-cell>
          <table:table-cell table:formula="of:=N([.H26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269]=1;&quot;FIRE&quot;)" office:value-type="string" office:string-value="FIRE" calcext:value-type="string">
            <text:p>FIRE</text:p>
          </table:table-cell>
          <table:table-cell table:formula="of:=IF([.C269]=0;&quot;FIRE-R&quot;)" office:value-type="boolean" office:boolean-value="false" calcext:value-type="boolean">
            <text:p>FALSE</text:p>
          </table:table-cell>
          <table:table-cell table:formula="of:=IF([.C269]=1;&quot;FIRE&quot;;&quot;FIRE-R&quot;)" office:value-type="string" office:string-value="FIRE" calcext:value-type="string">
            <text:p>FIRE</text:p>
          </table:table-cell>
          <table:table-cell table:formula="of:=IF([.C269]=1;&quot;4&quot;;&quot;5&quot;)" office:value-type="string" office:string-value="4" calcext:value-type="string">
            <text:p>4</text:p>
          </table:table-cell>
          <table:table-cell table:formula="of:=IF([.A269]=[.D269])" office:value-type="boolean" office:boolean-value="false" calcext:value-type="boolean">
            <text:p>FALSE</text:p>
          </table:table-cell>
          <table:table-cell table:formula="of:=N([.H26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270]=1;&quot;FIRE&quot;)" office:value-type="string" office:string-value="FIRE" calcext:value-type="string">
            <text:p>FIRE</text:p>
          </table:table-cell>
          <table:table-cell table:formula="of:=IF([.C270]=0;&quot;FIRE-R&quot;)" office:value-type="boolean" office:boolean-value="false" calcext:value-type="boolean">
            <text:p>FALSE</text:p>
          </table:table-cell>
          <table:table-cell table:formula="of:=IF([.C270]=1;&quot;FIRE&quot;;&quot;FIRE-R&quot;)" office:value-type="string" office:string-value="FIRE" calcext:value-type="string">
            <text:p>FIRE</text:p>
          </table:table-cell>
          <table:table-cell table:formula="of:=IF([.C270]=1;&quot;4&quot;;&quot;5&quot;)" office:value-type="string" office:string-value="4" calcext:value-type="string">
            <text:p>4</text:p>
          </table:table-cell>
          <table:table-cell table:formula="of:=IF([.A270]=[.D270])" office:value-type="boolean" office:boolean-value="false" calcext:value-type="boolean">
            <text:p>FALSE</text:p>
          </table:table-cell>
          <table:table-cell table:formula="of:=N([.H27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271]=1;&quot;FIRE&quot;)" office:value-type="string" office:string-value="FIRE" calcext:value-type="string">
            <text:p>FIRE</text:p>
          </table:table-cell>
          <table:table-cell table:formula="of:=IF([.C271]=0;&quot;FIRE-R&quot;)" office:value-type="boolean" office:boolean-value="false" calcext:value-type="boolean">
            <text:p>FALSE</text:p>
          </table:table-cell>
          <table:table-cell table:formula="of:=IF([.C271]=1;&quot;FIRE&quot;;&quot;FIRE-R&quot;)" office:value-type="string" office:string-value="FIRE" calcext:value-type="string">
            <text:p>FIRE</text:p>
          </table:table-cell>
          <table:table-cell table:formula="of:=IF([.C271]=1;&quot;4&quot;;&quot;5&quot;)" office:value-type="string" office:string-value="4" calcext:value-type="string">
            <text:p>4</text:p>
          </table:table-cell>
          <table:table-cell table:formula="of:=IF([.A271]=[.D271])" office:value-type="boolean" office:boolean-value="false" calcext:value-type="boolean">
            <text:p>FALSE</text:p>
          </table:table-cell>
          <table:table-cell table:formula="of:=N([.H27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272]=1;&quot;FIRE&quot;)" office:value-type="string" office:string-value="FIRE" calcext:value-type="string">
            <text:p>FIRE</text:p>
          </table:table-cell>
          <table:table-cell table:formula="of:=IF([.C272]=0;&quot;FIRE-R&quot;)" office:value-type="boolean" office:boolean-value="false" calcext:value-type="boolean">
            <text:p>FALSE</text:p>
          </table:table-cell>
          <table:table-cell table:formula="of:=IF([.C272]=1;&quot;FIRE&quot;;&quot;FIRE-R&quot;)" office:value-type="string" office:string-value="FIRE" calcext:value-type="string">
            <text:p>FIRE</text:p>
          </table:table-cell>
          <table:table-cell table:formula="of:=IF([.C272]=1;&quot;4&quot;;&quot;5&quot;)" office:value-type="string" office:string-value="4" calcext:value-type="string">
            <text:p>4</text:p>
          </table:table-cell>
          <table:table-cell table:formula="of:=IF([.A272]=[.D272])" office:value-type="boolean" office:boolean-value="false" calcext:value-type="boolean">
            <text:p>FALSE</text:p>
          </table:table-cell>
          <table:table-cell table:formula="of:=N([.H27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273]=1;&quot;FIRE&quot;)" office:value-type="string" office:string-value="FIRE" calcext:value-type="string">
            <text:p>FIRE</text:p>
          </table:table-cell>
          <table:table-cell table:formula="of:=IF([.C273]=0;&quot;FIRE-R&quot;)" office:value-type="boolean" office:boolean-value="false" calcext:value-type="boolean">
            <text:p>FALSE</text:p>
          </table:table-cell>
          <table:table-cell table:formula="of:=IF([.C273]=1;&quot;FIRE&quot;;&quot;FIRE-R&quot;)" office:value-type="string" office:string-value="FIRE" calcext:value-type="string">
            <text:p>FIRE</text:p>
          </table:table-cell>
          <table:table-cell table:formula="of:=IF([.C273]=1;&quot;4&quot;;&quot;5&quot;)" office:value-type="string" office:string-value="4" calcext:value-type="string">
            <text:p>4</text:p>
          </table:table-cell>
          <table:table-cell table:formula="of:=IF([.A273]=[.D273])" office:value-type="boolean" office:boolean-value="false" calcext:value-type="boolean">
            <text:p>FALSE</text:p>
          </table:table-cell>
          <table:table-cell table:formula="of:=N([.H27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274]=1;&quot;FIRE&quot;)" office:value-type="string" office:string-value="FIRE" calcext:value-type="string">
            <text:p>FIRE</text:p>
          </table:table-cell>
          <table:table-cell table:formula="of:=IF([.C274]=0;&quot;FIRE-R&quot;)" office:value-type="boolean" office:boolean-value="false" calcext:value-type="boolean">
            <text:p>FALSE</text:p>
          </table:table-cell>
          <table:table-cell table:formula="of:=IF([.C274]=1;&quot;FIRE&quot;;&quot;FIRE-R&quot;)" office:value-type="string" office:string-value="FIRE" calcext:value-type="string">
            <text:p>FIRE</text:p>
          </table:table-cell>
          <table:table-cell table:formula="of:=IF([.C274]=1;&quot;4&quot;;&quot;5&quot;)" office:value-type="string" office:string-value="4" calcext:value-type="string">
            <text:p>4</text:p>
          </table:table-cell>
          <table:table-cell table:formula="of:=IF([.A274]=[.D274])" office:value-type="boolean" office:boolean-value="false" calcext:value-type="boolean">
            <text:p>FALSE</text:p>
          </table:table-cell>
          <table:table-cell table:formula="of:=N([.H27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275]=1;&quot;FIRE&quot;)" office:value-type="string" office:string-value="FIRE" calcext:value-type="string">
            <text:p>FIRE</text:p>
          </table:table-cell>
          <table:table-cell table:formula="of:=IF([.C275]=0;&quot;FIRE-R&quot;)" office:value-type="boolean" office:boolean-value="false" calcext:value-type="boolean">
            <text:p>FALSE</text:p>
          </table:table-cell>
          <table:table-cell table:formula="of:=IF([.C275]=1;&quot;FIRE&quot;;&quot;FIRE-R&quot;)" office:value-type="string" office:string-value="FIRE" calcext:value-type="string">
            <text:p>FIRE</text:p>
          </table:table-cell>
          <table:table-cell table:formula="of:=IF([.C275]=1;&quot;4&quot;;&quot;5&quot;)" office:value-type="string" office:string-value="4" calcext:value-type="string">
            <text:p>4</text:p>
          </table:table-cell>
          <table:table-cell table:formula="of:=IF([.A275]=[.D275])" office:value-type="boolean" office:boolean-value="false" calcext:value-type="boolean">
            <text:p>FALSE</text:p>
          </table:table-cell>
          <table:table-cell table:formula="of:=N([.H27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276]=1;&quot;FIRE&quot;)" office:value-type="string" office:string-value="FIRE" calcext:value-type="string">
            <text:p>FIRE</text:p>
          </table:table-cell>
          <table:table-cell table:formula="of:=IF([.C276]=0;&quot;FIRE-R&quot;)" office:value-type="boolean" office:boolean-value="false" calcext:value-type="boolean">
            <text:p>FALSE</text:p>
          </table:table-cell>
          <table:table-cell table:formula="of:=IF([.C276]=1;&quot;FIRE&quot;;&quot;FIRE-R&quot;)" office:value-type="string" office:string-value="FIRE" calcext:value-type="string">
            <text:p>FIRE</text:p>
          </table:table-cell>
          <table:table-cell table:formula="of:=IF([.C276]=1;&quot;4&quot;;&quot;5&quot;)" office:value-type="string" office:string-value="4" calcext:value-type="string">
            <text:p>4</text:p>
          </table:table-cell>
          <table:table-cell table:formula="of:=IF([.A276]=[.D276])" office:value-type="boolean" office:boolean-value="false" calcext:value-type="boolean">
            <text:p>FALSE</text:p>
          </table:table-cell>
          <table:table-cell table:formula="of:=N([.H27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277]=1;&quot;FIRE&quot;)" office:value-type="string" office:string-value="FIRE" calcext:value-type="string">
            <text:p>FIRE</text:p>
          </table:table-cell>
          <table:table-cell table:formula="of:=IF([.C277]=0;&quot;FIRE-R&quot;)" office:value-type="boolean" office:boolean-value="false" calcext:value-type="boolean">
            <text:p>FALSE</text:p>
          </table:table-cell>
          <table:table-cell table:formula="of:=IF([.C277]=1;&quot;FIRE&quot;;&quot;FIRE-R&quot;)" office:value-type="string" office:string-value="FIRE" calcext:value-type="string">
            <text:p>FIRE</text:p>
          </table:table-cell>
          <table:table-cell table:formula="of:=IF([.C277]=1;&quot;4&quot;;&quot;5&quot;)" office:value-type="string" office:string-value="4" calcext:value-type="string">
            <text:p>4</text:p>
          </table:table-cell>
          <table:table-cell table:formula="of:=IF([.A277]=[.D277])" office:value-type="boolean" office:boolean-value="false" calcext:value-type="boolean">
            <text:p>FALSE</text:p>
          </table:table-cell>
          <table:table-cell table:formula="of:=N([.H27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278]=1;&quot;FIRE&quot;)" office:value-type="string" office:string-value="FIRE" calcext:value-type="string">
            <text:p>FIRE</text:p>
          </table:table-cell>
          <table:table-cell table:formula="of:=IF([.C278]=0;&quot;FIRE-R&quot;)" office:value-type="boolean" office:boolean-value="false" calcext:value-type="boolean">
            <text:p>FALSE</text:p>
          </table:table-cell>
          <table:table-cell table:formula="of:=IF([.C278]=1;&quot;FIRE&quot;;&quot;FIRE-R&quot;)" office:value-type="string" office:string-value="FIRE" calcext:value-type="string">
            <text:p>FIRE</text:p>
          </table:table-cell>
          <table:table-cell table:formula="of:=IF([.C278]=1;&quot;4&quot;;&quot;5&quot;)" office:value-type="string" office:string-value="4" calcext:value-type="string">
            <text:p>4</text:p>
          </table:table-cell>
          <table:table-cell table:formula="of:=IF([.A278]=[.D278])" office:value-type="boolean" office:boolean-value="false" calcext:value-type="boolean">
            <text:p>FALSE</text:p>
          </table:table-cell>
          <table:table-cell table:formula="of:=N([.H27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279]=1;&quot;FIRE&quot;)" office:value-type="string" office:string-value="FIRE" calcext:value-type="string">
            <text:p>FIRE</text:p>
          </table:table-cell>
          <table:table-cell table:formula="of:=IF([.C279]=0;&quot;FIRE-R&quot;)" office:value-type="boolean" office:boolean-value="false" calcext:value-type="boolean">
            <text:p>FALSE</text:p>
          </table:table-cell>
          <table:table-cell table:formula="of:=IF([.C279]=1;&quot;FIRE&quot;;&quot;FIRE-R&quot;)" office:value-type="string" office:string-value="FIRE" calcext:value-type="string">
            <text:p>FIRE</text:p>
          </table:table-cell>
          <table:table-cell table:formula="of:=IF([.C279]=1;&quot;4&quot;;&quot;5&quot;)" office:value-type="string" office:string-value="4" calcext:value-type="string">
            <text:p>4</text:p>
          </table:table-cell>
          <table:table-cell table:formula="of:=IF([.A279]=[.D279])" office:value-type="boolean" office:boolean-value="false" calcext:value-type="boolean">
            <text:p>FALSE</text:p>
          </table:table-cell>
          <table:table-cell table:formula="of:=N([.H27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280]=1;&quot;FIRE&quot;)" office:value-type="string" office:string-value="FIRE" calcext:value-type="string">
            <text:p>FIRE</text:p>
          </table:table-cell>
          <table:table-cell table:formula="of:=IF([.C280]=0;&quot;FIRE-R&quot;)" office:value-type="boolean" office:boolean-value="false" calcext:value-type="boolean">
            <text:p>FALSE</text:p>
          </table:table-cell>
          <table:table-cell table:formula="of:=IF([.C280]=1;&quot;FIRE&quot;;&quot;FIRE-R&quot;)" office:value-type="string" office:string-value="FIRE" calcext:value-type="string">
            <text:p>FIRE</text:p>
          </table:table-cell>
          <table:table-cell table:formula="of:=IF([.C280]=1;&quot;4&quot;;&quot;5&quot;)" office:value-type="string" office:string-value="4" calcext:value-type="string">
            <text:p>4</text:p>
          </table:table-cell>
          <table:table-cell table:formula="of:=IF([.A280]=[.D280])" office:value-type="boolean" office:boolean-value="false" calcext:value-type="boolean">
            <text:p>FALSE</text:p>
          </table:table-cell>
          <table:table-cell table:formula="of:=N([.H28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281]=1;&quot;FIRE&quot;)" office:value-type="string" office:string-value="FIRE" calcext:value-type="string">
            <text:p>FIRE</text:p>
          </table:table-cell>
          <table:table-cell table:formula="of:=IF([.C281]=0;&quot;FIRE-R&quot;)" office:value-type="boolean" office:boolean-value="false" calcext:value-type="boolean">
            <text:p>FALSE</text:p>
          </table:table-cell>
          <table:table-cell table:formula="of:=IF([.C281]=1;&quot;FIRE&quot;;&quot;FIRE-R&quot;)" office:value-type="string" office:string-value="FIRE" calcext:value-type="string">
            <text:p>FIRE</text:p>
          </table:table-cell>
          <table:table-cell table:formula="of:=IF([.C281]=1;&quot;4&quot;;&quot;5&quot;)" office:value-type="string" office:string-value="4" calcext:value-type="string">
            <text:p>4</text:p>
          </table:table-cell>
          <table:table-cell table:formula="of:=IF([.A281]=[.D281])" office:value-type="boolean" office:boolean-value="false" calcext:value-type="boolean">
            <text:p>FALSE</text:p>
          </table:table-cell>
          <table:table-cell table:formula="of:=N([.H28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282]=1;&quot;FIRE&quot;)" office:value-type="string" office:string-value="FIRE" calcext:value-type="string">
            <text:p>FIRE</text:p>
          </table:table-cell>
          <table:table-cell table:formula="of:=IF([.C282]=0;&quot;FIRE-R&quot;)" office:value-type="boolean" office:boolean-value="false" calcext:value-type="boolean">
            <text:p>FALSE</text:p>
          </table:table-cell>
          <table:table-cell table:formula="of:=IF([.C282]=1;&quot;FIRE&quot;;&quot;FIRE-R&quot;)" office:value-type="string" office:string-value="FIRE" calcext:value-type="string">
            <text:p>FIRE</text:p>
          </table:table-cell>
          <table:table-cell table:formula="of:=IF([.C282]=1;&quot;4&quot;;&quot;5&quot;)" office:value-type="string" office:string-value="4" calcext:value-type="string">
            <text:p>4</text:p>
          </table:table-cell>
          <table:table-cell table:formula="of:=IF([.A282]=[.D282])" office:value-type="boolean" office:boolean-value="false" calcext:value-type="boolean">
            <text:p>FALSE</text:p>
          </table:table-cell>
          <table:table-cell table:formula="of:=N([.H28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283]=1;&quot;FIRE&quot;)" office:value-type="string" office:string-value="FIRE" calcext:value-type="string">
            <text:p>FIRE</text:p>
          </table:table-cell>
          <table:table-cell table:formula="of:=IF([.C283]=0;&quot;FIRE-R&quot;)" office:value-type="boolean" office:boolean-value="false" calcext:value-type="boolean">
            <text:p>FALSE</text:p>
          </table:table-cell>
          <table:table-cell table:formula="of:=IF([.C283]=1;&quot;FIRE&quot;;&quot;FIRE-R&quot;)" office:value-type="string" office:string-value="FIRE" calcext:value-type="string">
            <text:p>FIRE</text:p>
          </table:table-cell>
          <table:table-cell table:formula="of:=IF([.C283]=1;&quot;4&quot;;&quot;5&quot;)" office:value-type="string" office:string-value="4" calcext:value-type="string">
            <text:p>4</text:p>
          </table:table-cell>
          <table:table-cell table:formula="of:=IF([.A283]=[.D283])" office:value-type="boolean" office:boolean-value="false" calcext:value-type="boolean">
            <text:p>FALSE</text:p>
          </table:table-cell>
          <table:table-cell table:formula="of:=N([.H28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284]=1;&quot;FIRE&quot;)" office:value-type="string" office:string-value="FIRE" calcext:value-type="string">
            <text:p>FIRE</text:p>
          </table:table-cell>
          <table:table-cell table:formula="of:=IF([.C284]=0;&quot;FIRE-R&quot;)" office:value-type="boolean" office:boolean-value="false" calcext:value-type="boolean">
            <text:p>FALSE</text:p>
          </table:table-cell>
          <table:table-cell table:formula="of:=IF([.C284]=1;&quot;FIRE&quot;;&quot;FIRE-R&quot;)" office:value-type="string" office:string-value="FIRE" calcext:value-type="string">
            <text:p>FIRE</text:p>
          </table:table-cell>
          <table:table-cell table:formula="of:=IF([.C284]=1;&quot;4&quot;;&quot;5&quot;)" office:value-type="string" office:string-value="4" calcext:value-type="string">
            <text:p>4</text:p>
          </table:table-cell>
          <table:table-cell table:formula="of:=IF([.A284]=[.D284])" office:value-type="boolean" office:boolean-value="false" calcext:value-type="boolean">
            <text:p>FALSE</text:p>
          </table:table-cell>
          <table:table-cell table:formula="of:=N([.H28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285]=1;&quot;FIRE&quot;)" office:value-type="string" office:string-value="FIRE" calcext:value-type="string">
            <text:p>FIRE</text:p>
          </table:table-cell>
          <table:table-cell table:formula="of:=IF([.C285]=0;&quot;FIRE-R&quot;)" office:value-type="boolean" office:boolean-value="false" calcext:value-type="boolean">
            <text:p>FALSE</text:p>
          </table:table-cell>
          <table:table-cell table:formula="of:=IF([.C285]=1;&quot;FIRE&quot;;&quot;FIRE-R&quot;)" office:value-type="string" office:string-value="FIRE" calcext:value-type="string">
            <text:p>FIRE</text:p>
          </table:table-cell>
          <table:table-cell table:formula="of:=IF([.C285]=1;&quot;4&quot;;&quot;5&quot;)" office:value-type="string" office:string-value="4" calcext:value-type="string">
            <text:p>4</text:p>
          </table:table-cell>
          <table:table-cell table:formula="of:=IF([.A285]=[.D285])" office:value-type="boolean" office:boolean-value="false" calcext:value-type="boolean">
            <text:p>FALSE</text:p>
          </table:table-cell>
          <table:table-cell table:formula="of:=N([.H28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286]=1;&quot;FIRE&quot;)" office:value-type="string" office:string-value="FIRE" calcext:value-type="string">
            <text:p>FIRE</text:p>
          </table:table-cell>
          <table:table-cell table:formula="of:=IF([.C286]=0;&quot;FIRE-R&quot;)" office:value-type="boolean" office:boolean-value="false" calcext:value-type="boolean">
            <text:p>FALSE</text:p>
          </table:table-cell>
          <table:table-cell table:formula="of:=IF([.C286]=1;&quot;FIRE&quot;;&quot;FIRE-R&quot;)" office:value-type="string" office:string-value="FIRE" calcext:value-type="string">
            <text:p>FIRE</text:p>
          </table:table-cell>
          <table:table-cell table:formula="of:=IF([.C286]=1;&quot;4&quot;;&quot;5&quot;)" office:value-type="string" office:string-value="4" calcext:value-type="string">
            <text:p>4</text:p>
          </table:table-cell>
          <table:table-cell table:formula="of:=IF([.A286]=[.D286])" office:value-type="boolean" office:boolean-value="false" calcext:value-type="boolean">
            <text:p>FALSE</text:p>
          </table:table-cell>
          <table:table-cell table:formula="of:=N([.H28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287]=1;&quot;FIRE&quot;)" office:value-type="boolean" office:boolean-value="false" calcext:value-type="boolean">
            <text:p>FALSE</text:p>
          </table:table-cell>
          <table:table-cell table:formula="of:=IF([.C287]=0;&quot;FIRE-R&quot;)" office:value-type="string" office:string-value="FIRE-R" calcext:value-type="string">
            <text:p>FIRE-R</text:p>
          </table:table-cell>
          <table:table-cell table:formula="of:=IF([.C287]=1;&quot;FIRE&quot;;&quot;FIRE-R&quot;)" office:value-type="string" office:string-value="FIRE-R" calcext:value-type="string">
            <text:p>FIRE-R</text:p>
          </table:table-cell>
          <table:table-cell table:formula="of:=IF([.C287]=1;&quot;4&quot;;&quot;5&quot;)" office:value-type="string" office:string-value="5" calcext:value-type="string">
            <text:p>5</text:p>
          </table:table-cell>
          <table:table-cell table:formula="of:=IF([.A287]=[.D287])" office:value-type="boolean" office:boolean-value="false" calcext:value-type="boolean">
            <text:p>FALSE</text:p>
          </table:table-cell>
          <table:table-cell table:formula="of:=N([.H28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288]=1;&quot;FIRE&quot;)" office:value-type="boolean" office:boolean-value="false" calcext:value-type="boolean">
            <text:p>FALSE</text:p>
          </table:table-cell>
          <table:table-cell table:formula="of:=IF([.C288]=0;&quot;FIRE-R&quot;)" office:value-type="string" office:string-value="FIRE-R" calcext:value-type="string">
            <text:p>FIRE-R</text:p>
          </table:table-cell>
          <table:table-cell table:formula="of:=IF([.C288]=1;&quot;FIRE&quot;;&quot;FIRE-R&quot;)" office:value-type="string" office:string-value="FIRE-R" calcext:value-type="string">
            <text:p>FIRE-R</text:p>
          </table:table-cell>
          <table:table-cell table:formula="of:=IF([.C288]=1;&quot;4&quot;;&quot;5&quot;)" office:value-type="string" office:string-value="5" calcext:value-type="string">
            <text:p>5</text:p>
          </table:table-cell>
          <table:table-cell table:formula="of:=IF([.A288]=[.D288])" office:value-type="boolean" office:boolean-value="false" calcext:value-type="boolean">
            <text:p>FALSE</text:p>
          </table:table-cell>
          <table:table-cell table:formula="of:=N([.H28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289]=1;&quot;FIRE&quot;)" office:value-type="boolean" office:boolean-value="false" calcext:value-type="boolean">
            <text:p>FALSE</text:p>
          </table:table-cell>
          <table:table-cell table:formula="of:=IF([.C289]=0;&quot;FIRE-R&quot;)" office:value-type="string" office:string-value="FIRE-R" calcext:value-type="string">
            <text:p>FIRE-R</text:p>
          </table:table-cell>
          <table:table-cell table:formula="of:=IF([.C289]=1;&quot;FIRE&quot;;&quot;FIRE-R&quot;)" office:value-type="string" office:string-value="FIRE-R" calcext:value-type="string">
            <text:p>FIRE-R</text:p>
          </table:table-cell>
          <table:table-cell table:formula="of:=IF([.C289]=1;&quot;4&quot;;&quot;5&quot;)" office:value-type="string" office:string-value="5" calcext:value-type="string">
            <text:p>5</text:p>
          </table:table-cell>
          <table:table-cell table:formula="of:=IF([.A289]=[.D289])" office:value-type="boolean" office:boolean-value="false" calcext:value-type="boolean">
            <text:p>FALSE</text:p>
          </table:table-cell>
          <table:table-cell table:formula="of:=N([.H28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290]=1;&quot;FIRE&quot;)" office:value-type="boolean" office:boolean-value="false" calcext:value-type="boolean">
            <text:p>FALSE</text:p>
          </table:table-cell>
          <table:table-cell table:formula="of:=IF([.C290]=0;&quot;FIRE-R&quot;)" office:value-type="string" office:string-value="FIRE-R" calcext:value-type="string">
            <text:p>FIRE-R</text:p>
          </table:table-cell>
          <table:table-cell table:formula="of:=IF([.C290]=1;&quot;FIRE&quot;;&quot;FIRE-R&quot;)" office:value-type="string" office:string-value="FIRE-R" calcext:value-type="string">
            <text:p>FIRE-R</text:p>
          </table:table-cell>
          <table:table-cell table:formula="of:=IF([.C290]=1;&quot;4&quot;;&quot;5&quot;)" office:value-type="string" office:string-value="5" calcext:value-type="string">
            <text:p>5</text:p>
          </table:table-cell>
          <table:table-cell table:formula="of:=IF([.A290]=[.D290])" office:value-type="boolean" office:boolean-value="false" calcext:value-type="boolean">
            <text:p>FALSE</text:p>
          </table:table-cell>
          <table:table-cell table:formula="of:=N([.H29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291]=1;&quot;FIRE&quot;)" office:value-type="boolean" office:boolean-value="false" calcext:value-type="boolean">
            <text:p>FALSE</text:p>
          </table:table-cell>
          <table:table-cell table:formula="of:=IF([.C291]=0;&quot;FIRE-R&quot;)" office:value-type="string" office:string-value="FIRE-R" calcext:value-type="string">
            <text:p>FIRE-R</text:p>
          </table:table-cell>
          <table:table-cell table:formula="of:=IF([.C291]=1;&quot;FIRE&quot;;&quot;FIRE-R&quot;)" office:value-type="string" office:string-value="FIRE-R" calcext:value-type="string">
            <text:p>FIRE-R</text:p>
          </table:table-cell>
          <table:table-cell table:formula="of:=IF([.C291]=1;&quot;4&quot;;&quot;5&quot;)" office:value-type="string" office:string-value="5" calcext:value-type="string">
            <text:p>5</text:p>
          </table:table-cell>
          <table:table-cell table:formula="of:=IF([.A291]=[.D291])" office:value-type="boolean" office:boolean-value="false" calcext:value-type="boolean">
            <text:p>FALSE</text:p>
          </table:table-cell>
          <table:table-cell table:formula="of:=N([.H29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292]=1;&quot;FIRE&quot;)" office:value-type="boolean" office:boolean-value="false" calcext:value-type="boolean">
            <text:p>FALSE</text:p>
          </table:table-cell>
          <table:table-cell table:formula="of:=IF([.C292]=0;&quot;FIRE-R&quot;)" office:value-type="string" office:string-value="FIRE-R" calcext:value-type="string">
            <text:p>FIRE-R</text:p>
          </table:table-cell>
          <table:table-cell table:formula="of:=IF([.C292]=1;&quot;FIRE&quot;;&quot;FIRE-R&quot;)" office:value-type="string" office:string-value="FIRE-R" calcext:value-type="string">
            <text:p>FIRE-R</text:p>
          </table:table-cell>
          <table:table-cell table:formula="of:=IF([.C292]=1;&quot;4&quot;;&quot;5&quot;)" office:value-type="string" office:string-value="5" calcext:value-type="string">
            <text:p>5</text:p>
          </table:table-cell>
          <table:table-cell table:formula="of:=IF([.A292]=[.D292])" office:value-type="boolean" office:boolean-value="false" calcext:value-type="boolean">
            <text:p>FALSE</text:p>
          </table:table-cell>
          <table:table-cell table:formula="of:=N([.H29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293]=1;&quot;FIRE&quot;)" office:value-type="boolean" office:boolean-value="false" calcext:value-type="boolean">
            <text:p>FALSE</text:p>
          </table:table-cell>
          <table:table-cell table:formula="of:=IF([.C293]=0;&quot;FIRE-R&quot;)" office:value-type="string" office:string-value="FIRE-R" calcext:value-type="string">
            <text:p>FIRE-R</text:p>
          </table:table-cell>
          <table:table-cell table:formula="of:=IF([.C293]=1;&quot;FIRE&quot;;&quot;FIRE-R&quot;)" office:value-type="string" office:string-value="FIRE-R" calcext:value-type="string">
            <text:p>FIRE-R</text:p>
          </table:table-cell>
          <table:table-cell table:formula="of:=IF([.C293]=1;&quot;4&quot;;&quot;5&quot;)" office:value-type="string" office:string-value="5" calcext:value-type="string">
            <text:p>5</text:p>
          </table:table-cell>
          <table:table-cell table:formula="of:=IF([.A293]=[.D293])" office:value-type="boolean" office:boolean-value="false" calcext:value-type="boolean">
            <text:p>FALSE</text:p>
          </table:table-cell>
          <table:table-cell table:formula="of:=N([.H29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294]=1;&quot;FIRE&quot;)" office:value-type="boolean" office:boolean-value="false" calcext:value-type="boolean">
            <text:p>FALSE</text:p>
          </table:table-cell>
          <table:table-cell table:formula="of:=IF([.C294]=0;&quot;FIRE-R&quot;)" office:value-type="string" office:string-value="FIRE-R" calcext:value-type="string">
            <text:p>FIRE-R</text:p>
          </table:table-cell>
          <table:table-cell table:formula="of:=IF([.C294]=1;&quot;FIRE&quot;;&quot;FIRE-R&quot;)" office:value-type="string" office:string-value="FIRE-R" calcext:value-type="string">
            <text:p>FIRE-R</text:p>
          </table:table-cell>
          <table:table-cell table:formula="of:=IF([.C294]=1;&quot;4&quot;;&quot;5&quot;)" office:value-type="string" office:string-value="5" calcext:value-type="string">
            <text:p>5</text:p>
          </table:table-cell>
          <table:table-cell table:formula="of:=IF([.A294]=[.D294])" office:value-type="boolean" office:boolean-value="false" calcext:value-type="boolean">
            <text:p>FALSE</text:p>
          </table:table-cell>
          <table:table-cell table:formula="of:=N([.H29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295]=1;&quot;FIRE&quot;)" office:value-type="boolean" office:boolean-value="false" calcext:value-type="boolean">
            <text:p>FALSE</text:p>
          </table:table-cell>
          <table:table-cell table:formula="of:=IF([.C295]=0;&quot;FIRE-R&quot;)" office:value-type="string" office:string-value="FIRE-R" calcext:value-type="string">
            <text:p>FIRE-R</text:p>
          </table:table-cell>
          <table:table-cell table:formula="of:=IF([.C295]=1;&quot;FIRE&quot;;&quot;FIRE-R&quot;)" office:value-type="string" office:string-value="FIRE-R" calcext:value-type="string">
            <text:p>FIRE-R</text:p>
          </table:table-cell>
          <table:table-cell table:formula="of:=IF([.C295]=1;&quot;4&quot;;&quot;5&quot;)" office:value-type="string" office:string-value="5" calcext:value-type="string">
            <text:p>5</text:p>
          </table:table-cell>
          <table:table-cell table:formula="of:=IF([.A295]=[.D295])" office:value-type="boolean" office:boolean-value="false" calcext:value-type="boolean">
            <text:p>FALSE</text:p>
          </table:table-cell>
          <table:table-cell table:formula="of:=N([.H29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296]=1;&quot;FIRE&quot;)" office:value-type="boolean" office:boolean-value="false" calcext:value-type="boolean">
            <text:p>FALSE</text:p>
          </table:table-cell>
          <table:table-cell table:formula="of:=IF([.C296]=0;&quot;FIRE-R&quot;)" office:value-type="string" office:string-value="FIRE-R" calcext:value-type="string">
            <text:p>FIRE-R</text:p>
          </table:table-cell>
          <table:table-cell table:formula="of:=IF([.C296]=1;&quot;FIRE&quot;;&quot;FIRE-R&quot;)" office:value-type="string" office:string-value="FIRE-R" calcext:value-type="string">
            <text:p>FIRE-R</text:p>
          </table:table-cell>
          <table:table-cell table:formula="of:=IF([.C296]=1;&quot;4&quot;;&quot;5&quot;)" office:value-type="string" office:string-value="5" calcext:value-type="string">
            <text:p>5</text:p>
          </table:table-cell>
          <table:table-cell table:formula="of:=IF([.A296]=[.D296])" office:value-type="boolean" office:boolean-value="false" calcext:value-type="boolean">
            <text:p>FALSE</text:p>
          </table:table-cell>
          <table:table-cell table:formula="of:=N([.H29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297]=1;&quot;FIRE&quot;)" office:value-type="boolean" office:boolean-value="false" calcext:value-type="boolean">
            <text:p>FALSE</text:p>
          </table:table-cell>
          <table:table-cell table:formula="of:=IF([.C297]=0;&quot;FIRE-R&quot;)" office:value-type="string" office:string-value="FIRE-R" calcext:value-type="string">
            <text:p>FIRE-R</text:p>
          </table:table-cell>
          <table:table-cell table:formula="of:=IF([.C297]=1;&quot;FIRE&quot;;&quot;FIRE-R&quot;)" office:value-type="string" office:string-value="FIRE-R" calcext:value-type="string">
            <text:p>FIRE-R</text:p>
          </table:table-cell>
          <table:table-cell table:formula="of:=IF([.C297]=1;&quot;4&quot;;&quot;5&quot;)" office:value-type="string" office:string-value="5" calcext:value-type="string">
            <text:p>5</text:p>
          </table:table-cell>
          <table:table-cell table:formula="of:=IF([.A297]=[.D297])" office:value-type="boolean" office:boolean-value="false" calcext:value-type="boolean">
            <text:p>FALSE</text:p>
          </table:table-cell>
          <table:table-cell table:formula="of:=N([.H29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298]=1;&quot;FIRE&quot;)" office:value-type="boolean" office:boolean-value="false" calcext:value-type="boolean">
            <text:p>FALSE</text:p>
          </table:table-cell>
          <table:table-cell table:formula="of:=IF([.C298]=0;&quot;FIRE-R&quot;)" office:value-type="string" office:string-value="FIRE-R" calcext:value-type="string">
            <text:p>FIRE-R</text:p>
          </table:table-cell>
          <table:table-cell table:formula="of:=IF([.C298]=1;&quot;FIRE&quot;;&quot;FIRE-R&quot;)" office:value-type="string" office:string-value="FIRE-R" calcext:value-type="string">
            <text:p>FIRE-R</text:p>
          </table:table-cell>
          <table:table-cell table:formula="of:=IF([.C298]=1;&quot;4&quot;;&quot;5&quot;)" office:value-type="string" office:string-value="5" calcext:value-type="string">
            <text:p>5</text:p>
          </table:table-cell>
          <table:table-cell table:formula="of:=IF([.A298]=[.D298])" office:value-type="boolean" office:boolean-value="false" calcext:value-type="boolean">
            <text:p>FALSE</text:p>
          </table:table-cell>
          <table:table-cell table:formula="of:=N([.H29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299]=1;&quot;FIRE&quot;)" office:value-type="boolean" office:boolean-value="false" calcext:value-type="boolean">
            <text:p>FALSE</text:p>
          </table:table-cell>
          <table:table-cell table:formula="of:=IF([.C299]=0;&quot;FIRE-R&quot;)" office:value-type="string" office:string-value="FIRE-R" calcext:value-type="string">
            <text:p>FIRE-R</text:p>
          </table:table-cell>
          <table:table-cell table:formula="of:=IF([.C299]=1;&quot;FIRE&quot;;&quot;FIRE-R&quot;)" office:value-type="string" office:string-value="FIRE-R" calcext:value-type="string">
            <text:p>FIRE-R</text:p>
          </table:table-cell>
          <table:table-cell table:formula="of:=IF([.C299]=1;&quot;4&quot;;&quot;5&quot;)" office:value-type="string" office:string-value="5" calcext:value-type="string">
            <text:p>5</text:p>
          </table:table-cell>
          <table:table-cell table:formula="of:=IF([.A299]=[.D299])" office:value-type="boolean" office:boolean-value="false" calcext:value-type="boolean">
            <text:p>FALSE</text:p>
          </table:table-cell>
          <table:table-cell table:formula="of:=N([.H29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300]=1;&quot;FIRE&quot;)" office:value-type="boolean" office:boolean-value="false" calcext:value-type="boolean">
            <text:p>FALSE</text:p>
          </table:table-cell>
          <table:table-cell table:formula="of:=IF([.C300]=0;&quot;FIRE-R&quot;)" office:value-type="string" office:string-value="FIRE-R" calcext:value-type="string">
            <text:p>FIRE-R</text:p>
          </table:table-cell>
          <table:table-cell table:formula="of:=IF([.C300]=1;&quot;FIRE&quot;;&quot;FIRE-R&quot;)" office:value-type="string" office:string-value="FIRE-R" calcext:value-type="string">
            <text:p>FIRE-R</text:p>
          </table:table-cell>
          <table:table-cell table:formula="of:=IF([.C300]=1;&quot;4&quot;;&quot;5&quot;)" office:value-type="string" office:string-value="5" calcext:value-type="string">
            <text:p>5</text:p>
          </table:table-cell>
          <table:table-cell table:formula="of:=IF([.A300]=[.D300])" office:value-type="boolean" office:boolean-value="false" calcext:value-type="boolean">
            <text:p>FALSE</text:p>
          </table:table-cell>
          <table:table-cell table:formula="of:=N([.H30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301]=1;&quot;FIRE&quot;)" office:value-type="boolean" office:boolean-value="false" calcext:value-type="boolean">
            <text:p>FALSE</text:p>
          </table:table-cell>
          <table:table-cell table:formula="of:=IF([.C301]=0;&quot;FIRE-R&quot;)" office:value-type="string" office:string-value="FIRE-R" calcext:value-type="string">
            <text:p>FIRE-R</text:p>
          </table:table-cell>
          <table:table-cell table:formula="of:=IF([.C301]=1;&quot;FIRE&quot;;&quot;FIRE-R&quot;)" office:value-type="string" office:string-value="FIRE-R" calcext:value-type="string">
            <text:p>FIRE-R</text:p>
          </table:table-cell>
          <table:table-cell table:formula="of:=IF([.C301]=1;&quot;4&quot;;&quot;5&quot;)" office:value-type="string" office:string-value="5" calcext:value-type="string">
            <text:p>5</text:p>
          </table:table-cell>
          <table:table-cell table:formula="of:=IF([.A301]=[.D301])" office:value-type="boolean" office:boolean-value="false" calcext:value-type="boolean">
            <text:p>FALSE</text:p>
          </table:table-cell>
          <table:table-cell table:formula="of:=N([.H30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302]=1;&quot;FIRE&quot;)" office:value-type="boolean" office:boolean-value="false" calcext:value-type="boolean">
            <text:p>FALSE</text:p>
          </table:table-cell>
          <table:table-cell table:formula="of:=IF([.C302]=0;&quot;FIRE-R&quot;)" office:value-type="string" office:string-value="FIRE-R" calcext:value-type="string">
            <text:p>FIRE-R</text:p>
          </table:table-cell>
          <table:table-cell table:formula="of:=IF([.C302]=1;&quot;FIRE&quot;;&quot;FIRE-R&quot;)" office:value-type="string" office:string-value="FIRE-R" calcext:value-type="string">
            <text:p>FIRE-R</text:p>
          </table:table-cell>
          <table:table-cell table:formula="of:=IF([.C302]=1;&quot;4&quot;;&quot;5&quot;)" office:value-type="string" office:string-value="5" calcext:value-type="string">
            <text:p>5</text:p>
          </table:table-cell>
          <table:table-cell table:formula="of:=IF([.A302]=[.D302])" office:value-type="boolean" office:boolean-value="false" calcext:value-type="boolean">
            <text:p>FALSE</text:p>
          </table:table-cell>
          <table:table-cell table:formula="of:=N([.H30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303]=1;&quot;FIRE&quot;)" office:value-type="boolean" office:boolean-value="false" calcext:value-type="boolean">
            <text:p>FALSE</text:p>
          </table:table-cell>
          <table:table-cell table:formula="of:=IF([.C303]=0;&quot;FIRE-R&quot;)" office:value-type="string" office:string-value="FIRE-R" calcext:value-type="string">
            <text:p>FIRE-R</text:p>
          </table:table-cell>
          <table:table-cell table:formula="of:=IF([.C303]=1;&quot;FIRE&quot;;&quot;FIRE-R&quot;)" office:value-type="string" office:string-value="FIRE-R" calcext:value-type="string">
            <text:p>FIRE-R</text:p>
          </table:table-cell>
          <table:table-cell table:formula="of:=IF([.C303]=1;&quot;4&quot;;&quot;5&quot;)" office:value-type="string" office:string-value="5" calcext:value-type="string">
            <text:p>5</text:p>
          </table:table-cell>
          <table:table-cell table:formula="of:=IF([.A303]=[.D303])" office:value-type="boolean" office:boolean-value="false" calcext:value-type="boolean">
            <text:p>FALSE</text:p>
          </table:table-cell>
          <table:table-cell table:formula="of:=N([.H30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304]=1;&quot;FIRE&quot;)" office:value-type="string" office:string-value="FIRE" calcext:value-type="string">
            <text:p>FIRE</text:p>
          </table:table-cell>
          <table:table-cell table:formula="of:=IF([.C304]=0;&quot;FIRE-R&quot;)" office:value-type="boolean" office:boolean-value="false" calcext:value-type="boolean">
            <text:p>FALSE</text:p>
          </table:table-cell>
          <table:table-cell table:formula="of:=IF([.C304]=1;&quot;FIRE&quot;;&quot;FIRE-R&quot;)" office:value-type="string" office:string-value="FIRE" calcext:value-type="string">
            <text:p>FIRE</text:p>
          </table:table-cell>
          <table:table-cell table:formula="of:=IF([.C304]=1;&quot;4&quot;;&quot;5&quot;)" office:value-type="string" office:string-value="4" calcext:value-type="string">
            <text:p>4</text:p>
          </table:table-cell>
          <table:table-cell table:formula="of:=IF([.A304]=[.D304])" office:value-type="boolean" office:boolean-value="false" calcext:value-type="boolean">
            <text:p>FALSE</text:p>
          </table:table-cell>
          <table:table-cell table:formula="of:=N([.H30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305]=1;&quot;FIRE&quot;)" office:value-type="boolean" office:boolean-value="false" calcext:value-type="boolean">
            <text:p>FALSE</text:p>
          </table:table-cell>
          <table:table-cell table:formula="of:=IF([.C305]=0;&quot;FIRE-R&quot;)" office:value-type="string" office:string-value="FIRE-R" calcext:value-type="string">
            <text:p>FIRE-R</text:p>
          </table:table-cell>
          <table:table-cell table:formula="of:=IF([.C305]=1;&quot;FIRE&quot;;&quot;FIRE-R&quot;)" office:value-type="string" office:string-value="FIRE-R" calcext:value-type="string">
            <text:p>FIRE-R</text:p>
          </table:table-cell>
          <table:table-cell table:formula="of:=IF([.C305]=1;&quot;4&quot;;&quot;5&quot;)" office:value-type="string" office:string-value="5" calcext:value-type="string">
            <text:p>5</text:p>
          </table:table-cell>
          <table:table-cell table:formula="of:=IF([.A305]=[.D305])" office:value-type="boolean" office:boolean-value="false" calcext:value-type="boolean">
            <text:p>FALSE</text:p>
          </table:table-cell>
          <table:table-cell table:formula="of:=N([.H30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306]=1;&quot;FIRE&quot;)" office:value-type="boolean" office:boolean-value="false" calcext:value-type="boolean">
            <text:p>FALSE</text:p>
          </table:table-cell>
          <table:table-cell table:formula="of:=IF([.C306]=0;&quot;FIRE-R&quot;)" office:value-type="string" office:string-value="FIRE-R" calcext:value-type="string">
            <text:p>FIRE-R</text:p>
          </table:table-cell>
          <table:table-cell table:formula="of:=IF([.C306]=1;&quot;FIRE&quot;;&quot;FIRE-R&quot;)" office:value-type="string" office:string-value="FIRE-R" calcext:value-type="string">
            <text:p>FIRE-R</text:p>
          </table:table-cell>
          <table:table-cell table:formula="of:=IF([.C306]=1;&quot;4&quot;;&quot;5&quot;)" office:value-type="string" office:string-value="5" calcext:value-type="string">
            <text:p>5</text:p>
          </table:table-cell>
          <table:table-cell table:formula="of:=IF([.A306]=[.D306])" office:value-type="boolean" office:boolean-value="false" calcext:value-type="boolean">
            <text:p>FALSE</text:p>
          </table:table-cell>
          <table:table-cell table:formula="of:=N([.H30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307]=1;&quot;FIRE&quot;)" office:value-type="boolean" office:boolean-value="false" calcext:value-type="boolean">
            <text:p>FALSE</text:p>
          </table:table-cell>
          <table:table-cell table:formula="of:=IF([.C307]=0;&quot;FIRE-R&quot;)" office:value-type="string" office:string-value="FIRE-R" calcext:value-type="string">
            <text:p>FIRE-R</text:p>
          </table:table-cell>
          <table:table-cell table:formula="of:=IF([.C307]=1;&quot;FIRE&quot;;&quot;FIRE-R&quot;)" office:value-type="string" office:string-value="FIRE-R" calcext:value-type="string">
            <text:p>FIRE-R</text:p>
          </table:table-cell>
          <table:table-cell table:formula="of:=IF([.C307]=1;&quot;4&quot;;&quot;5&quot;)" office:value-type="string" office:string-value="5" calcext:value-type="string">
            <text:p>5</text:p>
          </table:table-cell>
          <table:table-cell table:formula="of:=IF([.A307]=[.D307])" office:value-type="boolean" office:boolean-value="false" calcext:value-type="boolean">
            <text:p>FALSE</text:p>
          </table:table-cell>
          <table:table-cell table:formula="of:=N([.H30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308]=1;&quot;FIRE&quot;)" office:value-type="boolean" office:boolean-value="false" calcext:value-type="boolean">
            <text:p>FALSE</text:p>
          </table:table-cell>
          <table:table-cell table:formula="of:=IF([.C308]=0;&quot;FIRE-R&quot;)" office:value-type="string" office:string-value="FIRE-R" calcext:value-type="string">
            <text:p>FIRE-R</text:p>
          </table:table-cell>
          <table:table-cell table:formula="of:=IF([.C308]=1;&quot;FIRE&quot;;&quot;FIRE-R&quot;)" office:value-type="string" office:string-value="FIRE-R" calcext:value-type="string">
            <text:p>FIRE-R</text:p>
          </table:table-cell>
          <table:table-cell table:formula="of:=IF([.C308]=1;&quot;4&quot;;&quot;5&quot;)" office:value-type="string" office:string-value="5" calcext:value-type="string">
            <text:p>5</text:p>
          </table:table-cell>
          <table:table-cell table:formula="of:=IF([.A308]=[.D308])" office:value-type="boolean" office:boolean-value="false" calcext:value-type="boolean">
            <text:p>FALSE</text:p>
          </table:table-cell>
          <table:table-cell table:formula="of:=N([.H30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309]=1;&quot;FIRE&quot;)" office:value-type="boolean" office:boolean-value="false" calcext:value-type="boolean">
            <text:p>FALSE</text:p>
          </table:table-cell>
          <table:table-cell table:formula="of:=IF([.C309]=0;&quot;FIRE-R&quot;)" office:value-type="string" office:string-value="FIRE-R" calcext:value-type="string">
            <text:p>FIRE-R</text:p>
          </table:table-cell>
          <table:table-cell table:formula="of:=IF([.C309]=1;&quot;FIRE&quot;;&quot;FIRE-R&quot;)" office:value-type="string" office:string-value="FIRE-R" calcext:value-type="string">
            <text:p>FIRE-R</text:p>
          </table:table-cell>
          <table:table-cell table:formula="of:=IF([.C309]=1;&quot;4&quot;;&quot;5&quot;)" office:value-type="string" office:string-value="5" calcext:value-type="string">
            <text:p>5</text:p>
          </table:table-cell>
          <table:table-cell table:formula="of:=IF([.A309]=[.D309])" office:value-type="boolean" office:boolean-value="false" calcext:value-type="boolean">
            <text:p>FALSE</text:p>
          </table:table-cell>
          <table:table-cell table:formula="of:=N([.H30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310]=1;&quot;FIRE&quot;)" office:value-type="boolean" office:boolean-value="false" calcext:value-type="boolean">
            <text:p>FALSE</text:p>
          </table:table-cell>
          <table:table-cell table:formula="of:=IF([.C310]=0;&quot;FIRE-R&quot;)" office:value-type="string" office:string-value="FIRE-R" calcext:value-type="string">
            <text:p>FIRE-R</text:p>
          </table:table-cell>
          <table:table-cell table:formula="of:=IF([.C310]=1;&quot;FIRE&quot;;&quot;FIRE-R&quot;)" office:value-type="string" office:string-value="FIRE-R" calcext:value-type="string">
            <text:p>FIRE-R</text:p>
          </table:table-cell>
          <table:table-cell table:formula="of:=IF([.C310]=1;&quot;4&quot;;&quot;5&quot;)" office:value-type="string" office:string-value="5" calcext:value-type="string">
            <text:p>5</text:p>
          </table:table-cell>
          <table:table-cell table:formula="of:=IF([.A310]=[.D310])" office:value-type="boolean" office:boolean-value="false" calcext:value-type="boolean">
            <text:p>FALSE</text:p>
          </table:table-cell>
          <table:table-cell table:formula="of:=N([.H3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311]=1;&quot;FIRE&quot;)" office:value-type="boolean" office:boolean-value="false" calcext:value-type="boolean">
            <text:p>FALSE</text:p>
          </table:table-cell>
          <table:table-cell table:formula="of:=IF([.C311]=0;&quot;FIRE-R&quot;)" office:value-type="string" office:string-value="FIRE-R" calcext:value-type="string">
            <text:p>FIRE-R</text:p>
          </table:table-cell>
          <table:table-cell table:formula="of:=IF([.C311]=1;&quot;FIRE&quot;;&quot;FIRE-R&quot;)" office:value-type="string" office:string-value="FIRE-R" calcext:value-type="string">
            <text:p>FIRE-R</text:p>
          </table:table-cell>
          <table:table-cell table:formula="of:=IF([.C311]=1;&quot;4&quot;;&quot;5&quot;)" office:value-type="string" office:string-value="5" calcext:value-type="string">
            <text:p>5</text:p>
          </table:table-cell>
          <table:table-cell table:formula="of:=IF([.A311]=[.D311])" office:value-type="boolean" office:boolean-value="false" calcext:value-type="boolean">
            <text:p>FALSE</text:p>
          </table:table-cell>
          <table:table-cell table:formula="of:=N([.H3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312]=1;&quot;FIRE&quot;)" office:value-type="boolean" office:boolean-value="false" calcext:value-type="boolean">
            <text:p>FALSE</text:p>
          </table:table-cell>
          <table:table-cell table:formula="of:=IF([.C312]=0;&quot;FIRE-R&quot;)" office:value-type="string" office:string-value="FIRE-R" calcext:value-type="string">
            <text:p>FIRE-R</text:p>
          </table:table-cell>
          <table:table-cell table:formula="of:=IF([.C312]=1;&quot;FIRE&quot;;&quot;FIRE-R&quot;)" office:value-type="string" office:string-value="FIRE-R" calcext:value-type="string">
            <text:p>FIRE-R</text:p>
          </table:table-cell>
          <table:table-cell table:formula="of:=IF([.C312]=1;&quot;4&quot;;&quot;5&quot;)" office:value-type="string" office:string-value="5" calcext:value-type="string">
            <text:p>5</text:p>
          </table:table-cell>
          <table:table-cell table:formula="of:=IF([.A312]=[.D312])" office:value-type="boolean" office:boolean-value="false" calcext:value-type="boolean">
            <text:p>FALSE</text:p>
          </table:table-cell>
          <table:table-cell table:formula="of:=N([.H3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313]=1;&quot;FIRE&quot;)" office:value-type="boolean" office:boolean-value="false" calcext:value-type="boolean">
            <text:p>FALSE</text:p>
          </table:table-cell>
          <table:table-cell table:formula="of:=IF([.C313]=0;&quot;FIRE-R&quot;)" office:value-type="string" office:string-value="FIRE-R" calcext:value-type="string">
            <text:p>FIRE-R</text:p>
          </table:table-cell>
          <table:table-cell table:formula="of:=IF([.C313]=1;&quot;FIRE&quot;;&quot;FIRE-R&quot;)" office:value-type="string" office:string-value="FIRE-R" calcext:value-type="string">
            <text:p>FIRE-R</text:p>
          </table:table-cell>
          <table:table-cell table:formula="of:=IF([.C313]=1;&quot;4&quot;;&quot;5&quot;)" office:value-type="string" office:string-value="5" calcext:value-type="string">
            <text:p>5</text:p>
          </table:table-cell>
          <table:table-cell table:formula="of:=IF([.A313]=[.D313])" office:value-type="boolean" office:boolean-value="false" calcext:value-type="boolean">
            <text:p>FALSE</text:p>
          </table:table-cell>
          <table:table-cell table:formula="of:=N([.H3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314]=1;&quot;FIRE&quot;)" office:value-type="boolean" office:boolean-value="false" calcext:value-type="boolean">
            <text:p>FALSE</text:p>
          </table:table-cell>
          <table:table-cell table:formula="of:=IF([.C314]=0;&quot;FIRE-R&quot;)" office:value-type="string" office:string-value="FIRE-R" calcext:value-type="string">
            <text:p>FIRE-R</text:p>
          </table:table-cell>
          <table:table-cell table:formula="of:=IF([.C314]=1;&quot;FIRE&quot;;&quot;FIRE-R&quot;)" office:value-type="string" office:string-value="FIRE-R" calcext:value-type="string">
            <text:p>FIRE-R</text:p>
          </table:table-cell>
          <table:table-cell table:formula="of:=IF([.C314]=1;&quot;4&quot;;&quot;5&quot;)" office:value-type="string" office:string-value="5" calcext:value-type="string">
            <text:p>5</text:p>
          </table:table-cell>
          <table:table-cell table:formula="of:=IF([.A314]=[.D314])" office:value-type="boolean" office:boolean-value="false" calcext:value-type="boolean">
            <text:p>FALSE</text:p>
          </table:table-cell>
          <table:table-cell table:formula="of:=N([.H3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315]=1;&quot;FIRE&quot;)" office:value-type="boolean" office:boolean-value="false" calcext:value-type="boolean">
            <text:p>FALSE</text:p>
          </table:table-cell>
          <table:table-cell table:formula="of:=IF([.C315]=0;&quot;FIRE-R&quot;)" office:value-type="string" office:string-value="FIRE-R" calcext:value-type="string">
            <text:p>FIRE-R</text:p>
          </table:table-cell>
          <table:table-cell table:formula="of:=IF([.C315]=1;&quot;FIRE&quot;;&quot;FIRE-R&quot;)" office:value-type="string" office:string-value="FIRE-R" calcext:value-type="string">
            <text:p>FIRE-R</text:p>
          </table:table-cell>
          <table:table-cell table:formula="of:=IF([.C315]=1;&quot;4&quot;;&quot;5&quot;)" office:value-type="string" office:string-value="5" calcext:value-type="string">
            <text:p>5</text:p>
          </table:table-cell>
          <table:table-cell table:formula="of:=IF([.A315]=[.D315])" office:value-type="boolean" office:boolean-value="false" calcext:value-type="boolean">
            <text:p>FALSE</text:p>
          </table:table-cell>
          <table:table-cell table:formula="of:=N([.H3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316]=1;&quot;FIRE&quot;)" office:value-type="boolean" office:boolean-value="false" calcext:value-type="boolean">
            <text:p>FALSE</text:p>
          </table:table-cell>
          <table:table-cell table:formula="of:=IF([.C316]=0;&quot;FIRE-R&quot;)" office:value-type="string" office:string-value="FIRE-R" calcext:value-type="string">
            <text:p>FIRE-R</text:p>
          </table:table-cell>
          <table:table-cell table:formula="of:=IF([.C316]=1;&quot;FIRE&quot;;&quot;FIRE-R&quot;)" office:value-type="string" office:string-value="FIRE-R" calcext:value-type="string">
            <text:p>FIRE-R</text:p>
          </table:table-cell>
          <table:table-cell table:formula="of:=IF([.C316]=1;&quot;4&quot;;&quot;5&quot;)" office:value-type="string" office:string-value="5" calcext:value-type="string">
            <text:p>5</text:p>
          </table:table-cell>
          <table:table-cell table:formula="of:=IF([.A316]=[.D316])" office:value-type="boolean" office:boolean-value="false" calcext:value-type="boolean">
            <text:p>FALSE</text:p>
          </table:table-cell>
          <table:table-cell table:formula="of:=N([.H3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317]=1;&quot;FIRE&quot;)" office:value-type="boolean" office:boolean-value="false" calcext:value-type="boolean">
            <text:p>FALSE</text:p>
          </table:table-cell>
          <table:table-cell table:formula="of:=IF([.C317]=0;&quot;FIRE-R&quot;)" office:value-type="string" office:string-value="FIRE-R" calcext:value-type="string">
            <text:p>FIRE-R</text:p>
          </table:table-cell>
          <table:table-cell table:formula="of:=IF([.C317]=1;&quot;FIRE&quot;;&quot;FIRE-R&quot;)" office:value-type="string" office:string-value="FIRE-R" calcext:value-type="string">
            <text:p>FIRE-R</text:p>
          </table:table-cell>
          <table:table-cell table:formula="of:=IF([.C317]=1;&quot;4&quot;;&quot;5&quot;)" office:value-type="string" office:string-value="5" calcext:value-type="string">
            <text:p>5</text:p>
          </table:table-cell>
          <table:table-cell table:formula="of:=IF([.A317]=[.D317])" office:value-type="boolean" office:boolean-value="false" calcext:value-type="boolean">
            <text:p>FALSE</text:p>
          </table:table-cell>
          <table:table-cell table:formula="of:=N([.H3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318]=1;&quot;FIRE&quot;)" office:value-type="boolean" office:boolean-value="false" calcext:value-type="boolean">
            <text:p>FALSE</text:p>
          </table:table-cell>
          <table:table-cell table:formula="of:=IF([.C318]=0;&quot;FIRE-R&quot;)" office:value-type="string" office:string-value="FIRE-R" calcext:value-type="string">
            <text:p>FIRE-R</text:p>
          </table:table-cell>
          <table:table-cell table:formula="of:=IF([.C318]=1;&quot;FIRE&quot;;&quot;FIRE-R&quot;)" office:value-type="string" office:string-value="FIRE-R" calcext:value-type="string">
            <text:p>FIRE-R</text:p>
          </table:table-cell>
          <table:table-cell table:formula="of:=IF([.C318]=1;&quot;4&quot;;&quot;5&quot;)" office:value-type="string" office:string-value="5" calcext:value-type="string">
            <text:p>5</text:p>
          </table:table-cell>
          <table:table-cell table:formula="of:=IF([.A318]=[.D318])" office:value-type="boolean" office:boolean-value="false" calcext:value-type="boolean">
            <text:p>FALSE</text:p>
          </table:table-cell>
          <table:table-cell table:formula="of:=N([.H3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319]=1;&quot;FIRE&quot;)" office:value-type="boolean" office:boolean-value="false" calcext:value-type="boolean">
            <text:p>FALSE</text:p>
          </table:table-cell>
          <table:table-cell table:formula="of:=IF([.C319]=0;&quot;FIRE-R&quot;)" office:value-type="string" office:string-value="FIRE-R" calcext:value-type="string">
            <text:p>FIRE-R</text:p>
          </table:table-cell>
          <table:table-cell table:formula="of:=IF([.C319]=1;&quot;FIRE&quot;;&quot;FIRE-R&quot;)" office:value-type="string" office:string-value="FIRE-R" calcext:value-type="string">
            <text:p>FIRE-R</text:p>
          </table:table-cell>
          <table:table-cell table:formula="of:=IF([.C319]=1;&quot;4&quot;;&quot;5&quot;)" office:value-type="string" office:string-value="5" calcext:value-type="string">
            <text:p>5</text:p>
          </table:table-cell>
          <table:table-cell table:formula="of:=IF([.A319]=[.D319])" office:value-type="boolean" office:boolean-value="false" calcext:value-type="boolean">
            <text:p>FALSE</text:p>
          </table:table-cell>
          <table:table-cell table:formula="of:=N([.H3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320]=1;&quot;FIRE&quot;)" office:value-type="boolean" office:boolean-value="false" calcext:value-type="boolean">
            <text:p>FALSE</text:p>
          </table:table-cell>
          <table:table-cell table:formula="of:=IF([.C320]=0;&quot;FIRE-R&quot;)" office:value-type="string" office:string-value="FIRE-R" calcext:value-type="string">
            <text:p>FIRE-R</text:p>
          </table:table-cell>
          <table:table-cell table:formula="of:=IF([.C320]=1;&quot;FIRE&quot;;&quot;FIRE-R&quot;)" office:value-type="string" office:string-value="FIRE-R" calcext:value-type="string">
            <text:p>FIRE-R</text:p>
          </table:table-cell>
          <table:table-cell table:formula="of:=IF([.C320]=1;&quot;4&quot;;&quot;5&quot;)" office:value-type="string" office:string-value="5" calcext:value-type="string">
            <text:p>5</text:p>
          </table:table-cell>
          <table:table-cell table:formula="of:=IF([.A320]=[.D320])" office:value-type="boolean" office:boolean-value="false" calcext:value-type="boolean">
            <text:p>FALSE</text:p>
          </table:table-cell>
          <table:table-cell table:formula="of:=N([.H3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321]=1;&quot;FIRE&quot;)" office:value-type="boolean" office:boolean-value="false" calcext:value-type="boolean">
            <text:p>FALSE</text:p>
          </table:table-cell>
          <table:table-cell table:formula="of:=IF([.C321]=0;&quot;FIRE-R&quot;)" office:value-type="string" office:string-value="FIRE-R" calcext:value-type="string">
            <text:p>FIRE-R</text:p>
          </table:table-cell>
          <table:table-cell table:formula="of:=IF([.C321]=1;&quot;FIRE&quot;;&quot;FIRE-R&quot;)" office:value-type="string" office:string-value="FIRE-R" calcext:value-type="string">
            <text:p>FIRE-R</text:p>
          </table:table-cell>
          <table:table-cell table:formula="of:=IF([.C321]=1;&quot;4&quot;;&quot;5&quot;)" office:value-type="string" office:string-value="5" calcext:value-type="string">
            <text:p>5</text:p>
          </table:table-cell>
          <table:table-cell table:formula="of:=IF([.A321]=[.D321])" office:value-type="boolean" office:boolean-value="false" calcext:value-type="boolean">
            <text:p>FALSE</text:p>
          </table:table-cell>
          <table:table-cell table:formula="of:=N([.H3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322]=1;&quot;FIRE&quot;)" office:value-type="boolean" office:boolean-value="false" calcext:value-type="boolean">
            <text:p>FALSE</text:p>
          </table:table-cell>
          <table:table-cell table:formula="of:=IF([.C322]=0;&quot;FIRE-R&quot;)" office:value-type="string" office:string-value="FIRE-R" calcext:value-type="string">
            <text:p>FIRE-R</text:p>
          </table:table-cell>
          <table:table-cell table:formula="of:=IF([.C322]=1;&quot;FIRE&quot;;&quot;FIRE-R&quot;)" office:value-type="string" office:string-value="FIRE-R" calcext:value-type="string">
            <text:p>FIRE-R</text:p>
          </table:table-cell>
          <table:table-cell table:formula="of:=IF([.C322]=1;&quot;4&quot;;&quot;5&quot;)" office:value-type="string" office:string-value="5" calcext:value-type="string">
            <text:p>5</text:p>
          </table:table-cell>
          <table:table-cell table:formula="of:=IF([.A322]=[.D322])" office:value-type="boolean" office:boolean-value="false" calcext:value-type="boolean">
            <text:p>FALSE</text:p>
          </table:table-cell>
          <table:table-cell table:formula="of:=N([.H3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323]=1;&quot;FIRE&quot;)" office:value-type="boolean" office:boolean-value="false" calcext:value-type="boolean">
            <text:p>FALSE</text:p>
          </table:table-cell>
          <table:table-cell table:formula="of:=IF([.C323]=0;&quot;FIRE-R&quot;)" office:value-type="string" office:string-value="FIRE-R" calcext:value-type="string">
            <text:p>FIRE-R</text:p>
          </table:table-cell>
          <table:table-cell table:formula="of:=IF([.C323]=1;&quot;FIRE&quot;;&quot;FIRE-R&quot;)" office:value-type="string" office:string-value="FIRE-R" calcext:value-type="string">
            <text:p>FIRE-R</text:p>
          </table:table-cell>
          <table:table-cell table:formula="of:=IF([.C323]=1;&quot;4&quot;;&quot;5&quot;)" office:value-type="string" office:string-value="5" calcext:value-type="string">
            <text:p>5</text:p>
          </table:table-cell>
          <table:table-cell table:formula="of:=IF([.A323]=[.D323])" office:value-type="boolean" office:boolean-value="false" calcext:value-type="boolean">
            <text:p>FALSE</text:p>
          </table:table-cell>
          <table:table-cell table:formula="of:=N([.H3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324]=1;&quot;FIRE&quot;)" office:value-type="boolean" office:boolean-value="false" calcext:value-type="boolean">
            <text:p>FALSE</text:p>
          </table:table-cell>
          <table:table-cell table:formula="of:=IF([.C324]=0;&quot;FIRE-R&quot;)" office:value-type="string" office:string-value="FIRE-R" calcext:value-type="string">
            <text:p>FIRE-R</text:p>
          </table:table-cell>
          <table:table-cell table:formula="of:=IF([.C324]=1;&quot;FIRE&quot;;&quot;FIRE-R&quot;)" office:value-type="string" office:string-value="FIRE-R" calcext:value-type="string">
            <text:p>FIRE-R</text:p>
          </table:table-cell>
          <table:table-cell table:formula="of:=IF([.C324]=1;&quot;4&quot;;&quot;5&quot;)" office:value-type="string" office:string-value="5" calcext:value-type="string">
            <text:p>5</text:p>
          </table:table-cell>
          <table:table-cell table:formula="of:=IF([.A324]=[.D324])" office:value-type="boolean" office:boolean-value="false" calcext:value-type="boolean">
            <text:p>FALSE</text:p>
          </table:table-cell>
          <table:table-cell table:formula="of:=N([.H3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325]=1;&quot;FIRE&quot;)" office:value-type="boolean" office:boolean-value="false" calcext:value-type="boolean">
            <text:p>FALSE</text:p>
          </table:table-cell>
          <table:table-cell table:formula="of:=IF([.C325]=0;&quot;FIRE-R&quot;)" office:value-type="string" office:string-value="FIRE-R" calcext:value-type="string">
            <text:p>FIRE-R</text:p>
          </table:table-cell>
          <table:table-cell table:formula="of:=IF([.C325]=1;&quot;FIRE&quot;;&quot;FIRE-R&quot;)" office:value-type="string" office:string-value="FIRE-R" calcext:value-type="string">
            <text:p>FIRE-R</text:p>
          </table:table-cell>
          <table:table-cell table:formula="of:=IF([.C325]=1;&quot;4&quot;;&quot;5&quot;)" office:value-type="string" office:string-value="5" calcext:value-type="string">
            <text:p>5</text:p>
          </table:table-cell>
          <table:table-cell table:formula="of:=IF([.A325]=[.D325])" office:value-type="boolean" office:boolean-value="false" calcext:value-type="boolean">
            <text:p>FALSE</text:p>
          </table:table-cell>
          <table:table-cell table:formula="of:=N([.H32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326]=1;&quot;FIRE&quot;)" office:value-type="boolean" office:boolean-value="false" calcext:value-type="boolean">
            <text:p>FALSE</text:p>
          </table:table-cell>
          <table:table-cell table:formula="of:=IF([.C326]=0;&quot;FIRE-R&quot;)" office:value-type="string" office:string-value="FIRE-R" calcext:value-type="string">
            <text:p>FIRE-R</text:p>
          </table:table-cell>
          <table:table-cell table:formula="of:=IF([.C326]=1;&quot;FIRE&quot;;&quot;FIRE-R&quot;)" office:value-type="string" office:string-value="FIRE-R" calcext:value-type="string">
            <text:p>FIRE-R</text:p>
          </table:table-cell>
          <table:table-cell table:formula="of:=IF([.C326]=1;&quot;4&quot;;&quot;5&quot;)" office:value-type="string" office:string-value="5" calcext:value-type="string">
            <text:p>5</text:p>
          </table:table-cell>
          <table:table-cell table:formula="of:=IF([.A326]=[.D326])" office:value-type="boolean" office:boolean-value="false" calcext:value-type="boolean">
            <text:p>FALSE</text:p>
          </table:table-cell>
          <table:table-cell table:formula="of:=N([.H32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327]=1;&quot;FIRE&quot;)" office:value-type="boolean" office:boolean-value="false" calcext:value-type="boolean">
            <text:p>FALSE</text:p>
          </table:table-cell>
          <table:table-cell table:formula="of:=IF([.C327]=0;&quot;FIRE-R&quot;)" office:value-type="string" office:string-value="FIRE-R" calcext:value-type="string">
            <text:p>FIRE-R</text:p>
          </table:table-cell>
          <table:table-cell table:formula="of:=IF([.C327]=1;&quot;FIRE&quot;;&quot;FIRE-R&quot;)" office:value-type="string" office:string-value="FIRE-R" calcext:value-type="string">
            <text:p>FIRE-R</text:p>
          </table:table-cell>
          <table:table-cell table:formula="of:=IF([.C327]=1;&quot;4&quot;;&quot;5&quot;)" office:value-type="string" office:string-value="5" calcext:value-type="string">
            <text:p>5</text:p>
          </table:table-cell>
          <table:table-cell table:formula="of:=IF([.A327]=[.D327])" office:value-type="boolean" office:boolean-value="false" calcext:value-type="boolean">
            <text:p>FALSE</text:p>
          </table:table-cell>
          <table:table-cell table:formula="of:=N([.H3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328]=1;&quot;FIRE&quot;)" office:value-type="string" office:string-value="FIRE" calcext:value-type="string">
            <text:p>FIRE</text:p>
          </table:table-cell>
          <table:table-cell table:formula="of:=IF([.C328]=0;&quot;FIRE-R&quot;)" office:value-type="boolean" office:boolean-value="false" calcext:value-type="boolean">
            <text:p>FALSE</text:p>
          </table:table-cell>
          <table:table-cell table:formula="of:=IF([.C328]=1;&quot;FIRE&quot;;&quot;FIRE-R&quot;)" office:value-type="string" office:string-value="FIRE" calcext:value-type="string">
            <text:p>FIRE</text:p>
          </table:table-cell>
          <table:table-cell table:formula="of:=IF([.C328]=1;&quot;4&quot;;&quot;5&quot;)" office:value-type="string" office:string-value="4" calcext:value-type="string">
            <text:p>4</text:p>
          </table:table-cell>
          <table:table-cell table:formula="of:=IF([.A328]=[.D328])" office:value-type="boolean" office:boolean-value="false" calcext:value-type="boolean">
            <text:p>FALSE</text:p>
          </table:table-cell>
          <table:table-cell table:formula="of:=N([.H3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329]=1;&quot;FIRE&quot;)" office:value-type="string" office:string-value="FIRE" calcext:value-type="string">
            <text:p>FIRE</text:p>
          </table:table-cell>
          <table:table-cell table:formula="of:=IF([.C329]=0;&quot;FIRE-R&quot;)" office:value-type="boolean" office:boolean-value="false" calcext:value-type="boolean">
            <text:p>FALSE</text:p>
          </table:table-cell>
          <table:table-cell table:formula="of:=IF([.C329]=1;&quot;FIRE&quot;;&quot;FIRE-R&quot;)" office:value-type="string" office:string-value="FIRE" calcext:value-type="string">
            <text:p>FIRE</text:p>
          </table:table-cell>
          <table:table-cell table:formula="of:=IF([.C329]=1;&quot;4&quot;;&quot;5&quot;)" office:value-type="string" office:string-value="4" calcext:value-type="string">
            <text:p>4</text:p>
          </table:table-cell>
          <table:table-cell table:formula="of:=IF([.A329]=[.D329])" office:value-type="boolean" office:boolean-value="false" calcext:value-type="boolean">
            <text:p>FALSE</text:p>
          </table:table-cell>
          <table:table-cell table:formula="of:=N([.H32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330]=1;&quot;FIRE&quot;)" office:value-type="string" office:string-value="FIRE" calcext:value-type="string">
            <text:p>FIRE</text:p>
          </table:table-cell>
          <table:table-cell table:formula="of:=IF([.C330]=0;&quot;FIRE-R&quot;)" office:value-type="boolean" office:boolean-value="false" calcext:value-type="boolean">
            <text:p>FALSE</text:p>
          </table:table-cell>
          <table:table-cell table:formula="of:=IF([.C330]=1;&quot;FIRE&quot;;&quot;FIRE-R&quot;)" office:value-type="string" office:string-value="FIRE" calcext:value-type="string">
            <text:p>FIRE</text:p>
          </table:table-cell>
          <table:table-cell table:formula="of:=IF([.C330]=1;&quot;4&quot;;&quot;5&quot;)" office:value-type="string" office:string-value="4" calcext:value-type="string">
            <text:p>4</text:p>
          </table:table-cell>
          <table:table-cell table:formula="of:=IF([.A330]=[.D330])" office:value-type="boolean" office:boolean-value="false" calcext:value-type="boolean">
            <text:p>FALSE</text:p>
          </table:table-cell>
          <table:table-cell table:formula="of:=N([.H33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331]=1;&quot;FIRE&quot;)" office:value-type="string" office:string-value="FIRE" calcext:value-type="string">
            <text:p>FIRE</text:p>
          </table:table-cell>
          <table:table-cell table:formula="of:=IF([.C331]=0;&quot;FIRE-R&quot;)" office:value-type="boolean" office:boolean-value="false" calcext:value-type="boolean">
            <text:p>FALSE</text:p>
          </table:table-cell>
          <table:table-cell table:formula="of:=IF([.C331]=1;&quot;FIRE&quot;;&quot;FIRE-R&quot;)" office:value-type="string" office:string-value="FIRE" calcext:value-type="string">
            <text:p>FIRE</text:p>
          </table:table-cell>
          <table:table-cell table:formula="of:=IF([.C331]=1;&quot;4&quot;;&quot;5&quot;)" office:value-type="string" office:string-value="4" calcext:value-type="string">
            <text:p>4</text:p>
          </table:table-cell>
          <table:table-cell table:formula="of:=IF([.A331]=[.D331])" office:value-type="boolean" office:boolean-value="false" calcext:value-type="boolean">
            <text:p>FALSE</text:p>
          </table:table-cell>
          <table:table-cell table:formula="of:=N([.H3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332]=1;&quot;FIRE&quot;)" office:value-type="string" office:string-value="FIRE" calcext:value-type="string">
            <text:p>FIRE</text:p>
          </table:table-cell>
          <table:table-cell table:formula="of:=IF([.C332]=0;&quot;FIRE-R&quot;)" office:value-type="boolean" office:boolean-value="false" calcext:value-type="boolean">
            <text:p>FALSE</text:p>
          </table:table-cell>
          <table:table-cell table:formula="of:=IF([.C332]=1;&quot;FIRE&quot;;&quot;FIRE-R&quot;)" office:value-type="string" office:string-value="FIRE" calcext:value-type="string">
            <text:p>FIRE</text:p>
          </table:table-cell>
          <table:table-cell table:formula="of:=IF([.C332]=1;&quot;4&quot;;&quot;5&quot;)" office:value-type="string" office:string-value="4" calcext:value-type="string">
            <text:p>4</text:p>
          </table:table-cell>
          <table:table-cell table:formula="of:=IF([.A332]=[.D332])" office:value-type="boolean" office:boolean-value="false" calcext:value-type="boolean">
            <text:p>FALSE</text:p>
          </table:table-cell>
          <table:table-cell table:formula="of:=N([.H33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333]=1;&quot;FIRE&quot;)" office:value-type="string" office:string-value="FIRE" calcext:value-type="string">
            <text:p>FIRE</text:p>
          </table:table-cell>
          <table:table-cell table:formula="of:=IF([.C333]=0;&quot;FIRE-R&quot;)" office:value-type="boolean" office:boolean-value="false" calcext:value-type="boolean">
            <text:p>FALSE</text:p>
          </table:table-cell>
          <table:table-cell table:formula="of:=IF([.C333]=1;&quot;FIRE&quot;;&quot;FIRE-R&quot;)" office:value-type="string" office:string-value="FIRE" calcext:value-type="string">
            <text:p>FIRE</text:p>
          </table:table-cell>
          <table:table-cell table:formula="of:=IF([.C333]=1;&quot;4&quot;;&quot;5&quot;)" office:value-type="string" office:string-value="4" calcext:value-type="string">
            <text:p>4</text:p>
          </table:table-cell>
          <table:table-cell table:formula="of:=IF([.A333]=[.D333])" office:value-type="boolean" office:boolean-value="false" calcext:value-type="boolean">
            <text:p>FALSE</text:p>
          </table:table-cell>
          <table:table-cell table:formula="of:=N([.H33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334]=1;&quot;FIRE&quot;)" office:value-type="string" office:string-value="FIRE" calcext:value-type="string">
            <text:p>FIRE</text:p>
          </table:table-cell>
          <table:table-cell table:formula="of:=IF([.C334]=0;&quot;FIRE-R&quot;)" office:value-type="boolean" office:boolean-value="false" calcext:value-type="boolean">
            <text:p>FALSE</text:p>
          </table:table-cell>
          <table:table-cell table:formula="of:=IF([.C334]=1;&quot;FIRE&quot;;&quot;FIRE-R&quot;)" office:value-type="string" office:string-value="FIRE" calcext:value-type="string">
            <text:p>FIRE</text:p>
          </table:table-cell>
          <table:table-cell table:formula="of:=IF([.C334]=1;&quot;4&quot;;&quot;5&quot;)" office:value-type="string" office:string-value="4" calcext:value-type="string">
            <text:p>4</text:p>
          </table:table-cell>
          <table:table-cell table:formula="of:=IF([.A334]=[.D334])" office:value-type="boolean" office:boolean-value="false" calcext:value-type="boolean">
            <text:p>FALSE</text:p>
          </table:table-cell>
          <table:table-cell table:formula="of:=N([.H33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335]=1;&quot;FIRE&quot;)" office:value-type="boolean" office:boolean-value="false" calcext:value-type="boolean">
            <text:p>FALSE</text:p>
          </table:table-cell>
          <table:table-cell table:formula="of:=IF([.C335]=0;&quot;FIRE-R&quot;)" office:value-type="string" office:string-value="FIRE-R" calcext:value-type="string">
            <text:p>FIRE-R</text:p>
          </table:table-cell>
          <table:table-cell table:formula="of:=IF([.C335]=1;&quot;FIRE&quot;;&quot;FIRE-R&quot;)" office:value-type="string" office:string-value="FIRE-R" calcext:value-type="string">
            <text:p>FIRE-R</text:p>
          </table:table-cell>
          <table:table-cell table:formula="of:=IF([.C335]=1;&quot;4&quot;;&quot;5&quot;)" office:value-type="string" office:string-value="5" calcext:value-type="string">
            <text:p>5</text:p>
          </table:table-cell>
          <table:table-cell table:formula="of:=IF([.A335]=[.D335])" office:value-type="boolean" office:boolean-value="false" calcext:value-type="boolean">
            <text:p>FALSE</text:p>
          </table:table-cell>
          <table:table-cell table:formula="of:=N([.H33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336]=1;&quot;FIRE&quot;)" office:value-type="boolean" office:boolean-value="false" calcext:value-type="boolean">
            <text:p>FALSE</text:p>
          </table:table-cell>
          <table:table-cell table:formula="of:=IF([.C336]=0;&quot;FIRE-R&quot;)" office:value-type="string" office:string-value="FIRE-R" calcext:value-type="string">
            <text:p>FIRE-R</text:p>
          </table:table-cell>
          <table:table-cell table:formula="of:=IF([.C336]=1;&quot;FIRE&quot;;&quot;FIRE-R&quot;)" office:value-type="string" office:string-value="FIRE-R" calcext:value-type="string">
            <text:p>FIRE-R</text:p>
          </table:table-cell>
          <table:table-cell table:formula="of:=IF([.C336]=1;&quot;4&quot;;&quot;5&quot;)" office:value-type="string" office:string-value="5" calcext:value-type="string">
            <text:p>5</text:p>
          </table:table-cell>
          <table:table-cell table:formula="of:=IF([.A336]=[.D336])" office:value-type="boolean" office:boolean-value="false" calcext:value-type="boolean">
            <text:p>FALSE</text:p>
          </table:table-cell>
          <table:table-cell table:formula="of:=N([.H33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337]=1;&quot;FIRE&quot;)" office:value-type="boolean" office:boolean-value="false" calcext:value-type="boolean">
            <text:p>FALSE</text:p>
          </table:table-cell>
          <table:table-cell table:formula="of:=IF([.C337]=0;&quot;FIRE-R&quot;)" office:value-type="string" office:string-value="FIRE-R" calcext:value-type="string">
            <text:p>FIRE-R</text:p>
          </table:table-cell>
          <table:table-cell table:formula="of:=IF([.C337]=1;&quot;FIRE&quot;;&quot;FIRE-R&quot;)" office:value-type="string" office:string-value="FIRE-R" calcext:value-type="string">
            <text:p>FIRE-R</text:p>
          </table:table-cell>
          <table:table-cell table:formula="of:=IF([.C337]=1;&quot;4&quot;;&quot;5&quot;)" office:value-type="string" office:string-value="5" calcext:value-type="string">
            <text:p>5</text:p>
          </table:table-cell>
          <table:table-cell table:formula="of:=IF([.A337]=[.D337])" office:value-type="boolean" office:boolean-value="false" calcext:value-type="boolean">
            <text:p>FALSE</text:p>
          </table:table-cell>
          <table:table-cell table:formula="of:=N([.H33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338]=1;&quot;FIRE&quot;)" office:value-type="boolean" office:boolean-value="false" calcext:value-type="boolean">
            <text:p>FALSE</text:p>
          </table:table-cell>
          <table:table-cell table:formula="of:=IF([.C338]=0;&quot;FIRE-R&quot;)" office:value-type="string" office:string-value="FIRE-R" calcext:value-type="string">
            <text:p>FIRE-R</text:p>
          </table:table-cell>
          <table:table-cell table:formula="of:=IF([.C338]=1;&quot;FIRE&quot;;&quot;FIRE-R&quot;)" office:value-type="string" office:string-value="FIRE-R" calcext:value-type="string">
            <text:p>FIRE-R</text:p>
          </table:table-cell>
          <table:table-cell table:formula="of:=IF([.C338]=1;&quot;4&quot;;&quot;5&quot;)" office:value-type="string" office:string-value="5" calcext:value-type="string">
            <text:p>5</text:p>
          </table:table-cell>
          <table:table-cell table:formula="of:=IF([.A338]=[.D338])" office:value-type="boolean" office:boolean-value="false" calcext:value-type="boolean">
            <text:p>FALSE</text:p>
          </table:table-cell>
          <table:table-cell table:formula="of:=N([.H33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339]=1;&quot;FIRE&quot;)" office:value-type="boolean" office:boolean-value="false" calcext:value-type="boolean">
            <text:p>FALSE</text:p>
          </table:table-cell>
          <table:table-cell table:formula="of:=IF([.C339]=0;&quot;FIRE-R&quot;)" office:value-type="string" office:string-value="FIRE-R" calcext:value-type="string">
            <text:p>FIRE-R</text:p>
          </table:table-cell>
          <table:table-cell table:formula="of:=IF([.C339]=1;&quot;FIRE&quot;;&quot;FIRE-R&quot;)" office:value-type="string" office:string-value="FIRE-R" calcext:value-type="string">
            <text:p>FIRE-R</text:p>
          </table:table-cell>
          <table:table-cell table:formula="of:=IF([.C339]=1;&quot;4&quot;;&quot;5&quot;)" office:value-type="string" office:string-value="5" calcext:value-type="string">
            <text:p>5</text:p>
          </table:table-cell>
          <table:table-cell table:formula="of:=IF([.A339]=[.D339])" office:value-type="boolean" office:boolean-value="false" calcext:value-type="boolean">
            <text:p>FALSE</text:p>
          </table:table-cell>
          <table:table-cell table:formula="of:=N([.H33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340]=1;&quot;FIRE&quot;)" office:value-type="boolean" office:boolean-value="false" calcext:value-type="boolean">
            <text:p>FALSE</text:p>
          </table:table-cell>
          <table:table-cell table:formula="of:=IF([.C340]=0;&quot;FIRE-R&quot;)" office:value-type="string" office:string-value="FIRE-R" calcext:value-type="string">
            <text:p>FIRE-R</text:p>
          </table:table-cell>
          <table:table-cell table:formula="of:=IF([.C340]=1;&quot;FIRE&quot;;&quot;FIRE-R&quot;)" office:value-type="string" office:string-value="FIRE-R" calcext:value-type="string">
            <text:p>FIRE-R</text:p>
          </table:table-cell>
          <table:table-cell table:formula="of:=IF([.C340]=1;&quot;4&quot;;&quot;5&quot;)" office:value-type="string" office:string-value="5" calcext:value-type="string">
            <text:p>5</text:p>
          </table:table-cell>
          <table:table-cell table:formula="of:=IF([.A340]=[.D340])" office:value-type="boolean" office:boolean-value="false" calcext:value-type="boolean">
            <text:p>FALSE</text:p>
          </table:table-cell>
          <table:table-cell table:formula="of:=N([.H34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341]=1;&quot;FIRE&quot;)" office:value-type="boolean" office:boolean-value="false" calcext:value-type="boolean">
            <text:p>FALSE</text:p>
          </table:table-cell>
          <table:table-cell table:formula="of:=IF([.C341]=0;&quot;FIRE-R&quot;)" office:value-type="string" office:string-value="FIRE-R" calcext:value-type="string">
            <text:p>FIRE-R</text:p>
          </table:table-cell>
          <table:table-cell table:formula="of:=IF([.C341]=1;&quot;FIRE&quot;;&quot;FIRE-R&quot;)" office:value-type="string" office:string-value="FIRE-R" calcext:value-type="string">
            <text:p>FIRE-R</text:p>
          </table:table-cell>
          <table:table-cell table:formula="of:=IF([.C341]=1;&quot;4&quot;;&quot;5&quot;)" office:value-type="string" office:string-value="5" calcext:value-type="string">
            <text:p>5</text:p>
          </table:table-cell>
          <table:table-cell table:formula="of:=IF([.A341]=[.D341])" office:value-type="boolean" office:boolean-value="false" calcext:value-type="boolean">
            <text:p>FALSE</text:p>
          </table:table-cell>
          <table:table-cell table:formula="of:=N([.H34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342]=1;&quot;FIRE&quot;)" office:value-type="boolean" office:boolean-value="false" calcext:value-type="boolean">
            <text:p>FALSE</text:p>
          </table:table-cell>
          <table:table-cell table:formula="of:=IF([.C342]=0;&quot;FIRE-R&quot;)" office:value-type="string" office:string-value="FIRE-R" calcext:value-type="string">
            <text:p>FIRE-R</text:p>
          </table:table-cell>
          <table:table-cell table:formula="of:=IF([.C342]=1;&quot;FIRE&quot;;&quot;FIRE-R&quot;)" office:value-type="string" office:string-value="FIRE-R" calcext:value-type="string">
            <text:p>FIRE-R</text:p>
          </table:table-cell>
          <table:table-cell table:formula="of:=IF([.C342]=1;&quot;4&quot;;&quot;5&quot;)" office:value-type="string" office:string-value="5" calcext:value-type="string">
            <text:p>5</text:p>
          </table:table-cell>
          <table:table-cell table:formula="of:=IF([.A342]=[.D342])" office:value-type="boolean" office:boolean-value="false" calcext:value-type="boolean">
            <text:p>FALSE</text:p>
          </table:table-cell>
          <table:table-cell table:formula="of:=N([.H34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343]=1;&quot;FIRE&quot;)" office:value-type="boolean" office:boolean-value="false" calcext:value-type="boolean">
            <text:p>FALSE</text:p>
          </table:table-cell>
          <table:table-cell table:formula="of:=IF([.C343]=0;&quot;FIRE-R&quot;)" office:value-type="string" office:string-value="FIRE-R" calcext:value-type="string">
            <text:p>FIRE-R</text:p>
          </table:table-cell>
          <table:table-cell table:formula="of:=IF([.C343]=1;&quot;FIRE&quot;;&quot;FIRE-R&quot;)" office:value-type="string" office:string-value="FIRE-R" calcext:value-type="string">
            <text:p>FIRE-R</text:p>
          </table:table-cell>
          <table:table-cell table:formula="of:=IF([.C343]=1;&quot;4&quot;;&quot;5&quot;)" office:value-type="string" office:string-value="5" calcext:value-type="string">
            <text:p>5</text:p>
          </table:table-cell>
          <table:table-cell table:formula="of:=IF([.A343]=[.D343])" office:value-type="boolean" office:boolean-value="false" calcext:value-type="boolean">
            <text:p>FALSE</text:p>
          </table:table-cell>
          <table:table-cell table:formula="of:=N([.H34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344]=1;&quot;FIRE&quot;)" office:value-type="boolean" office:boolean-value="false" calcext:value-type="boolean">
            <text:p>FALSE</text:p>
          </table:table-cell>
          <table:table-cell table:formula="of:=IF([.C344]=0;&quot;FIRE-R&quot;)" office:value-type="string" office:string-value="FIRE-R" calcext:value-type="string">
            <text:p>FIRE-R</text:p>
          </table:table-cell>
          <table:table-cell table:formula="of:=IF([.C344]=1;&quot;FIRE&quot;;&quot;FIRE-R&quot;)" office:value-type="string" office:string-value="FIRE-R" calcext:value-type="string">
            <text:p>FIRE-R</text:p>
          </table:table-cell>
          <table:table-cell table:formula="of:=IF([.C344]=1;&quot;4&quot;;&quot;5&quot;)" office:value-type="string" office:string-value="5" calcext:value-type="string">
            <text:p>5</text:p>
          </table:table-cell>
          <table:table-cell table:formula="of:=IF([.A344]=[.D344])" office:value-type="boolean" office:boolean-value="false" calcext:value-type="boolean">
            <text:p>FALSE</text:p>
          </table:table-cell>
          <table:table-cell table:formula="of:=N([.H34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345]=1;&quot;FIRE&quot;)" office:value-type="boolean" office:boolean-value="false" calcext:value-type="boolean">
            <text:p>FALSE</text:p>
          </table:table-cell>
          <table:table-cell table:formula="of:=IF([.C345]=0;&quot;FIRE-R&quot;)" office:value-type="string" office:string-value="FIRE-R" calcext:value-type="string">
            <text:p>FIRE-R</text:p>
          </table:table-cell>
          <table:table-cell table:formula="of:=IF([.C345]=1;&quot;FIRE&quot;;&quot;FIRE-R&quot;)" office:value-type="string" office:string-value="FIRE-R" calcext:value-type="string">
            <text:p>FIRE-R</text:p>
          </table:table-cell>
          <table:table-cell table:formula="of:=IF([.C345]=1;&quot;4&quot;;&quot;5&quot;)" office:value-type="string" office:string-value="5" calcext:value-type="string">
            <text:p>5</text:p>
          </table:table-cell>
          <table:table-cell table:formula="of:=IF([.A345]=[.D345])" office:value-type="boolean" office:boolean-value="false" calcext:value-type="boolean">
            <text:p>FALSE</text:p>
          </table:table-cell>
          <table:table-cell table:formula="of:=N([.H3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346]=1;&quot;FIRE&quot;)" office:value-type="boolean" office:boolean-value="false" calcext:value-type="boolean">
            <text:p>FALSE</text:p>
          </table:table-cell>
          <table:table-cell table:formula="of:=IF([.C346]=0;&quot;FIRE-R&quot;)" office:value-type="string" office:string-value="FIRE-R" calcext:value-type="string">
            <text:p>FIRE-R</text:p>
          </table:table-cell>
          <table:table-cell table:formula="of:=IF([.C346]=1;&quot;FIRE&quot;;&quot;FIRE-R&quot;)" office:value-type="string" office:string-value="FIRE-R" calcext:value-type="string">
            <text:p>FIRE-R</text:p>
          </table:table-cell>
          <table:table-cell table:formula="of:=IF([.C346]=1;&quot;4&quot;;&quot;5&quot;)" office:value-type="string" office:string-value="5" calcext:value-type="string">
            <text:p>5</text:p>
          </table:table-cell>
          <table:table-cell table:formula="of:=IF([.A346]=[.D346])" office:value-type="boolean" office:boolean-value="false" calcext:value-type="boolean">
            <text:p>FALSE</text:p>
          </table:table-cell>
          <table:table-cell table:formula="of:=N([.H34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347]=1;&quot;FIRE&quot;)" office:value-type="boolean" office:boolean-value="false" calcext:value-type="boolean">
            <text:p>FALSE</text:p>
          </table:table-cell>
          <table:table-cell table:formula="of:=IF([.C347]=0;&quot;FIRE-R&quot;)" office:value-type="string" office:string-value="FIRE-R" calcext:value-type="string">
            <text:p>FIRE-R</text:p>
          </table:table-cell>
          <table:table-cell table:formula="of:=IF([.C347]=1;&quot;FIRE&quot;;&quot;FIRE-R&quot;)" office:value-type="string" office:string-value="FIRE-R" calcext:value-type="string">
            <text:p>FIRE-R</text:p>
          </table:table-cell>
          <table:table-cell table:formula="of:=IF([.C347]=1;&quot;4&quot;;&quot;5&quot;)" office:value-type="string" office:string-value="5" calcext:value-type="string">
            <text:p>5</text:p>
          </table:table-cell>
          <table:table-cell table:formula="of:=IF([.A347]=[.D347])" office:value-type="boolean" office:boolean-value="false" calcext:value-type="boolean">
            <text:p>FALSE</text:p>
          </table:table-cell>
          <table:table-cell table:formula="of:=N([.H3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348]=1;&quot;FIRE&quot;)" office:value-type="boolean" office:boolean-value="false" calcext:value-type="boolean">
            <text:p>FALSE</text:p>
          </table:table-cell>
          <table:table-cell table:formula="of:=IF([.C348]=0;&quot;FIRE-R&quot;)" office:value-type="string" office:string-value="FIRE-R" calcext:value-type="string">
            <text:p>FIRE-R</text:p>
          </table:table-cell>
          <table:table-cell table:formula="of:=IF([.C348]=1;&quot;FIRE&quot;;&quot;FIRE-R&quot;)" office:value-type="string" office:string-value="FIRE-R" calcext:value-type="string">
            <text:p>FIRE-R</text:p>
          </table:table-cell>
          <table:table-cell table:formula="of:=IF([.C348]=1;&quot;4&quot;;&quot;5&quot;)" office:value-type="string" office:string-value="5" calcext:value-type="string">
            <text:p>5</text:p>
          </table:table-cell>
          <table:table-cell table:formula="of:=IF([.A348]=[.D348])" office:value-type="boolean" office:boolean-value="false" calcext:value-type="boolean">
            <text:p>FALSE</text:p>
          </table:table-cell>
          <table:table-cell table:formula="of:=N([.H34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349]=1;&quot;FIRE&quot;)" office:value-type="string" office:string-value="FIRE" calcext:value-type="string">
            <text:p>FIRE</text:p>
          </table:table-cell>
          <table:table-cell table:formula="of:=IF([.C349]=0;&quot;FIRE-R&quot;)" office:value-type="boolean" office:boolean-value="false" calcext:value-type="boolean">
            <text:p>FALSE</text:p>
          </table:table-cell>
          <table:table-cell table:formula="of:=IF([.C349]=1;&quot;FIRE&quot;;&quot;FIRE-R&quot;)" office:value-type="string" office:string-value="FIRE" calcext:value-type="string">
            <text:p>FIRE</text:p>
          </table:table-cell>
          <table:table-cell table:formula="of:=IF([.C349]=1;&quot;4&quot;;&quot;5&quot;)" office:value-type="string" office:string-value="4" calcext:value-type="string">
            <text:p>4</text:p>
          </table:table-cell>
          <table:table-cell table:formula="of:=IF([.A349]=[.D349])" office:value-type="boolean" office:boolean-value="false" calcext:value-type="boolean">
            <text:p>FALSE</text:p>
          </table:table-cell>
          <table:table-cell table:formula="of:=N([.H34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350]=1;&quot;FIRE&quot;)" office:value-type="boolean" office:boolean-value="false" calcext:value-type="boolean">
            <text:p>FALSE</text:p>
          </table:table-cell>
          <table:table-cell table:formula="of:=IF([.C350]=0;&quot;FIRE-R&quot;)" office:value-type="string" office:string-value="FIRE-R" calcext:value-type="string">
            <text:p>FIRE-R</text:p>
          </table:table-cell>
          <table:table-cell table:formula="of:=IF([.C350]=1;&quot;FIRE&quot;;&quot;FIRE-R&quot;)" office:value-type="string" office:string-value="FIRE-R" calcext:value-type="string">
            <text:p>FIRE-R</text:p>
          </table:table-cell>
          <table:table-cell table:formula="of:=IF([.C350]=1;&quot;4&quot;;&quot;5&quot;)" office:value-type="string" office:string-value="5" calcext:value-type="string">
            <text:p>5</text:p>
          </table:table-cell>
          <table:table-cell table:formula="of:=IF([.A350]=[.D350])" office:value-type="boolean" office:boolean-value="false" calcext:value-type="boolean">
            <text:p>FALSE</text:p>
          </table:table-cell>
          <table:table-cell table:formula="of:=N([.H35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351]=1;&quot;FIRE&quot;)" office:value-type="boolean" office:boolean-value="false" calcext:value-type="boolean">
            <text:p>FALSE</text:p>
          </table:table-cell>
          <table:table-cell table:formula="of:=IF([.C351]=0;&quot;FIRE-R&quot;)" office:value-type="string" office:string-value="FIRE-R" calcext:value-type="string">
            <text:p>FIRE-R</text:p>
          </table:table-cell>
          <table:table-cell table:formula="of:=IF([.C351]=1;&quot;FIRE&quot;;&quot;FIRE-R&quot;)" office:value-type="string" office:string-value="FIRE-R" calcext:value-type="string">
            <text:p>FIRE-R</text:p>
          </table:table-cell>
          <table:table-cell table:formula="of:=IF([.C351]=1;&quot;4&quot;;&quot;5&quot;)" office:value-type="string" office:string-value="5" calcext:value-type="string">
            <text:p>5</text:p>
          </table:table-cell>
          <table:table-cell table:formula="of:=IF([.A351]=[.D351])" office:value-type="boolean" office:boolean-value="false" calcext:value-type="boolean">
            <text:p>FALSE</text:p>
          </table:table-cell>
          <table:table-cell table:formula="of:=N([.H35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352]=1;&quot;FIRE&quot;)" office:value-type="boolean" office:boolean-value="false" calcext:value-type="boolean">
            <text:p>FALSE</text:p>
          </table:table-cell>
          <table:table-cell table:formula="of:=IF([.C352]=0;&quot;FIRE-R&quot;)" office:value-type="string" office:string-value="FIRE-R" calcext:value-type="string">
            <text:p>FIRE-R</text:p>
          </table:table-cell>
          <table:table-cell table:formula="of:=IF([.C352]=1;&quot;FIRE&quot;;&quot;FIRE-R&quot;)" office:value-type="string" office:string-value="FIRE-R" calcext:value-type="string">
            <text:p>FIRE-R</text:p>
          </table:table-cell>
          <table:table-cell table:formula="of:=IF([.C352]=1;&quot;4&quot;;&quot;5&quot;)" office:value-type="string" office:string-value="5" calcext:value-type="string">
            <text:p>5</text:p>
          </table:table-cell>
          <table:table-cell table:formula="of:=IF([.A352]=[.D352])" office:value-type="boolean" office:boolean-value="false" calcext:value-type="boolean">
            <text:p>FALSE</text:p>
          </table:table-cell>
          <table:table-cell table:formula="of:=N([.H35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353]=1;&quot;FIRE&quot;)" office:value-type="boolean" office:boolean-value="false" calcext:value-type="boolean">
            <text:p>FALSE</text:p>
          </table:table-cell>
          <table:table-cell table:formula="of:=IF([.C353]=0;&quot;FIRE-R&quot;)" office:value-type="string" office:string-value="FIRE-R" calcext:value-type="string">
            <text:p>FIRE-R</text:p>
          </table:table-cell>
          <table:table-cell table:formula="of:=IF([.C353]=1;&quot;FIRE&quot;;&quot;FIRE-R&quot;)" office:value-type="string" office:string-value="FIRE-R" calcext:value-type="string">
            <text:p>FIRE-R</text:p>
          </table:table-cell>
          <table:table-cell table:formula="of:=IF([.C353]=1;&quot;4&quot;;&quot;5&quot;)" office:value-type="string" office:string-value="5" calcext:value-type="string">
            <text:p>5</text:p>
          </table:table-cell>
          <table:table-cell table:formula="of:=IF([.A353]=[.D353])" office:value-type="boolean" office:boolean-value="false" calcext:value-type="boolean">
            <text:p>FALSE</text:p>
          </table:table-cell>
          <table:table-cell table:formula="of:=N([.H35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354]=1;&quot;FIRE&quot;)" office:value-type="boolean" office:boolean-value="false" calcext:value-type="boolean">
            <text:p>FALSE</text:p>
          </table:table-cell>
          <table:table-cell table:formula="of:=IF([.C354]=0;&quot;FIRE-R&quot;)" office:value-type="string" office:string-value="FIRE-R" calcext:value-type="string">
            <text:p>FIRE-R</text:p>
          </table:table-cell>
          <table:table-cell table:formula="of:=IF([.C354]=1;&quot;FIRE&quot;;&quot;FIRE-R&quot;)" office:value-type="string" office:string-value="FIRE-R" calcext:value-type="string">
            <text:p>FIRE-R</text:p>
          </table:table-cell>
          <table:table-cell table:formula="of:=IF([.C354]=1;&quot;4&quot;;&quot;5&quot;)" office:value-type="string" office:string-value="5" calcext:value-type="string">
            <text:p>5</text:p>
          </table:table-cell>
          <table:table-cell table:formula="of:=IF([.A354]=[.D354])" office:value-type="boolean" office:boolean-value="false" calcext:value-type="boolean">
            <text:p>FALSE</text:p>
          </table:table-cell>
          <table:table-cell table:formula="of:=N([.H3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355]=1;&quot;FIRE&quot;)" office:value-type="boolean" office:boolean-value="false" calcext:value-type="boolean">
            <text:p>FALSE</text:p>
          </table:table-cell>
          <table:table-cell table:formula="of:=IF([.C355]=0;&quot;FIRE-R&quot;)" office:value-type="string" office:string-value="FIRE-R" calcext:value-type="string">
            <text:p>FIRE-R</text:p>
          </table:table-cell>
          <table:table-cell table:formula="of:=IF([.C355]=1;&quot;FIRE&quot;;&quot;FIRE-R&quot;)" office:value-type="string" office:string-value="FIRE-R" calcext:value-type="string">
            <text:p>FIRE-R</text:p>
          </table:table-cell>
          <table:table-cell table:formula="of:=IF([.C355]=1;&quot;4&quot;;&quot;5&quot;)" office:value-type="string" office:string-value="5" calcext:value-type="string">
            <text:p>5</text:p>
          </table:table-cell>
          <table:table-cell table:formula="of:=IF([.A355]=[.D355])" office:value-type="boolean" office:boolean-value="false" calcext:value-type="boolean">
            <text:p>FALSE</text:p>
          </table:table-cell>
          <table:table-cell table:formula="of:=N([.H35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356]=1;&quot;FIRE&quot;)" office:value-type="boolean" office:boolean-value="false" calcext:value-type="boolean">
            <text:p>FALSE</text:p>
          </table:table-cell>
          <table:table-cell table:formula="of:=IF([.C356]=0;&quot;FIRE-R&quot;)" office:value-type="string" office:string-value="FIRE-R" calcext:value-type="string">
            <text:p>FIRE-R</text:p>
          </table:table-cell>
          <table:table-cell table:formula="of:=IF([.C356]=1;&quot;FIRE&quot;;&quot;FIRE-R&quot;)" office:value-type="string" office:string-value="FIRE-R" calcext:value-type="string">
            <text:p>FIRE-R</text:p>
          </table:table-cell>
          <table:table-cell table:formula="of:=IF([.C356]=1;&quot;4&quot;;&quot;5&quot;)" office:value-type="string" office:string-value="5" calcext:value-type="string">
            <text:p>5</text:p>
          </table:table-cell>
          <table:table-cell table:formula="of:=IF([.A356]=[.D356])" office:value-type="boolean" office:boolean-value="false" calcext:value-type="boolean">
            <text:p>FALSE</text:p>
          </table:table-cell>
          <table:table-cell table:formula="of:=N([.H35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357]=1;&quot;FIRE&quot;)" office:value-type="boolean" office:boolean-value="false" calcext:value-type="boolean">
            <text:p>FALSE</text:p>
          </table:table-cell>
          <table:table-cell table:formula="of:=IF([.C357]=0;&quot;FIRE-R&quot;)" office:value-type="string" office:string-value="FIRE-R" calcext:value-type="string">
            <text:p>FIRE-R</text:p>
          </table:table-cell>
          <table:table-cell table:formula="of:=IF([.C357]=1;&quot;FIRE&quot;;&quot;FIRE-R&quot;)" office:value-type="string" office:string-value="FIRE-R" calcext:value-type="string">
            <text:p>FIRE-R</text:p>
          </table:table-cell>
          <table:table-cell table:formula="of:=IF([.C357]=1;&quot;4&quot;;&quot;5&quot;)" office:value-type="string" office:string-value="5" calcext:value-type="string">
            <text:p>5</text:p>
          </table:table-cell>
          <table:table-cell table:formula="of:=IF([.A357]=[.D357])" office:value-type="boolean" office:boolean-value="false" calcext:value-type="boolean">
            <text:p>FALSE</text:p>
          </table:table-cell>
          <table:table-cell table:formula="of:=N([.H35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358]=1;&quot;FIRE&quot;)" office:value-type="boolean" office:boolean-value="false" calcext:value-type="boolean">
            <text:p>FALSE</text:p>
          </table:table-cell>
          <table:table-cell table:formula="of:=IF([.C358]=0;&quot;FIRE-R&quot;)" office:value-type="string" office:string-value="FIRE-R" calcext:value-type="string">
            <text:p>FIRE-R</text:p>
          </table:table-cell>
          <table:table-cell table:formula="of:=IF([.C358]=1;&quot;FIRE&quot;;&quot;FIRE-R&quot;)" office:value-type="string" office:string-value="FIRE-R" calcext:value-type="string">
            <text:p>FIRE-R</text:p>
          </table:table-cell>
          <table:table-cell table:formula="of:=IF([.C358]=1;&quot;4&quot;;&quot;5&quot;)" office:value-type="string" office:string-value="5" calcext:value-type="string">
            <text:p>5</text:p>
          </table:table-cell>
          <table:table-cell table:formula="of:=IF([.A358]=[.D358])" office:value-type="boolean" office:boolean-value="false" calcext:value-type="boolean">
            <text:p>FALSE</text:p>
          </table:table-cell>
          <table:table-cell table:formula="of:=N([.H35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359]=1;&quot;FIRE&quot;)" office:value-type="boolean" office:boolean-value="false" calcext:value-type="boolean">
            <text:p>FALSE</text:p>
          </table:table-cell>
          <table:table-cell table:formula="of:=IF([.C359]=0;&quot;FIRE-R&quot;)" office:value-type="string" office:string-value="FIRE-R" calcext:value-type="string">
            <text:p>FIRE-R</text:p>
          </table:table-cell>
          <table:table-cell table:formula="of:=IF([.C359]=1;&quot;FIRE&quot;;&quot;FIRE-R&quot;)" office:value-type="string" office:string-value="FIRE-R" calcext:value-type="string">
            <text:p>FIRE-R</text:p>
          </table:table-cell>
          <table:table-cell table:formula="of:=IF([.C359]=1;&quot;4&quot;;&quot;5&quot;)" office:value-type="string" office:string-value="5" calcext:value-type="string">
            <text:p>5</text:p>
          </table:table-cell>
          <table:table-cell table:formula="of:=IF([.A359]=[.D359])" office:value-type="boolean" office:boolean-value="false" calcext:value-type="boolean">
            <text:p>FALSE</text:p>
          </table:table-cell>
          <table:table-cell table:formula="of:=N([.H35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360]=1;&quot;FIRE&quot;)" office:value-type="boolean" office:boolean-value="false" calcext:value-type="boolean">
            <text:p>FALSE</text:p>
          </table:table-cell>
          <table:table-cell table:formula="of:=IF([.C360]=0;&quot;FIRE-R&quot;)" office:value-type="string" office:string-value="FIRE-R" calcext:value-type="string">
            <text:p>FIRE-R</text:p>
          </table:table-cell>
          <table:table-cell table:formula="of:=IF([.C360]=1;&quot;FIRE&quot;;&quot;FIRE-R&quot;)" office:value-type="string" office:string-value="FIRE-R" calcext:value-type="string">
            <text:p>FIRE-R</text:p>
          </table:table-cell>
          <table:table-cell table:formula="of:=IF([.C360]=1;&quot;4&quot;;&quot;5&quot;)" office:value-type="string" office:string-value="5" calcext:value-type="string">
            <text:p>5</text:p>
          </table:table-cell>
          <table:table-cell table:formula="of:=IF([.A360]=[.D360])" office:value-type="boolean" office:boolean-value="false" calcext:value-type="boolean">
            <text:p>FALSE</text:p>
          </table:table-cell>
          <table:table-cell table:formula="of:=N([.H36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361]=1;&quot;FIRE&quot;)" office:value-type="string" office:string-value="FIRE" calcext:value-type="string">
            <text:p>FIRE</text:p>
          </table:table-cell>
          <table:table-cell table:formula="of:=IF([.C361]=0;&quot;FIRE-R&quot;)" office:value-type="boolean" office:boolean-value="false" calcext:value-type="boolean">
            <text:p>FALSE</text:p>
          </table:table-cell>
          <table:table-cell table:formula="of:=IF([.C361]=1;&quot;FIRE&quot;;&quot;FIRE-R&quot;)" office:value-type="string" office:string-value="FIRE" calcext:value-type="string">
            <text:p>FIRE</text:p>
          </table:table-cell>
          <table:table-cell table:formula="of:=IF([.C361]=1;&quot;4&quot;;&quot;5&quot;)" office:value-type="string" office:string-value="4" calcext:value-type="string">
            <text:p>4</text:p>
          </table:table-cell>
          <table:table-cell table:formula="of:=IF([.A361]=[.D361])" office:value-type="boolean" office:boolean-value="false" calcext:value-type="boolean">
            <text:p>FALSE</text:p>
          </table:table-cell>
          <table:table-cell table:formula="of:=N([.H36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362]=1;&quot;FIRE&quot;)" office:value-type="boolean" office:boolean-value="false" calcext:value-type="boolean">
            <text:p>FALSE</text:p>
          </table:table-cell>
          <table:table-cell table:formula="of:=IF([.C362]=0;&quot;FIRE-R&quot;)" office:value-type="string" office:string-value="FIRE-R" calcext:value-type="string">
            <text:p>FIRE-R</text:p>
          </table:table-cell>
          <table:table-cell table:formula="of:=IF([.C362]=1;&quot;FIRE&quot;;&quot;FIRE-R&quot;)" office:value-type="string" office:string-value="FIRE-R" calcext:value-type="string">
            <text:p>FIRE-R</text:p>
          </table:table-cell>
          <table:table-cell table:formula="of:=IF([.C362]=1;&quot;4&quot;;&quot;5&quot;)" office:value-type="string" office:string-value="5" calcext:value-type="string">
            <text:p>5</text:p>
          </table:table-cell>
          <table:table-cell table:formula="of:=IF([.A362]=[.D362])" office:value-type="boolean" office:boolean-value="false" calcext:value-type="boolean">
            <text:p>FALSE</text:p>
          </table:table-cell>
          <table:table-cell table:formula="of:=N([.H36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363]=1;&quot;FIRE&quot;)" office:value-type="boolean" office:boolean-value="false" calcext:value-type="boolean">
            <text:p>FALSE</text:p>
          </table:table-cell>
          <table:table-cell table:formula="of:=IF([.C363]=0;&quot;FIRE-R&quot;)" office:value-type="string" office:string-value="FIRE-R" calcext:value-type="string">
            <text:p>FIRE-R</text:p>
          </table:table-cell>
          <table:table-cell table:formula="of:=IF([.C363]=1;&quot;FIRE&quot;;&quot;FIRE-R&quot;)" office:value-type="string" office:string-value="FIRE-R" calcext:value-type="string">
            <text:p>FIRE-R</text:p>
          </table:table-cell>
          <table:table-cell table:formula="of:=IF([.C363]=1;&quot;4&quot;;&quot;5&quot;)" office:value-type="string" office:string-value="5" calcext:value-type="string">
            <text:p>5</text:p>
          </table:table-cell>
          <table:table-cell table:formula="of:=IF([.A363]=[.D363])" office:value-type="boolean" office:boolean-value="false" calcext:value-type="boolean">
            <text:p>FALSE</text:p>
          </table:table-cell>
          <table:table-cell table:formula="of:=N([.H36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364]=1;&quot;FIRE&quot;)" office:value-type="boolean" office:boolean-value="false" calcext:value-type="boolean">
            <text:p>FALSE</text:p>
          </table:table-cell>
          <table:table-cell table:formula="of:=IF([.C364]=0;&quot;FIRE-R&quot;)" office:value-type="string" office:string-value="FIRE-R" calcext:value-type="string">
            <text:p>FIRE-R</text:p>
          </table:table-cell>
          <table:table-cell table:formula="of:=IF([.C364]=1;&quot;FIRE&quot;;&quot;FIRE-R&quot;)" office:value-type="string" office:string-value="FIRE-R" calcext:value-type="string">
            <text:p>FIRE-R</text:p>
          </table:table-cell>
          <table:table-cell table:formula="of:=IF([.C364]=1;&quot;4&quot;;&quot;5&quot;)" office:value-type="string" office:string-value="5" calcext:value-type="string">
            <text:p>5</text:p>
          </table:table-cell>
          <table:table-cell table:formula="of:=IF([.A364]=[.D364])" office:value-type="boolean" office:boolean-value="false" calcext:value-type="boolean">
            <text:p>FALSE</text:p>
          </table:table-cell>
          <table:table-cell table:formula="of:=N([.H36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365]=1;&quot;FIRE&quot;)" office:value-type="boolean" office:boolean-value="false" calcext:value-type="boolean">
            <text:p>FALSE</text:p>
          </table:table-cell>
          <table:table-cell table:formula="of:=IF([.C365]=0;&quot;FIRE-R&quot;)" office:value-type="string" office:string-value="FIRE-R" calcext:value-type="string">
            <text:p>FIRE-R</text:p>
          </table:table-cell>
          <table:table-cell table:formula="of:=IF([.C365]=1;&quot;FIRE&quot;;&quot;FIRE-R&quot;)" office:value-type="string" office:string-value="FIRE-R" calcext:value-type="string">
            <text:p>FIRE-R</text:p>
          </table:table-cell>
          <table:table-cell table:formula="of:=IF([.C365]=1;&quot;4&quot;;&quot;5&quot;)" office:value-type="string" office:string-value="5" calcext:value-type="string">
            <text:p>5</text:p>
          </table:table-cell>
          <table:table-cell table:formula="of:=IF([.A365]=[.D365])" office:value-type="boolean" office:boolean-value="false" calcext:value-type="boolean">
            <text:p>FALSE</text:p>
          </table:table-cell>
          <table:table-cell table:formula="of:=N([.H36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366]=1;&quot;FIRE&quot;)" office:value-type="boolean" office:boolean-value="false" calcext:value-type="boolean">
            <text:p>FALSE</text:p>
          </table:table-cell>
          <table:table-cell table:formula="of:=IF([.C366]=0;&quot;FIRE-R&quot;)" office:value-type="string" office:string-value="FIRE-R" calcext:value-type="string">
            <text:p>FIRE-R</text:p>
          </table:table-cell>
          <table:table-cell table:formula="of:=IF([.C366]=1;&quot;FIRE&quot;;&quot;FIRE-R&quot;)" office:value-type="string" office:string-value="FIRE-R" calcext:value-type="string">
            <text:p>FIRE-R</text:p>
          </table:table-cell>
          <table:table-cell table:formula="of:=IF([.C366]=1;&quot;4&quot;;&quot;5&quot;)" office:value-type="string" office:string-value="5" calcext:value-type="string">
            <text:p>5</text:p>
          </table:table-cell>
          <table:table-cell table:formula="of:=IF([.A366]=[.D366])" office:value-type="boolean" office:boolean-value="false" calcext:value-type="boolean">
            <text:p>FALSE</text:p>
          </table:table-cell>
          <table:table-cell table:formula="of:=N([.H36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367]=1;&quot;FIRE&quot;)" office:value-type="boolean" office:boolean-value="false" calcext:value-type="boolean">
            <text:p>FALSE</text:p>
          </table:table-cell>
          <table:table-cell table:formula="of:=IF([.C367]=0;&quot;FIRE-R&quot;)" office:value-type="string" office:string-value="FIRE-R" calcext:value-type="string">
            <text:p>FIRE-R</text:p>
          </table:table-cell>
          <table:table-cell table:formula="of:=IF([.C367]=1;&quot;FIRE&quot;;&quot;FIRE-R&quot;)" office:value-type="string" office:string-value="FIRE-R" calcext:value-type="string">
            <text:p>FIRE-R</text:p>
          </table:table-cell>
          <table:table-cell table:formula="of:=IF([.C367]=1;&quot;4&quot;;&quot;5&quot;)" office:value-type="string" office:string-value="5" calcext:value-type="string">
            <text:p>5</text:p>
          </table:table-cell>
          <table:table-cell table:formula="of:=IF([.A367]=[.D367])" office:value-type="boolean" office:boolean-value="false" calcext:value-type="boolean">
            <text:p>FALSE</text:p>
          </table:table-cell>
          <table:table-cell table:formula="of:=N([.H36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368]=1;&quot;FIRE&quot;)" office:value-type="boolean" office:boolean-value="false" calcext:value-type="boolean">
            <text:p>FALSE</text:p>
          </table:table-cell>
          <table:table-cell table:formula="of:=IF([.C368]=0;&quot;FIRE-R&quot;)" office:value-type="string" office:string-value="FIRE-R" calcext:value-type="string">
            <text:p>FIRE-R</text:p>
          </table:table-cell>
          <table:table-cell table:formula="of:=IF([.C368]=1;&quot;FIRE&quot;;&quot;FIRE-R&quot;)" office:value-type="string" office:string-value="FIRE-R" calcext:value-type="string">
            <text:p>FIRE-R</text:p>
          </table:table-cell>
          <table:table-cell table:formula="of:=IF([.C368]=1;&quot;4&quot;;&quot;5&quot;)" office:value-type="string" office:string-value="5" calcext:value-type="string">
            <text:p>5</text:p>
          </table:table-cell>
          <table:table-cell table:formula="of:=IF([.A368]=[.D368])" office:value-type="boolean" office:boolean-value="false" calcext:value-type="boolean">
            <text:p>FALSE</text:p>
          </table:table-cell>
          <table:table-cell table:formula="of:=N([.H36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369]=1;&quot;FIRE&quot;)" office:value-type="boolean" office:boolean-value="false" calcext:value-type="boolean">
            <text:p>FALSE</text:p>
          </table:table-cell>
          <table:table-cell table:formula="of:=IF([.C369]=0;&quot;FIRE-R&quot;)" office:value-type="string" office:string-value="FIRE-R" calcext:value-type="string">
            <text:p>FIRE-R</text:p>
          </table:table-cell>
          <table:table-cell table:formula="of:=IF([.C369]=1;&quot;FIRE&quot;;&quot;FIRE-R&quot;)" office:value-type="string" office:string-value="FIRE-R" calcext:value-type="string">
            <text:p>FIRE-R</text:p>
          </table:table-cell>
          <table:table-cell table:formula="of:=IF([.C369]=1;&quot;4&quot;;&quot;5&quot;)" office:value-type="string" office:string-value="5" calcext:value-type="string">
            <text:p>5</text:p>
          </table:table-cell>
          <table:table-cell table:formula="of:=IF([.A369]=[.D369])" office:value-type="boolean" office:boolean-value="false" calcext:value-type="boolean">
            <text:p>FALSE</text:p>
          </table:table-cell>
          <table:table-cell table:formula="of:=N([.H36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370]=1;&quot;FIRE&quot;)" office:value-type="boolean" office:boolean-value="false" calcext:value-type="boolean">
            <text:p>FALSE</text:p>
          </table:table-cell>
          <table:table-cell table:formula="of:=IF([.C370]=0;&quot;FIRE-R&quot;)" office:value-type="string" office:string-value="FIRE-R" calcext:value-type="string">
            <text:p>FIRE-R</text:p>
          </table:table-cell>
          <table:table-cell table:formula="of:=IF([.C370]=1;&quot;FIRE&quot;;&quot;FIRE-R&quot;)" office:value-type="string" office:string-value="FIRE-R" calcext:value-type="string">
            <text:p>FIRE-R</text:p>
          </table:table-cell>
          <table:table-cell table:formula="of:=IF([.C370]=1;&quot;4&quot;;&quot;5&quot;)" office:value-type="string" office:string-value="5" calcext:value-type="string">
            <text:p>5</text:p>
          </table:table-cell>
          <table:table-cell table:formula="of:=IF([.A370]=[.D370])" office:value-type="boolean" office:boolean-value="false" calcext:value-type="boolean">
            <text:p>FALSE</text:p>
          </table:table-cell>
          <table:table-cell table:formula="of:=N([.H37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371]=1;&quot;FIRE&quot;)" office:value-type="boolean" office:boolean-value="false" calcext:value-type="boolean">
            <text:p>FALSE</text:p>
          </table:table-cell>
          <table:table-cell table:formula="of:=IF([.C371]=0;&quot;FIRE-R&quot;)" office:value-type="string" office:string-value="FIRE-R" calcext:value-type="string">
            <text:p>FIRE-R</text:p>
          </table:table-cell>
          <table:table-cell table:formula="of:=IF([.C371]=1;&quot;FIRE&quot;;&quot;FIRE-R&quot;)" office:value-type="string" office:string-value="FIRE-R" calcext:value-type="string">
            <text:p>FIRE-R</text:p>
          </table:table-cell>
          <table:table-cell table:formula="of:=IF([.C371]=1;&quot;4&quot;;&quot;5&quot;)" office:value-type="string" office:string-value="5" calcext:value-type="string">
            <text:p>5</text:p>
          </table:table-cell>
          <table:table-cell table:formula="of:=IF([.A371]=[.D371])" office:value-type="boolean" office:boolean-value="false" calcext:value-type="boolean">
            <text:p>FALSE</text:p>
          </table:table-cell>
          <table:table-cell table:formula="of:=N([.H37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372]=1;&quot;FIRE&quot;)" office:value-type="boolean" office:boolean-value="false" calcext:value-type="boolean">
            <text:p>FALSE</text:p>
          </table:table-cell>
          <table:table-cell table:formula="of:=IF([.C372]=0;&quot;FIRE-R&quot;)" office:value-type="string" office:string-value="FIRE-R" calcext:value-type="string">
            <text:p>FIRE-R</text:p>
          </table:table-cell>
          <table:table-cell table:formula="of:=IF([.C372]=1;&quot;FIRE&quot;;&quot;FIRE-R&quot;)" office:value-type="string" office:string-value="FIRE-R" calcext:value-type="string">
            <text:p>FIRE-R</text:p>
          </table:table-cell>
          <table:table-cell table:formula="of:=IF([.C372]=1;&quot;4&quot;;&quot;5&quot;)" office:value-type="string" office:string-value="5" calcext:value-type="string">
            <text:p>5</text:p>
          </table:table-cell>
          <table:table-cell table:formula="of:=IF([.A372]=[.D372])" office:value-type="boolean" office:boolean-value="false" calcext:value-type="boolean">
            <text:p>FALSE</text:p>
          </table:table-cell>
          <table:table-cell table:formula="of:=N([.H37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373]=1;&quot;FIRE&quot;)" office:value-type="boolean" office:boolean-value="false" calcext:value-type="boolean">
            <text:p>FALSE</text:p>
          </table:table-cell>
          <table:table-cell table:formula="of:=IF([.C373]=0;&quot;FIRE-R&quot;)" office:value-type="string" office:string-value="FIRE-R" calcext:value-type="string">
            <text:p>FIRE-R</text:p>
          </table:table-cell>
          <table:table-cell table:formula="of:=IF([.C373]=1;&quot;FIRE&quot;;&quot;FIRE-R&quot;)" office:value-type="string" office:string-value="FIRE-R" calcext:value-type="string">
            <text:p>FIRE-R</text:p>
          </table:table-cell>
          <table:table-cell table:formula="of:=IF([.C373]=1;&quot;4&quot;;&quot;5&quot;)" office:value-type="string" office:string-value="5" calcext:value-type="string">
            <text:p>5</text:p>
          </table:table-cell>
          <table:table-cell table:formula="of:=IF([.A373]=[.D373])" office:value-type="boolean" office:boolean-value="false" calcext:value-type="boolean">
            <text:p>FALSE</text:p>
          </table:table-cell>
          <table:table-cell table:formula="of:=N([.H37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374]=1;&quot;FIRE&quot;)" office:value-type="boolean" office:boolean-value="false" calcext:value-type="boolean">
            <text:p>FALSE</text:p>
          </table:table-cell>
          <table:table-cell table:formula="of:=IF([.C374]=0;&quot;FIRE-R&quot;)" office:value-type="string" office:string-value="FIRE-R" calcext:value-type="string">
            <text:p>FIRE-R</text:p>
          </table:table-cell>
          <table:table-cell table:formula="of:=IF([.C374]=1;&quot;FIRE&quot;;&quot;FIRE-R&quot;)" office:value-type="string" office:string-value="FIRE-R" calcext:value-type="string">
            <text:p>FIRE-R</text:p>
          </table:table-cell>
          <table:table-cell table:formula="of:=IF([.C374]=1;&quot;4&quot;;&quot;5&quot;)" office:value-type="string" office:string-value="5" calcext:value-type="string">
            <text:p>5</text:p>
          </table:table-cell>
          <table:table-cell table:formula="of:=IF([.A374]=[.D374])" office:value-type="boolean" office:boolean-value="false" calcext:value-type="boolean">
            <text:p>FALSE</text:p>
          </table:table-cell>
          <table:table-cell table:formula="of:=N([.H37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375]=1;&quot;FIRE&quot;)" office:value-type="boolean" office:boolean-value="false" calcext:value-type="boolean">
            <text:p>FALSE</text:p>
          </table:table-cell>
          <table:table-cell table:formula="of:=IF([.C375]=0;&quot;FIRE-R&quot;)" office:value-type="string" office:string-value="FIRE-R" calcext:value-type="string">
            <text:p>FIRE-R</text:p>
          </table:table-cell>
          <table:table-cell table:formula="of:=IF([.C375]=1;&quot;FIRE&quot;;&quot;FIRE-R&quot;)" office:value-type="string" office:string-value="FIRE-R" calcext:value-type="string">
            <text:p>FIRE-R</text:p>
          </table:table-cell>
          <table:table-cell table:formula="of:=IF([.C375]=1;&quot;4&quot;;&quot;5&quot;)" office:value-type="string" office:string-value="5" calcext:value-type="string">
            <text:p>5</text:p>
          </table:table-cell>
          <table:table-cell table:formula="of:=IF([.A375]=[.D375])" office:value-type="boolean" office:boolean-value="false" calcext:value-type="boolean">
            <text:p>FALSE</text:p>
          </table:table-cell>
          <table:table-cell table:formula="of:=N([.H37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376]=1;&quot;FIRE&quot;)" office:value-type="boolean" office:boolean-value="false" calcext:value-type="boolean">
            <text:p>FALSE</text:p>
          </table:table-cell>
          <table:table-cell table:formula="of:=IF([.C376]=0;&quot;FIRE-R&quot;)" office:value-type="string" office:string-value="FIRE-R" calcext:value-type="string">
            <text:p>FIRE-R</text:p>
          </table:table-cell>
          <table:table-cell table:formula="of:=IF([.C376]=1;&quot;FIRE&quot;;&quot;FIRE-R&quot;)" office:value-type="string" office:string-value="FIRE-R" calcext:value-type="string">
            <text:p>FIRE-R</text:p>
          </table:table-cell>
          <table:table-cell table:formula="of:=IF([.C376]=1;&quot;4&quot;;&quot;5&quot;)" office:value-type="string" office:string-value="5" calcext:value-type="string">
            <text:p>5</text:p>
          </table:table-cell>
          <table:table-cell table:formula="of:=IF([.A376]=[.D376])" office:value-type="boolean" office:boolean-value="false" calcext:value-type="boolean">
            <text:p>FALSE</text:p>
          </table:table-cell>
          <table:table-cell table:formula="of:=N([.H37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377]=1;&quot;FIRE&quot;)" office:value-type="boolean" office:boolean-value="false" calcext:value-type="boolean">
            <text:p>FALSE</text:p>
          </table:table-cell>
          <table:table-cell table:formula="of:=IF([.C377]=0;&quot;FIRE-R&quot;)" office:value-type="string" office:string-value="FIRE-R" calcext:value-type="string">
            <text:p>FIRE-R</text:p>
          </table:table-cell>
          <table:table-cell table:formula="of:=IF([.C377]=1;&quot;FIRE&quot;;&quot;FIRE-R&quot;)" office:value-type="string" office:string-value="FIRE-R" calcext:value-type="string">
            <text:p>FIRE-R</text:p>
          </table:table-cell>
          <table:table-cell table:formula="of:=IF([.C377]=1;&quot;4&quot;;&quot;5&quot;)" office:value-type="string" office:string-value="5" calcext:value-type="string">
            <text:p>5</text:p>
          </table:table-cell>
          <table:table-cell table:formula="of:=IF([.A377]=[.D377])" office:value-type="boolean" office:boolean-value="false" calcext:value-type="boolean">
            <text:p>FALSE</text:p>
          </table:table-cell>
          <table:table-cell table:formula="of:=N([.H37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378]=1;&quot;FIRE&quot;)" office:value-type="boolean" office:boolean-value="false" calcext:value-type="boolean">
            <text:p>FALSE</text:p>
          </table:table-cell>
          <table:table-cell table:formula="of:=IF([.C378]=0;&quot;FIRE-R&quot;)" office:value-type="string" office:string-value="FIRE-R" calcext:value-type="string">
            <text:p>FIRE-R</text:p>
          </table:table-cell>
          <table:table-cell table:formula="of:=IF([.C378]=1;&quot;FIRE&quot;;&quot;FIRE-R&quot;)" office:value-type="string" office:string-value="FIRE-R" calcext:value-type="string">
            <text:p>FIRE-R</text:p>
          </table:table-cell>
          <table:table-cell table:formula="of:=IF([.C378]=1;&quot;4&quot;;&quot;5&quot;)" office:value-type="string" office:string-value="5" calcext:value-type="string">
            <text:p>5</text:p>
          </table:table-cell>
          <table:table-cell table:formula="of:=IF([.A378]=[.D378])" office:value-type="boolean" office:boolean-value="false" calcext:value-type="boolean">
            <text:p>FALSE</text:p>
          </table:table-cell>
          <table:table-cell table:formula="of:=N([.H37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379]=1;&quot;FIRE&quot;)" office:value-type="boolean" office:boolean-value="false" calcext:value-type="boolean">
            <text:p>FALSE</text:p>
          </table:table-cell>
          <table:table-cell table:formula="of:=IF([.C379]=0;&quot;FIRE-R&quot;)" office:value-type="string" office:string-value="FIRE-R" calcext:value-type="string">
            <text:p>FIRE-R</text:p>
          </table:table-cell>
          <table:table-cell table:formula="of:=IF([.C379]=1;&quot;FIRE&quot;;&quot;FIRE-R&quot;)" office:value-type="string" office:string-value="FIRE-R" calcext:value-type="string">
            <text:p>FIRE-R</text:p>
          </table:table-cell>
          <table:table-cell table:formula="of:=IF([.C379]=1;&quot;4&quot;;&quot;5&quot;)" office:value-type="string" office:string-value="5" calcext:value-type="string">
            <text:p>5</text:p>
          </table:table-cell>
          <table:table-cell table:formula="of:=IF([.A379]=[.D379])" office:value-type="boolean" office:boolean-value="false" calcext:value-type="boolean">
            <text:p>FALSE</text:p>
          </table:table-cell>
          <table:table-cell table:formula="of:=N([.H37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380]=1;&quot;FIRE&quot;)" office:value-type="boolean" office:boolean-value="false" calcext:value-type="boolean">
            <text:p>FALSE</text:p>
          </table:table-cell>
          <table:table-cell table:formula="of:=IF([.C380]=0;&quot;FIRE-R&quot;)" office:value-type="string" office:string-value="FIRE-R" calcext:value-type="string">
            <text:p>FIRE-R</text:p>
          </table:table-cell>
          <table:table-cell table:formula="of:=IF([.C380]=1;&quot;FIRE&quot;;&quot;FIRE-R&quot;)" office:value-type="string" office:string-value="FIRE-R" calcext:value-type="string">
            <text:p>FIRE-R</text:p>
          </table:table-cell>
          <table:table-cell table:formula="of:=IF([.C380]=1;&quot;4&quot;;&quot;5&quot;)" office:value-type="string" office:string-value="5" calcext:value-type="string">
            <text:p>5</text:p>
          </table:table-cell>
          <table:table-cell table:formula="of:=IF([.A380]=[.D380])" office:value-type="boolean" office:boolean-value="false" calcext:value-type="boolean">
            <text:p>FALSE</text:p>
          </table:table-cell>
          <table:table-cell table:formula="of:=N([.H38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381]=1;&quot;FIRE&quot;)" office:value-type="string" office:string-value="FIRE" calcext:value-type="string">
            <text:p>FIRE</text:p>
          </table:table-cell>
          <table:table-cell table:formula="of:=IF([.C381]=0;&quot;FIRE-R&quot;)" office:value-type="boolean" office:boolean-value="false" calcext:value-type="boolean">
            <text:p>FALSE</text:p>
          </table:table-cell>
          <table:table-cell table:formula="of:=IF([.C381]=1;&quot;FIRE&quot;;&quot;FIRE-R&quot;)" office:value-type="string" office:string-value="FIRE" calcext:value-type="string">
            <text:p>FIRE</text:p>
          </table:table-cell>
          <table:table-cell table:formula="of:=IF([.C381]=1;&quot;4&quot;;&quot;5&quot;)" office:value-type="string" office:string-value="4" calcext:value-type="string">
            <text:p>4</text:p>
          </table:table-cell>
          <table:table-cell table:formula="of:=IF([.A381]=[.D381])" office:value-type="boolean" office:boolean-value="false" calcext:value-type="boolean">
            <text:p>FALSE</text:p>
          </table:table-cell>
          <table:table-cell table:formula="of:=N([.H38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382]=1;&quot;FIRE&quot;)" office:value-type="string" office:string-value="FIRE" calcext:value-type="string">
            <text:p>FIRE</text:p>
          </table:table-cell>
          <table:table-cell table:formula="of:=IF([.C382]=0;&quot;FIRE-R&quot;)" office:value-type="boolean" office:boolean-value="false" calcext:value-type="boolean">
            <text:p>FALSE</text:p>
          </table:table-cell>
          <table:table-cell table:formula="of:=IF([.C382]=1;&quot;FIRE&quot;;&quot;FIRE-R&quot;)" office:value-type="string" office:string-value="FIRE" calcext:value-type="string">
            <text:p>FIRE</text:p>
          </table:table-cell>
          <table:table-cell table:formula="of:=IF([.C382]=1;&quot;4&quot;;&quot;5&quot;)" office:value-type="string" office:string-value="4" calcext:value-type="string">
            <text:p>4</text:p>
          </table:table-cell>
          <table:table-cell table:formula="of:=IF([.A382]=[.D382])" office:value-type="boolean" office:boolean-value="false" calcext:value-type="boolean">
            <text:p>FALSE</text:p>
          </table:table-cell>
          <table:table-cell table:formula="of:=N([.H38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383]=1;&quot;FIRE&quot;)" office:value-type="string" office:string-value="FIRE" calcext:value-type="string">
            <text:p>FIRE</text:p>
          </table:table-cell>
          <table:table-cell table:formula="of:=IF([.C383]=0;&quot;FIRE-R&quot;)" office:value-type="boolean" office:boolean-value="false" calcext:value-type="boolean">
            <text:p>FALSE</text:p>
          </table:table-cell>
          <table:table-cell table:formula="of:=IF([.C383]=1;&quot;FIRE&quot;;&quot;FIRE-R&quot;)" office:value-type="string" office:string-value="FIRE" calcext:value-type="string">
            <text:p>FIRE</text:p>
          </table:table-cell>
          <table:table-cell table:formula="of:=IF([.C383]=1;&quot;4&quot;;&quot;5&quot;)" office:value-type="string" office:string-value="4" calcext:value-type="string">
            <text:p>4</text:p>
          </table:table-cell>
          <table:table-cell table:formula="of:=IF([.A383]=[.D383])" office:value-type="boolean" office:boolean-value="false" calcext:value-type="boolean">
            <text:p>FALSE</text:p>
          </table:table-cell>
          <table:table-cell table:formula="of:=N([.H38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384]=1;&quot;FIRE&quot;)" office:value-type="string" office:string-value="FIRE" calcext:value-type="string">
            <text:p>FIRE</text:p>
          </table:table-cell>
          <table:table-cell table:formula="of:=IF([.C384]=0;&quot;FIRE-R&quot;)" office:value-type="boolean" office:boolean-value="false" calcext:value-type="boolean">
            <text:p>FALSE</text:p>
          </table:table-cell>
          <table:table-cell table:formula="of:=IF([.C384]=1;&quot;FIRE&quot;;&quot;FIRE-R&quot;)" office:value-type="string" office:string-value="FIRE" calcext:value-type="string">
            <text:p>FIRE</text:p>
          </table:table-cell>
          <table:table-cell table:formula="of:=IF([.C384]=1;&quot;4&quot;;&quot;5&quot;)" office:value-type="string" office:string-value="4" calcext:value-type="string">
            <text:p>4</text:p>
          </table:table-cell>
          <table:table-cell table:formula="of:=IF([.A384]=[.D384])" office:value-type="boolean" office:boolean-value="false" calcext:value-type="boolean">
            <text:p>FALSE</text:p>
          </table:table-cell>
          <table:table-cell table:formula="of:=N([.H38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385]=1;&quot;FIRE&quot;)" office:value-type="string" office:string-value="FIRE" calcext:value-type="string">
            <text:p>FIRE</text:p>
          </table:table-cell>
          <table:table-cell table:formula="of:=IF([.C385]=0;&quot;FIRE-R&quot;)" office:value-type="boolean" office:boolean-value="false" calcext:value-type="boolean">
            <text:p>FALSE</text:p>
          </table:table-cell>
          <table:table-cell table:formula="of:=IF([.C385]=1;&quot;FIRE&quot;;&quot;FIRE-R&quot;)" office:value-type="string" office:string-value="FIRE" calcext:value-type="string">
            <text:p>FIRE</text:p>
          </table:table-cell>
          <table:table-cell table:formula="of:=IF([.C385]=1;&quot;4&quot;;&quot;5&quot;)" office:value-type="string" office:string-value="4" calcext:value-type="string">
            <text:p>4</text:p>
          </table:table-cell>
          <table:table-cell table:formula="of:=IF([.A385]=[.D385])" office:value-type="boolean" office:boolean-value="false" calcext:value-type="boolean">
            <text:p>FALSE</text:p>
          </table:table-cell>
          <table:table-cell table:formula="of:=N([.H38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386]=1;&quot;FIRE&quot;)" office:value-type="string" office:string-value="FIRE" calcext:value-type="string">
            <text:p>FIRE</text:p>
          </table:table-cell>
          <table:table-cell table:formula="of:=IF([.C386]=0;&quot;FIRE-R&quot;)" office:value-type="boolean" office:boolean-value="false" calcext:value-type="boolean">
            <text:p>FALSE</text:p>
          </table:table-cell>
          <table:table-cell table:formula="of:=IF([.C386]=1;&quot;FIRE&quot;;&quot;FIRE-R&quot;)" office:value-type="string" office:string-value="FIRE" calcext:value-type="string">
            <text:p>FIRE</text:p>
          </table:table-cell>
          <table:table-cell table:formula="of:=IF([.C386]=1;&quot;4&quot;;&quot;5&quot;)" office:value-type="string" office:string-value="4" calcext:value-type="string">
            <text:p>4</text:p>
          </table:table-cell>
          <table:table-cell table:formula="of:=IF([.A386]=[.D386])" office:value-type="boolean" office:boolean-value="false" calcext:value-type="boolean">
            <text:p>FALSE</text:p>
          </table:table-cell>
          <table:table-cell table:formula="of:=N([.H38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387]=1;&quot;FIRE&quot;)" office:value-type="boolean" office:boolean-value="false" calcext:value-type="boolean">
            <text:p>FALSE</text:p>
          </table:table-cell>
          <table:table-cell table:formula="of:=IF([.C387]=0;&quot;FIRE-R&quot;)" office:value-type="string" office:string-value="FIRE-R" calcext:value-type="string">
            <text:p>FIRE-R</text:p>
          </table:table-cell>
          <table:table-cell table:formula="of:=IF([.C387]=1;&quot;FIRE&quot;;&quot;FIRE-R&quot;)" office:value-type="string" office:string-value="FIRE-R" calcext:value-type="string">
            <text:p>FIRE-R</text:p>
          </table:table-cell>
          <table:table-cell table:formula="of:=IF([.C387]=1;&quot;4&quot;;&quot;5&quot;)" office:value-type="string" office:string-value="5" calcext:value-type="string">
            <text:p>5</text:p>
          </table:table-cell>
          <table:table-cell table:formula="of:=IF([.A387]=[.D387])" office:value-type="boolean" office:boolean-value="false" calcext:value-type="boolean">
            <text:p>FALSE</text:p>
          </table:table-cell>
          <table:table-cell table:formula="of:=N([.H38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388]=1;&quot;FIRE&quot;)" office:value-type="boolean" office:boolean-value="false" calcext:value-type="boolean">
            <text:p>FALSE</text:p>
          </table:table-cell>
          <table:table-cell table:formula="of:=IF([.C388]=0;&quot;FIRE-R&quot;)" office:value-type="string" office:string-value="FIRE-R" calcext:value-type="string">
            <text:p>FIRE-R</text:p>
          </table:table-cell>
          <table:table-cell table:formula="of:=IF([.C388]=1;&quot;FIRE&quot;;&quot;FIRE-R&quot;)" office:value-type="string" office:string-value="FIRE-R" calcext:value-type="string">
            <text:p>FIRE-R</text:p>
          </table:table-cell>
          <table:table-cell table:formula="of:=IF([.C388]=1;&quot;4&quot;;&quot;5&quot;)" office:value-type="string" office:string-value="5" calcext:value-type="string">
            <text:p>5</text:p>
          </table:table-cell>
          <table:table-cell table:formula="of:=IF([.A388]=[.D388])" office:value-type="boolean" office:boolean-value="false" calcext:value-type="boolean">
            <text:p>FALSE</text:p>
          </table:table-cell>
          <table:table-cell table:formula="of:=N([.H38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389]=1;&quot;FIRE&quot;)" office:value-type="boolean" office:boolean-value="false" calcext:value-type="boolean">
            <text:p>FALSE</text:p>
          </table:table-cell>
          <table:table-cell table:formula="of:=IF([.C389]=0;&quot;FIRE-R&quot;)" office:value-type="string" office:string-value="FIRE-R" calcext:value-type="string">
            <text:p>FIRE-R</text:p>
          </table:table-cell>
          <table:table-cell table:formula="of:=IF([.C389]=1;&quot;FIRE&quot;;&quot;FIRE-R&quot;)" office:value-type="string" office:string-value="FIRE-R" calcext:value-type="string">
            <text:p>FIRE-R</text:p>
          </table:table-cell>
          <table:table-cell table:formula="of:=IF([.C389]=1;&quot;4&quot;;&quot;5&quot;)" office:value-type="string" office:string-value="5" calcext:value-type="string">
            <text:p>5</text:p>
          </table:table-cell>
          <table:table-cell table:formula="of:=IF([.A389]=[.D389])" office:value-type="boolean" office:boolean-value="false" calcext:value-type="boolean">
            <text:p>FALSE</text:p>
          </table:table-cell>
          <table:table-cell table:formula="of:=N([.H38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390]=1;&quot;FIRE&quot;)" office:value-type="string" office:string-value="FIRE" calcext:value-type="string">
            <text:p>FIRE</text:p>
          </table:table-cell>
          <table:table-cell table:formula="of:=IF([.C390]=0;&quot;FIRE-R&quot;)" office:value-type="boolean" office:boolean-value="false" calcext:value-type="boolean">
            <text:p>FALSE</text:p>
          </table:table-cell>
          <table:table-cell table:formula="of:=IF([.C390]=1;&quot;FIRE&quot;;&quot;FIRE-R&quot;)" office:value-type="string" office:string-value="FIRE" calcext:value-type="string">
            <text:p>FIRE</text:p>
          </table:table-cell>
          <table:table-cell table:formula="of:=IF([.C390]=1;&quot;4&quot;;&quot;5&quot;)" office:value-type="string" office:string-value="4" calcext:value-type="string">
            <text:p>4</text:p>
          </table:table-cell>
          <table:table-cell table:formula="of:=IF([.A390]=[.D390])" office:value-type="boolean" office:boolean-value="false" calcext:value-type="boolean">
            <text:p>FALSE</text:p>
          </table:table-cell>
          <table:table-cell table:formula="of:=N([.H39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391]=1;&quot;FIRE&quot;)" office:value-type="string" office:string-value="FIRE" calcext:value-type="string">
            <text:p>FIRE</text:p>
          </table:table-cell>
          <table:table-cell table:formula="of:=IF([.C391]=0;&quot;FIRE-R&quot;)" office:value-type="boolean" office:boolean-value="false" calcext:value-type="boolean">
            <text:p>FALSE</text:p>
          </table:table-cell>
          <table:table-cell table:formula="of:=IF([.C391]=1;&quot;FIRE&quot;;&quot;FIRE-R&quot;)" office:value-type="string" office:string-value="FIRE" calcext:value-type="string">
            <text:p>FIRE</text:p>
          </table:table-cell>
          <table:table-cell table:formula="of:=IF([.C391]=1;&quot;4&quot;;&quot;5&quot;)" office:value-type="string" office:string-value="4" calcext:value-type="string">
            <text:p>4</text:p>
          </table:table-cell>
          <table:table-cell table:formula="of:=IF([.A391]=[.D391])" office:value-type="boolean" office:boolean-value="false" calcext:value-type="boolean">
            <text:p>FALSE</text:p>
          </table:table-cell>
          <table:table-cell table:formula="of:=N([.H39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392]=1;&quot;FIRE&quot;)" office:value-type="string" office:string-value="FIRE" calcext:value-type="string">
            <text:p>FIRE</text:p>
          </table:table-cell>
          <table:table-cell table:formula="of:=IF([.C392]=0;&quot;FIRE-R&quot;)" office:value-type="boolean" office:boolean-value="false" calcext:value-type="boolean">
            <text:p>FALSE</text:p>
          </table:table-cell>
          <table:table-cell table:formula="of:=IF([.C392]=1;&quot;FIRE&quot;;&quot;FIRE-R&quot;)" office:value-type="string" office:string-value="FIRE" calcext:value-type="string">
            <text:p>FIRE</text:p>
          </table:table-cell>
          <table:table-cell table:formula="of:=IF([.C392]=1;&quot;4&quot;;&quot;5&quot;)" office:value-type="string" office:string-value="4" calcext:value-type="string">
            <text:p>4</text:p>
          </table:table-cell>
          <table:table-cell table:formula="of:=IF([.A392]=[.D392])" office:value-type="boolean" office:boolean-value="false" calcext:value-type="boolean">
            <text:p>FALSE</text:p>
          </table:table-cell>
          <table:table-cell table:formula="of:=N([.H39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393]=1;&quot;FIRE&quot;)" office:value-type="string" office:string-value="FIRE" calcext:value-type="string">
            <text:p>FIRE</text:p>
          </table:table-cell>
          <table:table-cell table:formula="of:=IF([.C393]=0;&quot;FIRE-R&quot;)" office:value-type="boolean" office:boolean-value="false" calcext:value-type="boolean">
            <text:p>FALSE</text:p>
          </table:table-cell>
          <table:table-cell table:formula="of:=IF([.C393]=1;&quot;FIRE&quot;;&quot;FIRE-R&quot;)" office:value-type="string" office:string-value="FIRE" calcext:value-type="string">
            <text:p>FIRE</text:p>
          </table:table-cell>
          <table:table-cell table:formula="of:=IF([.C393]=1;&quot;4&quot;;&quot;5&quot;)" office:value-type="string" office:string-value="4" calcext:value-type="string">
            <text:p>4</text:p>
          </table:table-cell>
          <table:table-cell table:formula="of:=IF([.A393]=[.D393])" office:value-type="boolean" office:boolean-value="false" calcext:value-type="boolean">
            <text:p>FALSE</text:p>
          </table:table-cell>
          <table:table-cell table:formula="of:=N([.H39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394]=1;&quot;FIRE&quot;)" office:value-type="boolean" office:boolean-value="false" calcext:value-type="boolean">
            <text:p>FALSE</text:p>
          </table:table-cell>
          <table:table-cell table:formula="of:=IF([.C394]=0;&quot;FIRE-R&quot;)" office:value-type="string" office:string-value="FIRE-R" calcext:value-type="string">
            <text:p>FIRE-R</text:p>
          </table:table-cell>
          <table:table-cell table:formula="of:=IF([.C394]=1;&quot;FIRE&quot;;&quot;FIRE-R&quot;)" office:value-type="string" office:string-value="FIRE-R" calcext:value-type="string">
            <text:p>FIRE-R</text:p>
          </table:table-cell>
          <table:table-cell table:formula="of:=IF([.C394]=1;&quot;4&quot;;&quot;5&quot;)" office:value-type="string" office:string-value="5" calcext:value-type="string">
            <text:p>5</text:p>
          </table:table-cell>
          <table:table-cell table:formula="of:=IF([.A394]=[.D394])" office:value-type="boolean" office:boolean-value="false" calcext:value-type="boolean">
            <text:p>FALSE</text:p>
          </table:table-cell>
          <table:table-cell table:formula="of:=N([.H39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395]=1;&quot;FIRE&quot;)" office:value-type="string" office:string-value="FIRE" calcext:value-type="string">
            <text:p>FIRE</text:p>
          </table:table-cell>
          <table:table-cell table:formula="of:=IF([.C395]=0;&quot;FIRE-R&quot;)" office:value-type="boolean" office:boolean-value="false" calcext:value-type="boolean">
            <text:p>FALSE</text:p>
          </table:table-cell>
          <table:table-cell table:formula="of:=IF([.C395]=1;&quot;FIRE&quot;;&quot;FIRE-R&quot;)" office:value-type="string" office:string-value="FIRE" calcext:value-type="string">
            <text:p>FIRE</text:p>
          </table:table-cell>
          <table:table-cell table:formula="of:=IF([.C395]=1;&quot;4&quot;;&quot;5&quot;)" office:value-type="string" office:string-value="4" calcext:value-type="string">
            <text:p>4</text:p>
          </table:table-cell>
          <table:table-cell table:formula="of:=IF([.A395]=[.D395])" office:value-type="boolean" office:boolean-value="false" calcext:value-type="boolean">
            <text:p>FALSE</text:p>
          </table:table-cell>
          <table:table-cell table:formula="of:=N([.H39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396]=1;&quot;FIRE&quot;)" office:value-type="boolean" office:boolean-value="false" calcext:value-type="boolean">
            <text:p>FALSE</text:p>
          </table:table-cell>
          <table:table-cell table:formula="of:=IF([.C396]=0;&quot;FIRE-R&quot;)" office:value-type="string" office:string-value="FIRE-R" calcext:value-type="string">
            <text:p>FIRE-R</text:p>
          </table:table-cell>
          <table:table-cell table:formula="of:=IF([.C396]=1;&quot;FIRE&quot;;&quot;FIRE-R&quot;)" office:value-type="string" office:string-value="FIRE-R" calcext:value-type="string">
            <text:p>FIRE-R</text:p>
          </table:table-cell>
          <table:table-cell table:formula="of:=IF([.C396]=1;&quot;4&quot;;&quot;5&quot;)" office:value-type="string" office:string-value="5" calcext:value-type="string">
            <text:p>5</text:p>
          </table:table-cell>
          <table:table-cell table:formula="of:=IF([.A396]=[.D396])" office:value-type="boolean" office:boolean-value="false" calcext:value-type="boolean">
            <text:p>FALSE</text:p>
          </table:table-cell>
          <table:table-cell table:formula="of:=N([.H39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397]=1;&quot;FIRE&quot;)" office:value-type="boolean" office:boolean-value="false" calcext:value-type="boolean">
            <text:p>FALSE</text:p>
          </table:table-cell>
          <table:table-cell table:formula="of:=IF([.C397]=0;&quot;FIRE-R&quot;)" office:value-type="string" office:string-value="FIRE-R" calcext:value-type="string">
            <text:p>FIRE-R</text:p>
          </table:table-cell>
          <table:table-cell table:formula="of:=IF([.C397]=1;&quot;FIRE&quot;;&quot;FIRE-R&quot;)" office:value-type="string" office:string-value="FIRE-R" calcext:value-type="string">
            <text:p>FIRE-R</text:p>
          </table:table-cell>
          <table:table-cell table:formula="of:=IF([.C397]=1;&quot;4&quot;;&quot;5&quot;)" office:value-type="string" office:string-value="5" calcext:value-type="string">
            <text:p>5</text:p>
          </table:table-cell>
          <table:table-cell table:formula="of:=IF([.A397]=[.D397])" office:value-type="boolean" office:boolean-value="false" calcext:value-type="boolean">
            <text:p>FALSE</text:p>
          </table:table-cell>
          <table:table-cell table:formula="of:=N([.H39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398]=1;&quot;FIRE&quot;)" office:value-type="boolean" office:boolean-value="false" calcext:value-type="boolean">
            <text:p>FALSE</text:p>
          </table:table-cell>
          <table:table-cell table:formula="of:=IF([.C398]=0;&quot;FIRE-R&quot;)" office:value-type="string" office:string-value="FIRE-R" calcext:value-type="string">
            <text:p>FIRE-R</text:p>
          </table:table-cell>
          <table:table-cell table:formula="of:=IF([.C398]=1;&quot;FIRE&quot;;&quot;FIRE-R&quot;)" office:value-type="string" office:string-value="FIRE-R" calcext:value-type="string">
            <text:p>FIRE-R</text:p>
          </table:table-cell>
          <table:table-cell table:formula="of:=IF([.C398]=1;&quot;4&quot;;&quot;5&quot;)" office:value-type="string" office:string-value="5" calcext:value-type="string">
            <text:p>5</text:p>
          </table:table-cell>
          <table:table-cell table:formula="of:=IF([.A398]=[.D398])" office:value-type="boolean" office:boolean-value="false" calcext:value-type="boolean">
            <text:p>FALSE</text:p>
          </table:table-cell>
          <table:table-cell table:formula="of:=N([.H39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399]=1;&quot;FIRE&quot;)" office:value-type="boolean" office:boolean-value="false" calcext:value-type="boolean">
            <text:p>FALSE</text:p>
          </table:table-cell>
          <table:table-cell table:formula="of:=IF([.C399]=0;&quot;FIRE-R&quot;)" office:value-type="string" office:string-value="FIRE-R" calcext:value-type="string">
            <text:p>FIRE-R</text:p>
          </table:table-cell>
          <table:table-cell table:formula="of:=IF([.C399]=1;&quot;FIRE&quot;;&quot;FIRE-R&quot;)" office:value-type="string" office:string-value="FIRE-R" calcext:value-type="string">
            <text:p>FIRE-R</text:p>
          </table:table-cell>
          <table:table-cell table:formula="of:=IF([.C399]=1;&quot;4&quot;;&quot;5&quot;)" office:value-type="string" office:string-value="5" calcext:value-type="string">
            <text:p>5</text:p>
          </table:table-cell>
          <table:table-cell table:formula="of:=IF([.A399]=[.D399])" office:value-type="boolean" office:boolean-value="false" calcext:value-type="boolean">
            <text:p>FALSE</text:p>
          </table:table-cell>
          <table:table-cell table:formula="of:=N([.H39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400]=1;&quot;FIRE&quot;)" office:value-type="boolean" office:boolean-value="false" calcext:value-type="boolean">
            <text:p>FALSE</text:p>
          </table:table-cell>
          <table:table-cell table:formula="of:=IF([.C400]=0;&quot;FIRE-R&quot;)" office:value-type="string" office:string-value="FIRE-R" calcext:value-type="string">
            <text:p>FIRE-R</text:p>
          </table:table-cell>
          <table:table-cell table:formula="of:=IF([.C400]=1;&quot;FIRE&quot;;&quot;FIRE-R&quot;)" office:value-type="string" office:string-value="FIRE-R" calcext:value-type="string">
            <text:p>FIRE-R</text:p>
          </table:table-cell>
          <table:table-cell table:formula="of:=IF([.C400]=1;&quot;4&quot;;&quot;5&quot;)" office:value-type="string" office:string-value="5" calcext:value-type="string">
            <text:p>5</text:p>
          </table:table-cell>
          <table:table-cell table:formula="of:=IF([.A400]=[.D400])" office:value-type="boolean" office:boolean-value="false" calcext:value-type="boolean">
            <text:p>FALSE</text:p>
          </table:table-cell>
          <table:table-cell table:formula="of:=N([.H40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401]=1;&quot;FIRE&quot;)" office:value-type="boolean" office:boolean-value="false" calcext:value-type="boolean">
            <text:p>FALSE</text:p>
          </table:table-cell>
          <table:table-cell table:formula="of:=IF([.C401]=0;&quot;FIRE-R&quot;)" office:value-type="string" office:string-value="FIRE-R" calcext:value-type="string">
            <text:p>FIRE-R</text:p>
          </table:table-cell>
          <table:table-cell table:formula="of:=IF([.C401]=1;&quot;FIRE&quot;;&quot;FIRE-R&quot;)" office:value-type="string" office:string-value="FIRE-R" calcext:value-type="string">
            <text:p>FIRE-R</text:p>
          </table:table-cell>
          <table:table-cell table:formula="of:=IF([.C401]=1;&quot;4&quot;;&quot;5&quot;)" office:value-type="string" office:string-value="5" calcext:value-type="string">
            <text:p>5</text:p>
          </table:table-cell>
          <table:table-cell table:formula="of:=IF([.A401]=[.D401])" office:value-type="boolean" office:boolean-value="false" calcext:value-type="boolean">
            <text:p>FALSE</text:p>
          </table:table-cell>
          <table:table-cell table:formula="of:=N([.H40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402]=1;&quot;FIRE&quot;)" office:value-type="boolean" office:boolean-value="false" calcext:value-type="boolean">
            <text:p>FALSE</text:p>
          </table:table-cell>
          <table:table-cell table:formula="of:=IF([.C402]=0;&quot;FIRE-R&quot;)" office:value-type="string" office:string-value="FIRE-R" calcext:value-type="string">
            <text:p>FIRE-R</text:p>
          </table:table-cell>
          <table:table-cell table:formula="of:=IF([.C402]=1;&quot;FIRE&quot;;&quot;FIRE-R&quot;)" office:value-type="string" office:string-value="FIRE-R" calcext:value-type="string">
            <text:p>FIRE-R</text:p>
          </table:table-cell>
          <table:table-cell table:formula="of:=IF([.C402]=1;&quot;4&quot;;&quot;5&quot;)" office:value-type="string" office:string-value="5" calcext:value-type="string">
            <text:p>5</text:p>
          </table:table-cell>
          <table:table-cell table:formula="of:=IF([.A402]=[.D402])" office:value-type="boolean" office:boolean-value="false" calcext:value-type="boolean">
            <text:p>FALSE</text:p>
          </table:table-cell>
          <table:table-cell table:formula="of:=N([.H40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403]=1;&quot;FIRE&quot;)" office:value-type="boolean" office:boolean-value="false" calcext:value-type="boolean">
            <text:p>FALSE</text:p>
          </table:table-cell>
          <table:table-cell table:formula="of:=IF([.C403]=0;&quot;FIRE-R&quot;)" office:value-type="string" office:string-value="FIRE-R" calcext:value-type="string">
            <text:p>FIRE-R</text:p>
          </table:table-cell>
          <table:table-cell table:formula="of:=IF([.C403]=1;&quot;FIRE&quot;;&quot;FIRE-R&quot;)" office:value-type="string" office:string-value="FIRE-R" calcext:value-type="string">
            <text:p>FIRE-R</text:p>
          </table:table-cell>
          <table:table-cell table:formula="of:=IF([.C403]=1;&quot;4&quot;;&quot;5&quot;)" office:value-type="string" office:string-value="5" calcext:value-type="string">
            <text:p>5</text:p>
          </table:table-cell>
          <table:table-cell table:formula="of:=IF([.A403]=[.D403])" office:value-type="boolean" office:boolean-value="false" calcext:value-type="boolean">
            <text:p>FALSE</text:p>
          </table:table-cell>
          <table:table-cell table:formula="of:=N([.H40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404]=1;&quot;FIRE&quot;)" office:value-type="boolean" office:boolean-value="false" calcext:value-type="boolean">
            <text:p>FALSE</text:p>
          </table:table-cell>
          <table:table-cell table:formula="of:=IF([.C404]=0;&quot;FIRE-R&quot;)" office:value-type="string" office:string-value="FIRE-R" calcext:value-type="string">
            <text:p>FIRE-R</text:p>
          </table:table-cell>
          <table:table-cell table:formula="of:=IF([.C404]=1;&quot;FIRE&quot;;&quot;FIRE-R&quot;)" office:value-type="string" office:string-value="FIRE-R" calcext:value-type="string">
            <text:p>FIRE-R</text:p>
          </table:table-cell>
          <table:table-cell table:formula="of:=IF([.C404]=1;&quot;4&quot;;&quot;5&quot;)" office:value-type="string" office:string-value="5" calcext:value-type="string">
            <text:p>5</text:p>
          </table:table-cell>
          <table:table-cell table:formula="of:=IF([.A404]=[.D404])" office:value-type="boolean" office:boolean-value="false" calcext:value-type="boolean">
            <text:p>FALSE</text:p>
          </table:table-cell>
          <table:table-cell table:formula="of:=N([.H40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405]=1;&quot;FIRE&quot;)" office:value-type="boolean" office:boolean-value="false" calcext:value-type="boolean">
            <text:p>FALSE</text:p>
          </table:table-cell>
          <table:table-cell table:formula="of:=IF([.C405]=0;&quot;FIRE-R&quot;)" office:value-type="string" office:string-value="FIRE-R" calcext:value-type="string">
            <text:p>FIRE-R</text:p>
          </table:table-cell>
          <table:table-cell table:formula="of:=IF([.C405]=1;&quot;FIRE&quot;;&quot;FIRE-R&quot;)" office:value-type="string" office:string-value="FIRE-R" calcext:value-type="string">
            <text:p>FIRE-R</text:p>
          </table:table-cell>
          <table:table-cell table:formula="of:=IF([.C405]=1;&quot;4&quot;;&quot;5&quot;)" office:value-type="string" office:string-value="5" calcext:value-type="string">
            <text:p>5</text:p>
          </table:table-cell>
          <table:table-cell table:formula="of:=IF([.A405]=[.D405])" office:value-type="boolean" office:boolean-value="false" calcext:value-type="boolean">
            <text:p>FALSE</text:p>
          </table:table-cell>
          <table:table-cell table:formula="of:=N([.H40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406]=1;&quot;FIRE&quot;)" office:value-type="boolean" office:boolean-value="false" calcext:value-type="boolean">
            <text:p>FALSE</text:p>
          </table:table-cell>
          <table:table-cell table:formula="of:=IF([.C406]=0;&quot;FIRE-R&quot;)" office:value-type="string" office:string-value="FIRE-R" calcext:value-type="string">
            <text:p>FIRE-R</text:p>
          </table:table-cell>
          <table:table-cell table:formula="of:=IF([.C406]=1;&quot;FIRE&quot;;&quot;FIRE-R&quot;)" office:value-type="string" office:string-value="FIRE-R" calcext:value-type="string">
            <text:p>FIRE-R</text:p>
          </table:table-cell>
          <table:table-cell table:formula="of:=IF([.C406]=1;&quot;4&quot;;&quot;5&quot;)" office:value-type="string" office:string-value="5" calcext:value-type="string">
            <text:p>5</text:p>
          </table:table-cell>
          <table:table-cell table:formula="of:=IF([.A406]=[.D406])" office:value-type="boolean" office:boolean-value="false" calcext:value-type="boolean">
            <text:p>FALSE</text:p>
          </table:table-cell>
          <table:table-cell table:formula="of:=N([.H40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407]=1;&quot;FIRE&quot;)" office:value-type="boolean" office:boolean-value="false" calcext:value-type="boolean">
            <text:p>FALSE</text:p>
          </table:table-cell>
          <table:table-cell table:formula="of:=IF([.C407]=0;&quot;FIRE-R&quot;)" office:value-type="string" office:string-value="FIRE-R" calcext:value-type="string">
            <text:p>FIRE-R</text:p>
          </table:table-cell>
          <table:table-cell table:formula="of:=IF([.C407]=1;&quot;FIRE&quot;;&quot;FIRE-R&quot;)" office:value-type="string" office:string-value="FIRE-R" calcext:value-type="string">
            <text:p>FIRE-R</text:p>
          </table:table-cell>
          <table:table-cell table:formula="of:=IF([.C407]=1;&quot;4&quot;;&quot;5&quot;)" office:value-type="string" office:string-value="5" calcext:value-type="string">
            <text:p>5</text:p>
          </table:table-cell>
          <table:table-cell table:formula="of:=IF([.A407]=[.D407])" office:value-type="boolean" office:boolean-value="false" calcext:value-type="boolean">
            <text:p>FALSE</text:p>
          </table:table-cell>
          <table:table-cell table:formula="of:=N([.H40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408]=1;&quot;FIRE&quot;)" office:value-type="boolean" office:boolean-value="false" calcext:value-type="boolean">
            <text:p>FALSE</text:p>
          </table:table-cell>
          <table:table-cell table:formula="of:=IF([.C408]=0;&quot;FIRE-R&quot;)" office:value-type="string" office:string-value="FIRE-R" calcext:value-type="string">
            <text:p>FIRE-R</text:p>
          </table:table-cell>
          <table:table-cell table:formula="of:=IF([.C408]=1;&quot;FIRE&quot;;&quot;FIRE-R&quot;)" office:value-type="string" office:string-value="FIRE-R" calcext:value-type="string">
            <text:p>FIRE-R</text:p>
          </table:table-cell>
          <table:table-cell table:formula="of:=IF([.C408]=1;&quot;4&quot;;&quot;5&quot;)" office:value-type="string" office:string-value="5" calcext:value-type="string">
            <text:p>5</text:p>
          </table:table-cell>
          <table:table-cell table:formula="of:=IF([.A408]=[.D408])" office:value-type="boolean" office:boolean-value="false" calcext:value-type="boolean">
            <text:p>FALSE</text:p>
          </table:table-cell>
          <table:table-cell table:formula="of:=N([.H40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409]=1;&quot;FIRE&quot;)" office:value-type="boolean" office:boolean-value="false" calcext:value-type="boolean">
            <text:p>FALSE</text:p>
          </table:table-cell>
          <table:table-cell table:formula="of:=IF([.C409]=0;&quot;FIRE-R&quot;)" office:value-type="string" office:string-value="FIRE-R" calcext:value-type="string">
            <text:p>FIRE-R</text:p>
          </table:table-cell>
          <table:table-cell table:formula="of:=IF([.C409]=1;&quot;FIRE&quot;;&quot;FIRE-R&quot;)" office:value-type="string" office:string-value="FIRE-R" calcext:value-type="string">
            <text:p>FIRE-R</text:p>
          </table:table-cell>
          <table:table-cell table:formula="of:=IF([.C409]=1;&quot;4&quot;;&quot;5&quot;)" office:value-type="string" office:string-value="5" calcext:value-type="string">
            <text:p>5</text:p>
          </table:table-cell>
          <table:table-cell table:formula="of:=IF([.A409]=[.D409])" office:value-type="boolean" office:boolean-value="false" calcext:value-type="boolean">
            <text:p>FALSE</text:p>
          </table:table-cell>
          <table:table-cell table:formula="of:=N([.H40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410]=1;&quot;FIRE&quot;)" office:value-type="boolean" office:boolean-value="false" calcext:value-type="boolean">
            <text:p>FALSE</text:p>
          </table:table-cell>
          <table:table-cell table:formula="of:=IF([.C410]=0;&quot;FIRE-R&quot;)" office:value-type="string" office:string-value="FIRE-R" calcext:value-type="string">
            <text:p>FIRE-R</text:p>
          </table:table-cell>
          <table:table-cell table:formula="of:=IF([.C410]=1;&quot;FIRE&quot;;&quot;FIRE-R&quot;)" office:value-type="string" office:string-value="FIRE-R" calcext:value-type="string">
            <text:p>FIRE-R</text:p>
          </table:table-cell>
          <table:table-cell table:formula="of:=IF([.C410]=1;&quot;4&quot;;&quot;5&quot;)" office:value-type="string" office:string-value="5" calcext:value-type="string">
            <text:p>5</text:p>
          </table:table-cell>
          <table:table-cell table:formula="of:=IF([.A410]=[.D410])" office:value-type="boolean" office:boolean-value="false" calcext:value-type="boolean">
            <text:p>FALSE</text:p>
          </table:table-cell>
          <table:table-cell table:formula="of:=N([.H4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411]=1;&quot;FIRE&quot;)" office:value-type="boolean" office:boolean-value="false" calcext:value-type="boolean">
            <text:p>FALSE</text:p>
          </table:table-cell>
          <table:table-cell table:formula="of:=IF([.C411]=0;&quot;FIRE-R&quot;)" office:value-type="string" office:string-value="FIRE-R" calcext:value-type="string">
            <text:p>FIRE-R</text:p>
          </table:table-cell>
          <table:table-cell table:formula="of:=IF([.C411]=1;&quot;FIRE&quot;;&quot;FIRE-R&quot;)" office:value-type="string" office:string-value="FIRE-R" calcext:value-type="string">
            <text:p>FIRE-R</text:p>
          </table:table-cell>
          <table:table-cell table:formula="of:=IF([.C411]=1;&quot;4&quot;;&quot;5&quot;)" office:value-type="string" office:string-value="5" calcext:value-type="string">
            <text:p>5</text:p>
          </table:table-cell>
          <table:table-cell table:formula="of:=IF([.A411]=[.D411])" office:value-type="boolean" office:boolean-value="false" calcext:value-type="boolean">
            <text:p>FALSE</text:p>
          </table:table-cell>
          <table:table-cell table:formula="of:=N([.H4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412]=1;&quot;FIRE&quot;)" office:value-type="boolean" office:boolean-value="false" calcext:value-type="boolean">
            <text:p>FALSE</text:p>
          </table:table-cell>
          <table:table-cell table:formula="of:=IF([.C412]=0;&quot;FIRE-R&quot;)" office:value-type="string" office:string-value="FIRE-R" calcext:value-type="string">
            <text:p>FIRE-R</text:p>
          </table:table-cell>
          <table:table-cell table:formula="of:=IF([.C412]=1;&quot;FIRE&quot;;&quot;FIRE-R&quot;)" office:value-type="string" office:string-value="FIRE-R" calcext:value-type="string">
            <text:p>FIRE-R</text:p>
          </table:table-cell>
          <table:table-cell table:formula="of:=IF([.C412]=1;&quot;4&quot;;&quot;5&quot;)" office:value-type="string" office:string-value="5" calcext:value-type="string">
            <text:p>5</text:p>
          </table:table-cell>
          <table:table-cell table:formula="of:=IF([.A412]=[.D412])" office:value-type="boolean" office:boolean-value="false" calcext:value-type="boolean">
            <text:p>FALSE</text:p>
          </table:table-cell>
          <table:table-cell table:formula="of:=N([.H4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413]=1;&quot;FIRE&quot;)" office:value-type="boolean" office:boolean-value="false" calcext:value-type="boolean">
            <text:p>FALSE</text:p>
          </table:table-cell>
          <table:table-cell table:formula="of:=IF([.C413]=0;&quot;FIRE-R&quot;)" office:value-type="string" office:string-value="FIRE-R" calcext:value-type="string">
            <text:p>FIRE-R</text:p>
          </table:table-cell>
          <table:table-cell table:formula="of:=IF([.C413]=1;&quot;FIRE&quot;;&quot;FIRE-R&quot;)" office:value-type="string" office:string-value="FIRE-R" calcext:value-type="string">
            <text:p>FIRE-R</text:p>
          </table:table-cell>
          <table:table-cell table:formula="of:=IF([.C413]=1;&quot;4&quot;;&quot;5&quot;)" office:value-type="string" office:string-value="5" calcext:value-type="string">
            <text:p>5</text:p>
          </table:table-cell>
          <table:table-cell table:formula="of:=IF([.A413]=[.D413])" office:value-type="boolean" office:boolean-value="false" calcext:value-type="boolean">
            <text:p>FALSE</text:p>
          </table:table-cell>
          <table:table-cell table:formula="of:=N([.H4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414]=1;&quot;FIRE&quot;)" office:value-type="boolean" office:boolean-value="false" calcext:value-type="boolean">
            <text:p>FALSE</text:p>
          </table:table-cell>
          <table:table-cell table:formula="of:=IF([.C414]=0;&quot;FIRE-R&quot;)" office:value-type="string" office:string-value="FIRE-R" calcext:value-type="string">
            <text:p>FIRE-R</text:p>
          </table:table-cell>
          <table:table-cell table:formula="of:=IF([.C414]=1;&quot;FIRE&quot;;&quot;FIRE-R&quot;)" office:value-type="string" office:string-value="FIRE-R" calcext:value-type="string">
            <text:p>FIRE-R</text:p>
          </table:table-cell>
          <table:table-cell table:formula="of:=IF([.C414]=1;&quot;4&quot;;&quot;5&quot;)" office:value-type="string" office:string-value="5" calcext:value-type="string">
            <text:p>5</text:p>
          </table:table-cell>
          <table:table-cell table:formula="of:=IF([.A414]=[.D414])" office:value-type="boolean" office:boolean-value="false" calcext:value-type="boolean">
            <text:p>FALSE</text:p>
          </table:table-cell>
          <table:table-cell table:formula="of:=N([.H4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415]=1;&quot;FIRE&quot;)" office:value-type="boolean" office:boolean-value="false" calcext:value-type="boolean">
            <text:p>FALSE</text:p>
          </table:table-cell>
          <table:table-cell table:formula="of:=IF([.C415]=0;&quot;FIRE-R&quot;)" office:value-type="string" office:string-value="FIRE-R" calcext:value-type="string">
            <text:p>FIRE-R</text:p>
          </table:table-cell>
          <table:table-cell table:formula="of:=IF([.C415]=1;&quot;FIRE&quot;;&quot;FIRE-R&quot;)" office:value-type="string" office:string-value="FIRE-R" calcext:value-type="string">
            <text:p>FIRE-R</text:p>
          </table:table-cell>
          <table:table-cell table:formula="of:=IF([.C415]=1;&quot;4&quot;;&quot;5&quot;)" office:value-type="string" office:string-value="5" calcext:value-type="string">
            <text:p>5</text:p>
          </table:table-cell>
          <table:table-cell table:formula="of:=IF([.A415]=[.D415])" office:value-type="boolean" office:boolean-value="false" calcext:value-type="boolean">
            <text:p>FALSE</text:p>
          </table:table-cell>
          <table:table-cell table:formula="of:=N([.H4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416]=1;&quot;FIRE&quot;)" office:value-type="boolean" office:boolean-value="false" calcext:value-type="boolean">
            <text:p>FALSE</text:p>
          </table:table-cell>
          <table:table-cell table:formula="of:=IF([.C416]=0;&quot;FIRE-R&quot;)" office:value-type="string" office:string-value="FIRE-R" calcext:value-type="string">
            <text:p>FIRE-R</text:p>
          </table:table-cell>
          <table:table-cell table:formula="of:=IF([.C416]=1;&quot;FIRE&quot;;&quot;FIRE-R&quot;)" office:value-type="string" office:string-value="FIRE-R" calcext:value-type="string">
            <text:p>FIRE-R</text:p>
          </table:table-cell>
          <table:table-cell table:formula="of:=IF([.C416]=1;&quot;4&quot;;&quot;5&quot;)" office:value-type="string" office:string-value="5" calcext:value-type="string">
            <text:p>5</text:p>
          </table:table-cell>
          <table:table-cell table:formula="of:=IF([.A416]=[.D416])" office:value-type="boolean" office:boolean-value="false" calcext:value-type="boolean">
            <text:p>FALSE</text:p>
          </table:table-cell>
          <table:table-cell table:formula="of:=N([.H4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417]=1;&quot;FIRE&quot;)" office:value-type="boolean" office:boolean-value="false" calcext:value-type="boolean">
            <text:p>FALSE</text:p>
          </table:table-cell>
          <table:table-cell table:formula="of:=IF([.C417]=0;&quot;FIRE-R&quot;)" office:value-type="string" office:string-value="FIRE-R" calcext:value-type="string">
            <text:p>FIRE-R</text:p>
          </table:table-cell>
          <table:table-cell table:formula="of:=IF([.C417]=1;&quot;FIRE&quot;;&quot;FIRE-R&quot;)" office:value-type="string" office:string-value="FIRE-R" calcext:value-type="string">
            <text:p>FIRE-R</text:p>
          </table:table-cell>
          <table:table-cell table:formula="of:=IF([.C417]=1;&quot;4&quot;;&quot;5&quot;)" office:value-type="string" office:string-value="5" calcext:value-type="string">
            <text:p>5</text:p>
          </table:table-cell>
          <table:table-cell table:formula="of:=IF([.A417]=[.D417])" office:value-type="boolean" office:boolean-value="false" calcext:value-type="boolean">
            <text:p>FALSE</text:p>
          </table:table-cell>
          <table:table-cell table:formula="of:=N([.H4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418]=1;&quot;FIRE&quot;)" office:value-type="boolean" office:boolean-value="false" calcext:value-type="boolean">
            <text:p>FALSE</text:p>
          </table:table-cell>
          <table:table-cell table:formula="of:=IF([.C418]=0;&quot;FIRE-R&quot;)" office:value-type="string" office:string-value="FIRE-R" calcext:value-type="string">
            <text:p>FIRE-R</text:p>
          </table:table-cell>
          <table:table-cell table:formula="of:=IF([.C418]=1;&quot;FIRE&quot;;&quot;FIRE-R&quot;)" office:value-type="string" office:string-value="FIRE-R" calcext:value-type="string">
            <text:p>FIRE-R</text:p>
          </table:table-cell>
          <table:table-cell table:formula="of:=IF([.C418]=1;&quot;4&quot;;&quot;5&quot;)" office:value-type="string" office:string-value="5" calcext:value-type="string">
            <text:p>5</text:p>
          </table:table-cell>
          <table:table-cell table:formula="of:=IF([.A418]=[.D418])" office:value-type="boolean" office:boolean-value="false" calcext:value-type="boolean">
            <text:p>FALSE</text:p>
          </table:table-cell>
          <table:table-cell table:formula="of:=N([.H4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419]=1;&quot;FIRE&quot;)" office:value-type="string" office:string-value="FIRE" calcext:value-type="string">
            <text:p>FIRE</text:p>
          </table:table-cell>
          <table:table-cell table:formula="of:=IF([.C419]=0;&quot;FIRE-R&quot;)" office:value-type="boolean" office:boolean-value="false" calcext:value-type="boolean">
            <text:p>FALSE</text:p>
          </table:table-cell>
          <table:table-cell table:formula="of:=IF([.C419]=1;&quot;FIRE&quot;;&quot;FIRE-R&quot;)" office:value-type="string" office:string-value="FIRE" calcext:value-type="string">
            <text:p>FIRE</text:p>
          </table:table-cell>
          <table:table-cell table:formula="of:=IF([.C419]=1;&quot;4&quot;;&quot;5&quot;)" office:value-type="string" office:string-value="4" calcext:value-type="string">
            <text:p>4</text:p>
          </table:table-cell>
          <table:table-cell table:formula="of:=IF([.A419]=[.D419])" office:value-type="boolean" office:boolean-value="false" calcext:value-type="boolean">
            <text:p>FALSE</text:p>
          </table:table-cell>
          <table:table-cell table:formula="of:=N([.H4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420]=1;&quot;FIRE&quot;)" office:value-type="string" office:string-value="FIRE" calcext:value-type="string">
            <text:p>FIRE</text:p>
          </table:table-cell>
          <table:table-cell table:formula="of:=IF([.C420]=0;&quot;FIRE-R&quot;)" office:value-type="boolean" office:boolean-value="false" calcext:value-type="boolean">
            <text:p>FALSE</text:p>
          </table:table-cell>
          <table:table-cell table:formula="of:=IF([.C420]=1;&quot;FIRE&quot;;&quot;FIRE-R&quot;)" office:value-type="string" office:string-value="FIRE" calcext:value-type="string">
            <text:p>FIRE</text:p>
          </table:table-cell>
          <table:table-cell table:formula="of:=IF([.C420]=1;&quot;4&quot;;&quot;5&quot;)" office:value-type="string" office:string-value="4" calcext:value-type="string">
            <text:p>4</text:p>
          </table:table-cell>
          <table:table-cell table:formula="of:=IF([.A420]=[.D420])" office:value-type="boolean" office:boolean-value="false" calcext:value-type="boolean">
            <text:p>FALSE</text:p>
          </table:table-cell>
          <table:table-cell table:formula="of:=N([.H4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421]=1;&quot;FIRE&quot;)" office:value-type="string" office:string-value="FIRE" calcext:value-type="string">
            <text:p>FIRE</text:p>
          </table:table-cell>
          <table:table-cell table:formula="of:=IF([.C421]=0;&quot;FIRE-R&quot;)" office:value-type="boolean" office:boolean-value="false" calcext:value-type="boolean">
            <text:p>FALSE</text:p>
          </table:table-cell>
          <table:table-cell table:formula="of:=IF([.C421]=1;&quot;FIRE&quot;;&quot;FIRE-R&quot;)" office:value-type="string" office:string-value="FIRE" calcext:value-type="string">
            <text:p>FIRE</text:p>
          </table:table-cell>
          <table:table-cell table:formula="of:=IF([.C421]=1;&quot;4&quot;;&quot;5&quot;)" office:value-type="string" office:string-value="4" calcext:value-type="string">
            <text:p>4</text:p>
          </table:table-cell>
          <table:table-cell table:formula="of:=IF([.A421]=[.D421])" office:value-type="boolean" office:boolean-value="false" calcext:value-type="boolean">
            <text:p>FALSE</text:p>
          </table:table-cell>
          <table:table-cell table:formula="of:=N([.H4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422]=1;&quot;FIRE&quot;)" office:value-type="string" office:string-value="FIRE" calcext:value-type="string">
            <text:p>FIRE</text:p>
          </table:table-cell>
          <table:table-cell table:formula="of:=IF([.C422]=0;&quot;FIRE-R&quot;)" office:value-type="boolean" office:boolean-value="false" calcext:value-type="boolean">
            <text:p>FALSE</text:p>
          </table:table-cell>
          <table:table-cell table:formula="of:=IF([.C422]=1;&quot;FIRE&quot;;&quot;FIRE-R&quot;)" office:value-type="string" office:string-value="FIRE" calcext:value-type="string">
            <text:p>FIRE</text:p>
          </table:table-cell>
          <table:table-cell table:formula="of:=IF([.C422]=1;&quot;4&quot;;&quot;5&quot;)" office:value-type="string" office:string-value="4" calcext:value-type="string">
            <text:p>4</text:p>
          </table:table-cell>
          <table:table-cell table:formula="of:=IF([.A422]=[.D422])" office:value-type="boolean" office:boolean-value="false" calcext:value-type="boolean">
            <text:p>FALSE</text:p>
          </table:table-cell>
          <table:table-cell table:formula="of:=N([.H4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423]=1;&quot;FIRE&quot;)" office:value-type="string" office:string-value="FIRE" calcext:value-type="string">
            <text:p>FIRE</text:p>
          </table:table-cell>
          <table:table-cell table:formula="of:=IF([.C423]=0;&quot;FIRE-R&quot;)" office:value-type="boolean" office:boolean-value="false" calcext:value-type="boolean">
            <text:p>FALSE</text:p>
          </table:table-cell>
          <table:table-cell table:formula="of:=IF([.C423]=1;&quot;FIRE&quot;;&quot;FIRE-R&quot;)" office:value-type="string" office:string-value="FIRE" calcext:value-type="string">
            <text:p>FIRE</text:p>
          </table:table-cell>
          <table:table-cell table:formula="of:=IF([.C423]=1;&quot;4&quot;;&quot;5&quot;)" office:value-type="string" office:string-value="4" calcext:value-type="string">
            <text:p>4</text:p>
          </table:table-cell>
          <table:table-cell table:formula="of:=IF([.A423]=[.D423])" office:value-type="boolean" office:boolean-value="false" calcext:value-type="boolean">
            <text:p>FALSE</text:p>
          </table:table-cell>
          <table:table-cell table:formula="of:=N([.H4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424]=1;&quot;FIRE&quot;)" office:value-type="string" office:string-value="FIRE" calcext:value-type="string">
            <text:p>FIRE</text:p>
          </table:table-cell>
          <table:table-cell table:formula="of:=IF([.C424]=0;&quot;FIRE-R&quot;)" office:value-type="boolean" office:boolean-value="false" calcext:value-type="boolean">
            <text:p>FALSE</text:p>
          </table:table-cell>
          <table:table-cell table:formula="of:=IF([.C424]=1;&quot;FIRE&quot;;&quot;FIRE-R&quot;)" office:value-type="string" office:string-value="FIRE" calcext:value-type="string">
            <text:p>FIRE</text:p>
          </table:table-cell>
          <table:table-cell table:formula="of:=IF([.C424]=1;&quot;4&quot;;&quot;5&quot;)" office:value-type="string" office:string-value="4" calcext:value-type="string">
            <text:p>4</text:p>
          </table:table-cell>
          <table:table-cell table:formula="of:=IF([.A424]=[.D424])" office:value-type="boolean" office:boolean-value="false" calcext:value-type="boolean">
            <text:p>FALSE</text:p>
          </table:table-cell>
          <table:table-cell table:formula="of:=N([.H4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425]=1;&quot;FIRE&quot;)" office:value-type="string" office:string-value="FIRE" calcext:value-type="string">
            <text:p>FIRE</text:p>
          </table:table-cell>
          <table:table-cell table:formula="of:=IF([.C425]=0;&quot;FIRE-R&quot;)" office:value-type="boolean" office:boolean-value="false" calcext:value-type="boolean">
            <text:p>FALSE</text:p>
          </table:table-cell>
          <table:table-cell table:formula="of:=IF([.C425]=1;&quot;FIRE&quot;;&quot;FIRE-R&quot;)" office:value-type="string" office:string-value="FIRE" calcext:value-type="string">
            <text:p>FIRE</text:p>
          </table:table-cell>
          <table:table-cell table:formula="of:=IF([.C425]=1;&quot;4&quot;;&quot;5&quot;)" office:value-type="string" office:string-value="4" calcext:value-type="string">
            <text:p>4</text:p>
          </table:table-cell>
          <table:table-cell table:formula="of:=IF([.A425]=[.D425])" office:value-type="boolean" office:boolean-value="false" calcext:value-type="boolean">
            <text:p>FALSE</text:p>
          </table:table-cell>
          <table:table-cell table:formula="of:=N([.H42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426]=1;&quot;FIRE&quot;)" office:value-type="string" office:string-value="FIRE" calcext:value-type="string">
            <text:p>FIRE</text:p>
          </table:table-cell>
          <table:table-cell table:formula="of:=IF([.C426]=0;&quot;FIRE-R&quot;)" office:value-type="boolean" office:boolean-value="false" calcext:value-type="boolean">
            <text:p>FALSE</text:p>
          </table:table-cell>
          <table:table-cell table:formula="of:=IF([.C426]=1;&quot;FIRE&quot;;&quot;FIRE-R&quot;)" office:value-type="string" office:string-value="FIRE" calcext:value-type="string">
            <text:p>FIRE</text:p>
          </table:table-cell>
          <table:table-cell table:formula="of:=IF([.C426]=1;&quot;4&quot;;&quot;5&quot;)" office:value-type="string" office:string-value="4" calcext:value-type="string">
            <text:p>4</text:p>
          </table:table-cell>
          <table:table-cell table:formula="of:=IF([.A426]=[.D426])" office:value-type="boolean" office:boolean-value="false" calcext:value-type="boolean">
            <text:p>FALSE</text:p>
          </table:table-cell>
          <table:table-cell table:formula="of:=N([.H42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427]=1;&quot;FIRE&quot;)" office:value-type="string" office:string-value="FIRE" calcext:value-type="string">
            <text:p>FIRE</text:p>
          </table:table-cell>
          <table:table-cell table:formula="of:=IF([.C427]=0;&quot;FIRE-R&quot;)" office:value-type="boolean" office:boolean-value="false" calcext:value-type="boolean">
            <text:p>FALSE</text:p>
          </table:table-cell>
          <table:table-cell table:formula="of:=IF([.C427]=1;&quot;FIRE&quot;;&quot;FIRE-R&quot;)" office:value-type="string" office:string-value="FIRE" calcext:value-type="string">
            <text:p>FIRE</text:p>
          </table:table-cell>
          <table:table-cell table:formula="of:=IF([.C427]=1;&quot;4&quot;;&quot;5&quot;)" office:value-type="string" office:string-value="4" calcext:value-type="string">
            <text:p>4</text:p>
          </table:table-cell>
          <table:table-cell table:formula="of:=IF([.A427]=[.D427])" office:value-type="boolean" office:boolean-value="false" calcext:value-type="boolean">
            <text:p>FALSE</text:p>
          </table:table-cell>
          <table:table-cell table:formula="of:=N([.H4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428]=1;&quot;FIRE&quot;)" office:value-type="string" office:string-value="FIRE" calcext:value-type="string">
            <text:p>FIRE</text:p>
          </table:table-cell>
          <table:table-cell table:formula="of:=IF([.C428]=0;&quot;FIRE-R&quot;)" office:value-type="boolean" office:boolean-value="false" calcext:value-type="boolean">
            <text:p>FALSE</text:p>
          </table:table-cell>
          <table:table-cell table:formula="of:=IF([.C428]=1;&quot;FIRE&quot;;&quot;FIRE-R&quot;)" office:value-type="string" office:string-value="FIRE" calcext:value-type="string">
            <text:p>FIRE</text:p>
          </table:table-cell>
          <table:table-cell table:formula="of:=IF([.C428]=1;&quot;4&quot;;&quot;5&quot;)" office:value-type="string" office:string-value="4" calcext:value-type="string">
            <text:p>4</text:p>
          </table:table-cell>
          <table:table-cell table:formula="of:=IF([.A428]=[.D428])" office:value-type="boolean" office:boolean-value="false" calcext:value-type="boolean">
            <text:p>FALSE</text:p>
          </table:table-cell>
          <table:table-cell table:formula="of:=N([.H4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429]=1;&quot;FIRE&quot;)" office:value-type="string" office:string-value="FIRE" calcext:value-type="string">
            <text:p>FIRE</text:p>
          </table:table-cell>
          <table:table-cell table:formula="of:=IF([.C429]=0;&quot;FIRE-R&quot;)" office:value-type="boolean" office:boolean-value="false" calcext:value-type="boolean">
            <text:p>FALSE</text:p>
          </table:table-cell>
          <table:table-cell table:formula="of:=IF([.C429]=1;&quot;FIRE&quot;;&quot;FIRE-R&quot;)" office:value-type="string" office:string-value="FIRE" calcext:value-type="string">
            <text:p>FIRE</text:p>
          </table:table-cell>
          <table:table-cell table:formula="of:=IF([.C429]=1;&quot;4&quot;;&quot;5&quot;)" office:value-type="string" office:string-value="4" calcext:value-type="string">
            <text:p>4</text:p>
          </table:table-cell>
          <table:table-cell table:formula="of:=IF([.A429]=[.D429])" office:value-type="boolean" office:boolean-value="false" calcext:value-type="boolean">
            <text:p>FALSE</text:p>
          </table:table-cell>
          <table:table-cell table:formula="of:=N([.H42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430]=1;&quot;FIRE&quot;)" office:value-type="boolean" office:boolean-value="false" calcext:value-type="boolean">
            <text:p>FALSE</text:p>
          </table:table-cell>
          <table:table-cell table:formula="of:=IF([.C430]=0;&quot;FIRE-R&quot;)" office:value-type="string" office:string-value="FIRE-R" calcext:value-type="string">
            <text:p>FIRE-R</text:p>
          </table:table-cell>
          <table:table-cell table:formula="of:=IF([.C430]=1;&quot;FIRE&quot;;&quot;FIRE-R&quot;)" office:value-type="string" office:string-value="FIRE-R" calcext:value-type="string">
            <text:p>FIRE-R</text:p>
          </table:table-cell>
          <table:table-cell table:formula="of:=IF([.C430]=1;&quot;4&quot;;&quot;5&quot;)" office:value-type="string" office:string-value="5" calcext:value-type="string">
            <text:p>5</text:p>
          </table:table-cell>
          <table:table-cell table:formula="of:=IF([.A430]=[.D430])" office:value-type="boolean" office:boolean-value="false" calcext:value-type="boolean">
            <text:p>FALSE</text:p>
          </table:table-cell>
          <table:table-cell table:formula="of:=N([.H43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431]=1;&quot;FIRE&quot;)" office:value-type="boolean" office:boolean-value="false" calcext:value-type="boolean">
            <text:p>FALSE</text:p>
          </table:table-cell>
          <table:table-cell table:formula="of:=IF([.C431]=0;&quot;FIRE-R&quot;)" office:value-type="string" office:string-value="FIRE-R" calcext:value-type="string">
            <text:p>FIRE-R</text:p>
          </table:table-cell>
          <table:table-cell table:formula="of:=IF([.C431]=1;&quot;FIRE&quot;;&quot;FIRE-R&quot;)" office:value-type="string" office:string-value="FIRE-R" calcext:value-type="string">
            <text:p>FIRE-R</text:p>
          </table:table-cell>
          <table:table-cell table:formula="of:=IF([.C431]=1;&quot;4&quot;;&quot;5&quot;)" office:value-type="string" office:string-value="5" calcext:value-type="string">
            <text:p>5</text:p>
          </table:table-cell>
          <table:table-cell table:formula="of:=IF([.A431]=[.D431])" office:value-type="boolean" office:boolean-value="false" calcext:value-type="boolean">
            <text:p>FALSE</text:p>
          </table:table-cell>
          <table:table-cell table:formula="of:=N([.H4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432]=1;&quot;FIRE&quot;)" office:value-type="boolean" office:boolean-value="false" calcext:value-type="boolean">
            <text:p>FALSE</text:p>
          </table:table-cell>
          <table:table-cell table:formula="of:=IF([.C432]=0;&quot;FIRE-R&quot;)" office:value-type="string" office:string-value="FIRE-R" calcext:value-type="string">
            <text:p>FIRE-R</text:p>
          </table:table-cell>
          <table:table-cell table:formula="of:=IF([.C432]=1;&quot;FIRE&quot;;&quot;FIRE-R&quot;)" office:value-type="string" office:string-value="FIRE-R" calcext:value-type="string">
            <text:p>FIRE-R</text:p>
          </table:table-cell>
          <table:table-cell table:formula="of:=IF([.C432]=1;&quot;4&quot;;&quot;5&quot;)" office:value-type="string" office:string-value="5" calcext:value-type="string">
            <text:p>5</text:p>
          </table:table-cell>
          <table:table-cell table:formula="of:=IF([.A432]=[.D432])" office:value-type="boolean" office:boolean-value="false" calcext:value-type="boolean">
            <text:p>FALSE</text:p>
          </table:table-cell>
          <table:table-cell table:formula="of:=N([.H43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433]=1;&quot;FIRE&quot;)" office:value-type="boolean" office:boolean-value="false" calcext:value-type="boolean">
            <text:p>FALSE</text:p>
          </table:table-cell>
          <table:table-cell table:formula="of:=IF([.C433]=0;&quot;FIRE-R&quot;)" office:value-type="string" office:string-value="FIRE-R" calcext:value-type="string">
            <text:p>FIRE-R</text:p>
          </table:table-cell>
          <table:table-cell table:formula="of:=IF([.C433]=1;&quot;FIRE&quot;;&quot;FIRE-R&quot;)" office:value-type="string" office:string-value="FIRE-R" calcext:value-type="string">
            <text:p>FIRE-R</text:p>
          </table:table-cell>
          <table:table-cell table:formula="of:=IF([.C433]=1;&quot;4&quot;;&quot;5&quot;)" office:value-type="string" office:string-value="5" calcext:value-type="string">
            <text:p>5</text:p>
          </table:table-cell>
          <table:table-cell table:formula="of:=IF([.A433]=[.D433])" office:value-type="boolean" office:boolean-value="false" calcext:value-type="boolean">
            <text:p>FALSE</text:p>
          </table:table-cell>
          <table:table-cell table:formula="of:=N([.H43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434]=1;&quot;FIRE&quot;)" office:value-type="boolean" office:boolean-value="false" calcext:value-type="boolean">
            <text:p>FALSE</text:p>
          </table:table-cell>
          <table:table-cell table:formula="of:=IF([.C434]=0;&quot;FIRE-R&quot;)" office:value-type="string" office:string-value="FIRE-R" calcext:value-type="string">
            <text:p>FIRE-R</text:p>
          </table:table-cell>
          <table:table-cell table:formula="of:=IF([.C434]=1;&quot;FIRE&quot;;&quot;FIRE-R&quot;)" office:value-type="string" office:string-value="FIRE-R" calcext:value-type="string">
            <text:p>FIRE-R</text:p>
          </table:table-cell>
          <table:table-cell table:formula="of:=IF([.C434]=1;&quot;4&quot;;&quot;5&quot;)" office:value-type="string" office:string-value="5" calcext:value-type="string">
            <text:p>5</text:p>
          </table:table-cell>
          <table:table-cell table:formula="of:=IF([.A434]=[.D434])" office:value-type="boolean" office:boolean-value="false" calcext:value-type="boolean">
            <text:p>FALSE</text:p>
          </table:table-cell>
          <table:table-cell table:formula="of:=N([.H43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435]=1;&quot;FIRE&quot;)" office:value-type="boolean" office:boolean-value="false" calcext:value-type="boolean">
            <text:p>FALSE</text:p>
          </table:table-cell>
          <table:table-cell table:formula="of:=IF([.C435]=0;&quot;FIRE-R&quot;)" office:value-type="string" office:string-value="FIRE-R" calcext:value-type="string">
            <text:p>FIRE-R</text:p>
          </table:table-cell>
          <table:table-cell table:formula="of:=IF([.C435]=1;&quot;FIRE&quot;;&quot;FIRE-R&quot;)" office:value-type="string" office:string-value="FIRE-R" calcext:value-type="string">
            <text:p>FIRE-R</text:p>
          </table:table-cell>
          <table:table-cell table:formula="of:=IF([.C435]=1;&quot;4&quot;;&quot;5&quot;)" office:value-type="string" office:string-value="5" calcext:value-type="string">
            <text:p>5</text:p>
          </table:table-cell>
          <table:table-cell table:formula="of:=IF([.A435]=[.D435])" office:value-type="boolean" office:boolean-value="false" calcext:value-type="boolean">
            <text:p>FALSE</text:p>
          </table:table-cell>
          <table:table-cell table:formula="of:=N([.H43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436]=1;&quot;FIRE&quot;)" office:value-type="boolean" office:boolean-value="false" calcext:value-type="boolean">
            <text:p>FALSE</text:p>
          </table:table-cell>
          <table:table-cell table:formula="of:=IF([.C436]=0;&quot;FIRE-R&quot;)" office:value-type="string" office:string-value="FIRE-R" calcext:value-type="string">
            <text:p>FIRE-R</text:p>
          </table:table-cell>
          <table:table-cell table:formula="of:=IF([.C436]=1;&quot;FIRE&quot;;&quot;FIRE-R&quot;)" office:value-type="string" office:string-value="FIRE-R" calcext:value-type="string">
            <text:p>FIRE-R</text:p>
          </table:table-cell>
          <table:table-cell table:formula="of:=IF([.C436]=1;&quot;4&quot;;&quot;5&quot;)" office:value-type="string" office:string-value="5" calcext:value-type="string">
            <text:p>5</text:p>
          </table:table-cell>
          <table:table-cell table:formula="of:=IF([.A436]=[.D436])" office:value-type="boolean" office:boolean-value="false" calcext:value-type="boolean">
            <text:p>FALSE</text:p>
          </table:table-cell>
          <table:table-cell table:formula="of:=N([.H43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437]=1;&quot;FIRE&quot;)" office:value-type="boolean" office:boolean-value="false" calcext:value-type="boolean">
            <text:p>FALSE</text:p>
          </table:table-cell>
          <table:table-cell table:formula="of:=IF([.C437]=0;&quot;FIRE-R&quot;)" office:value-type="string" office:string-value="FIRE-R" calcext:value-type="string">
            <text:p>FIRE-R</text:p>
          </table:table-cell>
          <table:table-cell table:formula="of:=IF([.C437]=1;&quot;FIRE&quot;;&quot;FIRE-R&quot;)" office:value-type="string" office:string-value="FIRE-R" calcext:value-type="string">
            <text:p>FIRE-R</text:p>
          </table:table-cell>
          <table:table-cell table:formula="of:=IF([.C437]=1;&quot;4&quot;;&quot;5&quot;)" office:value-type="string" office:string-value="5" calcext:value-type="string">
            <text:p>5</text:p>
          </table:table-cell>
          <table:table-cell table:formula="of:=IF([.A437]=[.D437])" office:value-type="boolean" office:boolean-value="false" calcext:value-type="boolean">
            <text:p>FALSE</text:p>
          </table:table-cell>
          <table:table-cell table:formula="of:=N([.H43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438]=1;&quot;FIRE&quot;)" office:value-type="boolean" office:boolean-value="false" calcext:value-type="boolean">
            <text:p>FALSE</text:p>
          </table:table-cell>
          <table:table-cell table:formula="of:=IF([.C438]=0;&quot;FIRE-R&quot;)" office:value-type="string" office:string-value="FIRE-R" calcext:value-type="string">
            <text:p>FIRE-R</text:p>
          </table:table-cell>
          <table:table-cell table:formula="of:=IF([.C438]=1;&quot;FIRE&quot;;&quot;FIRE-R&quot;)" office:value-type="string" office:string-value="FIRE-R" calcext:value-type="string">
            <text:p>FIRE-R</text:p>
          </table:table-cell>
          <table:table-cell table:formula="of:=IF([.C438]=1;&quot;4&quot;;&quot;5&quot;)" office:value-type="string" office:string-value="5" calcext:value-type="string">
            <text:p>5</text:p>
          </table:table-cell>
          <table:table-cell table:formula="of:=IF([.A438]=[.D438])" office:value-type="boolean" office:boolean-value="false" calcext:value-type="boolean">
            <text:p>FALSE</text:p>
          </table:table-cell>
          <table:table-cell table:formula="of:=N([.H43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439]=1;&quot;FIRE&quot;)" office:value-type="boolean" office:boolean-value="false" calcext:value-type="boolean">
            <text:p>FALSE</text:p>
          </table:table-cell>
          <table:table-cell table:formula="of:=IF([.C439]=0;&quot;FIRE-R&quot;)" office:value-type="string" office:string-value="FIRE-R" calcext:value-type="string">
            <text:p>FIRE-R</text:p>
          </table:table-cell>
          <table:table-cell table:formula="of:=IF([.C439]=1;&quot;FIRE&quot;;&quot;FIRE-R&quot;)" office:value-type="string" office:string-value="FIRE-R" calcext:value-type="string">
            <text:p>FIRE-R</text:p>
          </table:table-cell>
          <table:table-cell table:formula="of:=IF([.C439]=1;&quot;4&quot;;&quot;5&quot;)" office:value-type="string" office:string-value="5" calcext:value-type="string">
            <text:p>5</text:p>
          </table:table-cell>
          <table:table-cell table:formula="of:=IF([.A439]=[.D439])" office:value-type="boolean" office:boolean-value="false" calcext:value-type="boolean">
            <text:p>FALSE</text:p>
          </table:table-cell>
          <table:table-cell table:formula="of:=N([.H43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440]=1;&quot;FIRE&quot;)" office:value-type="boolean" office:boolean-value="false" calcext:value-type="boolean">
            <text:p>FALSE</text:p>
          </table:table-cell>
          <table:table-cell table:formula="of:=IF([.C440]=0;&quot;FIRE-R&quot;)" office:value-type="string" office:string-value="FIRE-R" calcext:value-type="string">
            <text:p>FIRE-R</text:p>
          </table:table-cell>
          <table:table-cell table:formula="of:=IF([.C440]=1;&quot;FIRE&quot;;&quot;FIRE-R&quot;)" office:value-type="string" office:string-value="FIRE-R" calcext:value-type="string">
            <text:p>FIRE-R</text:p>
          </table:table-cell>
          <table:table-cell table:formula="of:=IF([.C440]=1;&quot;4&quot;;&quot;5&quot;)" office:value-type="string" office:string-value="5" calcext:value-type="string">
            <text:p>5</text:p>
          </table:table-cell>
          <table:table-cell table:formula="of:=IF([.A440]=[.D440])" office:value-type="boolean" office:boolean-value="false" calcext:value-type="boolean">
            <text:p>FALSE</text:p>
          </table:table-cell>
          <table:table-cell table:formula="of:=N([.H44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441]=1;&quot;FIRE&quot;)" office:value-type="boolean" office:boolean-value="false" calcext:value-type="boolean">
            <text:p>FALSE</text:p>
          </table:table-cell>
          <table:table-cell table:formula="of:=IF([.C441]=0;&quot;FIRE-R&quot;)" office:value-type="string" office:string-value="FIRE-R" calcext:value-type="string">
            <text:p>FIRE-R</text:p>
          </table:table-cell>
          <table:table-cell table:formula="of:=IF([.C441]=1;&quot;FIRE&quot;;&quot;FIRE-R&quot;)" office:value-type="string" office:string-value="FIRE-R" calcext:value-type="string">
            <text:p>FIRE-R</text:p>
          </table:table-cell>
          <table:table-cell table:formula="of:=IF([.C441]=1;&quot;4&quot;;&quot;5&quot;)" office:value-type="string" office:string-value="5" calcext:value-type="string">
            <text:p>5</text:p>
          </table:table-cell>
          <table:table-cell table:formula="of:=IF([.A441]=[.D441])" office:value-type="boolean" office:boolean-value="false" calcext:value-type="boolean">
            <text:p>FALSE</text:p>
          </table:table-cell>
          <table:table-cell table:formula="of:=N([.H44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442]=1;&quot;FIRE&quot;)" office:value-type="boolean" office:boolean-value="false" calcext:value-type="boolean">
            <text:p>FALSE</text:p>
          </table:table-cell>
          <table:table-cell table:formula="of:=IF([.C442]=0;&quot;FIRE-R&quot;)" office:value-type="string" office:string-value="FIRE-R" calcext:value-type="string">
            <text:p>FIRE-R</text:p>
          </table:table-cell>
          <table:table-cell table:formula="of:=IF([.C442]=1;&quot;FIRE&quot;;&quot;FIRE-R&quot;)" office:value-type="string" office:string-value="FIRE-R" calcext:value-type="string">
            <text:p>FIRE-R</text:p>
          </table:table-cell>
          <table:table-cell table:formula="of:=IF([.C442]=1;&quot;4&quot;;&quot;5&quot;)" office:value-type="string" office:string-value="5" calcext:value-type="string">
            <text:p>5</text:p>
          </table:table-cell>
          <table:table-cell table:formula="of:=IF([.A442]=[.D442])" office:value-type="boolean" office:boolean-value="false" calcext:value-type="boolean">
            <text:p>FALSE</text:p>
          </table:table-cell>
          <table:table-cell table:formula="of:=N([.H44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443]=1;&quot;FIRE&quot;)" office:value-type="boolean" office:boolean-value="false" calcext:value-type="boolean">
            <text:p>FALSE</text:p>
          </table:table-cell>
          <table:table-cell table:formula="of:=IF([.C443]=0;&quot;FIRE-R&quot;)" office:value-type="string" office:string-value="FIRE-R" calcext:value-type="string">
            <text:p>FIRE-R</text:p>
          </table:table-cell>
          <table:table-cell table:formula="of:=IF([.C443]=1;&quot;FIRE&quot;;&quot;FIRE-R&quot;)" office:value-type="string" office:string-value="FIRE-R" calcext:value-type="string">
            <text:p>FIRE-R</text:p>
          </table:table-cell>
          <table:table-cell table:formula="of:=IF([.C443]=1;&quot;4&quot;;&quot;5&quot;)" office:value-type="string" office:string-value="5" calcext:value-type="string">
            <text:p>5</text:p>
          </table:table-cell>
          <table:table-cell table:formula="of:=IF([.A443]=[.D443])" office:value-type="boolean" office:boolean-value="false" calcext:value-type="boolean">
            <text:p>FALSE</text:p>
          </table:table-cell>
          <table:table-cell table:formula="of:=N([.H44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444]=1;&quot;FIRE&quot;)" office:value-type="boolean" office:boolean-value="false" calcext:value-type="boolean">
            <text:p>FALSE</text:p>
          </table:table-cell>
          <table:table-cell table:formula="of:=IF([.C444]=0;&quot;FIRE-R&quot;)" office:value-type="string" office:string-value="FIRE-R" calcext:value-type="string">
            <text:p>FIRE-R</text:p>
          </table:table-cell>
          <table:table-cell table:formula="of:=IF([.C444]=1;&quot;FIRE&quot;;&quot;FIRE-R&quot;)" office:value-type="string" office:string-value="FIRE-R" calcext:value-type="string">
            <text:p>FIRE-R</text:p>
          </table:table-cell>
          <table:table-cell table:formula="of:=IF([.C444]=1;&quot;4&quot;;&quot;5&quot;)" office:value-type="string" office:string-value="5" calcext:value-type="string">
            <text:p>5</text:p>
          </table:table-cell>
          <table:table-cell table:formula="of:=IF([.A444]=[.D444])" office:value-type="boolean" office:boolean-value="false" calcext:value-type="boolean">
            <text:p>FALSE</text:p>
          </table:table-cell>
          <table:table-cell table:formula="of:=N([.H44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445]=1;&quot;FIRE&quot;)" office:value-type="boolean" office:boolean-value="false" calcext:value-type="boolean">
            <text:p>FALSE</text:p>
          </table:table-cell>
          <table:table-cell table:formula="of:=IF([.C445]=0;&quot;FIRE-R&quot;)" office:value-type="string" office:string-value="FIRE-R" calcext:value-type="string">
            <text:p>FIRE-R</text:p>
          </table:table-cell>
          <table:table-cell table:formula="of:=IF([.C445]=1;&quot;FIRE&quot;;&quot;FIRE-R&quot;)" office:value-type="string" office:string-value="FIRE-R" calcext:value-type="string">
            <text:p>FIRE-R</text:p>
          </table:table-cell>
          <table:table-cell table:formula="of:=IF([.C445]=1;&quot;4&quot;;&quot;5&quot;)" office:value-type="string" office:string-value="5" calcext:value-type="string">
            <text:p>5</text:p>
          </table:table-cell>
          <table:table-cell table:formula="of:=IF([.A445]=[.D445])" office:value-type="boolean" office:boolean-value="false" calcext:value-type="boolean">
            <text:p>FALSE</text:p>
          </table:table-cell>
          <table:table-cell table:formula="of:=N([.H4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446]=1;&quot;FIRE&quot;)" office:value-type="boolean" office:boolean-value="false" calcext:value-type="boolean">
            <text:p>FALSE</text:p>
          </table:table-cell>
          <table:table-cell table:formula="of:=IF([.C446]=0;&quot;FIRE-R&quot;)" office:value-type="string" office:string-value="FIRE-R" calcext:value-type="string">
            <text:p>FIRE-R</text:p>
          </table:table-cell>
          <table:table-cell table:formula="of:=IF([.C446]=1;&quot;FIRE&quot;;&quot;FIRE-R&quot;)" office:value-type="string" office:string-value="FIRE-R" calcext:value-type="string">
            <text:p>FIRE-R</text:p>
          </table:table-cell>
          <table:table-cell table:formula="of:=IF([.C446]=1;&quot;4&quot;;&quot;5&quot;)" office:value-type="string" office:string-value="5" calcext:value-type="string">
            <text:p>5</text:p>
          </table:table-cell>
          <table:table-cell table:formula="of:=IF([.A446]=[.D446])" office:value-type="boolean" office:boolean-value="false" calcext:value-type="boolean">
            <text:p>FALSE</text:p>
          </table:table-cell>
          <table:table-cell table:formula="of:=N([.H44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447]=1;&quot;FIRE&quot;)" office:value-type="boolean" office:boolean-value="false" calcext:value-type="boolean">
            <text:p>FALSE</text:p>
          </table:table-cell>
          <table:table-cell table:formula="of:=IF([.C447]=0;&quot;FIRE-R&quot;)" office:value-type="string" office:string-value="FIRE-R" calcext:value-type="string">
            <text:p>FIRE-R</text:p>
          </table:table-cell>
          <table:table-cell table:formula="of:=IF([.C447]=1;&quot;FIRE&quot;;&quot;FIRE-R&quot;)" office:value-type="string" office:string-value="FIRE-R" calcext:value-type="string">
            <text:p>FIRE-R</text:p>
          </table:table-cell>
          <table:table-cell table:formula="of:=IF([.C447]=1;&quot;4&quot;;&quot;5&quot;)" office:value-type="string" office:string-value="5" calcext:value-type="string">
            <text:p>5</text:p>
          </table:table-cell>
          <table:table-cell table:formula="of:=IF([.A447]=[.D447])" office:value-type="boolean" office:boolean-value="false" calcext:value-type="boolean">
            <text:p>FALSE</text:p>
          </table:table-cell>
          <table:table-cell table:formula="of:=N([.H4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448]=1;&quot;FIRE&quot;)" office:value-type="boolean" office:boolean-value="false" calcext:value-type="boolean">
            <text:p>FALSE</text:p>
          </table:table-cell>
          <table:table-cell table:formula="of:=IF([.C448]=0;&quot;FIRE-R&quot;)" office:value-type="string" office:string-value="FIRE-R" calcext:value-type="string">
            <text:p>FIRE-R</text:p>
          </table:table-cell>
          <table:table-cell table:formula="of:=IF([.C448]=1;&quot;FIRE&quot;;&quot;FIRE-R&quot;)" office:value-type="string" office:string-value="FIRE-R" calcext:value-type="string">
            <text:p>FIRE-R</text:p>
          </table:table-cell>
          <table:table-cell table:formula="of:=IF([.C448]=1;&quot;4&quot;;&quot;5&quot;)" office:value-type="string" office:string-value="5" calcext:value-type="string">
            <text:p>5</text:p>
          </table:table-cell>
          <table:table-cell table:formula="of:=IF([.A448]=[.D448])" office:value-type="boolean" office:boolean-value="false" calcext:value-type="boolean">
            <text:p>FALSE</text:p>
          </table:table-cell>
          <table:table-cell table:formula="of:=N([.H44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449]=1;&quot;FIRE&quot;)" office:value-type="boolean" office:boolean-value="false" calcext:value-type="boolean">
            <text:p>FALSE</text:p>
          </table:table-cell>
          <table:table-cell table:formula="of:=IF([.C449]=0;&quot;FIRE-R&quot;)" office:value-type="string" office:string-value="FIRE-R" calcext:value-type="string">
            <text:p>FIRE-R</text:p>
          </table:table-cell>
          <table:table-cell table:formula="of:=IF([.C449]=1;&quot;FIRE&quot;;&quot;FIRE-R&quot;)" office:value-type="string" office:string-value="FIRE-R" calcext:value-type="string">
            <text:p>FIRE-R</text:p>
          </table:table-cell>
          <table:table-cell table:formula="of:=IF([.C449]=1;&quot;4&quot;;&quot;5&quot;)" office:value-type="string" office:string-value="5" calcext:value-type="string">
            <text:p>5</text:p>
          </table:table-cell>
          <table:table-cell table:formula="of:=IF([.A449]=[.D449])" office:value-type="boolean" office:boolean-value="false" calcext:value-type="boolean">
            <text:p>FALSE</text:p>
          </table:table-cell>
          <table:table-cell table:formula="of:=N([.H44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450]=1;&quot;FIRE&quot;)" office:value-type="string" office:string-value="FIRE" calcext:value-type="string">
            <text:p>FIRE</text:p>
          </table:table-cell>
          <table:table-cell table:formula="of:=IF([.C450]=0;&quot;FIRE-R&quot;)" office:value-type="boolean" office:boolean-value="false" calcext:value-type="boolean">
            <text:p>FALSE</text:p>
          </table:table-cell>
          <table:table-cell table:formula="of:=IF([.C450]=1;&quot;FIRE&quot;;&quot;FIRE-R&quot;)" office:value-type="string" office:string-value="FIRE" calcext:value-type="string">
            <text:p>FIRE</text:p>
          </table:table-cell>
          <table:table-cell table:formula="of:=IF([.C450]=1;&quot;4&quot;;&quot;5&quot;)" office:value-type="string" office:string-value="4" calcext:value-type="string">
            <text:p>4</text:p>
          </table:table-cell>
          <table:table-cell table:formula="of:=IF([.A450]=[.D450])" office:value-type="boolean" office:boolean-value="false" calcext:value-type="boolean">
            <text:p>FALSE</text:p>
          </table:table-cell>
          <table:table-cell table:formula="of:=N([.H45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451]=1;&quot;FIRE&quot;)" office:value-type="string" office:string-value="FIRE" calcext:value-type="string">
            <text:p>FIRE</text:p>
          </table:table-cell>
          <table:table-cell table:formula="of:=IF([.C451]=0;&quot;FIRE-R&quot;)" office:value-type="boolean" office:boolean-value="false" calcext:value-type="boolean">
            <text:p>FALSE</text:p>
          </table:table-cell>
          <table:table-cell table:formula="of:=IF([.C451]=1;&quot;FIRE&quot;;&quot;FIRE-R&quot;)" office:value-type="string" office:string-value="FIRE" calcext:value-type="string">
            <text:p>FIRE</text:p>
          </table:table-cell>
          <table:table-cell table:formula="of:=IF([.C451]=1;&quot;4&quot;;&quot;5&quot;)" office:value-type="string" office:string-value="4" calcext:value-type="string">
            <text:p>4</text:p>
          </table:table-cell>
          <table:table-cell table:formula="of:=IF([.A451]=[.D451])" office:value-type="boolean" office:boolean-value="false" calcext:value-type="boolean">
            <text:p>FALSE</text:p>
          </table:table-cell>
          <table:table-cell table:formula="of:=N([.H45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452]=1;&quot;FIRE&quot;)" office:value-type="string" office:string-value="FIRE" calcext:value-type="string">
            <text:p>FIRE</text:p>
          </table:table-cell>
          <table:table-cell table:formula="of:=IF([.C452]=0;&quot;FIRE-R&quot;)" office:value-type="boolean" office:boolean-value="false" calcext:value-type="boolean">
            <text:p>FALSE</text:p>
          </table:table-cell>
          <table:table-cell table:formula="of:=IF([.C452]=1;&quot;FIRE&quot;;&quot;FIRE-R&quot;)" office:value-type="string" office:string-value="FIRE" calcext:value-type="string">
            <text:p>FIRE</text:p>
          </table:table-cell>
          <table:table-cell table:formula="of:=IF([.C452]=1;&quot;4&quot;;&quot;5&quot;)" office:value-type="string" office:string-value="4" calcext:value-type="string">
            <text:p>4</text:p>
          </table:table-cell>
          <table:table-cell table:formula="of:=IF([.A452]=[.D452])" office:value-type="boolean" office:boolean-value="false" calcext:value-type="boolean">
            <text:p>FALSE</text:p>
          </table:table-cell>
          <table:table-cell table:formula="of:=N([.H45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453]=1;&quot;FIRE&quot;)" office:value-type="string" office:string-value="FIRE" calcext:value-type="string">
            <text:p>FIRE</text:p>
          </table:table-cell>
          <table:table-cell table:formula="of:=IF([.C453]=0;&quot;FIRE-R&quot;)" office:value-type="boolean" office:boolean-value="false" calcext:value-type="boolean">
            <text:p>FALSE</text:p>
          </table:table-cell>
          <table:table-cell table:formula="of:=IF([.C453]=1;&quot;FIRE&quot;;&quot;FIRE-R&quot;)" office:value-type="string" office:string-value="FIRE" calcext:value-type="string">
            <text:p>FIRE</text:p>
          </table:table-cell>
          <table:table-cell table:formula="of:=IF([.C453]=1;&quot;4&quot;;&quot;5&quot;)" office:value-type="string" office:string-value="4" calcext:value-type="string">
            <text:p>4</text:p>
          </table:table-cell>
          <table:table-cell table:formula="of:=IF([.A453]=[.D453])" office:value-type="boolean" office:boolean-value="false" calcext:value-type="boolean">
            <text:p>FALSE</text:p>
          </table:table-cell>
          <table:table-cell table:formula="of:=N([.H45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454]=1;&quot;FIRE&quot;)" office:value-type="string" office:string-value="FIRE" calcext:value-type="string">
            <text:p>FIRE</text:p>
          </table:table-cell>
          <table:table-cell table:formula="of:=IF([.C454]=0;&quot;FIRE-R&quot;)" office:value-type="boolean" office:boolean-value="false" calcext:value-type="boolean">
            <text:p>FALSE</text:p>
          </table:table-cell>
          <table:table-cell table:formula="of:=IF([.C454]=1;&quot;FIRE&quot;;&quot;FIRE-R&quot;)" office:value-type="string" office:string-value="FIRE" calcext:value-type="string">
            <text:p>FIRE</text:p>
          </table:table-cell>
          <table:table-cell table:formula="of:=IF([.C454]=1;&quot;4&quot;;&quot;5&quot;)" office:value-type="string" office:string-value="4" calcext:value-type="string">
            <text:p>4</text:p>
          </table:table-cell>
          <table:table-cell table:formula="of:=IF([.A454]=[.D454])" office:value-type="boolean" office:boolean-value="false" calcext:value-type="boolean">
            <text:p>FALSE</text:p>
          </table:table-cell>
          <table:table-cell table:formula="of:=N([.H4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455]=1;&quot;FIRE&quot;)" office:value-type="string" office:string-value="FIRE" calcext:value-type="string">
            <text:p>FIRE</text:p>
          </table:table-cell>
          <table:table-cell table:formula="of:=IF([.C455]=0;&quot;FIRE-R&quot;)" office:value-type="boolean" office:boolean-value="false" calcext:value-type="boolean">
            <text:p>FALSE</text:p>
          </table:table-cell>
          <table:table-cell table:formula="of:=IF([.C455]=1;&quot;FIRE&quot;;&quot;FIRE-R&quot;)" office:value-type="string" office:string-value="FIRE" calcext:value-type="string">
            <text:p>FIRE</text:p>
          </table:table-cell>
          <table:table-cell table:formula="of:=IF([.C455]=1;&quot;4&quot;;&quot;5&quot;)" office:value-type="string" office:string-value="4" calcext:value-type="string">
            <text:p>4</text:p>
          </table:table-cell>
          <table:table-cell table:formula="of:=IF([.A455]=[.D455])" office:value-type="boolean" office:boolean-value="false" calcext:value-type="boolean">
            <text:p>FALSE</text:p>
          </table:table-cell>
          <table:table-cell table:formula="of:=N([.H45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456]=1;&quot;FIRE&quot;)" office:value-type="string" office:string-value="FIRE" calcext:value-type="string">
            <text:p>FIRE</text:p>
          </table:table-cell>
          <table:table-cell table:formula="of:=IF([.C456]=0;&quot;FIRE-R&quot;)" office:value-type="boolean" office:boolean-value="false" calcext:value-type="boolean">
            <text:p>FALSE</text:p>
          </table:table-cell>
          <table:table-cell table:formula="of:=IF([.C456]=1;&quot;FIRE&quot;;&quot;FIRE-R&quot;)" office:value-type="string" office:string-value="FIRE" calcext:value-type="string">
            <text:p>FIRE</text:p>
          </table:table-cell>
          <table:table-cell table:formula="of:=IF([.C456]=1;&quot;4&quot;;&quot;5&quot;)" office:value-type="string" office:string-value="4" calcext:value-type="string">
            <text:p>4</text:p>
          </table:table-cell>
          <table:table-cell table:formula="of:=IF([.A456]=[.D456])" office:value-type="boolean" office:boolean-value="false" calcext:value-type="boolean">
            <text:p>FALSE</text:p>
          </table:table-cell>
          <table:table-cell table:formula="of:=N([.H45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457]=1;&quot;FIRE&quot;)" office:value-type="boolean" office:boolean-value="false" calcext:value-type="boolean">
            <text:p>FALSE</text:p>
          </table:table-cell>
          <table:table-cell table:formula="of:=IF([.C457]=0;&quot;FIRE-R&quot;)" office:value-type="string" office:string-value="FIRE-R" calcext:value-type="string">
            <text:p>FIRE-R</text:p>
          </table:table-cell>
          <table:table-cell table:formula="of:=IF([.C457]=1;&quot;FIRE&quot;;&quot;FIRE-R&quot;)" office:value-type="string" office:string-value="FIRE-R" calcext:value-type="string">
            <text:p>FIRE-R</text:p>
          </table:table-cell>
          <table:table-cell table:formula="of:=IF([.C457]=1;&quot;4&quot;;&quot;5&quot;)" office:value-type="string" office:string-value="5" calcext:value-type="string">
            <text:p>5</text:p>
          </table:table-cell>
          <table:table-cell table:formula="of:=IF([.A457]=[.D457])" office:value-type="boolean" office:boolean-value="false" calcext:value-type="boolean">
            <text:p>FALSE</text:p>
          </table:table-cell>
          <table:table-cell table:formula="of:=N([.H45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458]=1;&quot;FIRE&quot;)" office:value-type="string" office:string-value="FIRE" calcext:value-type="string">
            <text:p>FIRE</text:p>
          </table:table-cell>
          <table:table-cell table:formula="of:=IF([.C458]=0;&quot;FIRE-R&quot;)" office:value-type="boolean" office:boolean-value="false" calcext:value-type="boolean">
            <text:p>FALSE</text:p>
          </table:table-cell>
          <table:table-cell table:formula="of:=IF([.C458]=1;&quot;FIRE&quot;;&quot;FIRE-R&quot;)" office:value-type="string" office:string-value="FIRE" calcext:value-type="string">
            <text:p>FIRE</text:p>
          </table:table-cell>
          <table:table-cell table:formula="of:=IF([.C458]=1;&quot;4&quot;;&quot;5&quot;)" office:value-type="string" office:string-value="4" calcext:value-type="string">
            <text:p>4</text:p>
          </table:table-cell>
          <table:table-cell table:formula="of:=IF([.A458]=[.D458])" office:value-type="boolean" office:boolean-value="false" calcext:value-type="boolean">
            <text:p>FALSE</text:p>
          </table:table-cell>
          <table:table-cell table:formula="of:=N([.H45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459]=1;&quot;FIRE&quot;)" office:value-type="string" office:string-value="FIRE" calcext:value-type="string">
            <text:p>FIRE</text:p>
          </table:table-cell>
          <table:table-cell table:formula="of:=IF([.C459]=0;&quot;FIRE-R&quot;)" office:value-type="boolean" office:boolean-value="false" calcext:value-type="boolean">
            <text:p>FALSE</text:p>
          </table:table-cell>
          <table:table-cell table:formula="of:=IF([.C459]=1;&quot;FIRE&quot;;&quot;FIRE-R&quot;)" office:value-type="string" office:string-value="FIRE" calcext:value-type="string">
            <text:p>FIRE</text:p>
          </table:table-cell>
          <table:table-cell table:formula="of:=IF([.C459]=1;&quot;4&quot;;&quot;5&quot;)" office:value-type="string" office:string-value="4" calcext:value-type="string">
            <text:p>4</text:p>
          </table:table-cell>
          <table:table-cell table:formula="of:=IF([.A459]=[.D459])" office:value-type="boolean" office:boolean-value="false" calcext:value-type="boolean">
            <text:p>FALSE</text:p>
          </table:table-cell>
          <table:table-cell table:formula="of:=N([.H45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460]=1;&quot;FIRE&quot;)" office:value-type="string" office:string-value="FIRE" calcext:value-type="string">
            <text:p>FIRE</text:p>
          </table:table-cell>
          <table:table-cell table:formula="of:=IF([.C460]=0;&quot;FIRE-R&quot;)" office:value-type="boolean" office:boolean-value="false" calcext:value-type="boolean">
            <text:p>FALSE</text:p>
          </table:table-cell>
          <table:table-cell table:formula="of:=IF([.C460]=1;&quot;FIRE&quot;;&quot;FIRE-R&quot;)" office:value-type="string" office:string-value="FIRE" calcext:value-type="string">
            <text:p>FIRE</text:p>
          </table:table-cell>
          <table:table-cell table:formula="of:=IF([.C460]=1;&quot;4&quot;;&quot;5&quot;)" office:value-type="string" office:string-value="4" calcext:value-type="string">
            <text:p>4</text:p>
          </table:table-cell>
          <table:table-cell table:formula="of:=IF([.A460]=[.D460])" office:value-type="boolean" office:boolean-value="false" calcext:value-type="boolean">
            <text:p>FALSE</text:p>
          </table:table-cell>
          <table:table-cell table:formula="of:=N([.H46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461]=1;&quot;FIRE&quot;)" office:value-type="string" office:string-value="FIRE" calcext:value-type="string">
            <text:p>FIRE</text:p>
          </table:table-cell>
          <table:table-cell table:formula="of:=IF([.C461]=0;&quot;FIRE-R&quot;)" office:value-type="boolean" office:boolean-value="false" calcext:value-type="boolean">
            <text:p>FALSE</text:p>
          </table:table-cell>
          <table:table-cell table:formula="of:=IF([.C461]=1;&quot;FIRE&quot;;&quot;FIRE-R&quot;)" office:value-type="string" office:string-value="FIRE" calcext:value-type="string">
            <text:p>FIRE</text:p>
          </table:table-cell>
          <table:table-cell table:formula="of:=IF([.C461]=1;&quot;4&quot;;&quot;5&quot;)" office:value-type="string" office:string-value="4" calcext:value-type="string">
            <text:p>4</text:p>
          </table:table-cell>
          <table:table-cell table:formula="of:=IF([.A461]=[.D461])" office:value-type="boolean" office:boolean-value="false" calcext:value-type="boolean">
            <text:p>FALSE</text:p>
          </table:table-cell>
          <table:table-cell table:formula="of:=N([.H46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462]=1;&quot;FIRE&quot;)" office:value-type="string" office:string-value="FIRE" calcext:value-type="string">
            <text:p>FIRE</text:p>
          </table:table-cell>
          <table:table-cell table:formula="of:=IF([.C462]=0;&quot;FIRE-R&quot;)" office:value-type="boolean" office:boolean-value="false" calcext:value-type="boolean">
            <text:p>FALSE</text:p>
          </table:table-cell>
          <table:table-cell table:formula="of:=IF([.C462]=1;&quot;FIRE&quot;;&quot;FIRE-R&quot;)" office:value-type="string" office:string-value="FIRE" calcext:value-type="string">
            <text:p>FIRE</text:p>
          </table:table-cell>
          <table:table-cell table:formula="of:=IF([.C462]=1;&quot;4&quot;;&quot;5&quot;)" office:value-type="string" office:string-value="4" calcext:value-type="string">
            <text:p>4</text:p>
          </table:table-cell>
          <table:table-cell table:formula="of:=IF([.A462]=[.D462])" office:value-type="boolean" office:boolean-value="false" calcext:value-type="boolean">
            <text:p>FALSE</text:p>
          </table:table-cell>
          <table:table-cell table:formula="of:=N([.H46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463]=1;&quot;FIRE&quot;)" office:value-type="string" office:string-value="FIRE" calcext:value-type="string">
            <text:p>FIRE</text:p>
          </table:table-cell>
          <table:table-cell table:formula="of:=IF([.C463]=0;&quot;FIRE-R&quot;)" office:value-type="boolean" office:boolean-value="false" calcext:value-type="boolean">
            <text:p>FALSE</text:p>
          </table:table-cell>
          <table:table-cell table:formula="of:=IF([.C463]=1;&quot;FIRE&quot;;&quot;FIRE-R&quot;)" office:value-type="string" office:string-value="FIRE" calcext:value-type="string">
            <text:p>FIRE</text:p>
          </table:table-cell>
          <table:table-cell table:formula="of:=IF([.C463]=1;&quot;4&quot;;&quot;5&quot;)" office:value-type="string" office:string-value="4" calcext:value-type="string">
            <text:p>4</text:p>
          </table:table-cell>
          <table:table-cell table:formula="of:=IF([.A463]=[.D463])" office:value-type="boolean" office:boolean-value="false" calcext:value-type="boolean">
            <text:p>FALSE</text:p>
          </table:table-cell>
          <table:table-cell table:formula="of:=N([.H46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464]=1;&quot;FIRE&quot;)" office:value-type="string" office:string-value="FIRE" calcext:value-type="string">
            <text:p>FIRE</text:p>
          </table:table-cell>
          <table:table-cell table:formula="of:=IF([.C464]=0;&quot;FIRE-R&quot;)" office:value-type="boolean" office:boolean-value="false" calcext:value-type="boolean">
            <text:p>FALSE</text:p>
          </table:table-cell>
          <table:table-cell table:formula="of:=IF([.C464]=1;&quot;FIRE&quot;;&quot;FIRE-R&quot;)" office:value-type="string" office:string-value="FIRE" calcext:value-type="string">
            <text:p>FIRE</text:p>
          </table:table-cell>
          <table:table-cell table:formula="of:=IF([.C464]=1;&quot;4&quot;;&quot;5&quot;)" office:value-type="string" office:string-value="4" calcext:value-type="string">
            <text:p>4</text:p>
          </table:table-cell>
          <table:table-cell table:formula="of:=IF([.A464]=[.D464])" office:value-type="boolean" office:boolean-value="false" calcext:value-type="boolean">
            <text:p>FALSE</text:p>
          </table:table-cell>
          <table:table-cell table:formula="of:=N([.H46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465]=1;&quot;FIRE&quot;)" office:value-type="boolean" office:boolean-value="false" calcext:value-type="boolean">
            <text:p>FALSE</text:p>
          </table:table-cell>
          <table:table-cell table:formula="of:=IF([.C465]=0;&quot;FIRE-R&quot;)" office:value-type="string" office:string-value="FIRE-R" calcext:value-type="string">
            <text:p>FIRE-R</text:p>
          </table:table-cell>
          <table:table-cell table:formula="of:=IF([.C465]=1;&quot;FIRE&quot;;&quot;FIRE-R&quot;)" office:value-type="string" office:string-value="FIRE-R" calcext:value-type="string">
            <text:p>FIRE-R</text:p>
          </table:table-cell>
          <table:table-cell table:formula="of:=IF([.C465]=1;&quot;4&quot;;&quot;5&quot;)" office:value-type="string" office:string-value="5" calcext:value-type="string">
            <text:p>5</text:p>
          </table:table-cell>
          <table:table-cell table:formula="of:=IF([.A465]=[.D465])" office:value-type="boolean" office:boolean-value="false" calcext:value-type="boolean">
            <text:p>FALSE</text:p>
          </table:table-cell>
          <table:table-cell table:formula="of:=N([.H46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466]=1;&quot;FIRE&quot;)" office:value-type="boolean" office:boolean-value="false" calcext:value-type="boolean">
            <text:p>FALSE</text:p>
          </table:table-cell>
          <table:table-cell table:formula="of:=IF([.C466]=0;&quot;FIRE-R&quot;)" office:value-type="string" office:string-value="FIRE-R" calcext:value-type="string">
            <text:p>FIRE-R</text:p>
          </table:table-cell>
          <table:table-cell table:formula="of:=IF([.C466]=1;&quot;FIRE&quot;;&quot;FIRE-R&quot;)" office:value-type="string" office:string-value="FIRE-R" calcext:value-type="string">
            <text:p>FIRE-R</text:p>
          </table:table-cell>
          <table:table-cell table:formula="of:=IF([.C466]=1;&quot;4&quot;;&quot;5&quot;)" office:value-type="string" office:string-value="5" calcext:value-type="string">
            <text:p>5</text:p>
          </table:table-cell>
          <table:table-cell table:formula="of:=IF([.A466]=[.D466])" office:value-type="boolean" office:boolean-value="false" calcext:value-type="boolean">
            <text:p>FALSE</text:p>
          </table:table-cell>
          <table:table-cell table:formula="of:=N([.H46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467]=1;&quot;FIRE&quot;)" office:value-type="boolean" office:boolean-value="false" calcext:value-type="boolean">
            <text:p>FALSE</text:p>
          </table:table-cell>
          <table:table-cell table:formula="of:=IF([.C467]=0;&quot;FIRE-R&quot;)" office:value-type="string" office:string-value="FIRE-R" calcext:value-type="string">
            <text:p>FIRE-R</text:p>
          </table:table-cell>
          <table:table-cell table:formula="of:=IF([.C467]=1;&quot;FIRE&quot;;&quot;FIRE-R&quot;)" office:value-type="string" office:string-value="FIRE-R" calcext:value-type="string">
            <text:p>FIRE-R</text:p>
          </table:table-cell>
          <table:table-cell table:formula="of:=IF([.C467]=1;&quot;4&quot;;&quot;5&quot;)" office:value-type="string" office:string-value="5" calcext:value-type="string">
            <text:p>5</text:p>
          </table:table-cell>
          <table:table-cell table:formula="of:=IF([.A467]=[.D467])" office:value-type="boolean" office:boolean-value="false" calcext:value-type="boolean">
            <text:p>FALSE</text:p>
          </table:table-cell>
          <table:table-cell table:formula="of:=N([.H46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468]=1;&quot;FIRE&quot;)" office:value-type="boolean" office:boolean-value="false" calcext:value-type="boolean">
            <text:p>FALSE</text:p>
          </table:table-cell>
          <table:table-cell table:formula="of:=IF([.C468]=0;&quot;FIRE-R&quot;)" office:value-type="string" office:string-value="FIRE-R" calcext:value-type="string">
            <text:p>FIRE-R</text:p>
          </table:table-cell>
          <table:table-cell table:formula="of:=IF([.C468]=1;&quot;FIRE&quot;;&quot;FIRE-R&quot;)" office:value-type="string" office:string-value="FIRE-R" calcext:value-type="string">
            <text:p>FIRE-R</text:p>
          </table:table-cell>
          <table:table-cell table:formula="of:=IF([.C468]=1;&quot;4&quot;;&quot;5&quot;)" office:value-type="string" office:string-value="5" calcext:value-type="string">
            <text:p>5</text:p>
          </table:table-cell>
          <table:table-cell table:formula="of:=IF([.A468]=[.D468])" office:value-type="boolean" office:boolean-value="false" calcext:value-type="boolean">
            <text:p>FALSE</text:p>
          </table:table-cell>
          <table:table-cell table:formula="of:=N([.H46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469]=1;&quot;FIRE&quot;)" office:value-type="boolean" office:boolean-value="false" calcext:value-type="boolean">
            <text:p>FALSE</text:p>
          </table:table-cell>
          <table:table-cell table:formula="of:=IF([.C469]=0;&quot;FIRE-R&quot;)" office:value-type="string" office:string-value="FIRE-R" calcext:value-type="string">
            <text:p>FIRE-R</text:p>
          </table:table-cell>
          <table:table-cell table:formula="of:=IF([.C469]=1;&quot;FIRE&quot;;&quot;FIRE-R&quot;)" office:value-type="string" office:string-value="FIRE-R" calcext:value-type="string">
            <text:p>FIRE-R</text:p>
          </table:table-cell>
          <table:table-cell table:formula="of:=IF([.C469]=1;&quot;4&quot;;&quot;5&quot;)" office:value-type="string" office:string-value="5" calcext:value-type="string">
            <text:p>5</text:p>
          </table:table-cell>
          <table:table-cell table:formula="of:=IF([.A469]=[.D469])" office:value-type="boolean" office:boolean-value="false" calcext:value-type="boolean">
            <text:p>FALSE</text:p>
          </table:table-cell>
          <table:table-cell table:formula="of:=N([.H46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470]=1;&quot;FIRE&quot;)" office:value-type="boolean" office:boolean-value="false" calcext:value-type="boolean">
            <text:p>FALSE</text:p>
          </table:table-cell>
          <table:table-cell table:formula="of:=IF([.C470]=0;&quot;FIRE-R&quot;)" office:value-type="string" office:string-value="FIRE-R" calcext:value-type="string">
            <text:p>FIRE-R</text:p>
          </table:table-cell>
          <table:table-cell table:formula="of:=IF([.C470]=1;&quot;FIRE&quot;;&quot;FIRE-R&quot;)" office:value-type="string" office:string-value="FIRE-R" calcext:value-type="string">
            <text:p>FIRE-R</text:p>
          </table:table-cell>
          <table:table-cell table:formula="of:=IF([.C470]=1;&quot;4&quot;;&quot;5&quot;)" office:value-type="string" office:string-value="5" calcext:value-type="string">
            <text:p>5</text:p>
          </table:table-cell>
          <table:table-cell table:formula="of:=IF([.A470]=[.D470])" office:value-type="boolean" office:boolean-value="false" calcext:value-type="boolean">
            <text:p>FALSE</text:p>
          </table:table-cell>
          <table:table-cell table:formula="of:=N([.H47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471]=1;&quot;FIRE&quot;)" office:value-type="string" office:string-value="FIRE" calcext:value-type="string">
            <text:p>FIRE</text:p>
          </table:table-cell>
          <table:table-cell table:formula="of:=IF([.C471]=0;&quot;FIRE-R&quot;)" office:value-type="boolean" office:boolean-value="false" calcext:value-type="boolean">
            <text:p>FALSE</text:p>
          </table:table-cell>
          <table:table-cell table:formula="of:=IF([.C471]=1;&quot;FIRE&quot;;&quot;FIRE-R&quot;)" office:value-type="string" office:string-value="FIRE" calcext:value-type="string">
            <text:p>FIRE</text:p>
          </table:table-cell>
          <table:table-cell table:formula="of:=IF([.C471]=1;&quot;4&quot;;&quot;5&quot;)" office:value-type="string" office:string-value="4" calcext:value-type="string">
            <text:p>4</text:p>
          </table:table-cell>
          <table:table-cell table:formula="of:=IF([.A471]=[.D471])" office:value-type="boolean" office:boolean-value="false" calcext:value-type="boolean">
            <text:p>FALSE</text:p>
          </table:table-cell>
          <table:table-cell table:formula="of:=N([.H47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472]=1;&quot;FIRE&quot;)" office:value-type="string" office:string-value="FIRE" calcext:value-type="string">
            <text:p>FIRE</text:p>
          </table:table-cell>
          <table:table-cell table:formula="of:=IF([.C472]=0;&quot;FIRE-R&quot;)" office:value-type="boolean" office:boolean-value="false" calcext:value-type="boolean">
            <text:p>FALSE</text:p>
          </table:table-cell>
          <table:table-cell table:formula="of:=IF([.C472]=1;&quot;FIRE&quot;;&quot;FIRE-R&quot;)" office:value-type="string" office:string-value="FIRE" calcext:value-type="string">
            <text:p>FIRE</text:p>
          </table:table-cell>
          <table:table-cell table:formula="of:=IF([.C472]=1;&quot;4&quot;;&quot;5&quot;)" office:value-type="string" office:string-value="4" calcext:value-type="string">
            <text:p>4</text:p>
          </table:table-cell>
          <table:table-cell table:formula="of:=IF([.A472]=[.D472])" office:value-type="boolean" office:boolean-value="false" calcext:value-type="boolean">
            <text:p>FALSE</text:p>
          </table:table-cell>
          <table:table-cell table:formula="of:=N([.H47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473]=1;&quot;FIRE&quot;)" office:value-type="string" office:string-value="FIRE" calcext:value-type="string">
            <text:p>FIRE</text:p>
          </table:table-cell>
          <table:table-cell table:formula="of:=IF([.C473]=0;&quot;FIRE-R&quot;)" office:value-type="boolean" office:boolean-value="false" calcext:value-type="boolean">
            <text:p>FALSE</text:p>
          </table:table-cell>
          <table:table-cell table:formula="of:=IF([.C473]=1;&quot;FIRE&quot;;&quot;FIRE-R&quot;)" office:value-type="string" office:string-value="FIRE" calcext:value-type="string">
            <text:p>FIRE</text:p>
          </table:table-cell>
          <table:table-cell table:formula="of:=IF([.C473]=1;&quot;4&quot;;&quot;5&quot;)" office:value-type="string" office:string-value="4" calcext:value-type="string">
            <text:p>4</text:p>
          </table:table-cell>
          <table:table-cell table:formula="of:=IF([.A473]=[.D473])" office:value-type="boolean" office:boolean-value="false" calcext:value-type="boolean">
            <text:p>FALSE</text:p>
          </table:table-cell>
          <table:table-cell table:formula="of:=N([.H47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474]=1;&quot;FIRE&quot;)" office:value-type="string" office:string-value="FIRE" calcext:value-type="string">
            <text:p>FIRE</text:p>
          </table:table-cell>
          <table:table-cell table:formula="of:=IF([.C474]=0;&quot;FIRE-R&quot;)" office:value-type="boolean" office:boolean-value="false" calcext:value-type="boolean">
            <text:p>FALSE</text:p>
          </table:table-cell>
          <table:table-cell table:formula="of:=IF([.C474]=1;&quot;FIRE&quot;;&quot;FIRE-R&quot;)" office:value-type="string" office:string-value="FIRE" calcext:value-type="string">
            <text:p>FIRE</text:p>
          </table:table-cell>
          <table:table-cell table:formula="of:=IF([.C474]=1;&quot;4&quot;;&quot;5&quot;)" office:value-type="string" office:string-value="4" calcext:value-type="string">
            <text:p>4</text:p>
          </table:table-cell>
          <table:table-cell table:formula="of:=IF([.A474]=[.D474])" office:value-type="boolean" office:boolean-value="false" calcext:value-type="boolean">
            <text:p>FALSE</text:p>
          </table:table-cell>
          <table:table-cell table:formula="of:=N([.H47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475]=1;&quot;FIRE&quot;)" office:value-type="string" office:string-value="FIRE" calcext:value-type="string">
            <text:p>FIRE</text:p>
          </table:table-cell>
          <table:table-cell table:formula="of:=IF([.C475]=0;&quot;FIRE-R&quot;)" office:value-type="boolean" office:boolean-value="false" calcext:value-type="boolean">
            <text:p>FALSE</text:p>
          </table:table-cell>
          <table:table-cell table:formula="of:=IF([.C475]=1;&quot;FIRE&quot;;&quot;FIRE-R&quot;)" office:value-type="string" office:string-value="FIRE" calcext:value-type="string">
            <text:p>FIRE</text:p>
          </table:table-cell>
          <table:table-cell table:formula="of:=IF([.C475]=1;&quot;4&quot;;&quot;5&quot;)" office:value-type="string" office:string-value="4" calcext:value-type="string">
            <text:p>4</text:p>
          </table:table-cell>
          <table:table-cell table:formula="of:=IF([.A475]=[.D475])" office:value-type="boolean" office:boolean-value="false" calcext:value-type="boolean">
            <text:p>FALSE</text:p>
          </table:table-cell>
          <table:table-cell table:formula="of:=N([.H47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476]=1;&quot;FIRE&quot;)" office:value-type="string" office:string-value="FIRE" calcext:value-type="string">
            <text:p>FIRE</text:p>
          </table:table-cell>
          <table:table-cell table:formula="of:=IF([.C476]=0;&quot;FIRE-R&quot;)" office:value-type="boolean" office:boolean-value="false" calcext:value-type="boolean">
            <text:p>FALSE</text:p>
          </table:table-cell>
          <table:table-cell table:formula="of:=IF([.C476]=1;&quot;FIRE&quot;;&quot;FIRE-R&quot;)" office:value-type="string" office:string-value="FIRE" calcext:value-type="string">
            <text:p>FIRE</text:p>
          </table:table-cell>
          <table:table-cell table:formula="of:=IF([.C476]=1;&quot;4&quot;;&quot;5&quot;)" office:value-type="string" office:string-value="4" calcext:value-type="string">
            <text:p>4</text:p>
          </table:table-cell>
          <table:table-cell table:formula="of:=IF([.A476]=[.D476])" office:value-type="boolean" office:boolean-value="false" calcext:value-type="boolean">
            <text:p>FALSE</text:p>
          </table:table-cell>
          <table:table-cell table:formula="of:=N([.H47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477]=1;&quot;FIRE&quot;)" office:value-type="string" office:string-value="FIRE" calcext:value-type="string">
            <text:p>FIRE</text:p>
          </table:table-cell>
          <table:table-cell table:formula="of:=IF([.C477]=0;&quot;FIRE-R&quot;)" office:value-type="boolean" office:boolean-value="false" calcext:value-type="boolean">
            <text:p>FALSE</text:p>
          </table:table-cell>
          <table:table-cell table:formula="of:=IF([.C477]=1;&quot;FIRE&quot;;&quot;FIRE-R&quot;)" office:value-type="string" office:string-value="FIRE" calcext:value-type="string">
            <text:p>FIRE</text:p>
          </table:table-cell>
          <table:table-cell table:formula="of:=IF([.C477]=1;&quot;4&quot;;&quot;5&quot;)" office:value-type="string" office:string-value="4" calcext:value-type="string">
            <text:p>4</text:p>
          </table:table-cell>
          <table:table-cell table:formula="of:=IF([.A477]=[.D477])" office:value-type="boolean" office:boolean-value="false" calcext:value-type="boolean">
            <text:p>FALSE</text:p>
          </table:table-cell>
          <table:table-cell table:formula="of:=N([.H47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478]=1;&quot;FIRE&quot;)" office:value-type="string" office:string-value="FIRE" calcext:value-type="string">
            <text:p>FIRE</text:p>
          </table:table-cell>
          <table:table-cell table:formula="of:=IF([.C478]=0;&quot;FIRE-R&quot;)" office:value-type="boolean" office:boolean-value="false" calcext:value-type="boolean">
            <text:p>FALSE</text:p>
          </table:table-cell>
          <table:table-cell table:formula="of:=IF([.C478]=1;&quot;FIRE&quot;;&quot;FIRE-R&quot;)" office:value-type="string" office:string-value="FIRE" calcext:value-type="string">
            <text:p>FIRE</text:p>
          </table:table-cell>
          <table:table-cell table:formula="of:=IF([.C478]=1;&quot;4&quot;;&quot;5&quot;)" office:value-type="string" office:string-value="4" calcext:value-type="string">
            <text:p>4</text:p>
          </table:table-cell>
          <table:table-cell table:formula="of:=IF([.A478]=[.D478])" office:value-type="boolean" office:boolean-value="false" calcext:value-type="boolean">
            <text:p>FALSE</text:p>
          </table:table-cell>
          <table:table-cell table:formula="of:=N([.H47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479]=1;&quot;FIRE&quot;)" office:value-type="boolean" office:boolean-value="false" calcext:value-type="boolean">
            <text:p>FALSE</text:p>
          </table:table-cell>
          <table:table-cell table:formula="of:=IF([.C479]=0;&quot;FIRE-R&quot;)" office:value-type="string" office:string-value="FIRE-R" calcext:value-type="string">
            <text:p>FIRE-R</text:p>
          </table:table-cell>
          <table:table-cell table:formula="of:=IF([.C479]=1;&quot;FIRE&quot;;&quot;FIRE-R&quot;)" office:value-type="string" office:string-value="FIRE-R" calcext:value-type="string">
            <text:p>FIRE-R</text:p>
          </table:table-cell>
          <table:table-cell table:formula="of:=IF([.C479]=1;&quot;4&quot;;&quot;5&quot;)" office:value-type="string" office:string-value="5" calcext:value-type="string">
            <text:p>5</text:p>
          </table:table-cell>
          <table:table-cell table:formula="of:=IF([.A479]=[.D479])" office:value-type="boolean" office:boolean-value="false" calcext:value-type="boolean">
            <text:p>FALSE</text:p>
          </table:table-cell>
          <table:table-cell table:formula="of:=N([.H47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480]=1;&quot;FIRE&quot;)" office:value-type="boolean" office:boolean-value="false" calcext:value-type="boolean">
            <text:p>FALSE</text:p>
          </table:table-cell>
          <table:table-cell table:formula="of:=IF([.C480]=0;&quot;FIRE-R&quot;)" office:value-type="string" office:string-value="FIRE-R" calcext:value-type="string">
            <text:p>FIRE-R</text:p>
          </table:table-cell>
          <table:table-cell table:formula="of:=IF([.C480]=1;&quot;FIRE&quot;;&quot;FIRE-R&quot;)" office:value-type="string" office:string-value="FIRE-R" calcext:value-type="string">
            <text:p>FIRE-R</text:p>
          </table:table-cell>
          <table:table-cell table:formula="of:=IF([.C480]=1;&quot;4&quot;;&quot;5&quot;)" office:value-type="string" office:string-value="5" calcext:value-type="string">
            <text:p>5</text:p>
          </table:table-cell>
          <table:table-cell table:formula="of:=IF([.A480]=[.D480])" office:value-type="boolean" office:boolean-value="false" calcext:value-type="boolean">
            <text:p>FALSE</text:p>
          </table:table-cell>
          <table:table-cell table:formula="of:=N([.H48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481]=1;&quot;FIRE&quot;)" office:value-type="boolean" office:boolean-value="false" calcext:value-type="boolean">
            <text:p>FALSE</text:p>
          </table:table-cell>
          <table:table-cell table:formula="of:=IF([.C481]=0;&quot;FIRE-R&quot;)" office:value-type="string" office:string-value="FIRE-R" calcext:value-type="string">
            <text:p>FIRE-R</text:p>
          </table:table-cell>
          <table:table-cell table:formula="of:=IF([.C481]=1;&quot;FIRE&quot;;&quot;FIRE-R&quot;)" office:value-type="string" office:string-value="FIRE-R" calcext:value-type="string">
            <text:p>FIRE-R</text:p>
          </table:table-cell>
          <table:table-cell table:formula="of:=IF([.C481]=1;&quot;4&quot;;&quot;5&quot;)" office:value-type="string" office:string-value="5" calcext:value-type="string">
            <text:p>5</text:p>
          </table:table-cell>
          <table:table-cell table:formula="of:=IF([.A481]=[.D481])" office:value-type="boolean" office:boolean-value="false" calcext:value-type="boolean">
            <text:p>FALSE</text:p>
          </table:table-cell>
          <table:table-cell table:formula="of:=N([.H48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482]=1;&quot;FIRE&quot;)" office:value-type="boolean" office:boolean-value="false" calcext:value-type="boolean">
            <text:p>FALSE</text:p>
          </table:table-cell>
          <table:table-cell table:formula="of:=IF([.C482]=0;&quot;FIRE-R&quot;)" office:value-type="string" office:string-value="FIRE-R" calcext:value-type="string">
            <text:p>FIRE-R</text:p>
          </table:table-cell>
          <table:table-cell table:formula="of:=IF([.C482]=1;&quot;FIRE&quot;;&quot;FIRE-R&quot;)" office:value-type="string" office:string-value="FIRE-R" calcext:value-type="string">
            <text:p>FIRE-R</text:p>
          </table:table-cell>
          <table:table-cell table:formula="of:=IF([.C482]=1;&quot;4&quot;;&quot;5&quot;)" office:value-type="string" office:string-value="5" calcext:value-type="string">
            <text:p>5</text:p>
          </table:table-cell>
          <table:table-cell table:formula="of:=IF([.A482]=[.D482])" office:value-type="boolean" office:boolean-value="false" calcext:value-type="boolean">
            <text:p>FALSE</text:p>
          </table:table-cell>
          <table:table-cell table:formula="of:=N([.H48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483]=1;&quot;FIRE&quot;)" office:value-type="boolean" office:boolean-value="false" calcext:value-type="boolean">
            <text:p>FALSE</text:p>
          </table:table-cell>
          <table:table-cell table:formula="of:=IF([.C483]=0;&quot;FIRE-R&quot;)" office:value-type="string" office:string-value="FIRE-R" calcext:value-type="string">
            <text:p>FIRE-R</text:p>
          </table:table-cell>
          <table:table-cell table:formula="of:=IF([.C483]=1;&quot;FIRE&quot;;&quot;FIRE-R&quot;)" office:value-type="string" office:string-value="FIRE-R" calcext:value-type="string">
            <text:p>FIRE-R</text:p>
          </table:table-cell>
          <table:table-cell table:formula="of:=IF([.C483]=1;&quot;4&quot;;&quot;5&quot;)" office:value-type="string" office:string-value="5" calcext:value-type="string">
            <text:p>5</text:p>
          </table:table-cell>
          <table:table-cell table:formula="of:=IF([.A483]=[.D483])" office:value-type="boolean" office:boolean-value="false" calcext:value-type="boolean">
            <text:p>FALSE</text:p>
          </table:table-cell>
          <table:table-cell table:formula="of:=N([.H48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484]=1;&quot;FIRE&quot;)" office:value-type="boolean" office:boolean-value="false" calcext:value-type="boolean">
            <text:p>FALSE</text:p>
          </table:table-cell>
          <table:table-cell table:formula="of:=IF([.C484]=0;&quot;FIRE-R&quot;)" office:value-type="string" office:string-value="FIRE-R" calcext:value-type="string">
            <text:p>FIRE-R</text:p>
          </table:table-cell>
          <table:table-cell table:formula="of:=IF([.C484]=1;&quot;FIRE&quot;;&quot;FIRE-R&quot;)" office:value-type="string" office:string-value="FIRE-R" calcext:value-type="string">
            <text:p>FIRE-R</text:p>
          </table:table-cell>
          <table:table-cell table:formula="of:=IF([.C484]=1;&quot;4&quot;;&quot;5&quot;)" office:value-type="string" office:string-value="5" calcext:value-type="string">
            <text:p>5</text:p>
          </table:table-cell>
          <table:table-cell table:formula="of:=IF([.A484]=[.D484])" office:value-type="boolean" office:boolean-value="false" calcext:value-type="boolean">
            <text:p>FALSE</text:p>
          </table:table-cell>
          <table:table-cell table:formula="of:=N([.H48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485]=1;&quot;FIRE&quot;)" office:value-type="string" office:string-value="FIRE" calcext:value-type="string">
            <text:p>FIRE</text:p>
          </table:table-cell>
          <table:table-cell table:formula="of:=IF([.C485]=0;&quot;FIRE-R&quot;)" office:value-type="boolean" office:boolean-value="false" calcext:value-type="boolean">
            <text:p>FALSE</text:p>
          </table:table-cell>
          <table:table-cell table:formula="of:=IF([.C485]=1;&quot;FIRE&quot;;&quot;FIRE-R&quot;)" office:value-type="string" office:string-value="FIRE" calcext:value-type="string">
            <text:p>FIRE</text:p>
          </table:table-cell>
          <table:table-cell table:formula="of:=IF([.C485]=1;&quot;4&quot;;&quot;5&quot;)" office:value-type="string" office:string-value="4" calcext:value-type="string">
            <text:p>4</text:p>
          </table:table-cell>
          <table:table-cell table:formula="of:=IF([.A485]=[.D485])" office:value-type="boolean" office:boolean-value="false" calcext:value-type="boolean">
            <text:p>FALSE</text:p>
          </table:table-cell>
          <table:table-cell table:formula="of:=N([.H48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486]=1;&quot;FIRE&quot;)" office:value-type="boolean" office:boolean-value="false" calcext:value-type="boolean">
            <text:p>FALSE</text:p>
          </table:table-cell>
          <table:table-cell table:formula="of:=IF([.C486]=0;&quot;FIRE-R&quot;)" office:value-type="string" office:string-value="FIRE-R" calcext:value-type="string">
            <text:p>FIRE-R</text:p>
          </table:table-cell>
          <table:table-cell table:formula="of:=IF([.C486]=1;&quot;FIRE&quot;;&quot;FIRE-R&quot;)" office:value-type="string" office:string-value="FIRE-R" calcext:value-type="string">
            <text:p>FIRE-R</text:p>
          </table:table-cell>
          <table:table-cell table:formula="of:=IF([.C486]=1;&quot;4&quot;;&quot;5&quot;)" office:value-type="string" office:string-value="5" calcext:value-type="string">
            <text:p>5</text:p>
          </table:table-cell>
          <table:table-cell table:formula="of:=IF([.A486]=[.D486])" office:value-type="boolean" office:boolean-value="false" calcext:value-type="boolean">
            <text:p>FALSE</text:p>
          </table:table-cell>
          <table:table-cell table:formula="of:=N([.H48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487]=1;&quot;FIRE&quot;)" office:value-type="string" office:string-value="FIRE" calcext:value-type="string">
            <text:p>FIRE</text:p>
          </table:table-cell>
          <table:table-cell table:formula="of:=IF([.C487]=0;&quot;FIRE-R&quot;)" office:value-type="boolean" office:boolean-value="false" calcext:value-type="boolean">
            <text:p>FALSE</text:p>
          </table:table-cell>
          <table:table-cell table:formula="of:=IF([.C487]=1;&quot;FIRE&quot;;&quot;FIRE-R&quot;)" office:value-type="string" office:string-value="FIRE" calcext:value-type="string">
            <text:p>FIRE</text:p>
          </table:table-cell>
          <table:table-cell table:formula="of:=IF([.C487]=1;&quot;4&quot;;&quot;5&quot;)" office:value-type="string" office:string-value="4" calcext:value-type="string">
            <text:p>4</text:p>
          </table:table-cell>
          <table:table-cell table:formula="of:=IF([.A487]=[.D487])" office:value-type="boolean" office:boolean-value="false" calcext:value-type="boolean">
            <text:p>FALSE</text:p>
          </table:table-cell>
          <table:table-cell table:formula="of:=N([.H48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488]=1;&quot;FIRE&quot;)" office:value-type="string" office:string-value="FIRE" calcext:value-type="string">
            <text:p>FIRE</text:p>
          </table:table-cell>
          <table:table-cell table:formula="of:=IF([.C488]=0;&quot;FIRE-R&quot;)" office:value-type="boolean" office:boolean-value="false" calcext:value-type="boolean">
            <text:p>FALSE</text:p>
          </table:table-cell>
          <table:table-cell table:formula="of:=IF([.C488]=1;&quot;FIRE&quot;;&quot;FIRE-R&quot;)" office:value-type="string" office:string-value="FIRE" calcext:value-type="string">
            <text:p>FIRE</text:p>
          </table:table-cell>
          <table:table-cell table:formula="of:=IF([.C488]=1;&quot;4&quot;;&quot;5&quot;)" office:value-type="string" office:string-value="4" calcext:value-type="string">
            <text:p>4</text:p>
          </table:table-cell>
          <table:table-cell table:formula="of:=IF([.A488]=[.D488])" office:value-type="boolean" office:boolean-value="false" calcext:value-type="boolean">
            <text:p>FALSE</text:p>
          </table:table-cell>
          <table:table-cell table:formula="of:=N([.H48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489]=1;&quot;FIRE&quot;)" office:value-type="string" office:string-value="FIRE" calcext:value-type="string">
            <text:p>FIRE</text:p>
          </table:table-cell>
          <table:table-cell table:formula="of:=IF([.C489]=0;&quot;FIRE-R&quot;)" office:value-type="boolean" office:boolean-value="false" calcext:value-type="boolean">
            <text:p>FALSE</text:p>
          </table:table-cell>
          <table:table-cell table:formula="of:=IF([.C489]=1;&quot;FIRE&quot;;&quot;FIRE-R&quot;)" office:value-type="string" office:string-value="FIRE" calcext:value-type="string">
            <text:p>FIRE</text:p>
          </table:table-cell>
          <table:table-cell table:formula="of:=IF([.C489]=1;&quot;4&quot;;&quot;5&quot;)" office:value-type="string" office:string-value="4" calcext:value-type="string">
            <text:p>4</text:p>
          </table:table-cell>
          <table:table-cell table:formula="of:=IF([.A489]=[.D489])" office:value-type="boolean" office:boolean-value="false" calcext:value-type="boolean">
            <text:p>FALSE</text:p>
          </table:table-cell>
          <table:table-cell table:formula="of:=N([.H48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490]=1;&quot;FIRE&quot;)" office:value-type="string" office:string-value="FIRE" calcext:value-type="string">
            <text:p>FIRE</text:p>
          </table:table-cell>
          <table:table-cell table:formula="of:=IF([.C490]=0;&quot;FIRE-R&quot;)" office:value-type="boolean" office:boolean-value="false" calcext:value-type="boolean">
            <text:p>FALSE</text:p>
          </table:table-cell>
          <table:table-cell table:formula="of:=IF([.C490]=1;&quot;FIRE&quot;;&quot;FIRE-R&quot;)" office:value-type="string" office:string-value="FIRE" calcext:value-type="string">
            <text:p>FIRE</text:p>
          </table:table-cell>
          <table:table-cell table:formula="of:=IF([.C490]=1;&quot;4&quot;;&quot;5&quot;)" office:value-type="string" office:string-value="4" calcext:value-type="string">
            <text:p>4</text:p>
          </table:table-cell>
          <table:table-cell table:formula="of:=IF([.A490]=[.D490])" office:value-type="boolean" office:boolean-value="false" calcext:value-type="boolean">
            <text:p>FALSE</text:p>
          </table:table-cell>
          <table:table-cell table:formula="of:=N([.H49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491]=1;&quot;FIRE&quot;)" office:value-type="string" office:string-value="FIRE" calcext:value-type="string">
            <text:p>FIRE</text:p>
          </table:table-cell>
          <table:table-cell table:formula="of:=IF([.C491]=0;&quot;FIRE-R&quot;)" office:value-type="boolean" office:boolean-value="false" calcext:value-type="boolean">
            <text:p>FALSE</text:p>
          </table:table-cell>
          <table:table-cell table:formula="of:=IF([.C491]=1;&quot;FIRE&quot;;&quot;FIRE-R&quot;)" office:value-type="string" office:string-value="FIRE" calcext:value-type="string">
            <text:p>FIRE</text:p>
          </table:table-cell>
          <table:table-cell table:formula="of:=IF([.C491]=1;&quot;4&quot;;&quot;5&quot;)" office:value-type="string" office:string-value="4" calcext:value-type="string">
            <text:p>4</text:p>
          </table:table-cell>
          <table:table-cell table:formula="of:=IF([.A491]=[.D491])" office:value-type="boolean" office:boolean-value="false" calcext:value-type="boolean">
            <text:p>FALSE</text:p>
          </table:table-cell>
          <table:table-cell table:formula="of:=N([.H49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492]=1;&quot;FIRE&quot;)" office:value-type="boolean" office:boolean-value="false" calcext:value-type="boolean">
            <text:p>FALSE</text:p>
          </table:table-cell>
          <table:table-cell table:formula="of:=IF([.C492]=0;&quot;FIRE-R&quot;)" office:value-type="string" office:string-value="FIRE-R" calcext:value-type="string">
            <text:p>FIRE-R</text:p>
          </table:table-cell>
          <table:table-cell table:formula="of:=IF([.C492]=1;&quot;FIRE&quot;;&quot;FIRE-R&quot;)" office:value-type="string" office:string-value="FIRE-R" calcext:value-type="string">
            <text:p>FIRE-R</text:p>
          </table:table-cell>
          <table:table-cell table:formula="of:=IF([.C492]=1;&quot;4&quot;;&quot;5&quot;)" office:value-type="string" office:string-value="5" calcext:value-type="string">
            <text:p>5</text:p>
          </table:table-cell>
          <table:table-cell table:formula="of:=IF([.A492]=[.D492])" office:value-type="boolean" office:boolean-value="false" calcext:value-type="boolean">
            <text:p>FALSE</text:p>
          </table:table-cell>
          <table:table-cell table:formula="of:=N([.H49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493]=1;&quot;FIRE&quot;)" office:value-type="boolean" office:boolean-value="false" calcext:value-type="boolean">
            <text:p>FALSE</text:p>
          </table:table-cell>
          <table:table-cell table:formula="of:=IF([.C493]=0;&quot;FIRE-R&quot;)" office:value-type="string" office:string-value="FIRE-R" calcext:value-type="string">
            <text:p>FIRE-R</text:p>
          </table:table-cell>
          <table:table-cell table:formula="of:=IF([.C493]=1;&quot;FIRE&quot;;&quot;FIRE-R&quot;)" office:value-type="string" office:string-value="FIRE-R" calcext:value-type="string">
            <text:p>FIRE-R</text:p>
          </table:table-cell>
          <table:table-cell table:formula="of:=IF([.C493]=1;&quot;4&quot;;&quot;5&quot;)" office:value-type="string" office:string-value="5" calcext:value-type="string">
            <text:p>5</text:p>
          </table:table-cell>
          <table:table-cell table:formula="of:=IF([.A493]=[.D493])" office:value-type="boolean" office:boolean-value="false" calcext:value-type="boolean">
            <text:p>FALSE</text:p>
          </table:table-cell>
          <table:table-cell table:formula="of:=N([.H49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494]=1;&quot;FIRE&quot;)" office:value-type="boolean" office:boolean-value="false" calcext:value-type="boolean">
            <text:p>FALSE</text:p>
          </table:table-cell>
          <table:table-cell table:formula="of:=IF([.C494]=0;&quot;FIRE-R&quot;)" office:value-type="string" office:string-value="FIRE-R" calcext:value-type="string">
            <text:p>FIRE-R</text:p>
          </table:table-cell>
          <table:table-cell table:formula="of:=IF([.C494]=1;&quot;FIRE&quot;;&quot;FIRE-R&quot;)" office:value-type="string" office:string-value="FIRE-R" calcext:value-type="string">
            <text:p>FIRE-R</text:p>
          </table:table-cell>
          <table:table-cell table:formula="of:=IF([.C494]=1;&quot;4&quot;;&quot;5&quot;)" office:value-type="string" office:string-value="5" calcext:value-type="string">
            <text:p>5</text:p>
          </table:table-cell>
          <table:table-cell table:formula="of:=IF([.A494]=[.D494])" office:value-type="boolean" office:boolean-value="false" calcext:value-type="boolean">
            <text:p>FALSE</text:p>
          </table:table-cell>
          <table:table-cell table:formula="of:=N([.H49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495]=1;&quot;FIRE&quot;)" office:value-type="boolean" office:boolean-value="false" calcext:value-type="boolean">
            <text:p>FALSE</text:p>
          </table:table-cell>
          <table:table-cell table:formula="of:=IF([.C495]=0;&quot;FIRE-R&quot;)" office:value-type="string" office:string-value="FIRE-R" calcext:value-type="string">
            <text:p>FIRE-R</text:p>
          </table:table-cell>
          <table:table-cell table:formula="of:=IF([.C495]=1;&quot;FIRE&quot;;&quot;FIRE-R&quot;)" office:value-type="string" office:string-value="FIRE-R" calcext:value-type="string">
            <text:p>FIRE-R</text:p>
          </table:table-cell>
          <table:table-cell table:formula="of:=IF([.C495]=1;&quot;4&quot;;&quot;5&quot;)" office:value-type="string" office:string-value="5" calcext:value-type="string">
            <text:p>5</text:p>
          </table:table-cell>
          <table:table-cell table:formula="of:=IF([.A495]=[.D495])" office:value-type="boolean" office:boolean-value="false" calcext:value-type="boolean">
            <text:p>FALSE</text:p>
          </table:table-cell>
          <table:table-cell table:formula="of:=N([.H49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496]=1;&quot;FIRE&quot;)" office:value-type="boolean" office:boolean-value="false" calcext:value-type="boolean">
            <text:p>FALSE</text:p>
          </table:table-cell>
          <table:table-cell table:formula="of:=IF([.C496]=0;&quot;FIRE-R&quot;)" office:value-type="string" office:string-value="FIRE-R" calcext:value-type="string">
            <text:p>FIRE-R</text:p>
          </table:table-cell>
          <table:table-cell table:formula="of:=IF([.C496]=1;&quot;FIRE&quot;;&quot;FIRE-R&quot;)" office:value-type="string" office:string-value="FIRE-R" calcext:value-type="string">
            <text:p>FIRE-R</text:p>
          </table:table-cell>
          <table:table-cell table:formula="of:=IF([.C496]=1;&quot;4&quot;;&quot;5&quot;)" office:value-type="string" office:string-value="5" calcext:value-type="string">
            <text:p>5</text:p>
          </table:table-cell>
          <table:table-cell table:formula="of:=IF([.A496]=[.D496])" office:value-type="boolean" office:boolean-value="false" calcext:value-type="boolean">
            <text:p>FALSE</text:p>
          </table:table-cell>
          <table:table-cell table:formula="of:=N([.H49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497]=1;&quot;FIRE&quot;)" office:value-type="boolean" office:boolean-value="false" calcext:value-type="boolean">
            <text:p>FALSE</text:p>
          </table:table-cell>
          <table:table-cell table:formula="of:=IF([.C497]=0;&quot;FIRE-R&quot;)" office:value-type="string" office:string-value="FIRE-R" calcext:value-type="string">
            <text:p>FIRE-R</text:p>
          </table:table-cell>
          <table:table-cell table:formula="of:=IF([.C497]=1;&quot;FIRE&quot;;&quot;FIRE-R&quot;)" office:value-type="string" office:string-value="FIRE-R" calcext:value-type="string">
            <text:p>FIRE-R</text:p>
          </table:table-cell>
          <table:table-cell table:formula="of:=IF([.C497]=1;&quot;4&quot;;&quot;5&quot;)" office:value-type="string" office:string-value="5" calcext:value-type="string">
            <text:p>5</text:p>
          </table:table-cell>
          <table:table-cell table:formula="of:=IF([.A497]=[.D497])" office:value-type="boolean" office:boolean-value="false" calcext:value-type="boolean">
            <text:p>FALSE</text:p>
          </table:table-cell>
          <table:table-cell table:formula="of:=N([.H49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498]=1;&quot;FIRE&quot;)" office:value-type="boolean" office:boolean-value="false" calcext:value-type="boolean">
            <text:p>FALSE</text:p>
          </table:table-cell>
          <table:table-cell table:formula="of:=IF([.C498]=0;&quot;FIRE-R&quot;)" office:value-type="string" office:string-value="FIRE-R" calcext:value-type="string">
            <text:p>FIRE-R</text:p>
          </table:table-cell>
          <table:table-cell table:formula="of:=IF([.C498]=1;&quot;FIRE&quot;;&quot;FIRE-R&quot;)" office:value-type="string" office:string-value="FIRE-R" calcext:value-type="string">
            <text:p>FIRE-R</text:p>
          </table:table-cell>
          <table:table-cell table:formula="of:=IF([.C498]=1;&quot;4&quot;;&quot;5&quot;)" office:value-type="string" office:string-value="5" calcext:value-type="string">
            <text:p>5</text:p>
          </table:table-cell>
          <table:table-cell table:formula="of:=IF([.A498]=[.D498])" office:value-type="boolean" office:boolean-value="false" calcext:value-type="boolean">
            <text:p>FALSE</text:p>
          </table:table-cell>
          <table:table-cell table:formula="of:=N([.H49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499]=1;&quot;FIRE&quot;)" office:value-type="string" office:string-value="FIRE" calcext:value-type="string">
            <text:p>FIRE</text:p>
          </table:table-cell>
          <table:table-cell table:formula="of:=IF([.C499]=0;&quot;FIRE-R&quot;)" office:value-type="boolean" office:boolean-value="false" calcext:value-type="boolean">
            <text:p>FALSE</text:p>
          </table:table-cell>
          <table:table-cell table:formula="of:=IF([.C499]=1;&quot;FIRE&quot;;&quot;FIRE-R&quot;)" office:value-type="string" office:string-value="FIRE" calcext:value-type="string">
            <text:p>FIRE</text:p>
          </table:table-cell>
          <table:table-cell table:formula="of:=IF([.C499]=1;&quot;4&quot;;&quot;5&quot;)" office:value-type="string" office:string-value="4" calcext:value-type="string">
            <text:p>4</text:p>
          </table:table-cell>
          <table:table-cell table:formula="of:=IF([.A499]=[.D499])" office:value-type="boolean" office:boolean-value="false" calcext:value-type="boolean">
            <text:p>FALSE</text:p>
          </table:table-cell>
          <table:table-cell table:formula="of:=N([.H49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500]=1;&quot;FIRE&quot;)" office:value-type="boolean" office:boolean-value="false" calcext:value-type="boolean">
            <text:p>FALSE</text:p>
          </table:table-cell>
          <table:table-cell table:formula="of:=IF([.C500]=0;&quot;FIRE-R&quot;)" office:value-type="string" office:string-value="FIRE-R" calcext:value-type="string">
            <text:p>FIRE-R</text:p>
          </table:table-cell>
          <table:table-cell table:formula="of:=IF([.C500]=1;&quot;FIRE&quot;;&quot;FIRE-R&quot;)" office:value-type="string" office:string-value="FIRE-R" calcext:value-type="string">
            <text:p>FIRE-R</text:p>
          </table:table-cell>
          <table:table-cell table:formula="of:=IF([.C500]=1;&quot;4&quot;;&quot;5&quot;)" office:value-type="string" office:string-value="5" calcext:value-type="string">
            <text:p>5</text:p>
          </table:table-cell>
          <table:table-cell table:formula="of:=IF([.A500]=[.D500])" office:value-type="boolean" office:boolean-value="false" calcext:value-type="boolean">
            <text:p>FALSE</text:p>
          </table:table-cell>
          <table:table-cell table:formula="of:=N([.H50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501]=1;&quot;FIRE&quot;)" office:value-type="string" office:string-value="FIRE" calcext:value-type="string">
            <text:p>FIRE</text:p>
          </table:table-cell>
          <table:table-cell table:formula="of:=IF([.C501]=0;&quot;FIRE-R&quot;)" office:value-type="boolean" office:boolean-value="false" calcext:value-type="boolean">
            <text:p>FALSE</text:p>
          </table:table-cell>
          <table:table-cell table:formula="of:=IF([.C501]=1;&quot;FIRE&quot;;&quot;FIRE-R&quot;)" office:value-type="string" office:string-value="FIRE" calcext:value-type="string">
            <text:p>FIRE</text:p>
          </table:table-cell>
          <table:table-cell table:formula="of:=IF([.C501]=1;&quot;4&quot;;&quot;5&quot;)" office:value-type="string" office:string-value="4" calcext:value-type="string">
            <text:p>4</text:p>
          </table:table-cell>
          <table:table-cell table:formula="of:=IF([.A501]=[.D501])" office:value-type="boolean" office:boolean-value="false" calcext:value-type="boolean">
            <text:p>FALSE</text:p>
          </table:table-cell>
          <table:table-cell table:formula="of:=N([.H50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502]=1;&quot;FIRE&quot;)" office:value-type="string" office:string-value="FIRE" calcext:value-type="string">
            <text:p>FIRE</text:p>
          </table:table-cell>
          <table:table-cell table:formula="of:=IF([.C502]=0;&quot;FIRE-R&quot;)" office:value-type="boolean" office:boolean-value="false" calcext:value-type="boolean">
            <text:p>FALSE</text:p>
          </table:table-cell>
          <table:table-cell table:formula="of:=IF([.C502]=1;&quot;FIRE&quot;;&quot;FIRE-R&quot;)" office:value-type="string" office:string-value="FIRE" calcext:value-type="string">
            <text:p>FIRE</text:p>
          </table:table-cell>
          <table:table-cell table:formula="of:=IF([.C502]=1;&quot;4&quot;;&quot;5&quot;)" office:value-type="string" office:string-value="4" calcext:value-type="string">
            <text:p>4</text:p>
          </table:table-cell>
          <table:table-cell table:formula="of:=IF([.A502]=[.D502])" office:value-type="boolean" office:boolean-value="false" calcext:value-type="boolean">
            <text:p>FALSE</text:p>
          </table:table-cell>
          <table:table-cell table:formula="of:=N([.H50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503]=1;&quot;FIRE&quot;)" office:value-type="boolean" office:boolean-value="false" calcext:value-type="boolean">
            <text:p>FALSE</text:p>
          </table:table-cell>
          <table:table-cell table:formula="of:=IF([.C503]=0;&quot;FIRE-R&quot;)" office:value-type="string" office:string-value="FIRE-R" calcext:value-type="string">
            <text:p>FIRE-R</text:p>
          </table:table-cell>
          <table:table-cell table:formula="of:=IF([.C503]=1;&quot;FIRE&quot;;&quot;FIRE-R&quot;)" office:value-type="string" office:string-value="FIRE-R" calcext:value-type="string">
            <text:p>FIRE-R</text:p>
          </table:table-cell>
          <table:table-cell table:formula="of:=IF([.C503]=1;&quot;4&quot;;&quot;5&quot;)" office:value-type="string" office:string-value="5" calcext:value-type="string">
            <text:p>5</text:p>
          </table:table-cell>
          <table:table-cell table:formula="of:=IF([.A503]=[.D503])" office:value-type="boolean" office:boolean-value="false" calcext:value-type="boolean">
            <text:p>FALSE</text:p>
          </table:table-cell>
          <table:table-cell table:formula="of:=N([.H50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504]=1;&quot;FIRE&quot;)" office:value-type="string" office:string-value="FIRE" calcext:value-type="string">
            <text:p>FIRE</text:p>
          </table:table-cell>
          <table:table-cell table:formula="of:=IF([.C504]=0;&quot;FIRE-R&quot;)" office:value-type="boolean" office:boolean-value="false" calcext:value-type="boolean">
            <text:p>FALSE</text:p>
          </table:table-cell>
          <table:table-cell table:formula="of:=IF([.C504]=1;&quot;FIRE&quot;;&quot;FIRE-R&quot;)" office:value-type="string" office:string-value="FIRE" calcext:value-type="string">
            <text:p>FIRE</text:p>
          </table:table-cell>
          <table:table-cell table:formula="of:=IF([.C504]=1;&quot;4&quot;;&quot;5&quot;)" office:value-type="string" office:string-value="4" calcext:value-type="string">
            <text:p>4</text:p>
          </table:table-cell>
          <table:table-cell table:formula="of:=IF([.A504]=[.D504])" office:value-type="boolean" office:boolean-value="false" calcext:value-type="boolean">
            <text:p>FALSE</text:p>
          </table:table-cell>
          <table:table-cell table:formula="of:=N([.H50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505]=1;&quot;FIRE&quot;)" office:value-type="string" office:string-value="FIRE" calcext:value-type="string">
            <text:p>FIRE</text:p>
          </table:table-cell>
          <table:table-cell table:formula="of:=IF([.C505]=0;&quot;FIRE-R&quot;)" office:value-type="boolean" office:boolean-value="false" calcext:value-type="boolean">
            <text:p>FALSE</text:p>
          </table:table-cell>
          <table:table-cell table:formula="of:=IF([.C505]=1;&quot;FIRE&quot;;&quot;FIRE-R&quot;)" office:value-type="string" office:string-value="FIRE" calcext:value-type="string">
            <text:p>FIRE</text:p>
          </table:table-cell>
          <table:table-cell table:formula="of:=IF([.C505]=1;&quot;4&quot;;&quot;5&quot;)" office:value-type="string" office:string-value="4" calcext:value-type="string">
            <text:p>4</text:p>
          </table:table-cell>
          <table:table-cell table:formula="of:=IF([.A505]=[.D505])" office:value-type="boolean" office:boolean-value="false" calcext:value-type="boolean">
            <text:p>FALSE</text:p>
          </table:table-cell>
          <table:table-cell table:formula="of:=N([.H50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506]=1;&quot;FIRE&quot;)" office:value-type="string" office:string-value="FIRE" calcext:value-type="string">
            <text:p>FIRE</text:p>
          </table:table-cell>
          <table:table-cell table:formula="of:=IF([.C506]=0;&quot;FIRE-R&quot;)" office:value-type="boolean" office:boolean-value="false" calcext:value-type="boolean">
            <text:p>FALSE</text:p>
          </table:table-cell>
          <table:table-cell table:formula="of:=IF([.C506]=1;&quot;FIRE&quot;;&quot;FIRE-R&quot;)" office:value-type="string" office:string-value="FIRE" calcext:value-type="string">
            <text:p>FIRE</text:p>
          </table:table-cell>
          <table:table-cell table:formula="of:=IF([.C506]=1;&quot;4&quot;;&quot;5&quot;)" office:value-type="string" office:string-value="4" calcext:value-type="string">
            <text:p>4</text:p>
          </table:table-cell>
          <table:table-cell table:formula="of:=IF([.A506]=[.D506])" office:value-type="boolean" office:boolean-value="false" calcext:value-type="boolean">
            <text:p>FALSE</text:p>
          </table:table-cell>
          <table:table-cell table:formula="of:=N([.H50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507]=1;&quot;FIRE&quot;)" office:value-type="boolean" office:boolean-value="false" calcext:value-type="boolean">
            <text:p>FALSE</text:p>
          </table:table-cell>
          <table:table-cell table:formula="of:=IF([.C507]=0;&quot;FIRE-R&quot;)" office:value-type="string" office:string-value="FIRE-R" calcext:value-type="string">
            <text:p>FIRE-R</text:p>
          </table:table-cell>
          <table:table-cell table:formula="of:=IF([.C507]=1;&quot;FIRE&quot;;&quot;FIRE-R&quot;)" office:value-type="string" office:string-value="FIRE-R" calcext:value-type="string">
            <text:p>FIRE-R</text:p>
          </table:table-cell>
          <table:table-cell table:formula="of:=IF([.C507]=1;&quot;4&quot;;&quot;5&quot;)" office:value-type="string" office:string-value="5" calcext:value-type="string">
            <text:p>5</text:p>
          </table:table-cell>
          <table:table-cell table:formula="of:=IF([.A507]=[.D507])" office:value-type="boolean" office:boolean-value="false" calcext:value-type="boolean">
            <text:p>FALSE</text:p>
          </table:table-cell>
          <table:table-cell table:formula="of:=N([.H50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508]=1;&quot;FIRE&quot;)" office:value-type="boolean" office:boolean-value="false" calcext:value-type="boolean">
            <text:p>FALSE</text:p>
          </table:table-cell>
          <table:table-cell table:formula="of:=IF([.C508]=0;&quot;FIRE-R&quot;)" office:value-type="string" office:string-value="FIRE-R" calcext:value-type="string">
            <text:p>FIRE-R</text:p>
          </table:table-cell>
          <table:table-cell table:formula="of:=IF([.C508]=1;&quot;FIRE&quot;;&quot;FIRE-R&quot;)" office:value-type="string" office:string-value="FIRE-R" calcext:value-type="string">
            <text:p>FIRE-R</text:p>
          </table:table-cell>
          <table:table-cell table:formula="of:=IF([.C508]=1;&quot;4&quot;;&quot;5&quot;)" office:value-type="string" office:string-value="5" calcext:value-type="string">
            <text:p>5</text:p>
          </table:table-cell>
          <table:table-cell table:formula="of:=IF([.A508]=[.D508])" office:value-type="boolean" office:boolean-value="false" calcext:value-type="boolean">
            <text:p>FALSE</text:p>
          </table:table-cell>
          <table:table-cell table:formula="of:=N([.H50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509]=1;&quot;FIRE&quot;)" office:value-type="boolean" office:boolean-value="false" calcext:value-type="boolean">
            <text:p>FALSE</text:p>
          </table:table-cell>
          <table:table-cell table:formula="of:=IF([.C509]=0;&quot;FIRE-R&quot;)" office:value-type="string" office:string-value="FIRE-R" calcext:value-type="string">
            <text:p>FIRE-R</text:p>
          </table:table-cell>
          <table:table-cell table:formula="of:=IF([.C509]=1;&quot;FIRE&quot;;&quot;FIRE-R&quot;)" office:value-type="string" office:string-value="FIRE-R" calcext:value-type="string">
            <text:p>FIRE-R</text:p>
          </table:table-cell>
          <table:table-cell table:formula="of:=IF([.C509]=1;&quot;4&quot;;&quot;5&quot;)" office:value-type="string" office:string-value="5" calcext:value-type="string">
            <text:p>5</text:p>
          </table:table-cell>
          <table:table-cell table:formula="of:=IF([.A509]=[.D509])" office:value-type="boolean" office:boolean-value="false" calcext:value-type="boolean">
            <text:p>FALSE</text:p>
          </table:table-cell>
          <table:table-cell table:formula="of:=N([.H50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510]=1;&quot;FIRE&quot;)" office:value-type="boolean" office:boolean-value="false" calcext:value-type="boolean">
            <text:p>FALSE</text:p>
          </table:table-cell>
          <table:table-cell table:formula="of:=IF([.C510]=0;&quot;FIRE-R&quot;)" office:value-type="string" office:string-value="FIRE-R" calcext:value-type="string">
            <text:p>FIRE-R</text:p>
          </table:table-cell>
          <table:table-cell table:formula="of:=IF([.C510]=1;&quot;FIRE&quot;;&quot;FIRE-R&quot;)" office:value-type="string" office:string-value="FIRE-R" calcext:value-type="string">
            <text:p>FIRE-R</text:p>
          </table:table-cell>
          <table:table-cell table:formula="of:=IF([.C510]=1;&quot;4&quot;;&quot;5&quot;)" office:value-type="string" office:string-value="5" calcext:value-type="string">
            <text:p>5</text:p>
          </table:table-cell>
          <table:table-cell table:formula="of:=IF([.A510]=[.D510])" office:value-type="boolean" office:boolean-value="false" calcext:value-type="boolean">
            <text:p>FALSE</text:p>
          </table:table-cell>
          <table:table-cell table:formula="of:=N([.H5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511]=1;&quot;FIRE&quot;)" office:value-type="string" office:string-value="FIRE" calcext:value-type="string">
            <text:p>FIRE</text:p>
          </table:table-cell>
          <table:table-cell table:formula="of:=IF([.C511]=0;&quot;FIRE-R&quot;)" office:value-type="boolean" office:boolean-value="false" calcext:value-type="boolean">
            <text:p>FALSE</text:p>
          </table:table-cell>
          <table:table-cell table:formula="of:=IF([.C511]=1;&quot;FIRE&quot;;&quot;FIRE-R&quot;)" office:value-type="string" office:string-value="FIRE" calcext:value-type="string">
            <text:p>FIRE</text:p>
          </table:table-cell>
          <table:table-cell table:formula="of:=IF([.C511]=1;&quot;4&quot;;&quot;5&quot;)" office:value-type="string" office:string-value="4" calcext:value-type="string">
            <text:p>4</text:p>
          </table:table-cell>
          <table:table-cell table:formula="of:=IF([.A511]=[.D511])" office:value-type="boolean" office:boolean-value="false" calcext:value-type="boolean">
            <text:p>FALSE</text:p>
          </table:table-cell>
          <table:table-cell table:formula="of:=N([.H5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512]=1;&quot;FIRE&quot;)" office:value-type="string" office:string-value="FIRE" calcext:value-type="string">
            <text:p>FIRE</text:p>
          </table:table-cell>
          <table:table-cell table:formula="of:=IF([.C512]=0;&quot;FIRE-R&quot;)" office:value-type="boolean" office:boolean-value="false" calcext:value-type="boolean">
            <text:p>FALSE</text:p>
          </table:table-cell>
          <table:table-cell table:formula="of:=IF([.C512]=1;&quot;FIRE&quot;;&quot;FIRE-R&quot;)" office:value-type="string" office:string-value="FIRE" calcext:value-type="string">
            <text:p>FIRE</text:p>
          </table:table-cell>
          <table:table-cell table:formula="of:=IF([.C512]=1;&quot;4&quot;;&quot;5&quot;)" office:value-type="string" office:string-value="4" calcext:value-type="string">
            <text:p>4</text:p>
          </table:table-cell>
          <table:table-cell table:formula="of:=IF([.A512]=[.D512])" office:value-type="boolean" office:boolean-value="false" calcext:value-type="boolean">
            <text:p>FALSE</text:p>
          </table:table-cell>
          <table:table-cell table:formula="of:=N([.H5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513]=1;&quot;FIRE&quot;)" office:value-type="string" office:string-value="FIRE" calcext:value-type="string">
            <text:p>FIRE</text:p>
          </table:table-cell>
          <table:table-cell table:formula="of:=IF([.C513]=0;&quot;FIRE-R&quot;)" office:value-type="boolean" office:boolean-value="false" calcext:value-type="boolean">
            <text:p>FALSE</text:p>
          </table:table-cell>
          <table:table-cell table:formula="of:=IF([.C513]=1;&quot;FIRE&quot;;&quot;FIRE-R&quot;)" office:value-type="string" office:string-value="FIRE" calcext:value-type="string">
            <text:p>FIRE</text:p>
          </table:table-cell>
          <table:table-cell table:formula="of:=IF([.C513]=1;&quot;4&quot;;&quot;5&quot;)" office:value-type="string" office:string-value="4" calcext:value-type="string">
            <text:p>4</text:p>
          </table:table-cell>
          <table:table-cell table:formula="of:=IF([.A513]=[.D513])" office:value-type="boolean" office:boolean-value="false" calcext:value-type="boolean">
            <text:p>FALSE</text:p>
          </table:table-cell>
          <table:table-cell table:formula="of:=N([.H5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514]=1;&quot;FIRE&quot;)" office:value-type="string" office:string-value="FIRE" calcext:value-type="string">
            <text:p>FIRE</text:p>
          </table:table-cell>
          <table:table-cell table:formula="of:=IF([.C514]=0;&quot;FIRE-R&quot;)" office:value-type="boolean" office:boolean-value="false" calcext:value-type="boolean">
            <text:p>FALSE</text:p>
          </table:table-cell>
          <table:table-cell table:formula="of:=IF([.C514]=1;&quot;FIRE&quot;;&quot;FIRE-R&quot;)" office:value-type="string" office:string-value="FIRE" calcext:value-type="string">
            <text:p>FIRE</text:p>
          </table:table-cell>
          <table:table-cell table:formula="of:=IF([.C514]=1;&quot;4&quot;;&quot;5&quot;)" office:value-type="string" office:string-value="4" calcext:value-type="string">
            <text:p>4</text:p>
          </table:table-cell>
          <table:table-cell table:formula="of:=IF([.A514]=[.D514])" office:value-type="boolean" office:boolean-value="false" calcext:value-type="boolean">
            <text:p>FALSE</text:p>
          </table:table-cell>
          <table:table-cell table:formula="of:=N([.H5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515]=1;&quot;FIRE&quot;)" office:value-type="string" office:string-value="FIRE" calcext:value-type="string">
            <text:p>FIRE</text:p>
          </table:table-cell>
          <table:table-cell table:formula="of:=IF([.C515]=0;&quot;FIRE-R&quot;)" office:value-type="boolean" office:boolean-value="false" calcext:value-type="boolean">
            <text:p>FALSE</text:p>
          </table:table-cell>
          <table:table-cell table:formula="of:=IF([.C515]=1;&quot;FIRE&quot;;&quot;FIRE-R&quot;)" office:value-type="string" office:string-value="FIRE" calcext:value-type="string">
            <text:p>FIRE</text:p>
          </table:table-cell>
          <table:table-cell table:formula="of:=IF([.C515]=1;&quot;4&quot;;&quot;5&quot;)" office:value-type="string" office:string-value="4" calcext:value-type="string">
            <text:p>4</text:p>
          </table:table-cell>
          <table:table-cell table:formula="of:=IF([.A515]=[.D515])" office:value-type="boolean" office:boolean-value="false" calcext:value-type="boolean">
            <text:p>FALSE</text:p>
          </table:table-cell>
          <table:table-cell table:formula="of:=N([.H5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516]=1;&quot;FIRE&quot;)" office:value-type="boolean" office:boolean-value="false" calcext:value-type="boolean">
            <text:p>FALSE</text:p>
          </table:table-cell>
          <table:table-cell table:formula="of:=IF([.C516]=0;&quot;FIRE-R&quot;)" office:value-type="string" office:string-value="FIRE-R" calcext:value-type="string">
            <text:p>FIRE-R</text:p>
          </table:table-cell>
          <table:table-cell table:formula="of:=IF([.C516]=1;&quot;FIRE&quot;;&quot;FIRE-R&quot;)" office:value-type="string" office:string-value="FIRE-R" calcext:value-type="string">
            <text:p>FIRE-R</text:p>
          </table:table-cell>
          <table:table-cell table:formula="of:=IF([.C516]=1;&quot;4&quot;;&quot;5&quot;)" office:value-type="string" office:string-value="5" calcext:value-type="string">
            <text:p>5</text:p>
          </table:table-cell>
          <table:table-cell table:formula="of:=IF([.A516]=[.D516])" office:value-type="boolean" office:boolean-value="false" calcext:value-type="boolean">
            <text:p>FALSE</text:p>
          </table:table-cell>
          <table:table-cell table:formula="of:=N([.H5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517]=1;&quot;FIRE&quot;)" office:value-type="string" office:string-value="FIRE" calcext:value-type="string">
            <text:p>FIRE</text:p>
          </table:table-cell>
          <table:table-cell table:formula="of:=IF([.C517]=0;&quot;FIRE-R&quot;)" office:value-type="boolean" office:boolean-value="false" calcext:value-type="boolean">
            <text:p>FALSE</text:p>
          </table:table-cell>
          <table:table-cell table:formula="of:=IF([.C517]=1;&quot;FIRE&quot;;&quot;FIRE-R&quot;)" office:value-type="string" office:string-value="FIRE" calcext:value-type="string">
            <text:p>FIRE</text:p>
          </table:table-cell>
          <table:table-cell table:formula="of:=IF([.C517]=1;&quot;4&quot;;&quot;5&quot;)" office:value-type="string" office:string-value="4" calcext:value-type="string">
            <text:p>4</text:p>
          </table:table-cell>
          <table:table-cell table:formula="of:=IF([.A517]=[.D517])" office:value-type="boolean" office:boolean-value="false" calcext:value-type="boolean">
            <text:p>FALSE</text:p>
          </table:table-cell>
          <table:table-cell table:formula="of:=N([.H5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518]=1;&quot;FIRE&quot;)" office:value-type="string" office:string-value="FIRE" calcext:value-type="string">
            <text:p>FIRE</text:p>
          </table:table-cell>
          <table:table-cell table:formula="of:=IF([.C518]=0;&quot;FIRE-R&quot;)" office:value-type="boolean" office:boolean-value="false" calcext:value-type="boolean">
            <text:p>FALSE</text:p>
          </table:table-cell>
          <table:table-cell table:formula="of:=IF([.C518]=1;&quot;FIRE&quot;;&quot;FIRE-R&quot;)" office:value-type="string" office:string-value="FIRE" calcext:value-type="string">
            <text:p>FIRE</text:p>
          </table:table-cell>
          <table:table-cell table:formula="of:=IF([.C518]=1;&quot;4&quot;;&quot;5&quot;)" office:value-type="string" office:string-value="4" calcext:value-type="string">
            <text:p>4</text:p>
          </table:table-cell>
          <table:table-cell table:formula="of:=IF([.A518]=[.D518])" office:value-type="boolean" office:boolean-value="false" calcext:value-type="boolean">
            <text:p>FALSE</text:p>
          </table:table-cell>
          <table:table-cell table:formula="of:=N([.H5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519]=1;&quot;FIRE&quot;)" office:value-type="boolean" office:boolean-value="false" calcext:value-type="boolean">
            <text:p>FALSE</text:p>
          </table:table-cell>
          <table:table-cell table:formula="of:=IF([.C519]=0;&quot;FIRE-R&quot;)" office:value-type="string" office:string-value="FIRE-R" calcext:value-type="string">
            <text:p>FIRE-R</text:p>
          </table:table-cell>
          <table:table-cell table:formula="of:=IF([.C519]=1;&quot;FIRE&quot;;&quot;FIRE-R&quot;)" office:value-type="string" office:string-value="FIRE-R" calcext:value-type="string">
            <text:p>FIRE-R</text:p>
          </table:table-cell>
          <table:table-cell table:formula="of:=IF([.C519]=1;&quot;4&quot;;&quot;5&quot;)" office:value-type="string" office:string-value="5" calcext:value-type="string">
            <text:p>5</text:p>
          </table:table-cell>
          <table:table-cell table:formula="of:=IF([.A519]=[.D519])" office:value-type="boolean" office:boolean-value="false" calcext:value-type="boolean">
            <text:p>FALSE</text:p>
          </table:table-cell>
          <table:table-cell table:formula="of:=N([.H5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520]=1;&quot;FIRE&quot;)" office:value-type="boolean" office:boolean-value="false" calcext:value-type="boolean">
            <text:p>FALSE</text:p>
          </table:table-cell>
          <table:table-cell table:formula="of:=IF([.C520]=0;&quot;FIRE-R&quot;)" office:value-type="string" office:string-value="FIRE-R" calcext:value-type="string">
            <text:p>FIRE-R</text:p>
          </table:table-cell>
          <table:table-cell table:formula="of:=IF([.C520]=1;&quot;FIRE&quot;;&quot;FIRE-R&quot;)" office:value-type="string" office:string-value="FIRE-R" calcext:value-type="string">
            <text:p>FIRE-R</text:p>
          </table:table-cell>
          <table:table-cell table:formula="of:=IF([.C520]=1;&quot;4&quot;;&quot;5&quot;)" office:value-type="string" office:string-value="5" calcext:value-type="string">
            <text:p>5</text:p>
          </table:table-cell>
          <table:table-cell table:formula="of:=IF([.A520]=[.D520])" office:value-type="boolean" office:boolean-value="false" calcext:value-type="boolean">
            <text:p>FALSE</text:p>
          </table:table-cell>
          <table:table-cell table:formula="of:=N([.H5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521]=1;&quot;FIRE&quot;)" office:value-type="boolean" office:boolean-value="false" calcext:value-type="boolean">
            <text:p>FALSE</text:p>
          </table:table-cell>
          <table:table-cell table:formula="of:=IF([.C521]=0;&quot;FIRE-R&quot;)" office:value-type="string" office:string-value="FIRE-R" calcext:value-type="string">
            <text:p>FIRE-R</text:p>
          </table:table-cell>
          <table:table-cell table:formula="of:=IF([.C521]=1;&quot;FIRE&quot;;&quot;FIRE-R&quot;)" office:value-type="string" office:string-value="FIRE-R" calcext:value-type="string">
            <text:p>FIRE-R</text:p>
          </table:table-cell>
          <table:table-cell table:formula="of:=IF([.C521]=1;&quot;4&quot;;&quot;5&quot;)" office:value-type="string" office:string-value="5" calcext:value-type="string">
            <text:p>5</text:p>
          </table:table-cell>
          <table:table-cell table:formula="of:=IF([.A521]=[.D521])" office:value-type="boolean" office:boolean-value="false" calcext:value-type="boolean">
            <text:p>FALSE</text:p>
          </table:table-cell>
          <table:table-cell table:formula="of:=N([.H5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522]=1;&quot;FIRE&quot;)" office:value-type="boolean" office:boolean-value="false" calcext:value-type="boolean">
            <text:p>FALSE</text:p>
          </table:table-cell>
          <table:table-cell table:formula="of:=IF([.C522]=0;&quot;FIRE-R&quot;)" office:value-type="string" office:string-value="FIRE-R" calcext:value-type="string">
            <text:p>FIRE-R</text:p>
          </table:table-cell>
          <table:table-cell table:formula="of:=IF([.C522]=1;&quot;FIRE&quot;;&quot;FIRE-R&quot;)" office:value-type="string" office:string-value="FIRE-R" calcext:value-type="string">
            <text:p>FIRE-R</text:p>
          </table:table-cell>
          <table:table-cell table:formula="of:=IF([.C522]=1;&quot;4&quot;;&quot;5&quot;)" office:value-type="string" office:string-value="5" calcext:value-type="string">
            <text:p>5</text:p>
          </table:table-cell>
          <table:table-cell table:formula="of:=IF([.A522]=[.D522])" office:value-type="boolean" office:boolean-value="false" calcext:value-type="boolean">
            <text:p>FALSE</text:p>
          </table:table-cell>
          <table:table-cell table:formula="of:=N([.H5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523]=1;&quot;FIRE&quot;)" office:value-type="boolean" office:boolean-value="false" calcext:value-type="boolean">
            <text:p>FALSE</text:p>
          </table:table-cell>
          <table:table-cell table:formula="of:=IF([.C523]=0;&quot;FIRE-R&quot;)" office:value-type="string" office:string-value="FIRE-R" calcext:value-type="string">
            <text:p>FIRE-R</text:p>
          </table:table-cell>
          <table:table-cell table:formula="of:=IF([.C523]=1;&quot;FIRE&quot;;&quot;FIRE-R&quot;)" office:value-type="string" office:string-value="FIRE-R" calcext:value-type="string">
            <text:p>FIRE-R</text:p>
          </table:table-cell>
          <table:table-cell table:formula="of:=IF([.C523]=1;&quot;4&quot;;&quot;5&quot;)" office:value-type="string" office:string-value="5" calcext:value-type="string">
            <text:p>5</text:p>
          </table:table-cell>
          <table:table-cell table:formula="of:=IF([.A523]=[.D523])" office:value-type="boolean" office:boolean-value="false" calcext:value-type="boolean">
            <text:p>FALSE</text:p>
          </table:table-cell>
          <table:table-cell table:formula="of:=N([.H5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524]=1;&quot;FIRE&quot;)" office:value-type="boolean" office:boolean-value="false" calcext:value-type="boolean">
            <text:p>FALSE</text:p>
          </table:table-cell>
          <table:table-cell table:formula="of:=IF([.C524]=0;&quot;FIRE-R&quot;)" office:value-type="string" office:string-value="FIRE-R" calcext:value-type="string">
            <text:p>FIRE-R</text:p>
          </table:table-cell>
          <table:table-cell table:formula="of:=IF([.C524]=1;&quot;FIRE&quot;;&quot;FIRE-R&quot;)" office:value-type="string" office:string-value="FIRE-R" calcext:value-type="string">
            <text:p>FIRE-R</text:p>
          </table:table-cell>
          <table:table-cell table:formula="of:=IF([.C524]=1;&quot;4&quot;;&quot;5&quot;)" office:value-type="string" office:string-value="5" calcext:value-type="string">
            <text:p>5</text:p>
          </table:table-cell>
          <table:table-cell table:formula="of:=IF([.A524]=[.D524])" office:value-type="boolean" office:boolean-value="false" calcext:value-type="boolean">
            <text:p>FALSE</text:p>
          </table:table-cell>
          <table:table-cell table:formula="of:=N([.H5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525]=1;&quot;FIRE&quot;)" office:value-type="boolean" office:boolean-value="false" calcext:value-type="boolean">
            <text:p>FALSE</text:p>
          </table:table-cell>
          <table:table-cell table:formula="of:=IF([.C525]=0;&quot;FIRE-R&quot;)" office:value-type="string" office:string-value="FIRE-R" calcext:value-type="string">
            <text:p>FIRE-R</text:p>
          </table:table-cell>
          <table:table-cell table:formula="of:=IF([.C525]=1;&quot;FIRE&quot;;&quot;FIRE-R&quot;)" office:value-type="string" office:string-value="FIRE-R" calcext:value-type="string">
            <text:p>FIRE-R</text:p>
          </table:table-cell>
          <table:table-cell table:formula="of:=IF([.C525]=1;&quot;4&quot;;&quot;5&quot;)" office:value-type="string" office:string-value="5" calcext:value-type="string">
            <text:p>5</text:p>
          </table:table-cell>
          <table:table-cell table:formula="of:=IF([.A525]=[.D525])" office:value-type="boolean" office:boolean-value="false" calcext:value-type="boolean">
            <text:p>FALSE</text:p>
          </table:table-cell>
          <table:table-cell table:formula="of:=N([.H52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526]=1;&quot;FIRE&quot;)" office:value-type="string" office:string-value="FIRE" calcext:value-type="string">
            <text:p>FIRE</text:p>
          </table:table-cell>
          <table:table-cell table:formula="of:=IF([.C526]=0;&quot;FIRE-R&quot;)" office:value-type="boolean" office:boolean-value="false" calcext:value-type="boolean">
            <text:p>FALSE</text:p>
          </table:table-cell>
          <table:table-cell table:formula="of:=IF([.C526]=1;&quot;FIRE&quot;;&quot;FIRE-R&quot;)" office:value-type="string" office:string-value="FIRE" calcext:value-type="string">
            <text:p>FIRE</text:p>
          </table:table-cell>
          <table:table-cell table:formula="of:=IF([.C526]=1;&quot;4&quot;;&quot;5&quot;)" office:value-type="string" office:string-value="4" calcext:value-type="string">
            <text:p>4</text:p>
          </table:table-cell>
          <table:table-cell table:formula="of:=IF([.A526]=[.D526])" office:value-type="boolean" office:boolean-value="false" calcext:value-type="boolean">
            <text:p>FALSE</text:p>
          </table:table-cell>
          <table:table-cell table:formula="of:=N([.H52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527]=1;&quot;FIRE&quot;)" office:value-type="string" office:string-value="FIRE" calcext:value-type="string">
            <text:p>FIRE</text:p>
          </table:table-cell>
          <table:table-cell table:formula="of:=IF([.C527]=0;&quot;FIRE-R&quot;)" office:value-type="boolean" office:boolean-value="false" calcext:value-type="boolean">
            <text:p>FALSE</text:p>
          </table:table-cell>
          <table:table-cell table:formula="of:=IF([.C527]=1;&quot;FIRE&quot;;&quot;FIRE-R&quot;)" office:value-type="string" office:string-value="FIRE" calcext:value-type="string">
            <text:p>FIRE</text:p>
          </table:table-cell>
          <table:table-cell table:formula="of:=IF([.C527]=1;&quot;4&quot;;&quot;5&quot;)" office:value-type="string" office:string-value="4" calcext:value-type="string">
            <text:p>4</text:p>
          </table:table-cell>
          <table:table-cell table:formula="of:=IF([.A527]=[.D527])" office:value-type="boolean" office:boolean-value="false" calcext:value-type="boolean">
            <text:p>FALSE</text:p>
          </table:table-cell>
          <table:table-cell table:formula="of:=N([.H5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528]=1;&quot;FIRE&quot;)" office:value-type="string" office:string-value="FIRE" calcext:value-type="string">
            <text:p>FIRE</text:p>
          </table:table-cell>
          <table:table-cell table:formula="of:=IF([.C528]=0;&quot;FIRE-R&quot;)" office:value-type="boolean" office:boolean-value="false" calcext:value-type="boolean">
            <text:p>FALSE</text:p>
          </table:table-cell>
          <table:table-cell table:formula="of:=IF([.C528]=1;&quot;FIRE&quot;;&quot;FIRE-R&quot;)" office:value-type="string" office:string-value="FIRE" calcext:value-type="string">
            <text:p>FIRE</text:p>
          </table:table-cell>
          <table:table-cell table:formula="of:=IF([.C528]=1;&quot;4&quot;;&quot;5&quot;)" office:value-type="string" office:string-value="4" calcext:value-type="string">
            <text:p>4</text:p>
          </table:table-cell>
          <table:table-cell table:formula="of:=IF([.A528]=[.D528])" office:value-type="boolean" office:boolean-value="false" calcext:value-type="boolean">
            <text:p>FALSE</text:p>
          </table:table-cell>
          <table:table-cell table:formula="of:=N([.H5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529]=1;&quot;FIRE&quot;)" office:value-type="string" office:string-value="FIRE" calcext:value-type="string">
            <text:p>FIRE</text:p>
          </table:table-cell>
          <table:table-cell table:formula="of:=IF([.C529]=0;&quot;FIRE-R&quot;)" office:value-type="boolean" office:boolean-value="false" calcext:value-type="boolean">
            <text:p>FALSE</text:p>
          </table:table-cell>
          <table:table-cell table:formula="of:=IF([.C529]=1;&quot;FIRE&quot;;&quot;FIRE-R&quot;)" office:value-type="string" office:string-value="FIRE" calcext:value-type="string">
            <text:p>FIRE</text:p>
          </table:table-cell>
          <table:table-cell table:formula="of:=IF([.C529]=1;&quot;4&quot;;&quot;5&quot;)" office:value-type="string" office:string-value="4" calcext:value-type="string">
            <text:p>4</text:p>
          </table:table-cell>
          <table:table-cell table:formula="of:=IF([.A529]=[.D529])" office:value-type="boolean" office:boolean-value="false" calcext:value-type="boolean">
            <text:p>FALSE</text:p>
          </table:table-cell>
          <table:table-cell table:formula="of:=N([.H52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530]=1;&quot;FIRE&quot;)" office:value-type="string" office:string-value="FIRE" calcext:value-type="string">
            <text:p>FIRE</text:p>
          </table:table-cell>
          <table:table-cell table:formula="of:=IF([.C530]=0;&quot;FIRE-R&quot;)" office:value-type="boolean" office:boolean-value="false" calcext:value-type="boolean">
            <text:p>FALSE</text:p>
          </table:table-cell>
          <table:table-cell table:formula="of:=IF([.C530]=1;&quot;FIRE&quot;;&quot;FIRE-R&quot;)" office:value-type="string" office:string-value="FIRE" calcext:value-type="string">
            <text:p>FIRE</text:p>
          </table:table-cell>
          <table:table-cell table:formula="of:=IF([.C530]=1;&quot;4&quot;;&quot;5&quot;)" office:value-type="string" office:string-value="4" calcext:value-type="string">
            <text:p>4</text:p>
          </table:table-cell>
          <table:table-cell table:formula="of:=IF([.A530]=[.D530])" office:value-type="boolean" office:boolean-value="false" calcext:value-type="boolean">
            <text:p>FALSE</text:p>
          </table:table-cell>
          <table:table-cell table:formula="of:=N([.H53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531]=1;&quot;FIRE&quot;)" office:value-type="string" office:string-value="FIRE" calcext:value-type="string">
            <text:p>FIRE</text:p>
          </table:table-cell>
          <table:table-cell table:formula="of:=IF([.C531]=0;&quot;FIRE-R&quot;)" office:value-type="boolean" office:boolean-value="false" calcext:value-type="boolean">
            <text:p>FALSE</text:p>
          </table:table-cell>
          <table:table-cell table:formula="of:=IF([.C531]=1;&quot;FIRE&quot;;&quot;FIRE-R&quot;)" office:value-type="string" office:string-value="FIRE" calcext:value-type="string">
            <text:p>FIRE</text:p>
          </table:table-cell>
          <table:table-cell table:formula="of:=IF([.C531]=1;&quot;4&quot;;&quot;5&quot;)" office:value-type="string" office:string-value="4" calcext:value-type="string">
            <text:p>4</text:p>
          </table:table-cell>
          <table:table-cell table:formula="of:=IF([.A531]=[.D531])" office:value-type="boolean" office:boolean-value="false" calcext:value-type="boolean">
            <text:p>FALSE</text:p>
          </table:table-cell>
          <table:table-cell table:formula="of:=N([.H5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532]=1;&quot;FIRE&quot;)" office:value-type="boolean" office:boolean-value="false" calcext:value-type="boolean">
            <text:p>FALSE</text:p>
          </table:table-cell>
          <table:table-cell table:formula="of:=IF([.C532]=0;&quot;FIRE-R&quot;)" office:value-type="string" office:string-value="FIRE-R" calcext:value-type="string">
            <text:p>FIRE-R</text:p>
          </table:table-cell>
          <table:table-cell table:formula="of:=IF([.C532]=1;&quot;FIRE&quot;;&quot;FIRE-R&quot;)" office:value-type="string" office:string-value="FIRE-R" calcext:value-type="string">
            <text:p>FIRE-R</text:p>
          </table:table-cell>
          <table:table-cell table:formula="of:=IF([.C532]=1;&quot;4&quot;;&quot;5&quot;)" office:value-type="string" office:string-value="5" calcext:value-type="string">
            <text:p>5</text:p>
          </table:table-cell>
          <table:table-cell table:formula="of:=IF([.A532]=[.D532])" office:value-type="boolean" office:boolean-value="false" calcext:value-type="boolean">
            <text:p>FALSE</text:p>
          </table:table-cell>
          <table:table-cell table:formula="of:=N([.H53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533]=1;&quot;FIRE&quot;)" office:value-type="boolean" office:boolean-value="false" calcext:value-type="boolean">
            <text:p>FALSE</text:p>
          </table:table-cell>
          <table:table-cell table:formula="of:=IF([.C533]=0;&quot;FIRE-R&quot;)" office:value-type="string" office:string-value="FIRE-R" calcext:value-type="string">
            <text:p>FIRE-R</text:p>
          </table:table-cell>
          <table:table-cell table:formula="of:=IF([.C533]=1;&quot;FIRE&quot;;&quot;FIRE-R&quot;)" office:value-type="string" office:string-value="FIRE-R" calcext:value-type="string">
            <text:p>FIRE-R</text:p>
          </table:table-cell>
          <table:table-cell table:formula="of:=IF([.C533]=1;&quot;4&quot;;&quot;5&quot;)" office:value-type="string" office:string-value="5" calcext:value-type="string">
            <text:p>5</text:p>
          </table:table-cell>
          <table:table-cell table:formula="of:=IF([.A533]=[.D533])" office:value-type="boolean" office:boolean-value="false" calcext:value-type="boolean">
            <text:p>FALSE</text:p>
          </table:table-cell>
          <table:table-cell table:formula="of:=N([.H53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534]=1;&quot;FIRE&quot;)" office:value-type="boolean" office:boolean-value="false" calcext:value-type="boolean">
            <text:p>FALSE</text:p>
          </table:table-cell>
          <table:table-cell table:formula="of:=IF([.C534]=0;&quot;FIRE-R&quot;)" office:value-type="string" office:string-value="FIRE-R" calcext:value-type="string">
            <text:p>FIRE-R</text:p>
          </table:table-cell>
          <table:table-cell table:formula="of:=IF([.C534]=1;&quot;FIRE&quot;;&quot;FIRE-R&quot;)" office:value-type="string" office:string-value="FIRE-R" calcext:value-type="string">
            <text:p>FIRE-R</text:p>
          </table:table-cell>
          <table:table-cell table:formula="of:=IF([.C534]=1;&quot;4&quot;;&quot;5&quot;)" office:value-type="string" office:string-value="5" calcext:value-type="string">
            <text:p>5</text:p>
          </table:table-cell>
          <table:table-cell table:formula="of:=IF([.A534]=[.D534])" office:value-type="boolean" office:boolean-value="false" calcext:value-type="boolean">
            <text:p>FALSE</text:p>
          </table:table-cell>
          <table:table-cell table:formula="of:=N([.H53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535]=1;&quot;FIRE&quot;)" office:value-type="boolean" office:boolean-value="false" calcext:value-type="boolean">
            <text:p>FALSE</text:p>
          </table:table-cell>
          <table:table-cell table:formula="of:=IF([.C535]=0;&quot;FIRE-R&quot;)" office:value-type="string" office:string-value="FIRE-R" calcext:value-type="string">
            <text:p>FIRE-R</text:p>
          </table:table-cell>
          <table:table-cell table:formula="of:=IF([.C535]=1;&quot;FIRE&quot;;&quot;FIRE-R&quot;)" office:value-type="string" office:string-value="FIRE-R" calcext:value-type="string">
            <text:p>FIRE-R</text:p>
          </table:table-cell>
          <table:table-cell table:formula="of:=IF([.C535]=1;&quot;4&quot;;&quot;5&quot;)" office:value-type="string" office:string-value="5" calcext:value-type="string">
            <text:p>5</text:p>
          </table:table-cell>
          <table:table-cell table:formula="of:=IF([.A535]=[.D535])" office:value-type="boolean" office:boolean-value="false" calcext:value-type="boolean">
            <text:p>FALSE</text:p>
          </table:table-cell>
          <table:table-cell table:formula="of:=N([.H53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536]=1;&quot;FIRE&quot;)" office:value-type="boolean" office:boolean-value="false" calcext:value-type="boolean">
            <text:p>FALSE</text:p>
          </table:table-cell>
          <table:table-cell table:formula="of:=IF([.C536]=0;&quot;FIRE-R&quot;)" office:value-type="string" office:string-value="FIRE-R" calcext:value-type="string">
            <text:p>FIRE-R</text:p>
          </table:table-cell>
          <table:table-cell table:formula="of:=IF([.C536]=1;&quot;FIRE&quot;;&quot;FIRE-R&quot;)" office:value-type="string" office:string-value="FIRE-R" calcext:value-type="string">
            <text:p>FIRE-R</text:p>
          </table:table-cell>
          <table:table-cell table:formula="of:=IF([.C536]=1;&quot;4&quot;;&quot;5&quot;)" office:value-type="string" office:string-value="5" calcext:value-type="string">
            <text:p>5</text:p>
          </table:table-cell>
          <table:table-cell table:formula="of:=IF([.A536]=[.D536])" office:value-type="boolean" office:boolean-value="false" calcext:value-type="boolean">
            <text:p>FALSE</text:p>
          </table:table-cell>
          <table:table-cell table:formula="of:=N([.H53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537]=1;&quot;FIRE&quot;)" office:value-type="string" office:string-value="FIRE" calcext:value-type="string">
            <text:p>FIRE</text:p>
          </table:table-cell>
          <table:table-cell table:formula="of:=IF([.C537]=0;&quot;FIRE-R&quot;)" office:value-type="boolean" office:boolean-value="false" calcext:value-type="boolean">
            <text:p>FALSE</text:p>
          </table:table-cell>
          <table:table-cell table:formula="of:=IF([.C537]=1;&quot;FIRE&quot;;&quot;FIRE-R&quot;)" office:value-type="string" office:string-value="FIRE" calcext:value-type="string">
            <text:p>FIRE</text:p>
          </table:table-cell>
          <table:table-cell table:formula="of:=IF([.C537]=1;&quot;4&quot;;&quot;5&quot;)" office:value-type="string" office:string-value="4" calcext:value-type="string">
            <text:p>4</text:p>
          </table:table-cell>
          <table:table-cell table:formula="of:=IF([.A537]=[.D537])" office:value-type="boolean" office:boolean-value="false" calcext:value-type="boolean">
            <text:p>FALSE</text:p>
          </table:table-cell>
          <table:table-cell table:formula="of:=N([.H53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538]=1;&quot;FIRE&quot;)" office:value-type="string" office:string-value="FIRE" calcext:value-type="string">
            <text:p>FIRE</text:p>
          </table:table-cell>
          <table:table-cell table:formula="of:=IF([.C538]=0;&quot;FIRE-R&quot;)" office:value-type="boolean" office:boolean-value="false" calcext:value-type="boolean">
            <text:p>FALSE</text:p>
          </table:table-cell>
          <table:table-cell table:formula="of:=IF([.C538]=1;&quot;FIRE&quot;;&quot;FIRE-R&quot;)" office:value-type="string" office:string-value="FIRE" calcext:value-type="string">
            <text:p>FIRE</text:p>
          </table:table-cell>
          <table:table-cell table:formula="of:=IF([.C538]=1;&quot;4&quot;;&quot;5&quot;)" office:value-type="string" office:string-value="4" calcext:value-type="string">
            <text:p>4</text:p>
          </table:table-cell>
          <table:table-cell table:formula="of:=IF([.A538]=[.D538])" office:value-type="boolean" office:boolean-value="false" calcext:value-type="boolean">
            <text:p>FALSE</text:p>
          </table:table-cell>
          <table:table-cell table:formula="of:=N([.H53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539]=1;&quot;FIRE&quot;)" office:value-type="string" office:string-value="FIRE" calcext:value-type="string">
            <text:p>FIRE</text:p>
          </table:table-cell>
          <table:table-cell table:formula="of:=IF([.C539]=0;&quot;FIRE-R&quot;)" office:value-type="boolean" office:boolean-value="false" calcext:value-type="boolean">
            <text:p>FALSE</text:p>
          </table:table-cell>
          <table:table-cell table:formula="of:=IF([.C539]=1;&quot;FIRE&quot;;&quot;FIRE-R&quot;)" office:value-type="string" office:string-value="FIRE" calcext:value-type="string">
            <text:p>FIRE</text:p>
          </table:table-cell>
          <table:table-cell table:formula="of:=IF([.C539]=1;&quot;4&quot;;&quot;5&quot;)" office:value-type="string" office:string-value="4" calcext:value-type="string">
            <text:p>4</text:p>
          </table:table-cell>
          <table:table-cell table:formula="of:=IF([.A539]=[.D539])" office:value-type="boolean" office:boolean-value="false" calcext:value-type="boolean">
            <text:p>FALSE</text:p>
          </table:table-cell>
          <table:table-cell table:formula="of:=N([.H53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540]=1;&quot;FIRE&quot;)" office:value-type="string" office:string-value="FIRE" calcext:value-type="string">
            <text:p>FIRE</text:p>
          </table:table-cell>
          <table:table-cell table:formula="of:=IF([.C540]=0;&quot;FIRE-R&quot;)" office:value-type="boolean" office:boolean-value="false" calcext:value-type="boolean">
            <text:p>FALSE</text:p>
          </table:table-cell>
          <table:table-cell table:formula="of:=IF([.C540]=1;&quot;FIRE&quot;;&quot;FIRE-R&quot;)" office:value-type="string" office:string-value="FIRE" calcext:value-type="string">
            <text:p>FIRE</text:p>
          </table:table-cell>
          <table:table-cell table:formula="of:=IF([.C540]=1;&quot;4&quot;;&quot;5&quot;)" office:value-type="string" office:string-value="4" calcext:value-type="string">
            <text:p>4</text:p>
          </table:table-cell>
          <table:table-cell table:formula="of:=IF([.A540]=[.D540])" office:value-type="boolean" office:boolean-value="false" calcext:value-type="boolean">
            <text:p>FALSE</text:p>
          </table:table-cell>
          <table:table-cell table:formula="of:=N([.H54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541]=1;&quot;FIRE&quot;)" office:value-type="string" office:string-value="FIRE" calcext:value-type="string">
            <text:p>FIRE</text:p>
          </table:table-cell>
          <table:table-cell table:formula="of:=IF([.C541]=0;&quot;FIRE-R&quot;)" office:value-type="boolean" office:boolean-value="false" calcext:value-type="boolean">
            <text:p>FALSE</text:p>
          </table:table-cell>
          <table:table-cell table:formula="of:=IF([.C541]=1;&quot;FIRE&quot;;&quot;FIRE-R&quot;)" office:value-type="string" office:string-value="FIRE" calcext:value-type="string">
            <text:p>FIRE</text:p>
          </table:table-cell>
          <table:table-cell table:formula="of:=IF([.C541]=1;&quot;4&quot;;&quot;5&quot;)" office:value-type="string" office:string-value="4" calcext:value-type="string">
            <text:p>4</text:p>
          </table:table-cell>
          <table:table-cell table:formula="of:=IF([.A541]=[.D541])" office:value-type="boolean" office:boolean-value="false" calcext:value-type="boolean">
            <text:p>FALSE</text:p>
          </table:table-cell>
          <table:table-cell table:formula="of:=N([.H54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542]=1;&quot;FIRE&quot;)" office:value-type="boolean" office:boolean-value="false" calcext:value-type="boolean">
            <text:p>FALSE</text:p>
          </table:table-cell>
          <table:table-cell table:formula="of:=IF([.C542]=0;&quot;FIRE-R&quot;)" office:value-type="string" office:string-value="FIRE-R" calcext:value-type="string">
            <text:p>FIRE-R</text:p>
          </table:table-cell>
          <table:table-cell table:formula="of:=IF([.C542]=1;&quot;FIRE&quot;;&quot;FIRE-R&quot;)" office:value-type="string" office:string-value="FIRE-R" calcext:value-type="string">
            <text:p>FIRE-R</text:p>
          </table:table-cell>
          <table:table-cell table:formula="of:=IF([.C542]=1;&quot;4&quot;;&quot;5&quot;)" office:value-type="string" office:string-value="5" calcext:value-type="string">
            <text:p>5</text:p>
          </table:table-cell>
          <table:table-cell table:formula="of:=IF([.A542]=[.D542])" office:value-type="boolean" office:boolean-value="false" calcext:value-type="boolean">
            <text:p>FALSE</text:p>
          </table:table-cell>
          <table:table-cell table:formula="of:=N([.H54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543]=1;&quot;FIRE&quot;)" office:value-type="string" office:string-value="FIRE" calcext:value-type="string">
            <text:p>FIRE</text:p>
          </table:table-cell>
          <table:table-cell table:formula="of:=IF([.C543]=0;&quot;FIRE-R&quot;)" office:value-type="boolean" office:boolean-value="false" calcext:value-type="boolean">
            <text:p>FALSE</text:p>
          </table:table-cell>
          <table:table-cell table:formula="of:=IF([.C543]=1;&quot;FIRE&quot;;&quot;FIRE-R&quot;)" office:value-type="string" office:string-value="FIRE" calcext:value-type="string">
            <text:p>FIRE</text:p>
          </table:table-cell>
          <table:table-cell table:formula="of:=IF([.C543]=1;&quot;4&quot;;&quot;5&quot;)" office:value-type="string" office:string-value="4" calcext:value-type="string">
            <text:p>4</text:p>
          </table:table-cell>
          <table:table-cell table:formula="of:=IF([.A543]=[.D543])" office:value-type="boolean" office:boolean-value="false" calcext:value-type="boolean">
            <text:p>FALSE</text:p>
          </table:table-cell>
          <table:table-cell table:formula="of:=N([.H54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544]=1;&quot;FIRE&quot;)" office:value-type="string" office:string-value="FIRE" calcext:value-type="string">
            <text:p>FIRE</text:p>
          </table:table-cell>
          <table:table-cell table:formula="of:=IF([.C544]=0;&quot;FIRE-R&quot;)" office:value-type="boolean" office:boolean-value="false" calcext:value-type="boolean">
            <text:p>FALSE</text:p>
          </table:table-cell>
          <table:table-cell table:formula="of:=IF([.C544]=1;&quot;FIRE&quot;;&quot;FIRE-R&quot;)" office:value-type="string" office:string-value="FIRE" calcext:value-type="string">
            <text:p>FIRE</text:p>
          </table:table-cell>
          <table:table-cell table:formula="of:=IF([.C544]=1;&quot;4&quot;;&quot;5&quot;)" office:value-type="string" office:string-value="4" calcext:value-type="string">
            <text:p>4</text:p>
          </table:table-cell>
          <table:table-cell table:formula="of:=IF([.A544]=[.D544])" office:value-type="boolean" office:boolean-value="false" calcext:value-type="boolean">
            <text:p>FALSE</text:p>
          </table:table-cell>
          <table:table-cell table:formula="of:=N([.H54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545]=1;&quot;FIRE&quot;)" office:value-type="string" office:string-value="FIRE" calcext:value-type="string">
            <text:p>FIRE</text:p>
          </table:table-cell>
          <table:table-cell table:formula="of:=IF([.C545]=0;&quot;FIRE-R&quot;)" office:value-type="boolean" office:boolean-value="false" calcext:value-type="boolean">
            <text:p>FALSE</text:p>
          </table:table-cell>
          <table:table-cell table:formula="of:=IF([.C545]=1;&quot;FIRE&quot;;&quot;FIRE-R&quot;)" office:value-type="string" office:string-value="FIRE" calcext:value-type="string">
            <text:p>FIRE</text:p>
          </table:table-cell>
          <table:table-cell table:formula="of:=IF([.C545]=1;&quot;4&quot;;&quot;5&quot;)" office:value-type="string" office:string-value="4" calcext:value-type="string">
            <text:p>4</text:p>
          </table:table-cell>
          <table:table-cell table:formula="of:=IF([.A545]=[.D545])" office:value-type="boolean" office:boolean-value="false" calcext:value-type="boolean">
            <text:p>FALSE</text:p>
          </table:table-cell>
          <table:table-cell table:formula="of:=N([.H5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546]=1;&quot;FIRE&quot;)" office:value-type="string" office:string-value="FIRE" calcext:value-type="string">
            <text:p>FIRE</text:p>
          </table:table-cell>
          <table:table-cell table:formula="of:=IF([.C546]=0;&quot;FIRE-R&quot;)" office:value-type="boolean" office:boolean-value="false" calcext:value-type="boolean">
            <text:p>FALSE</text:p>
          </table:table-cell>
          <table:table-cell table:formula="of:=IF([.C546]=1;&quot;FIRE&quot;;&quot;FIRE-R&quot;)" office:value-type="string" office:string-value="FIRE" calcext:value-type="string">
            <text:p>FIRE</text:p>
          </table:table-cell>
          <table:table-cell table:formula="of:=IF([.C546]=1;&quot;4&quot;;&quot;5&quot;)" office:value-type="string" office:string-value="4" calcext:value-type="string">
            <text:p>4</text:p>
          </table:table-cell>
          <table:table-cell table:formula="of:=IF([.A546]=[.D546])" office:value-type="boolean" office:boolean-value="false" calcext:value-type="boolean">
            <text:p>FALSE</text:p>
          </table:table-cell>
          <table:table-cell table:formula="of:=N([.H54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547]=1;&quot;FIRE&quot;)" office:value-type="boolean" office:boolean-value="false" calcext:value-type="boolean">
            <text:p>FALSE</text:p>
          </table:table-cell>
          <table:table-cell table:formula="of:=IF([.C547]=0;&quot;FIRE-R&quot;)" office:value-type="string" office:string-value="FIRE-R" calcext:value-type="string">
            <text:p>FIRE-R</text:p>
          </table:table-cell>
          <table:table-cell table:formula="of:=IF([.C547]=1;&quot;FIRE&quot;;&quot;FIRE-R&quot;)" office:value-type="string" office:string-value="FIRE-R" calcext:value-type="string">
            <text:p>FIRE-R</text:p>
          </table:table-cell>
          <table:table-cell table:formula="of:=IF([.C547]=1;&quot;4&quot;;&quot;5&quot;)" office:value-type="string" office:string-value="5" calcext:value-type="string">
            <text:p>5</text:p>
          </table:table-cell>
          <table:table-cell table:formula="of:=IF([.A547]=[.D547])" office:value-type="boolean" office:boolean-value="false" calcext:value-type="boolean">
            <text:p>FALSE</text:p>
          </table:table-cell>
          <table:table-cell table:formula="of:=N([.H5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548]=1;&quot;FIRE&quot;)" office:value-type="boolean" office:boolean-value="false" calcext:value-type="boolean">
            <text:p>FALSE</text:p>
          </table:table-cell>
          <table:table-cell table:formula="of:=IF([.C548]=0;&quot;FIRE-R&quot;)" office:value-type="string" office:string-value="FIRE-R" calcext:value-type="string">
            <text:p>FIRE-R</text:p>
          </table:table-cell>
          <table:table-cell table:formula="of:=IF([.C548]=1;&quot;FIRE&quot;;&quot;FIRE-R&quot;)" office:value-type="string" office:string-value="FIRE-R" calcext:value-type="string">
            <text:p>FIRE-R</text:p>
          </table:table-cell>
          <table:table-cell table:formula="of:=IF([.C548]=1;&quot;4&quot;;&quot;5&quot;)" office:value-type="string" office:string-value="5" calcext:value-type="string">
            <text:p>5</text:p>
          </table:table-cell>
          <table:table-cell table:formula="of:=IF([.A548]=[.D548])" office:value-type="boolean" office:boolean-value="false" calcext:value-type="boolean">
            <text:p>FALSE</text:p>
          </table:table-cell>
          <table:table-cell table:formula="of:=N([.H54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549]=1;&quot;FIRE&quot;)" office:value-type="boolean" office:boolean-value="false" calcext:value-type="boolean">
            <text:p>FALSE</text:p>
          </table:table-cell>
          <table:table-cell table:formula="of:=IF([.C549]=0;&quot;FIRE-R&quot;)" office:value-type="string" office:string-value="FIRE-R" calcext:value-type="string">
            <text:p>FIRE-R</text:p>
          </table:table-cell>
          <table:table-cell table:formula="of:=IF([.C549]=1;&quot;FIRE&quot;;&quot;FIRE-R&quot;)" office:value-type="string" office:string-value="FIRE-R" calcext:value-type="string">
            <text:p>FIRE-R</text:p>
          </table:table-cell>
          <table:table-cell table:formula="of:=IF([.C549]=1;&quot;4&quot;;&quot;5&quot;)" office:value-type="string" office:string-value="5" calcext:value-type="string">
            <text:p>5</text:p>
          </table:table-cell>
          <table:table-cell table:formula="of:=IF([.A549]=[.D549])" office:value-type="boolean" office:boolean-value="false" calcext:value-type="boolean">
            <text:p>FALSE</text:p>
          </table:table-cell>
          <table:table-cell table:formula="of:=N([.H54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550]=1;&quot;FIRE&quot;)" office:value-type="boolean" office:boolean-value="false" calcext:value-type="boolean">
            <text:p>FALSE</text:p>
          </table:table-cell>
          <table:table-cell table:formula="of:=IF([.C550]=0;&quot;FIRE-R&quot;)" office:value-type="string" office:string-value="FIRE-R" calcext:value-type="string">
            <text:p>FIRE-R</text:p>
          </table:table-cell>
          <table:table-cell table:formula="of:=IF([.C550]=1;&quot;FIRE&quot;;&quot;FIRE-R&quot;)" office:value-type="string" office:string-value="FIRE-R" calcext:value-type="string">
            <text:p>FIRE-R</text:p>
          </table:table-cell>
          <table:table-cell table:formula="of:=IF([.C550]=1;&quot;4&quot;;&quot;5&quot;)" office:value-type="string" office:string-value="5" calcext:value-type="string">
            <text:p>5</text:p>
          </table:table-cell>
          <table:table-cell table:formula="of:=IF([.A550]=[.D550])" office:value-type="boolean" office:boolean-value="false" calcext:value-type="boolean">
            <text:p>FALSE</text:p>
          </table:table-cell>
          <table:table-cell table:formula="of:=N([.H55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551]=1;&quot;FIRE&quot;)" office:value-type="boolean" office:boolean-value="false" calcext:value-type="boolean">
            <text:p>FALSE</text:p>
          </table:table-cell>
          <table:table-cell table:formula="of:=IF([.C551]=0;&quot;FIRE-R&quot;)" office:value-type="string" office:string-value="FIRE-R" calcext:value-type="string">
            <text:p>FIRE-R</text:p>
          </table:table-cell>
          <table:table-cell table:formula="of:=IF([.C551]=1;&quot;FIRE&quot;;&quot;FIRE-R&quot;)" office:value-type="string" office:string-value="FIRE-R" calcext:value-type="string">
            <text:p>FIRE-R</text:p>
          </table:table-cell>
          <table:table-cell table:formula="of:=IF([.C551]=1;&quot;4&quot;;&quot;5&quot;)" office:value-type="string" office:string-value="5" calcext:value-type="string">
            <text:p>5</text:p>
          </table:table-cell>
          <table:table-cell table:formula="of:=IF([.A551]=[.D551])" office:value-type="boolean" office:boolean-value="false" calcext:value-type="boolean">
            <text:p>FALSE</text:p>
          </table:table-cell>
          <table:table-cell table:formula="of:=N([.H55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552]=1;&quot;FIRE&quot;)" office:value-type="boolean" office:boolean-value="false" calcext:value-type="boolean">
            <text:p>FALSE</text:p>
          </table:table-cell>
          <table:table-cell table:formula="of:=IF([.C552]=0;&quot;FIRE-R&quot;)" office:value-type="string" office:string-value="FIRE-R" calcext:value-type="string">
            <text:p>FIRE-R</text:p>
          </table:table-cell>
          <table:table-cell table:formula="of:=IF([.C552]=1;&quot;FIRE&quot;;&quot;FIRE-R&quot;)" office:value-type="string" office:string-value="FIRE-R" calcext:value-type="string">
            <text:p>FIRE-R</text:p>
          </table:table-cell>
          <table:table-cell table:formula="of:=IF([.C552]=1;&quot;4&quot;;&quot;5&quot;)" office:value-type="string" office:string-value="5" calcext:value-type="string">
            <text:p>5</text:p>
          </table:table-cell>
          <table:table-cell table:formula="of:=IF([.A552]=[.D552])" office:value-type="boolean" office:boolean-value="false" calcext:value-type="boolean">
            <text:p>FALSE</text:p>
          </table:table-cell>
          <table:table-cell table:formula="of:=N([.H55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553]=1;&quot;FIRE&quot;)" office:value-type="boolean" office:boolean-value="false" calcext:value-type="boolean">
            <text:p>FALSE</text:p>
          </table:table-cell>
          <table:table-cell table:formula="of:=IF([.C553]=0;&quot;FIRE-R&quot;)" office:value-type="string" office:string-value="FIRE-R" calcext:value-type="string">
            <text:p>FIRE-R</text:p>
          </table:table-cell>
          <table:table-cell table:formula="of:=IF([.C553]=1;&quot;FIRE&quot;;&quot;FIRE-R&quot;)" office:value-type="string" office:string-value="FIRE-R" calcext:value-type="string">
            <text:p>FIRE-R</text:p>
          </table:table-cell>
          <table:table-cell table:formula="of:=IF([.C553]=1;&quot;4&quot;;&quot;5&quot;)" office:value-type="string" office:string-value="5" calcext:value-type="string">
            <text:p>5</text:p>
          </table:table-cell>
          <table:table-cell table:formula="of:=IF([.A553]=[.D553])" office:value-type="boolean" office:boolean-value="false" calcext:value-type="boolean">
            <text:p>FALSE</text:p>
          </table:table-cell>
          <table:table-cell table:formula="of:=N([.H55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554]=1;&quot;FIRE&quot;)" office:value-type="string" office:string-value="FIRE" calcext:value-type="string">
            <text:p>FIRE</text:p>
          </table:table-cell>
          <table:table-cell table:formula="of:=IF([.C554]=0;&quot;FIRE-R&quot;)" office:value-type="boolean" office:boolean-value="false" calcext:value-type="boolean">
            <text:p>FALSE</text:p>
          </table:table-cell>
          <table:table-cell table:formula="of:=IF([.C554]=1;&quot;FIRE&quot;;&quot;FIRE-R&quot;)" office:value-type="string" office:string-value="FIRE" calcext:value-type="string">
            <text:p>FIRE</text:p>
          </table:table-cell>
          <table:table-cell table:formula="of:=IF([.C554]=1;&quot;4&quot;;&quot;5&quot;)" office:value-type="string" office:string-value="4" calcext:value-type="string">
            <text:p>4</text:p>
          </table:table-cell>
          <table:table-cell table:formula="of:=IF([.A554]=[.D554])" office:value-type="boolean" office:boolean-value="false" calcext:value-type="boolean">
            <text:p>FALSE</text:p>
          </table:table-cell>
          <table:table-cell table:formula="of:=N([.H5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555]=1;&quot;FIRE&quot;)" office:value-type="boolean" office:boolean-value="false" calcext:value-type="boolean">
            <text:p>FALSE</text:p>
          </table:table-cell>
          <table:table-cell table:formula="of:=IF([.C555]=0;&quot;FIRE-R&quot;)" office:value-type="string" office:string-value="FIRE-R" calcext:value-type="string">
            <text:p>FIRE-R</text:p>
          </table:table-cell>
          <table:table-cell table:formula="of:=IF([.C555]=1;&quot;FIRE&quot;;&quot;FIRE-R&quot;)" office:value-type="string" office:string-value="FIRE-R" calcext:value-type="string">
            <text:p>FIRE-R</text:p>
          </table:table-cell>
          <table:table-cell table:formula="of:=IF([.C555]=1;&quot;4&quot;;&quot;5&quot;)" office:value-type="string" office:string-value="5" calcext:value-type="string">
            <text:p>5</text:p>
          </table:table-cell>
          <table:table-cell table:formula="of:=IF([.A555]=[.D555])" office:value-type="boolean" office:boolean-value="false" calcext:value-type="boolean">
            <text:p>FALSE</text:p>
          </table:table-cell>
          <table:table-cell table:formula="of:=N([.H55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556]=1;&quot;FIRE&quot;)" office:value-type="boolean" office:boolean-value="false" calcext:value-type="boolean">
            <text:p>FALSE</text:p>
          </table:table-cell>
          <table:table-cell table:formula="of:=IF([.C556]=0;&quot;FIRE-R&quot;)" office:value-type="string" office:string-value="FIRE-R" calcext:value-type="string">
            <text:p>FIRE-R</text:p>
          </table:table-cell>
          <table:table-cell table:formula="of:=IF([.C556]=1;&quot;FIRE&quot;;&quot;FIRE-R&quot;)" office:value-type="string" office:string-value="FIRE-R" calcext:value-type="string">
            <text:p>FIRE-R</text:p>
          </table:table-cell>
          <table:table-cell table:formula="of:=IF([.C556]=1;&quot;4&quot;;&quot;5&quot;)" office:value-type="string" office:string-value="5" calcext:value-type="string">
            <text:p>5</text:p>
          </table:table-cell>
          <table:table-cell table:formula="of:=IF([.A556]=[.D556])" office:value-type="boolean" office:boolean-value="false" calcext:value-type="boolean">
            <text:p>FALSE</text:p>
          </table:table-cell>
          <table:table-cell table:formula="of:=N([.H55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557]=1;&quot;FIRE&quot;)" office:value-type="boolean" office:boolean-value="false" calcext:value-type="boolean">
            <text:p>FALSE</text:p>
          </table:table-cell>
          <table:table-cell table:formula="of:=IF([.C557]=0;&quot;FIRE-R&quot;)" office:value-type="string" office:string-value="FIRE-R" calcext:value-type="string">
            <text:p>FIRE-R</text:p>
          </table:table-cell>
          <table:table-cell table:formula="of:=IF([.C557]=1;&quot;FIRE&quot;;&quot;FIRE-R&quot;)" office:value-type="string" office:string-value="FIRE-R" calcext:value-type="string">
            <text:p>FIRE-R</text:p>
          </table:table-cell>
          <table:table-cell table:formula="of:=IF([.C557]=1;&quot;4&quot;;&quot;5&quot;)" office:value-type="string" office:string-value="5" calcext:value-type="string">
            <text:p>5</text:p>
          </table:table-cell>
          <table:table-cell table:formula="of:=IF([.A557]=[.D557])" office:value-type="boolean" office:boolean-value="false" calcext:value-type="boolean">
            <text:p>FALSE</text:p>
          </table:table-cell>
          <table:table-cell table:formula="of:=N([.H55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558]=1;&quot;FIRE&quot;)" office:value-type="boolean" office:boolean-value="false" calcext:value-type="boolean">
            <text:p>FALSE</text:p>
          </table:table-cell>
          <table:table-cell table:formula="of:=IF([.C558]=0;&quot;FIRE-R&quot;)" office:value-type="string" office:string-value="FIRE-R" calcext:value-type="string">
            <text:p>FIRE-R</text:p>
          </table:table-cell>
          <table:table-cell table:formula="of:=IF([.C558]=1;&quot;FIRE&quot;;&quot;FIRE-R&quot;)" office:value-type="string" office:string-value="FIRE-R" calcext:value-type="string">
            <text:p>FIRE-R</text:p>
          </table:table-cell>
          <table:table-cell table:formula="of:=IF([.C558]=1;&quot;4&quot;;&quot;5&quot;)" office:value-type="string" office:string-value="5" calcext:value-type="string">
            <text:p>5</text:p>
          </table:table-cell>
          <table:table-cell table:formula="of:=IF([.A558]=[.D558])" office:value-type="boolean" office:boolean-value="false" calcext:value-type="boolean">
            <text:p>FALSE</text:p>
          </table:table-cell>
          <table:table-cell table:formula="of:=N([.H55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559]=1;&quot;FIRE&quot;)" office:value-type="string" office:string-value="FIRE" calcext:value-type="string">
            <text:p>FIRE</text:p>
          </table:table-cell>
          <table:table-cell table:formula="of:=IF([.C559]=0;&quot;FIRE-R&quot;)" office:value-type="boolean" office:boolean-value="false" calcext:value-type="boolean">
            <text:p>FALSE</text:p>
          </table:table-cell>
          <table:table-cell table:formula="of:=IF([.C559]=1;&quot;FIRE&quot;;&quot;FIRE-R&quot;)" office:value-type="string" office:string-value="FIRE" calcext:value-type="string">
            <text:p>FIRE</text:p>
          </table:table-cell>
          <table:table-cell table:formula="of:=IF([.C559]=1;&quot;4&quot;;&quot;5&quot;)" office:value-type="string" office:string-value="4" calcext:value-type="string">
            <text:p>4</text:p>
          </table:table-cell>
          <table:table-cell table:formula="of:=IF([.A559]=[.D559])" office:value-type="boolean" office:boolean-value="false" calcext:value-type="boolean">
            <text:p>FALSE</text:p>
          </table:table-cell>
          <table:table-cell table:formula="of:=N([.H55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560]=1;&quot;FIRE&quot;)" office:value-type="boolean" office:boolean-value="false" calcext:value-type="boolean">
            <text:p>FALSE</text:p>
          </table:table-cell>
          <table:table-cell table:formula="of:=IF([.C560]=0;&quot;FIRE-R&quot;)" office:value-type="string" office:string-value="FIRE-R" calcext:value-type="string">
            <text:p>FIRE-R</text:p>
          </table:table-cell>
          <table:table-cell table:formula="of:=IF([.C560]=1;&quot;FIRE&quot;;&quot;FIRE-R&quot;)" office:value-type="string" office:string-value="FIRE-R" calcext:value-type="string">
            <text:p>FIRE-R</text:p>
          </table:table-cell>
          <table:table-cell table:formula="of:=IF([.C560]=1;&quot;4&quot;;&quot;5&quot;)" office:value-type="string" office:string-value="5" calcext:value-type="string">
            <text:p>5</text:p>
          </table:table-cell>
          <table:table-cell table:formula="of:=IF([.A560]=[.D560])" office:value-type="boolean" office:boolean-value="false" calcext:value-type="boolean">
            <text:p>FALSE</text:p>
          </table:table-cell>
          <table:table-cell table:formula="of:=N([.H56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561]=1;&quot;FIRE&quot;)" office:value-type="string" office:string-value="FIRE" calcext:value-type="string">
            <text:p>FIRE</text:p>
          </table:table-cell>
          <table:table-cell table:formula="of:=IF([.C561]=0;&quot;FIRE-R&quot;)" office:value-type="boolean" office:boolean-value="false" calcext:value-type="boolean">
            <text:p>FALSE</text:p>
          </table:table-cell>
          <table:table-cell table:formula="of:=IF([.C561]=1;&quot;FIRE&quot;;&quot;FIRE-R&quot;)" office:value-type="string" office:string-value="FIRE" calcext:value-type="string">
            <text:p>FIRE</text:p>
          </table:table-cell>
          <table:table-cell table:formula="of:=IF([.C561]=1;&quot;4&quot;;&quot;5&quot;)" office:value-type="string" office:string-value="4" calcext:value-type="string">
            <text:p>4</text:p>
          </table:table-cell>
          <table:table-cell table:formula="of:=IF([.A561]=[.D561])" office:value-type="boolean" office:boolean-value="false" calcext:value-type="boolean">
            <text:p>FALSE</text:p>
          </table:table-cell>
          <table:table-cell table:formula="of:=N([.H56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562]=1;&quot;FIRE&quot;)" office:value-type="string" office:string-value="FIRE" calcext:value-type="string">
            <text:p>FIRE</text:p>
          </table:table-cell>
          <table:table-cell table:formula="of:=IF([.C562]=0;&quot;FIRE-R&quot;)" office:value-type="boolean" office:boolean-value="false" calcext:value-type="boolean">
            <text:p>FALSE</text:p>
          </table:table-cell>
          <table:table-cell table:formula="of:=IF([.C562]=1;&quot;FIRE&quot;;&quot;FIRE-R&quot;)" office:value-type="string" office:string-value="FIRE" calcext:value-type="string">
            <text:p>FIRE</text:p>
          </table:table-cell>
          <table:table-cell table:formula="of:=IF([.C562]=1;&quot;4&quot;;&quot;5&quot;)" office:value-type="string" office:string-value="4" calcext:value-type="string">
            <text:p>4</text:p>
          </table:table-cell>
          <table:table-cell table:formula="of:=IF([.A562]=[.D562])" office:value-type="boolean" office:boolean-value="false" calcext:value-type="boolean">
            <text:p>FALSE</text:p>
          </table:table-cell>
          <table:table-cell table:formula="of:=N([.H56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563]=1;&quot;FIRE&quot;)" office:value-type="string" office:string-value="FIRE" calcext:value-type="string">
            <text:p>FIRE</text:p>
          </table:table-cell>
          <table:table-cell table:formula="of:=IF([.C563]=0;&quot;FIRE-R&quot;)" office:value-type="boolean" office:boolean-value="false" calcext:value-type="boolean">
            <text:p>FALSE</text:p>
          </table:table-cell>
          <table:table-cell table:formula="of:=IF([.C563]=1;&quot;FIRE&quot;;&quot;FIRE-R&quot;)" office:value-type="string" office:string-value="FIRE" calcext:value-type="string">
            <text:p>FIRE</text:p>
          </table:table-cell>
          <table:table-cell table:formula="of:=IF([.C563]=1;&quot;4&quot;;&quot;5&quot;)" office:value-type="string" office:string-value="4" calcext:value-type="string">
            <text:p>4</text:p>
          </table:table-cell>
          <table:table-cell table:formula="of:=IF([.A563]=[.D563])" office:value-type="boolean" office:boolean-value="false" calcext:value-type="boolean">
            <text:p>FALSE</text:p>
          </table:table-cell>
          <table:table-cell table:formula="of:=N([.H56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564]=1;&quot;FIRE&quot;)" office:value-type="string" office:string-value="FIRE" calcext:value-type="string">
            <text:p>FIRE</text:p>
          </table:table-cell>
          <table:table-cell table:formula="of:=IF([.C564]=0;&quot;FIRE-R&quot;)" office:value-type="boolean" office:boolean-value="false" calcext:value-type="boolean">
            <text:p>FALSE</text:p>
          </table:table-cell>
          <table:table-cell table:formula="of:=IF([.C564]=1;&quot;FIRE&quot;;&quot;FIRE-R&quot;)" office:value-type="string" office:string-value="FIRE" calcext:value-type="string">
            <text:p>FIRE</text:p>
          </table:table-cell>
          <table:table-cell table:formula="of:=IF([.C564]=1;&quot;4&quot;;&quot;5&quot;)" office:value-type="string" office:string-value="4" calcext:value-type="string">
            <text:p>4</text:p>
          </table:table-cell>
          <table:table-cell table:formula="of:=IF([.A564]=[.D564])" office:value-type="boolean" office:boolean-value="false" calcext:value-type="boolean">
            <text:p>FALSE</text:p>
          </table:table-cell>
          <table:table-cell table:formula="of:=N([.H56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565]=1;&quot;FIRE&quot;)" office:value-type="string" office:string-value="FIRE" calcext:value-type="string">
            <text:p>FIRE</text:p>
          </table:table-cell>
          <table:table-cell table:formula="of:=IF([.C565]=0;&quot;FIRE-R&quot;)" office:value-type="boolean" office:boolean-value="false" calcext:value-type="boolean">
            <text:p>FALSE</text:p>
          </table:table-cell>
          <table:table-cell table:formula="of:=IF([.C565]=1;&quot;FIRE&quot;;&quot;FIRE-R&quot;)" office:value-type="string" office:string-value="FIRE" calcext:value-type="string">
            <text:p>FIRE</text:p>
          </table:table-cell>
          <table:table-cell table:formula="of:=IF([.C565]=1;&quot;4&quot;;&quot;5&quot;)" office:value-type="string" office:string-value="4" calcext:value-type="string">
            <text:p>4</text:p>
          </table:table-cell>
          <table:table-cell table:formula="of:=IF([.A565]=[.D565])" office:value-type="boolean" office:boolean-value="false" calcext:value-type="boolean">
            <text:p>FALSE</text:p>
          </table:table-cell>
          <table:table-cell table:formula="of:=N([.H56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566]=1;&quot;FIRE&quot;)" office:value-type="string" office:string-value="FIRE" calcext:value-type="string">
            <text:p>FIRE</text:p>
          </table:table-cell>
          <table:table-cell table:formula="of:=IF([.C566]=0;&quot;FIRE-R&quot;)" office:value-type="boolean" office:boolean-value="false" calcext:value-type="boolean">
            <text:p>FALSE</text:p>
          </table:table-cell>
          <table:table-cell table:formula="of:=IF([.C566]=1;&quot;FIRE&quot;;&quot;FIRE-R&quot;)" office:value-type="string" office:string-value="FIRE" calcext:value-type="string">
            <text:p>FIRE</text:p>
          </table:table-cell>
          <table:table-cell table:formula="of:=IF([.C566]=1;&quot;4&quot;;&quot;5&quot;)" office:value-type="string" office:string-value="4" calcext:value-type="string">
            <text:p>4</text:p>
          </table:table-cell>
          <table:table-cell table:formula="of:=IF([.A566]=[.D566])" office:value-type="boolean" office:boolean-value="false" calcext:value-type="boolean">
            <text:p>FALSE</text:p>
          </table:table-cell>
          <table:table-cell table:formula="of:=N([.H56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567]=1;&quot;FIRE&quot;)" office:value-type="string" office:string-value="FIRE" calcext:value-type="string">
            <text:p>FIRE</text:p>
          </table:table-cell>
          <table:table-cell table:formula="of:=IF([.C567]=0;&quot;FIRE-R&quot;)" office:value-type="boolean" office:boolean-value="false" calcext:value-type="boolean">
            <text:p>FALSE</text:p>
          </table:table-cell>
          <table:table-cell table:formula="of:=IF([.C567]=1;&quot;FIRE&quot;;&quot;FIRE-R&quot;)" office:value-type="string" office:string-value="FIRE" calcext:value-type="string">
            <text:p>FIRE</text:p>
          </table:table-cell>
          <table:table-cell table:formula="of:=IF([.C567]=1;&quot;4&quot;;&quot;5&quot;)" office:value-type="string" office:string-value="4" calcext:value-type="string">
            <text:p>4</text:p>
          </table:table-cell>
          <table:table-cell table:formula="of:=IF([.A567]=[.D567])" office:value-type="boolean" office:boolean-value="false" calcext:value-type="boolean">
            <text:p>FALSE</text:p>
          </table:table-cell>
          <table:table-cell table:formula="of:=N([.H56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568]=1;&quot;FIRE&quot;)" office:value-type="string" office:string-value="FIRE" calcext:value-type="string">
            <text:p>FIRE</text:p>
          </table:table-cell>
          <table:table-cell table:formula="of:=IF([.C568]=0;&quot;FIRE-R&quot;)" office:value-type="boolean" office:boolean-value="false" calcext:value-type="boolean">
            <text:p>FALSE</text:p>
          </table:table-cell>
          <table:table-cell table:formula="of:=IF([.C568]=1;&quot;FIRE&quot;;&quot;FIRE-R&quot;)" office:value-type="string" office:string-value="FIRE" calcext:value-type="string">
            <text:p>FIRE</text:p>
          </table:table-cell>
          <table:table-cell table:formula="of:=IF([.C568]=1;&quot;4&quot;;&quot;5&quot;)" office:value-type="string" office:string-value="4" calcext:value-type="string">
            <text:p>4</text:p>
          </table:table-cell>
          <table:table-cell table:formula="of:=IF([.A568]=[.D568])" office:value-type="boolean" office:boolean-value="false" calcext:value-type="boolean">
            <text:p>FALSE</text:p>
          </table:table-cell>
          <table:table-cell table:formula="of:=N([.H56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569]=1;&quot;FIRE&quot;)" office:value-type="boolean" office:boolean-value="false" calcext:value-type="boolean">
            <text:p>FALSE</text:p>
          </table:table-cell>
          <table:table-cell table:formula="of:=IF([.C569]=0;&quot;FIRE-R&quot;)" office:value-type="string" office:string-value="FIRE-R" calcext:value-type="string">
            <text:p>FIRE-R</text:p>
          </table:table-cell>
          <table:table-cell table:formula="of:=IF([.C569]=1;&quot;FIRE&quot;;&quot;FIRE-R&quot;)" office:value-type="string" office:string-value="FIRE-R" calcext:value-type="string">
            <text:p>FIRE-R</text:p>
          </table:table-cell>
          <table:table-cell table:formula="of:=IF([.C569]=1;&quot;4&quot;;&quot;5&quot;)" office:value-type="string" office:string-value="5" calcext:value-type="string">
            <text:p>5</text:p>
          </table:table-cell>
          <table:table-cell table:formula="of:=IF([.A569]=[.D569])" office:value-type="boolean" office:boolean-value="false" calcext:value-type="boolean">
            <text:p>FALSE</text:p>
          </table:table-cell>
          <table:table-cell table:formula="of:=N([.H56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570]=1;&quot;FIRE&quot;)" office:value-type="boolean" office:boolean-value="false" calcext:value-type="boolean">
            <text:p>FALSE</text:p>
          </table:table-cell>
          <table:table-cell table:formula="of:=IF([.C570]=0;&quot;FIRE-R&quot;)" office:value-type="string" office:string-value="FIRE-R" calcext:value-type="string">
            <text:p>FIRE-R</text:p>
          </table:table-cell>
          <table:table-cell table:formula="of:=IF([.C570]=1;&quot;FIRE&quot;;&quot;FIRE-R&quot;)" office:value-type="string" office:string-value="FIRE-R" calcext:value-type="string">
            <text:p>FIRE-R</text:p>
          </table:table-cell>
          <table:table-cell table:formula="of:=IF([.C570]=1;&quot;4&quot;;&quot;5&quot;)" office:value-type="string" office:string-value="5" calcext:value-type="string">
            <text:p>5</text:p>
          </table:table-cell>
          <table:table-cell table:formula="of:=IF([.A570]=[.D570])" office:value-type="boolean" office:boolean-value="false" calcext:value-type="boolean">
            <text:p>FALSE</text:p>
          </table:table-cell>
          <table:table-cell table:formula="of:=N([.H57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571]=1;&quot;FIRE&quot;)" office:value-type="boolean" office:boolean-value="false" calcext:value-type="boolean">
            <text:p>FALSE</text:p>
          </table:table-cell>
          <table:table-cell table:formula="of:=IF([.C571]=0;&quot;FIRE-R&quot;)" office:value-type="string" office:string-value="FIRE-R" calcext:value-type="string">
            <text:p>FIRE-R</text:p>
          </table:table-cell>
          <table:table-cell table:formula="of:=IF([.C571]=1;&quot;FIRE&quot;;&quot;FIRE-R&quot;)" office:value-type="string" office:string-value="FIRE-R" calcext:value-type="string">
            <text:p>FIRE-R</text:p>
          </table:table-cell>
          <table:table-cell table:formula="of:=IF([.C571]=1;&quot;4&quot;;&quot;5&quot;)" office:value-type="string" office:string-value="5" calcext:value-type="string">
            <text:p>5</text:p>
          </table:table-cell>
          <table:table-cell table:formula="of:=IF([.A571]=[.D571])" office:value-type="boolean" office:boolean-value="false" calcext:value-type="boolean">
            <text:p>FALSE</text:p>
          </table:table-cell>
          <table:table-cell table:formula="of:=N([.H57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572]=1;&quot;FIRE&quot;)" office:value-type="boolean" office:boolean-value="false" calcext:value-type="boolean">
            <text:p>FALSE</text:p>
          </table:table-cell>
          <table:table-cell table:formula="of:=IF([.C572]=0;&quot;FIRE-R&quot;)" office:value-type="string" office:string-value="FIRE-R" calcext:value-type="string">
            <text:p>FIRE-R</text:p>
          </table:table-cell>
          <table:table-cell table:formula="of:=IF([.C572]=1;&quot;FIRE&quot;;&quot;FIRE-R&quot;)" office:value-type="string" office:string-value="FIRE-R" calcext:value-type="string">
            <text:p>FIRE-R</text:p>
          </table:table-cell>
          <table:table-cell table:formula="of:=IF([.C572]=1;&quot;4&quot;;&quot;5&quot;)" office:value-type="string" office:string-value="5" calcext:value-type="string">
            <text:p>5</text:p>
          </table:table-cell>
          <table:table-cell table:formula="of:=IF([.A572]=[.D572])" office:value-type="boolean" office:boolean-value="false" calcext:value-type="boolean">
            <text:p>FALSE</text:p>
          </table:table-cell>
          <table:table-cell table:formula="of:=N([.H57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573]=1;&quot;FIRE&quot;)" office:value-type="boolean" office:boolean-value="false" calcext:value-type="boolean">
            <text:p>FALSE</text:p>
          </table:table-cell>
          <table:table-cell table:formula="of:=IF([.C573]=0;&quot;FIRE-R&quot;)" office:value-type="string" office:string-value="FIRE-R" calcext:value-type="string">
            <text:p>FIRE-R</text:p>
          </table:table-cell>
          <table:table-cell table:formula="of:=IF([.C573]=1;&quot;FIRE&quot;;&quot;FIRE-R&quot;)" office:value-type="string" office:string-value="FIRE-R" calcext:value-type="string">
            <text:p>FIRE-R</text:p>
          </table:table-cell>
          <table:table-cell table:formula="of:=IF([.C573]=1;&quot;4&quot;;&quot;5&quot;)" office:value-type="string" office:string-value="5" calcext:value-type="string">
            <text:p>5</text:p>
          </table:table-cell>
          <table:table-cell table:formula="of:=IF([.A573]=[.D573])" office:value-type="boolean" office:boolean-value="false" calcext:value-type="boolean">
            <text:p>FALSE</text:p>
          </table:table-cell>
          <table:table-cell table:formula="of:=N([.H57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574]=1;&quot;FIRE&quot;)" office:value-type="boolean" office:boolean-value="false" calcext:value-type="boolean">
            <text:p>FALSE</text:p>
          </table:table-cell>
          <table:table-cell table:formula="of:=IF([.C574]=0;&quot;FIRE-R&quot;)" office:value-type="string" office:string-value="FIRE-R" calcext:value-type="string">
            <text:p>FIRE-R</text:p>
          </table:table-cell>
          <table:table-cell table:formula="of:=IF([.C574]=1;&quot;FIRE&quot;;&quot;FIRE-R&quot;)" office:value-type="string" office:string-value="FIRE-R" calcext:value-type="string">
            <text:p>FIRE-R</text:p>
          </table:table-cell>
          <table:table-cell table:formula="of:=IF([.C574]=1;&quot;4&quot;;&quot;5&quot;)" office:value-type="string" office:string-value="5" calcext:value-type="string">
            <text:p>5</text:p>
          </table:table-cell>
          <table:table-cell table:formula="of:=IF([.A574]=[.D574])" office:value-type="boolean" office:boolean-value="false" calcext:value-type="boolean">
            <text:p>FALSE</text:p>
          </table:table-cell>
          <table:table-cell table:formula="of:=N([.H57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575]=1;&quot;FIRE&quot;)" office:value-type="boolean" office:boolean-value="false" calcext:value-type="boolean">
            <text:p>FALSE</text:p>
          </table:table-cell>
          <table:table-cell table:formula="of:=IF([.C575]=0;&quot;FIRE-R&quot;)" office:value-type="string" office:string-value="FIRE-R" calcext:value-type="string">
            <text:p>FIRE-R</text:p>
          </table:table-cell>
          <table:table-cell table:formula="of:=IF([.C575]=1;&quot;FIRE&quot;;&quot;FIRE-R&quot;)" office:value-type="string" office:string-value="FIRE-R" calcext:value-type="string">
            <text:p>FIRE-R</text:p>
          </table:table-cell>
          <table:table-cell table:formula="of:=IF([.C575]=1;&quot;4&quot;;&quot;5&quot;)" office:value-type="string" office:string-value="5" calcext:value-type="string">
            <text:p>5</text:p>
          </table:table-cell>
          <table:table-cell table:formula="of:=IF([.A575]=[.D575])" office:value-type="boolean" office:boolean-value="false" calcext:value-type="boolean">
            <text:p>FALSE</text:p>
          </table:table-cell>
          <table:table-cell table:formula="of:=N([.H57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576]=1;&quot;FIRE&quot;)" office:value-type="boolean" office:boolean-value="false" calcext:value-type="boolean">
            <text:p>FALSE</text:p>
          </table:table-cell>
          <table:table-cell table:formula="of:=IF([.C576]=0;&quot;FIRE-R&quot;)" office:value-type="string" office:string-value="FIRE-R" calcext:value-type="string">
            <text:p>FIRE-R</text:p>
          </table:table-cell>
          <table:table-cell table:formula="of:=IF([.C576]=1;&quot;FIRE&quot;;&quot;FIRE-R&quot;)" office:value-type="string" office:string-value="FIRE-R" calcext:value-type="string">
            <text:p>FIRE-R</text:p>
          </table:table-cell>
          <table:table-cell table:formula="of:=IF([.C576]=1;&quot;4&quot;;&quot;5&quot;)" office:value-type="string" office:string-value="5" calcext:value-type="string">
            <text:p>5</text:p>
          </table:table-cell>
          <table:table-cell table:formula="of:=IF([.A576]=[.D576])" office:value-type="boolean" office:boolean-value="false" calcext:value-type="boolean">
            <text:p>FALSE</text:p>
          </table:table-cell>
          <table:table-cell table:formula="of:=N([.H57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577]=1;&quot;FIRE&quot;)" office:value-type="boolean" office:boolean-value="false" calcext:value-type="boolean">
            <text:p>FALSE</text:p>
          </table:table-cell>
          <table:table-cell table:formula="of:=IF([.C577]=0;&quot;FIRE-R&quot;)" office:value-type="string" office:string-value="FIRE-R" calcext:value-type="string">
            <text:p>FIRE-R</text:p>
          </table:table-cell>
          <table:table-cell table:formula="of:=IF([.C577]=1;&quot;FIRE&quot;;&quot;FIRE-R&quot;)" office:value-type="string" office:string-value="FIRE-R" calcext:value-type="string">
            <text:p>FIRE-R</text:p>
          </table:table-cell>
          <table:table-cell table:formula="of:=IF([.C577]=1;&quot;4&quot;;&quot;5&quot;)" office:value-type="string" office:string-value="5" calcext:value-type="string">
            <text:p>5</text:p>
          </table:table-cell>
          <table:table-cell table:formula="of:=IF([.A577]=[.D577])" office:value-type="boolean" office:boolean-value="false" calcext:value-type="boolean">
            <text:p>FALSE</text:p>
          </table:table-cell>
          <table:table-cell table:formula="of:=N([.H57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578]=1;&quot;FIRE&quot;)" office:value-type="boolean" office:boolean-value="false" calcext:value-type="boolean">
            <text:p>FALSE</text:p>
          </table:table-cell>
          <table:table-cell table:formula="of:=IF([.C578]=0;&quot;FIRE-R&quot;)" office:value-type="string" office:string-value="FIRE-R" calcext:value-type="string">
            <text:p>FIRE-R</text:p>
          </table:table-cell>
          <table:table-cell table:formula="of:=IF([.C578]=1;&quot;FIRE&quot;;&quot;FIRE-R&quot;)" office:value-type="string" office:string-value="FIRE-R" calcext:value-type="string">
            <text:p>FIRE-R</text:p>
          </table:table-cell>
          <table:table-cell table:formula="of:=IF([.C578]=1;&quot;4&quot;;&quot;5&quot;)" office:value-type="string" office:string-value="5" calcext:value-type="string">
            <text:p>5</text:p>
          </table:table-cell>
          <table:table-cell table:formula="of:=IF([.A578]=[.D578])" office:value-type="boolean" office:boolean-value="false" calcext:value-type="boolean">
            <text:p>FALSE</text:p>
          </table:table-cell>
          <table:table-cell table:formula="of:=N([.H57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579]=1;&quot;FIRE&quot;)" office:value-type="boolean" office:boolean-value="false" calcext:value-type="boolean">
            <text:p>FALSE</text:p>
          </table:table-cell>
          <table:table-cell table:formula="of:=IF([.C579]=0;&quot;FIRE-R&quot;)" office:value-type="string" office:string-value="FIRE-R" calcext:value-type="string">
            <text:p>FIRE-R</text:p>
          </table:table-cell>
          <table:table-cell table:formula="of:=IF([.C579]=1;&quot;FIRE&quot;;&quot;FIRE-R&quot;)" office:value-type="string" office:string-value="FIRE-R" calcext:value-type="string">
            <text:p>FIRE-R</text:p>
          </table:table-cell>
          <table:table-cell table:formula="of:=IF([.C579]=1;&quot;4&quot;;&quot;5&quot;)" office:value-type="string" office:string-value="5" calcext:value-type="string">
            <text:p>5</text:p>
          </table:table-cell>
          <table:table-cell table:formula="of:=IF([.A579]=[.D579])" office:value-type="boolean" office:boolean-value="false" calcext:value-type="boolean">
            <text:p>FALSE</text:p>
          </table:table-cell>
          <table:table-cell table:formula="of:=N([.H57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580]=1;&quot;FIRE&quot;)" office:value-type="boolean" office:boolean-value="false" calcext:value-type="boolean">
            <text:p>FALSE</text:p>
          </table:table-cell>
          <table:table-cell table:formula="of:=IF([.C580]=0;&quot;FIRE-R&quot;)" office:value-type="string" office:string-value="FIRE-R" calcext:value-type="string">
            <text:p>FIRE-R</text:p>
          </table:table-cell>
          <table:table-cell table:formula="of:=IF([.C580]=1;&quot;FIRE&quot;;&quot;FIRE-R&quot;)" office:value-type="string" office:string-value="FIRE-R" calcext:value-type="string">
            <text:p>FIRE-R</text:p>
          </table:table-cell>
          <table:table-cell table:formula="of:=IF([.C580]=1;&quot;4&quot;;&quot;5&quot;)" office:value-type="string" office:string-value="5" calcext:value-type="string">
            <text:p>5</text:p>
          </table:table-cell>
          <table:table-cell table:formula="of:=IF([.A580]=[.D580])" office:value-type="boolean" office:boolean-value="false" calcext:value-type="boolean">
            <text:p>FALSE</text:p>
          </table:table-cell>
          <table:table-cell table:formula="of:=N([.H58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581]=1;&quot;FIRE&quot;)" office:value-type="string" office:string-value="FIRE" calcext:value-type="string">
            <text:p>FIRE</text:p>
          </table:table-cell>
          <table:table-cell table:formula="of:=IF([.C581]=0;&quot;FIRE-R&quot;)" office:value-type="boolean" office:boolean-value="false" calcext:value-type="boolean">
            <text:p>FALSE</text:p>
          </table:table-cell>
          <table:table-cell table:formula="of:=IF([.C581]=1;&quot;FIRE&quot;;&quot;FIRE-R&quot;)" office:value-type="string" office:string-value="FIRE" calcext:value-type="string">
            <text:p>FIRE</text:p>
          </table:table-cell>
          <table:table-cell table:formula="of:=IF([.C581]=1;&quot;4&quot;;&quot;5&quot;)" office:value-type="string" office:string-value="4" calcext:value-type="string">
            <text:p>4</text:p>
          </table:table-cell>
          <table:table-cell table:formula="of:=IF([.A581]=[.D581])" office:value-type="boolean" office:boolean-value="false" calcext:value-type="boolean">
            <text:p>FALSE</text:p>
          </table:table-cell>
          <table:table-cell table:formula="of:=N([.H58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582]=1;&quot;FIRE&quot;)" office:value-type="boolean" office:boolean-value="false" calcext:value-type="boolean">
            <text:p>FALSE</text:p>
          </table:table-cell>
          <table:table-cell table:formula="of:=IF([.C582]=0;&quot;FIRE-R&quot;)" office:value-type="string" office:string-value="FIRE-R" calcext:value-type="string">
            <text:p>FIRE-R</text:p>
          </table:table-cell>
          <table:table-cell table:formula="of:=IF([.C582]=1;&quot;FIRE&quot;;&quot;FIRE-R&quot;)" office:value-type="string" office:string-value="FIRE-R" calcext:value-type="string">
            <text:p>FIRE-R</text:p>
          </table:table-cell>
          <table:table-cell table:formula="of:=IF([.C582]=1;&quot;4&quot;;&quot;5&quot;)" office:value-type="string" office:string-value="5" calcext:value-type="string">
            <text:p>5</text:p>
          </table:table-cell>
          <table:table-cell table:formula="of:=IF([.A582]=[.D582])" office:value-type="boolean" office:boolean-value="false" calcext:value-type="boolean">
            <text:p>FALSE</text:p>
          </table:table-cell>
          <table:table-cell table:formula="of:=N([.H58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583]=1;&quot;FIRE&quot;)" office:value-type="boolean" office:boolean-value="false" calcext:value-type="boolean">
            <text:p>FALSE</text:p>
          </table:table-cell>
          <table:table-cell table:formula="of:=IF([.C583]=0;&quot;FIRE-R&quot;)" office:value-type="string" office:string-value="FIRE-R" calcext:value-type="string">
            <text:p>FIRE-R</text:p>
          </table:table-cell>
          <table:table-cell table:formula="of:=IF([.C583]=1;&quot;FIRE&quot;;&quot;FIRE-R&quot;)" office:value-type="string" office:string-value="FIRE-R" calcext:value-type="string">
            <text:p>FIRE-R</text:p>
          </table:table-cell>
          <table:table-cell table:formula="of:=IF([.C583]=1;&quot;4&quot;;&quot;5&quot;)" office:value-type="string" office:string-value="5" calcext:value-type="string">
            <text:p>5</text:p>
          </table:table-cell>
          <table:table-cell table:formula="of:=IF([.A583]=[.D583])" office:value-type="boolean" office:boolean-value="false" calcext:value-type="boolean">
            <text:p>FALSE</text:p>
          </table:table-cell>
          <table:table-cell table:formula="of:=N([.H58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584]=1;&quot;FIRE&quot;)" office:value-type="boolean" office:boolean-value="false" calcext:value-type="boolean">
            <text:p>FALSE</text:p>
          </table:table-cell>
          <table:table-cell table:formula="of:=IF([.C584]=0;&quot;FIRE-R&quot;)" office:value-type="string" office:string-value="FIRE-R" calcext:value-type="string">
            <text:p>FIRE-R</text:p>
          </table:table-cell>
          <table:table-cell table:formula="of:=IF([.C584]=1;&quot;FIRE&quot;;&quot;FIRE-R&quot;)" office:value-type="string" office:string-value="FIRE-R" calcext:value-type="string">
            <text:p>FIRE-R</text:p>
          </table:table-cell>
          <table:table-cell table:formula="of:=IF([.C584]=1;&quot;4&quot;;&quot;5&quot;)" office:value-type="string" office:string-value="5" calcext:value-type="string">
            <text:p>5</text:p>
          </table:table-cell>
          <table:table-cell table:formula="of:=IF([.A584]=[.D584])" office:value-type="boolean" office:boolean-value="false" calcext:value-type="boolean">
            <text:p>FALSE</text:p>
          </table:table-cell>
          <table:table-cell table:formula="of:=N([.H58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585]=1;&quot;FIRE&quot;)" office:value-type="boolean" office:boolean-value="false" calcext:value-type="boolean">
            <text:p>FALSE</text:p>
          </table:table-cell>
          <table:table-cell table:formula="of:=IF([.C585]=0;&quot;FIRE-R&quot;)" office:value-type="string" office:string-value="FIRE-R" calcext:value-type="string">
            <text:p>FIRE-R</text:p>
          </table:table-cell>
          <table:table-cell table:formula="of:=IF([.C585]=1;&quot;FIRE&quot;;&quot;FIRE-R&quot;)" office:value-type="string" office:string-value="FIRE-R" calcext:value-type="string">
            <text:p>FIRE-R</text:p>
          </table:table-cell>
          <table:table-cell table:formula="of:=IF([.C585]=1;&quot;4&quot;;&quot;5&quot;)" office:value-type="string" office:string-value="5" calcext:value-type="string">
            <text:p>5</text:p>
          </table:table-cell>
          <table:table-cell table:formula="of:=IF([.A585]=[.D585])" office:value-type="boolean" office:boolean-value="false" calcext:value-type="boolean">
            <text:p>FALSE</text:p>
          </table:table-cell>
          <table:table-cell table:formula="of:=N([.H58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586]=1;&quot;FIRE&quot;)" office:value-type="boolean" office:boolean-value="false" calcext:value-type="boolean">
            <text:p>FALSE</text:p>
          </table:table-cell>
          <table:table-cell table:formula="of:=IF([.C586]=0;&quot;FIRE-R&quot;)" office:value-type="string" office:string-value="FIRE-R" calcext:value-type="string">
            <text:p>FIRE-R</text:p>
          </table:table-cell>
          <table:table-cell table:formula="of:=IF([.C586]=1;&quot;FIRE&quot;;&quot;FIRE-R&quot;)" office:value-type="string" office:string-value="FIRE-R" calcext:value-type="string">
            <text:p>FIRE-R</text:p>
          </table:table-cell>
          <table:table-cell table:formula="of:=IF([.C586]=1;&quot;4&quot;;&quot;5&quot;)" office:value-type="string" office:string-value="5" calcext:value-type="string">
            <text:p>5</text:p>
          </table:table-cell>
          <table:table-cell table:formula="of:=IF([.A586]=[.D586])" office:value-type="boolean" office:boolean-value="false" calcext:value-type="boolean">
            <text:p>FALSE</text:p>
          </table:table-cell>
          <table:table-cell table:formula="of:=N([.H58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587]=1;&quot;FIRE&quot;)" office:value-type="boolean" office:boolean-value="false" calcext:value-type="boolean">
            <text:p>FALSE</text:p>
          </table:table-cell>
          <table:table-cell table:formula="of:=IF([.C587]=0;&quot;FIRE-R&quot;)" office:value-type="string" office:string-value="FIRE-R" calcext:value-type="string">
            <text:p>FIRE-R</text:p>
          </table:table-cell>
          <table:table-cell table:formula="of:=IF([.C587]=1;&quot;FIRE&quot;;&quot;FIRE-R&quot;)" office:value-type="string" office:string-value="FIRE-R" calcext:value-type="string">
            <text:p>FIRE-R</text:p>
          </table:table-cell>
          <table:table-cell table:formula="of:=IF([.C587]=1;&quot;4&quot;;&quot;5&quot;)" office:value-type="string" office:string-value="5" calcext:value-type="string">
            <text:p>5</text:p>
          </table:table-cell>
          <table:table-cell table:formula="of:=IF([.A587]=[.D587])" office:value-type="boolean" office:boolean-value="false" calcext:value-type="boolean">
            <text:p>FALSE</text:p>
          </table:table-cell>
          <table:table-cell table:formula="of:=N([.H58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588]=1;&quot;FIRE&quot;)" office:value-type="boolean" office:boolean-value="false" calcext:value-type="boolean">
            <text:p>FALSE</text:p>
          </table:table-cell>
          <table:table-cell table:formula="of:=IF([.C588]=0;&quot;FIRE-R&quot;)" office:value-type="string" office:string-value="FIRE-R" calcext:value-type="string">
            <text:p>FIRE-R</text:p>
          </table:table-cell>
          <table:table-cell table:formula="of:=IF([.C588]=1;&quot;FIRE&quot;;&quot;FIRE-R&quot;)" office:value-type="string" office:string-value="FIRE-R" calcext:value-type="string">
            <text:p>FIRE-R</text:p>
          </table:table-cell>
          <table:table-cell table:formula="of:=IF([.C588]=1;&quot;4&quot;;&quot;5&quot;)" office:value-type="string" office:string-value="5" calcext:value-type="string">
            <text:p>5</text:p>
          </table:table-cell>
          <table:table-cell table:formula="of:=IF([.A588]=[.D588])" office:value-type="boolean" office:boolean-value="false" calcext:value-type="boolean">
            <text:p>FALSE</text:p>
          </table:table-cell>
          <table:table-cell table:formula="of:=N([.H58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589]=1;&quot;FIRE&quot;)" office:value-type="string" office:string-value="FIRE" calcext:value-type="string">
            <text:p>FIRE</text:p>
          </table:table-cell>
          <table:table-cell table:formula="of:=IF([.C589]=0;&quot;FIRE-R&quot;)" office:value-type="boolean" office:boolean-value="false" calcext:value-type="boolean">
            <text:p>FALSE</text:p>
          </table:table-cell>
          <table:table-cell table:formula="of:=IF([.C589]=1;&quot;FIRE&quot;;&quot;FIRE-R&quot;)" office:value-type="string" office:string-value="FIRE" calcext:value-type="string">
            <text:p>FIRE</text:p>
          </table:table-cell>
          <table:table-cell table:formula="of:=IF([.C589]=1;&quot;4&quot;;&quot;5&quot;)" office:value-type="string" office:string-value="4" calcext:value-type="string">
            <text:p>4</text:p>
          </table:table-cell>
          <table:table-cell table:formula="of:=IF([.A589]=[.D589])" office:value-type="boolean" office:boolean-value="false" calcext:value-type="boolean">
            <text:p>FALSE</text:p>
          </table:table-cell>
          <table:table-cell table:formula="of:=N([.H58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590]=1;&quot;FIRE&quot;)" office:value-type="string" office:string-value="FIRE" calcext:value-type="string">
            <text:p>FIRE</text:p>
          </table:table-cell>
          <table:table-cell table:formula="of:=IF([.C590]=0;&quot;FIRE-R&quot;)" office:value-type="boolean" office:boolean-value="false" calcext:value-type="boolean">
            <text:p>FALSE</text:p>
          </table:table-cell>
          <table:table-cell table:formula="of:=IF([.C590]=1;&quot;FIRE&quot;;&quot;FIRE-R&quot;)" office:value-type="string" office:string-value="FIRE" calcext:value-type="string">
            <text:p>FIRE</text:p>
          </table:table-cell>
          <table:table-cell table:formula="of:=IF([.C590]=1;&quot;4&quot;;&quot;5&quot;)" office:value-type="string" office:string-value="4" calcext:value-type="string">
            <text:p>4</text:p>
          </table:table-cell>
          <table:table-cell table:formula="of:=IF([.A590]=[.D590])" office:value-type="boolean" office:boolean-value="false" calcext:value-type="boolean">
            <text:p>FALSE</text:p>
          </table:table-cell>
          <table:table-cell table:formula="of:=N([.H59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591]=1;&quot;FIRE&quot;)" office:value-type="string" office:string-value="FIRE" calcext:value-type="string">
            <text:p>FIRE</text:p>
          </table:table-cell>
          <table:table-cell table:formula="of:=IF([.C591]=0;&quot;FIRE-R&quot;)" office:value-type="boolean" office:boolean-value="false" calcext:value-type="boolean">
            <text:p>FALSE</text:p>
          </table:table-cell>
          <table:table-cell table:formula="of:=IF([.C591]=1;&quot;FIRE&quot;;&quot;FIRE-R&quot;)" office:value-type="string" office:string-value="FIRE" calcext:value-type="string">
            <text:p>FIRE</text:p>
          </table:table-cell>
          <table:table-cell table:formula="of:=IF([.C591]=1;&quot;4&quot;;&quot;5&quot;)" office:value-type="string" office:string-value="4" calcext:value-type="string">
            <text:p>4</text:p>
          </table:table-cell>
          <table:table-cell table:formula="of:=IF([.A591]=[.D591])" office:value-type="boolean" office:boolean-value="false" calcext:value-type="boolean">
            <text:p>FALSE</text:p>
          </table:table-cell>
          <table:table-cell table:formula="of:=N([.H59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592]=1;&quot;FIRE&quot;)" office:value-type="string" office:string-value="FIRE" calcext:value-type="string">
            <text:p>FIRE</text:p>
          </table:table-cell>
          <table:table-cell table:formula="of:=IF([.C592]=0;&quot;FIRE-R&quot;)" office:value-type="boolean" office:boolean-value="false" calcext:value-type="boolean">
            <text:p>FALSE</text:p>
          </table:table-cell>
          <table:table-cell table:formula="of:=IF([.C592]=1;&quot;FIRE&quot;;&quot;FIRE-R&quot;)" office:value-type="string" office:string-value="FIRE" calcext:value-type="string">
            <text:p>FIRE</text:p>
          </table:table-cell>
          <table:table-cell table:formula="of:=IF([.C592]=1;&quot;4&quot;;&quot;5&quot;)" office:value-type="string" office:string-value="4" calcext:value-type="string">
            <text:p>4</text:p>
          </table:table-cell>
          <table:table-cell table:formula="of:=IF([.A592]=[.D592])" office:value-type="boolean" office:boolean-value="false" calcext:value-type="boolean">
            <text:p>FALSE</text:p>
          </table:table-cell>
          <table:table-cell table:formula="of:=N([.H59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-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593]=1;&quot;FIRE&quot;)" office:value-type="string" office:string-value="FIRE" calcext:value-type="string">
            <text:p>FIRE</text:p>
          </table:table-cell>
          <table:table-cell table:formula="of:=IF([.C593]=0;&quot;FIRE-R&quot;)" office:value-type="boolean" office:boolean-value="false" calcext:value-type="boolean">
            <text:p>FALSE</text:p>
          </table:table-cell>
          <table:table-cell table:formula="of:=IF([.C593]=1;&quot;FIRE&quot;;&quot;FIRE-R&quot;)" office:value-type="string" office:string-value="FIRE" calcext:value-type="string">
            <text:p>FIRE</text:p>
          </table:table-cell>
          <table:table-cell table:formula="of:=IF([.C593]=1;&quot;4&quot;;&quot;5&quot;)" office:value-type="string" office:string-value="4" calcext:value-type="string">
            <text:p>4</text:p>
          </table:table-cell>
          <table:table-cell table:formula="of:=IF([.A593]=[.D593])" office:value-type="boolean" office:boolean-value="false" calcext:value-type="boolean">
            <text:p>FALSE</text:p>
          </table:table-cell>
          <table:table-cell table:formula="of:=N([.H593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5">00/00/0000</text:date>, <text:time style:data-style-name="N2" text:time-value="21:48:01.1356475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5T21:38:28.668594907</meta:creation-date>
    <dc:date>2015-03-05T21:48:42.525530790</dc:date>
    <meta:editing-duration>P0D</meta:editing-duration>
    <meta:editing-cycles>2</meta:editing-cycles>
    <meta:generator>LibreOffice/4.2.7.2$Linux_X86_64 LibreOffice_project/420m0$Build-2</meta:generator>
    <meta:document-statistic meta:table-count="1" meta:cell-count="5337" meta:object-count="0"/>
  </office:meta>
</office:document-meta>
</file>